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6073000049FE82D48D9E.svm"/>
  <manifest:file-entry manifest:media-type="image/png" manifest:full-path="Pictures/10000201000001E0000000DD5DC40963.png"/>
  <manifest:file-entry manifest:media-type="" manifest:full-path="Pictures/2000000700006335000048C198991E1F.svm"/>
  <manifest:file-entry manifest:media-type="" manifest:full-path="Pictures/200000070000661A00001C1C54FF02FD.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2" svg:font-family="Arial" style:font-family-generic="swiss"/>
    <style:font-face style:name="Nimbus Mono L" svg:font-family="'Nimbus Mono L'" style:font-family-generic="modern" style:font-pitch="fixed"/>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anklin Gothic Medium" svg:font-family="'Franklin Gothic Medium'"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2.007cm" style:rel-column-width="7738*"/>
    </style:style>
    <style:style style:name="Tabella2.B" style:family="table-column">
      <style:table-column-properties style:column-width="2.438cm" style:rel-column-width="9398*"/>
    </style:style>
    <style:style style:name="Tabella2.C" style:family="table-column">
      <style:table-column-properties style:column-width="12.554cm" style:rel-column-width="48399*"/>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B2" style:family="table-cell">
      <style:table-cell-properties fo:padding="0.097cm" fo:border-left="0.002cm solid #000000" fo:border-right="none" fo:border-top="none" fo:border-bottom="0.002cm solid #000000"/>
    </style:style>
    <style:style style:name="Tabella2.A5" style:family="table-cell">
      <style:table-cell-properties fo:padding="0.097cm" fo:border="none"/>
    </style:style>
    <style:style style:name="Tabella2.B5" style:family="table-cell">
      <style:table-cell-properties fo:padding="0.097cm" fo:border-left="0.002cm solid #000000" fo:border-right="none" fo:border-top="none" fo:border-bottom="none"/>
    </style:style>
    <style:style style:name="Tabella5" style:family="table">
      <style:table-properties style:width="16.999cm" table:align="margins"/>
    </style:style>
    <style:style style:name="Tabella5.A" style:family="table-column">
      <style:table-column-properties style:column-width="7.036cm" style:rel-column-width="27126*"/>
    </style:style>
    <style:style style:name="Tabella5.B" style:family="table-column">
      <style:table-column-properties style:column-width="9.962cm" style:rel-column-width="38409*"/>
    </style:style>
    <style:style style:name="Tabella5.A1" style:family="table-cell">
      <style:table-cell-properties fo:padding="0.097cm" fo:border-left="0.002cm solid #000000" fo:border-right="none" fo:border-top="0.002cm solid #000000" fo:border-bottom="0.002cm solid #000000"/>
    </style:style>
    <style:style style:name="Tabella5.B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B2" style:family="table-cell">
      <style:table-cell-properties fo:padding="0.097cm" fo:border-left="0.002cm solid #000000" fo:border-right="0.002cm solid #000000" fo:border-top="none" fo:border-bottom="0.002cm solid #000000"/>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fo:font-weight="bold" style:font-weight-asian="bold" style:font-weight-complex="bold"/>
    </style:style>
    <style:style style:name="P11"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2"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3"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4" style:family="paragraph" style:parent-style-name="Standard">
      <style:paragraph-properties fo:margin-left="0cm" fo:margin-right="0cm" fo:text-align="justify" style:justify-single-word="false" fo:text-indent="0cm" style:auto-text-indent="false"/>
      <style:text-properties style:use-window-font-color="true" style:font-name="Arial2" fo:font-size="15pt" fo:font-style="normal" style:text-underline-style="none" fo:font-weight="bold" style:font-name-asian="Arial2" style:font-size-asian="15pt" style:font-style-asian="normal" style:font-weight-asian="bold" style:font-name-complex="Arial2" style:font-size-complex="15pt" style:font-style-complex="normal" style:font-weight-complex="bold"/>
    </style:style>
    <style:style style:name="P15"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2" fo:font-size="15pt" fo:font-style="normal" style:text-underline-style="none" fo:font-weight="normal" style:font-name-asian="Arial2" style:font-size-asian="15pt" style:font-style-asian="normal" style:font-weight-asian="normal" style:font-name-complex="Arial2" style:font-size-complex="15pt" style:font-style-complex="normal" style:font-weight-complex="normal"/>
    </style:style>
    <style:style style:name="P16"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2"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17"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2" fo:font-size="12pt" fo:font-style="normal" style:text-underline-style="none" fo:font-weight="normal" style:font-name-asian="Arial2" style:font-size-asian="10.5pt" style:font-style-asian="normal" style:font-weight-asian="normal" style:font-name-complex="Arial2" style:font-size-complex="12pt" style:font-style-complex="normal" style:font-weight-complex="normal"/>
    </style:style>
    <style:style style:name="P18" style:family="paragraph" style:parent-style-name="Standard">
      <style:paragraph-properties fo:margin-left="0cm" fo:margin-right="0cm" fo:text-align="justify" style:justify-single-word="false" fo:text-indent="0cm" style:auto-text-indent="false">
        <style:tab-stops/>
      </style:paragraph-properties>
    </style:style>
    <style:style style:name="P19" style:family="paragraph" style:parent-style-name="Standard">
      <style:paragraph-properties fo:margin-left="0cm" fo:margin-right="0cm" fo:text-align="justify" style:justify-single-word="false" fo:text-indent="0cm" style:auto-text-indent="false">
        <style:tab-stops/>
      </style:paragraph-properties>
      <style:text-properties style:font-name="Arial" fo:font-size="12pt" style:font-size-asian="10.5pt" style:font-size-complex="12pt"/>
    </style:style>
    <style:style style:name="P20" style:family="paragraph" style:parent-style-name="Standard">
      <style:paragraph-properties fo:margin-left="0cm" fo:margin-right="0cm" fo:text-indent="0cm" style:auto-text-indent="false">
        <style:tab-stops/>
      </style:paragraph-properties>
      <style:text-properties style:font-name="Arial" fo:font-size="12pt" style:font-size-asian="10.5pt" style:font-size-complex="12pt"/>
    </style:style>
    <style:style style:name="P21" style:family="paragraph" style:parent-style-name="Standard">
      <style:paragraph-properties fo:margin-left="0cm" fo:margin-right="0cm" fo:text-indent="0cm" style:auto-text-indent="false">
        <style:tab-stops/>
      </style:paragraph-properties>
      <style:text-properties style:font-name="Arial"/>
    </style:style>
    <style:style style:name="P22" style:family="paragraph" style:parent-style-name="Standard">
      <style:paragraph-properties fo:margin-left="0cm" fo:margin-right="0cm" fo:text-align="justify" style:justify-single-word="false" fo:text-indent="0cm" style:auto-text-indent="false"/>
      <style:text-properties style:font-name="Arial" style:font-name-complex="Arial"/>
    </style:style>
    <style:style style:name="P23" style:family="paragraph" style:parent-style-name="Standard">
      <style:paragraph-properties fo:margin-left="0cm" fo:margin-right="0cm" fo:text-align="justify" style:justify-single-word="false" fo:text-indent="0cm" style:auto-text-indent="false"/>
      <style:text-properties style:font-name="Arial" style:font-name-asian="Arial2" style:font-name-complex="Arial2"/>
    </style:style>
    <style:style style:name="P24" style:family="paragraph" style:parent-style-name="Standard">
      <style:paragraph-properties fo:margin-left="0cm" fo:margin-right="0cm" fo:text-align="justify" style:justify-single-word="false" fo:text-indent="0cm" style:auto-text-indent="false" fo:break-before="page" style:text-autospace="none"/>
      <style:text-properties style:use-window-font-color="true" style:font-name="Arial2" fo:font-size="15pt" fo:font-style="normal" style:text-underline-style="none" fo:font-weight="normal" style:font-name-asian="Arial2" style:font-size-asian="15pt" style:font-style-asian="normal" style:font-weight-asian="normal" style:font-name-complex="Arial2" style:font-size-complex="15pt" style:font-style-complex="normal" style:font-weight-complex="normal"/>
    </style:style>
    <style:style style:name="P25" style:family="paragraph" style:parent-style-name="Standard">
      <style:paragraph-properties fo:text-align="start" style:justify-single-word="false" style:text-autospace="none"/>
      <style:text-properties style:font-name="Arial2" fo:font-size="15pt" style:font-name-asian="Arial2" style:font-size-asian="15pt" style:font-name-complex="Arial2" style:font-size-complex="15pt"/>
    </style:style>
    <style:style style:name="P26" style:family="paragraph" style:parent-style-name="Standard">
      <style:paragraph-properties fo:text-align="start" style:justify-single-word="false" style:text-autospace="none"/>
      <style:text-properties style:font-name="Arial2" fo:font-size="15pt" fo:font-weight="bold" style:font-name-asian="Arial2" style:font-size-asian="15pt" style:font-weight-asian="bold" style:font-name-complex="Arial2" style:font-size-complex="15pt" style:font-weight-complex="bold"/>
    </style:style>
    <style:style style:name="P27" style:family="paragraph" style:parent-style-name="Standard">
      <style:paragraph-properties style:text-autospace="none"/>
      <style:text-properties style:font-name="Arial2" fo:font-size="15pt" fo:font-weight="bold" style:font-name-asian="Arial2" style:font-size-asian="15pt" style:font-weight-asian="bold" style:font-name-complex="Arial2" style:font-size-complex="15pt" style:font-weight-complex="bold"/>
    </style:style>
    <style:style style:name="P28" style:family="paragraph" style:parent-style-name="Standard">
      <style:paragraph-properties fo:text-align="start" style:justify-single-word="false" style:text-autospace="none"/>
      <style:text-properties style:font-name="Arial2" fo:font-size="15pt" fo:font-weight="normal" style:font-name-asian="Arial2" style:font-size-asian="15pt" style:font-weight-asian="normal" style:font-name-complex="Arial2" style:font-size-complex="15pt" style:font-weight-complex="normal"/>
    </style:style>
    <style:style style:name="P29" style:family="paragraph" style:parent-style-name="Standard">
      <style:paragraph-properties style:text-autospace="none"/>
      <style:text-properties style:font-name="Arial2" fo:font-size="12pt" fo:font-weight="bold" style:font-name-asian="Arial2" style:font-size-asian="12pt" style:font-weight-asian="bold" style:font-name-complex="Arial2" style:font-size-complex="12pt" style:font-weight-complex="bold"/>
    </style:style>
    <style:style style:name="P30" style:family="paragraph" style:parent-style-name="Standard">
      <style:paragraph-properties style:text-autospace="none"/>
      <style:text-properties style:font-name="Arial2" fo:font-size="12pt" style:font-name-asian="Arial2" style:font-size-asian="12pt" style:font-name-complex="Arial2" style:font-size-complex="12pt"/>
    </style:style>
    <style:style style:name="P31" style:family="paragraph" style:parent-style-name="Standard">
      <style:paragraph-properties fo:line-height="100%"/>
      <style:text-properties style:font-name="Arial" fo:font-size="12pt" fo:font-weight="bold" style:font-size-asian="10.5pt" style:font-weight-asian="bold" style:font-size-complex="12pt" style:font-weight-complex="bold"/>
    </style:style>
    <style:style style:name="P32" style:family="paragraph" style:parent-style-name="Standard">
      <style:text-properties style:font-name="Arial" fo:font-size="12pt" style:font-size-asian="10.5pt" style:font-size-complex="12pt"/>
    </style:style>
    <style:style style:name="P33" style:family="paragraph" style:parent-style-name="Standard">
      <style:paragraph-properties fo:line-height="100%"/>
      <style:text-properties style:font-name="Arial" fo:font-size="12pt" style:font-size-asian="10.5pt" style:font-size-complex="12pt"/>
    </style:style>
    <style:style style:name="P34" style:family="paragraph" style:parent-style-name="Standard">
      <style:paragraph-properties fo:line-height="100%" fo:text-align="justify" style:justify-single-word="false"/>
      <style:text-properties style:font-name="Arial" fo:font-size="12pt" style:font-size-asian="10.5pt" style:font-size-complex="12pt"/>
    </style:style>
    <style:style style:name="P35" style:family="paragraph" style:parent-style-name="Standard">
      <style:paragraph-properties fo:text-align="justify" style:justify-single-word="false"/>
      <style:text-properties style:font-name="Arial" fo:font-size="12pt" style:font-size-asian="10.5pt" style:font-size-complex="12pt"/>
    </style:style>
    <style:style style:name="P36" style:family="paragraph" style:parent-style-name="Standard">
      <style:paragraph-properties fo:line-height="100%"/>
      <style:text-properties style:font-name="Arial" fo:font-size="12pt" fo:font-weight="normal"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style:font-name="Arial" fo:font-size="12pt" fo:font-weight="normal" style:font-name-asian="Arial2" style:font-size-asian="10.5pt" style:font-weight-asian="normal" style:font-name-complex="Arial2" style:font-size-complex="12pt" style:font-weight-complex="normal"/>
    </style:style>
    <style:style style:name="P38" style:family="paragraph" style:parent-style-name="Standard">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39" style:family="paragraph" style:parent-style-name="Standard">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40" style:family="paragraph" style:parent-style-name="Standard">
      <style:paragraph-properties fo:line-height="100%"/>
      <style:text-properties style:font-name="Arial" fo:font-size="12pt" fo:font-style="normal" fo:font-weight="normal" style:font-name-asian="Arial2" style:font-size-asian="12pt" style:font-style-asian="normal" style:font-weight-asian="normal" style:font-name-complex="Arial2" style:font-size-complex="12pt" style:font-style-complex="normal" style:font-weight-complex="normal"/>
    </style:style>
    <style:style style:name="P41" style:family="paragraph" style:parent-style-name="Standard">
      <style:text-properties style:font-name="Arial" fo:font-size="12pt" style:font-name-asian="Arial2" style:font-size-asian="10.5pt" style:font-name-complex="Arial2" style:font-size-complex="12pt"/>
    </style:style>
    <style:style style:name="P42" style:family="paragraph" style:parent-style-name="Standard">
      <style:paragraph-properties fo:line-height="100%"/>
      <style:text-properties style:font-name="Arial" fo:font-size="12pt" style:font-name-asian="Arial2" style:font-size-asian="10.5pt" style:font-name-complex="Arial2" style:font-size-complex="12pt"/>
    </style:style>
    <style:style style:name="P43" style:family="paragraph" style:parent-style-name="Standard">
      <style:paragraph-properties fo:text-align="start" style:justify-single-word="false"/>
      <style:text-properties style:font-name="Arial" fo:font-size="12pt" style:font-name-asian="Arial2" style:font-size-asian="10.5pt" style:font-name-complex="Arial2" style:font-size-complex="12pt"/>
    </style:style>
    <style:style style:name="P44" style:family="paragraph" style:parent-style-name="Standard">
      <style:paragraph-properties fo:line-height="100%"/>
      <style:text-properties style:font-name="Arial"/>
    </style:style>
    <style:style style:name="P45" style:family="paragraph" style:parent-style-name="Standard">
      <style:paragraph-properties fo:text-align="justify" style:justify-single-word="false"/>
      <style:text-properties style:font-name="Arial" style:font-name-complex="Arial"/>
    </style:style>
    <style:style style:name="P46" style:family="paragraph" style:parent-style-name="Standard">
      <style:paragraph-properties fo:text-align="justify" style:justify-single-word="false" style:text-autospace="none"/>
      <style:text-properties style:font-name="Arial" style:font-name-complex="Arial"/>
    </style:style>
    <style:style style:name="P47" style:family="paragraph" style:parent-style-name="Standard">
      <style:paragraph-properties fo:text-align="justify" style:justify-single-word="false">
        <style:tab-stops>
          <style:tab-stop style:position="14.737cm"/>
        </style:tab-stops>
      </style:paragraph-properties>
      <style:text-properties style:font-name="Arial" style:font-name-complex="Arial"/>
    </style:style>
    <style:style style:name="P48" style:family="paragraph" style:parent-style-name="Standard">
      <style:paragraph-properties fo:text-align="justify" style:justify-single-word="false" style:text-autospace="none"/>
      <style:text-properties style:font-name="Arial" style:font-name-complex="Arial" style:font-size-complex="9pt"/>
    </style:style>
    <style:style style:name="P49" style:family="paragraph" style:parent-style-name="Standard">
      <style:paragraph-properties fo:text-align="justify" style:justify-single-word="false"/>
      <style:text-properties style:font-name="Arial" fo:font-weight="bold" style:font-weight-asian="bold" style:font-name-complex="Arial" style:font-weight-complex="bold"/>
    </style:style>
    <style:style style:name="P50" style:family="paragraph" style:parent-style-name="Standard">
      <style:paragraph-properties fo:text-align="justify" style:justify-single-word="false" style:text-autospace="none"/>
      <style:text-properties style:font-name="Arial" fo:font-weight="bold" style:font-weight-asian="bold" style:font-name-complex="Arial" style:font-weight-complex="bold"/>
    </style:style>
    <style:style style:name="P51" style:family="paragraph" style:parent-style-name="Standard">
      <style:paragraph-properties fo:text-align="justify" style:justify-single-word="false"/>
      <style:text-properties style:font-name="Arial" fo:font-weight="bold" style:font-name-asian="Arial2" style:font-weight-asian="bold" style:font-name-complex="Arial2" style:font-weight-complex="bold"/>
    </style:style>
    <style:style style:name="P52" style:family="paragraph" style:parent-style-name="Standard">
      <style:paragraph-properties fo:text-align="justify" style:justify-single-word="false"/>
      <style:text-properties style:font-name="Arial" style:font-name-asian="Arial2" style:font-name-complex="Arial2"/>
    </style:style>
    <style:style style:name="P53" style:family="paragraph" style:parent-style-name="Standard">
      <style:paragraph-properties fo:text-align="justify" style:justify-single-word="false">
        <style:tab-stops>
          <style:tab-stop style:position="14.737cm"/>
        </style:tab-stops>
      </style:paragraph-properties>
      <style:text-properties style:font-name="Arial" style:font-name-asian="Arial2" style:font-name-complex="Arial2"/>
    </style:style>
    <style:style style:name="P54" style:family="paragraph" style:parent-style-name="Standard">
      <style:paragraph-properties fo:line-height="100%"/>
    </style:style>
    <style:style style:name="P55" style:family="paragraph" style:parent-style-name="Standard">
      <style:text-properties style:font-name-asian="Arial2" style:font-name-complex="Arial2"/>
    </style:style>
    <style:style style:name="P56" style:family="paragraph" style:parent-style-name="Preformatted_20_Text">
      <style:text-properties style:font-name="Arial" fo:font-size="12pt" style:font-size-asian="10.5pt" style:font-size-complex="12pt"/>
    </style:style>
    <style:style style:name="P57" style:family="paragraph" style:parent-style-name="Standard">
      <style:paragraph-properties fo:margin-left="2.461cm" fo:margin-right="0cm" fo:text-align="justify" style:justify-single-word="false" fo:text-indent="0cm" style:auto-text-indent="false" style:text-autospace="none"/>
      <style:text-properties style:font-name="Arial" style:font-name-complex="Arial"/>
    </style:style>
    <style:style style:name="P58" style:family="paragraph" style:parent-style-name="Standard">
      <style:paragraph-properties fo:margin-left="2.434cm" fo:margin-right="0cm" fo:text-align="justify" style:justify-single-word="false" fo:text-indent="0cm" style:auto-text-indent="false" style:text-autospace="none"/>
      <style:text-properties style:font-name="Arial" style:font-name-complex="Arial"/>
    </style:style>
    <style:style style:name="P59" style:family="paragraph" style:parent-style-name="Standard">
      <style:paragraph-properties fo:margin-left="3.734cm" fo:margin-right="0cm" fo:text-align="justify" style:justify-single-word="false" fo:text-indent="0cm" style:auto-text-indent="false"/>
      <style:text-properties style:font-name="Arial" style:font-name-complex="Arial" style:font-size-complex="9pt"/>
    </style:style>
    <style:style style:name="P60" style:family="paragraph" style:parent-style-name="Standard">
      <style:paragraph-properties fo:margin-left="3.734cm" fo:margin-right="0cm" fo:text-align="justify" style:justify-single-word="false" fo:text-indent="0cm" style:auto-text-indent="false" style:text-autospace="none"/>
      <style:text-properties style:font-name="Arial" style:font-name-complex="Arial" style:font-size-complex="9pt"/>
    </style:style>
    <style:style style:name="P61" style:family="paragraph" style:parent-style-name="Standard">
      <style:paragraph-properties fo:margin-left="3.734cm" fo:margin-right="0cm" fo:text-align="justify" style:justify-single-word="false" fo:text-indent="0cm" style:auto-text-indent="false">
        <style:tab-stops>
          <style:tab-stop style:position="14.737cm"/>
        </style:tab-stops>
      </style:paragraph-properties>
      <style:text-properties style:font-name="Arial" style:font-name-complex="Arial" style:font-size-complex="9pt"/>
    </style:style>
    <style:style style:name="P62" style:family="paragraph" style:parent-style-name="Standard">
      <style:paragraph-properties fo:margin-left="3.734cm" fo:margin-right="0cm" fo:text-align="start" style:justify-single-word="false" fo:text-indent="0cm" style:auto-text-indent="false"/>
      <style:text-properties style:font-name="Arial" style:font-name-complex="Arial"/>
    </style:style>
    <style:style style:name="P63" style:family="paragraph" style:parent-style-name="Standard">
      <style:paragraph-properties fo:margin-left="3.734cm" fo:margin-right="0cm" fo:text-align="justify" style:justify-single-word="false" fo:text-indent="0cm" style:auto-text-indent="false"/>
      <style:text-properties style:font-name="Arial" style:font-name-complex="Arial"/>
    </style:style>
    <style:style style:name="P64" style:family="paragraph" style:parent-style-name="Standard">
      <style:paragraph-properties fo:margin-left="3.734cm" fo:margin-right="0cm" fo:text-align="justify" style:justify-single-word="false" fo:text-indent="0cm" style:auto-text-indent="false"/>
      <style:text-properties style:font-name="Arial" style:font-name-asian="Arial2" style:font-name-complex="Arial2"/>
    </style:style>
    <style:style style:name="P65" style:family="paragraph" style:parent-style-name="Standard">
      <style:paragraph-properties fo:margin-left="3.778cm" fo:margin-right="0cm" fo:text-align="justify" style:justify-single-word="false" fo:text-indent="0cm" style:auto-text-indent="false"/>
      <style:text-properties style:font-name="Arial" style:font-name-complex="Arial"/>
    </style:style>
    <style:style style:name="P66" style:family="paragraph" style:parent-style-name="Standard">
      <style:paragraph-properties fo:margin-left="3.806cm" fo:margin-right="0cm" fo:text-align="justify" style:justify-single-word="false" fo:text-indent="0cm" style:auto-text-indent="false"/>
      <style:text-properties style:font-name="Arial" style:font-name-complex="Arial"/>
    </style:style>
    <style:style style:name="P67" style:family="paragraph" style:parent-style-name="Standard">
      <style:paragraph-properties fo:margin-left="3.762cm" fo:margin-right="0cm" fo:text-align="justify" style:justify-single-word="false" fo:text-indent="0cm" style:auto-text-indent="false"/>
      <style:text-properties style:font-name="Arial" style:font-name-complex="Arial"/>
    </style:style>
    <style:style style:name="P68" style:family="paragraph" style:parent-style-name="Standard">
      <style:paragraph-properties fo:margin-left="3.762cm" fo:margin-right="0cm" fo:text-align="justify" style:justify-single-word="false" fo:text-indent="0cm" style:auto-text-indent="false">
        <style:tab-stops>
          <style:tab-stop style:position="14.737cm"/>
        </style:tab-stops>
      </style:paragraph-properties>
      <style:text-properties style:font-name="Arial" style:font-name-complex="Arial"/>
    </style:style>
    <style:style style:name="P69" style:family="paragraph" style:parent-style-name="Standard">
      <style:paragraph-properties fo:margin-left="2.484cm" fo:margin-right="0cm" fo:text-align="justify" style:justify-single-word="false" fo:text-indent="0cm" style:auto-text-indent="false"/>
      <style:text-properties style:font-name="Arial" style:font-name-complex="Arial"/>
    </style:style>
    <style:style style:name="P70" style:family="paragraph" style:parent-style-name="Standard">
      <style:paragraph-properties fo:margin-left="2.484cm" fo:margin-right="0cm" fo:text-align="justify" style:justify-single-word="false" fo:text-indent="0cm" style:auto-text-indent="false" style:text-autospace="none"/>
      <style:text-properties style:font-name="Arial" style:font-name-complex="Arial"/>
    </style:style>
    <style:style style:name="P71" style:family="paragraph" style:parent-style-name="Standard">
      <style:paragraph-properties fo:margin-left="2.514cm" fo:margin-right="0cm" fo:text-align="justify" style:justify-single-word="false" fo:text-indent="0cm" style:auto-text-indent="false"/>
      <style:text-properties style:font-name="Arial" style:font-name-complex="Arial"/>
    </style:style>
    <style:style style:name="P72" style:family="paragraph" style:parent-style-name="Standard">
      <style:paragraph-properties fo:margin-left="3.748cm" fo:margin-right="0cm" fo:text-align="justify" style:justify-single-word="false" fo:text-indent="0cm" style:auto-text-indent="false"/>
      <style:text-properties style:font-name="Arial" style:font-name-complex="Arial"/>
    </style:style>
    <style:style style:name="P73" style:family="paragraph" style:parent-style-name="Standard">
      <style:paragraph-properties fo:margin-left="2.499cm" fo:margin-right="0cm" fo:text-align="justify" style:justify-single-word="false" fo:text-indent="0cm" style:auto-text-indent="false"/>
      <style:text-properties style:font-name="Arial" style:font-name-complex="Arial"/>
    </style:style>
    <style:style style:name="P74" style:family="paragraph" style:parent-style-name="Standard">
      <style:paragraph-properties fo:margin-left="2.499cm" fo:margin-right="0cm" fo:text-align="justify" style:justify-single-word="false" fo:text-indent="0cm" style:auto-text-indent="false" style:text-autospace="none"/>
      <style:text-properties style:font-name="Arial" style:font-name-complex="Arial"/>
    </style:style>
    <style:style style:name="P75" style:family="paragraph" style:parent-style-name="Standard">
      <style:paragraph-properties fo:margin-left="2.528cm" fo:margin-right="0cm" fo:text-align="justify" style:justify-single-word="false" fo:text-indent="0cm" style:auto-text-indent="false" style:text-autospace="none"/>
      <style:text-properties style:font-name="Arial" style:font-name-complex="Arial"/>
    </style:style>
    <style:style style:name="P76" style:family="paragraph" style:parent-style-name="Standard">
      <style:paragraph-properties fo:margin-left="3.718cm" fo:margin-right="0cm" fo:text-align="justify" style:justify-single-word="false" fo:text-indent="0cm" style:auto-text-indent="false"/>
      <style:text-properties style:font-name="Arial" style:font-name-complex="Arial" style:font-size-complex="9pt"/>
    </style:style>
    <style:style style:name="P77" style:family="paragraph" style:parent-style-name="Standard">
      <style:paragraph-properties fo:margin-left="3.718cm" fo:margin-right="0cm" fo:text-align="justify" style:justify-single-word="false" fo:text-indent="0cm" style:auto-text-indent="false" style:text-autospace="none"/>
      <style:text-properties style:font-name="Arial" style:font-name-complex="Arial" style:font-size-complex="9pt"/>
    </style:style>
    <style:style style:name="P78" style:family="paragraph" style:parent-style-name="Standard">
      <style:paragraph-properties fo:margin-left="3.718cm" fo:margin-right="0cm" fo:text-align="justify" style:justify-single-word="false" fo:text-indent="0cm" style:auto-text-indent="false"/>
      <style:text-properties style:font-name="Arial" style:font-name-complex="Arial"/>
    </style:style>
    <style:style style:name="P79" style:family="paragraph" style:parent-style-name="Standard">
      <style:paragraph-properties fo:margin-left="3.718cm" fo:margin-right="0cm" fo:text-align="justify" style:justify-single-word="false" fo:text-indent="0cm" style:auto-text-indent="false">
        <style:tab-stops>
          <style:tab-stop style:position="11.192cm"/>
        </style:tab-stops>
      </style:paragraph-properties>
      <style:text-properties style:font-name="Arial" style:font-name-complex="Arial"/>
    </style:style>
    <style:style style:name="P80" style:family="paragraph" style:parent-style-name="Standard">
      <style:paragraph-properties fo:margin-left="3.718cm" fo:margin-right="0cm" fo:text-align="justify" style:justify-single-word="false" fo:text-indent="0cm" style:auto-text-indent="false">
        <style:tab-stops>
          <style:tab-stop style:position="9.604cm"/>
        </style:tab-stops>
      </style:paragraph-properties>
    </style:style>
    <style:style style:name="P81" style:family="paragraph" style:parent-style-name="Standard">
      <style:paragraph-properties fo:margin-left="2.469cm" fo:margin-right="0cm" fo:text-align="justify" style:justify-single-word="false" fo:text-indent="0cm" style:auto-text-indent="false"/>
      <style:text-properties style:font-name="Arial" style:font-name-complex="Arial"/>
    </style:style>
    <style:style style:name="P82" style:family="paragraph" style:parent-style-name="Text_20_body">
      <style:paragraph-properties fo:text-align="justify" style:justify-single-word="false"/>
      <style:text-properties fo:font-size="12pt" style:font-size-asian="10.5pt" style:font-size-complex="12pt"/>
    </style:style>
    <style:style style:name="P83" style:family="paragraph" style:parent-style-name="Text_20_body">
      <style:paragraph-properties fo:text-align="justify" style:justify-single-word="false"/>
      <style:text-properties fo:font-size="12pt" style:font-size-asian="12pt" style:font-size-complex="12pt"/>
    </style:style>
    <style:style style:name="P84" style:family="paragraph" style:parent-style-name="Text_20_body">
      <style:paragraph-properties fo:text-align="justify" style:justify-single-word="false"/>
    </style:style>
    <style:style style:name="P85" style:family="paragraph" style:parent-style-name="Text_20_body">
      <style:text-properties style:font-name="Arial" fo:font-size="12pt" style:font-size-asian="10.5pt" style:font-size-complex="12pt"/>
    </style:style>
    <style:style style:name="P86" style:family="paragraph" style:parent-style-name="Text_20_body">
      <style:text-properties style:font-name="Arial" fo:font-size="12pt" style:font-name-asian="Arial2" style:font-size-asian="12pt" style:font-name-complex="Arial2" style:font-size-complex="12pt"/>
    </style:style>
    <style:style style:name="P87" style:family="paragraph" style:parent-style-name="Text_20_body">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88" style:family="paragraph" style:parent-style-name="Text_20_body">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89" style:family="paragraph" style:parent-style-name="Table_20_Contents">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90" style:family="paragraph" style:parent-style-name="Heading_20_1">
      <style:paragraph-properties fo:break-before="page"/>
      <style:text-properties fo:font-size="15pt" style:font-size-asian="15pt" style:font-size-complex="15pt"/>
    </style:style>
    <style:style style:name="P91" style:family="paragraph" style:parent-style-name="Heading_20_1">
      <style:paragraph-properties fo:break-before="page"/>
      <style:text-properties style:font-name-asian="Arial2" style:font-name-complex="Arial2"/>
    </style:style>
    <style:style style:name="P92" style:family="paragraph" style:parent-style-name="Standard">
      <style:paragraph-properties fo:break-before="page"/>
      <style:text-properties style:font-name-asian="Arial2" style:font-name-complex="Arial2"/>
    </style:style>
    <style:style style:name="P93" style:family="paragraph" style:parent-style-name="Contents_20_2">
      <style:paragraph-properties>
        <style:tab-stops>
          <style:tab-stop style:position="16.499cm" style:type="right" style:leader-style="dotted" style:leader-text="."/>
        </style:tab-stops>
      </style:paragraph-properties>
    </style:style>
    <style:style style:name="P94" style:family="paragraph" style:parent-style-name="Contents_20_4">
      <style:paragraph-properties>
        <style:tab-stops>
          <style:tab-stop style:position="15.501cm" style:type="right" style:leader-style="dotted" style:leader-text="."/>
        </style:tab-stops>
      </style:paragraph-properties>
    </style:style>
    <style:style style:name="P95" style:family="paragraph" style:parent-style-name="Contents_20_3">
      <style:paragraph-properties>
        <style:tab-stops>
          <style:tab-stop style:position="16cm" style:type="right" style:leader-style="dotted" style:leader-text="."/>
        </style:tab-stops>
      </style:paragraph-properties>
    </style:style>
    <style:style style:name="P96" style:family="paragraph" style:parent-style-name="Contents_20_1">
      <style:paragraph-properties>
        <style:tab-stops>
          <style:tab-stop style:position="16.999cm" style:type="right" style:leader-style="dotted" style:leader-text="."/>
        </style:tab-stops>
      </style:paragraph-properties>
    </style:style>
    <style:style style:name="P97" style:family="paragraph" style:parent-style-name="Text_20_body">
      <style:paragraph-properties fo:margin-left="0.3cm" fo:margin-right="0.3cm" fo:text-indent="0cm" style:auto-text-indent="false"/>
      <style:text-properties style:font-name="Arial" style:font-name-asian="Arial2" style:font-name-complex="Arial2"/>
    </style:style>
    <style:style style:name="P98" style:family="paragraph" style:parent-style-name="Header">
      <style:paragraph-properties fo:text-align="center" style:justify-single-word="false"/>
      <style:text-properties fo:font-size="6pt" style:font-size-asian="6pt" style:font-size-complex="6pt"/>
    </style:style>
    <style:style style:name="P99" style:family="paragraph" style:parent-style-name="Preformatted_20_Text" style:list-style-name="L3">
      <style:text-properties style:font-name="Arial" fo:font-size="12pt" style:font-size-asian="10.5pt" style:font-size-complex="12pt"/>
    </style:style>
    <style:style style:name="P100" style:family="paragraph" style:parent-style-name="Preformatted_20_Text" style:list-style-name="L8">
      <style:text-properties style:font-name="Arial" fo:font-size="12pt" style:font-size-asian="10.5pt" style:font-size-complex="12pt"/>
    </style:style>
    <style:style style:name="P101" style:family="paragraph" style:parent-style-name="Preformatted_20_Text" style:list-style-name="L18">
      <style:text-properties style:font-name="Arial" fo:font-size="12pt" style:font-size-asian="10.5pt" style:font-size-complex="12pt"/>
    </style:style>
    <style:style style:name="P102" style:family="paragraph" style:parent-style-name="Preformatted_20_Text" style:list-style-name="L20">
      <style:text-properties style:font-name="Arial" fo:font-size="12pt" style:font-size-asian="10.5pt" style:font-size-complex="12pt"/>
    </style:style>
    <style:style style:name="P103" style:family="paragraph" style:parent-style-name="Preformatted_20_Text" style:list-style-name="L21">
      <style:text-properties style:font-name="Arial" fo:font-size="12pt" style:font-size-asian="10.5pt" style:font-size-complex="12pt"/>
    </style:style>
    <style:style style:name="P104" style:family="paragraph" style:parent-style-name="Preformatted_20_Text" style:list-style-name="L22">
      <style:text-properties style:font-name="Arial" fo:font-size="12pt" style:font-size-asian="10.5pt" style:font-size-complex="12pt"/>
    </style:style>
    <style:style style:name="P105" style:family="paragraph" style:parent-style-name="Preformatted_20_Text" style:list-style-name="L35">
      <style:text-properties style:font-name="Arial" fo:font-size="12pt" style:font-size-asian="10.5pt" style:font-size-complex="12pt"/>
    </style:style>
    <style:style style:name="P106" style:family="paragraph" style:parent-style-name="Preformatted_20_Text" style:list-style-name="L37">
      <style:text-properties style:font-name="Arial" fo:font-size="12pt" style:font-size-asian="10.5pt" style:font-size-complex="12pt"/>
    </style:style>
    <style:style style:name="P107" style:family="paragraph" style:parent-style-name="Preformatted_20_Text" style:list-style-name="L118">
      <style:text-properties style:font-name="Arial" fo:font-size="12pt" style:font-size-asian="10.5pt" style:font-size-complex="12pt"/>
    </style:style>
    <style:style style:name="P108" style:family="paragraph" style:parent-style-name="Preformatted_20_Text" style:list-style-name="L120">
      <style:text-properties style:font-name="Arial" fo:font-size="12pt" style:font-size-asian="10.5pt" style:font-size-complex="12pt"/>
    </style:style>
    <style:style style:name="P109" style:family="paragraph" style:parent-style-name="Preformatted_20_Text" style:list-style-name="L121">
      <style:text-properties style:font-name="Arial" fo:font-size="12pt" style:font-size-asian="10.5pt" style:font-size-complex="12pt"/>
    </style:style>
    <style:style style:name="P110" style:family="paragraph" style:parent-style-name="Preformatted_20_Text" style:list-style-name="L122">
      <style:text-properties style:font-name="Arial" fo:font-size="12pt" style:font-size-asian="10.5pt" style:font-size-complex="12pt"/>
    </style:style>
    <style:style style:name="P111" style:family="paragraph" style:parent-style-name="Preformatted_20_Text" style:list-style-name="L123">
      <style:text-properties style:font-name="Arial" fo:font-size="12pt" style:font-size-asian="10.5pt" style:font-size-complex="12pt"/>
    </style:style>
    <style:style style:name="P112" style:family="paragraph" style:parent-style-name="Preformatted_20_Text" style:list-style-name="L125">
      <style:text-properties style:font-name="Arial" fo:font-size="12pt" style:font-size-asian="10.5pt" style:font-size-complex="12pt"/>
    </style:style>
    <style:style style:name="P113" style:family="paragraph" style:parent-style-name="Preformatted_20_Text" style:list-style-name="L127">
      <style:text-properties style:font-name="Arial" fo:font-size="12pt" style:font-size-asian="10.5pt" style:font-size-complex="12pt"/>
    </style:style>
    <style:style style:name="P114" style:family="paragraph" style:parent-style-name="Preformatted_20_Text" style:list-style-name="L38">
      <style:text-properties style:font-name="Arial" fo:font-size="12pt" style:font-size-asian="10.5pt" style:font-size-complex="12pt"/>
    </style:style>
    <style:style style:name="P115" style:family="paragraph" style:parent-style-name="Preformatted_20_Text" style:list-style-name="L130">
      <style:text-properties style:font-name="Arial" fo:font-size="12pt" style:font-size-asian="10.5pt" style:font-size-complex="12pt"/>
    </style:style>
    <style:style style:name="P116" style:family="paragraph" style:parent-style-name="Preformatted_20_Text" style:list-style-name="L131">
      <style:text-properties style:font-name="Arial" fo:font-size="12pt" style:font-size-asian="10.5pt" style:font-size-complex="12pt"/>
    </style:style>
    <style:style style:name="P117" style:family="paragraph" style:parent-style-name="Preformatted_20_Text" style:list-style-name="L132">
      <style:text-properties style:font-name="Arial" fo:font-size="12pt" style:font-size-asian="10.5pt" style:font-size-complex="12pt"/>
    </style:style>
    <style:style style:name="P118" style:family="paragraph" style:parent-style-name="Preformatted_20_Text" style:list-style-name="L133">
      <style:text-properties style:font-name="Arial" fo:font-size="12pt" style:font-size-asian="10.5pt" style:font-size-complex="12pt"/>
    </style:style>
    <style:style style:name="P119" style:family="paragraph" style:parent-style-name="Preformatted_20_Text" style:list-style-name="L134">
      <style:text-properties style:font-name="Arial" fo:font-size="12pt" style:font-size-asian="10.5pt" style:font-size-complex="12pt"/>
    </style:style>
    <style:style style:name="P120" style:family="paragraph" style:parent-style-name="Preformatted_20_Text" style:list-style-name="L136">
      <style:text-properties style:font-name="Arial" fo:font-size="12pt" style:font-size-asian="10.5pt" style:font-size-complex="12pt"/>
    </style:style>
    <style:style style:name="P121" style:family="paragraph" style:parent-style-name="Preformatted_20_Text" style:list-style-name="L138">
      <style:text-properties style:font-name="Arial" fo:font-size="12pt" style:font-size-asian="10.5pt" style:font-size-complex="12pt"/>
    </style:style>
    <style:style style:name="P122" style:family="paragraph" style:parent-style-name="Preformatted_20_Text" style:list-style-name="L140">
      <style:text-properties style:font-name="Arial" fo:font-size="12pt" style:font-size-asian="10.5pt" style:font-size-complex="12pt"/>
    </style:style>
    <style:style style:name="P123" style:family="paragraph" style:parent-style-name="Preformatted_20_Text" style:list-style-name="L3">
      <style:text-properties style:font-name="Arial" fo:font-size="12pt" fo:font-weight="normal" style:font-size-asian="10.5pt" style:font-weight-asian="normal" style:font-size-complex="12pt" style:font-weight-complex="normal"/>
    </style:style>
    <style:style style:name="P124" style:family="paragraph" style:parent-style-name="Preformatted_20_Text" style:list-style-name="L8">
      <style:text-properties style:font-name="Arial" fo:font-size="12pt" fo:font-weight="normal" style:font-size-asian="10.5pt" style:font-weight-asian="normal" style:font-size-complex="12pt" style:font-weight-complex="normal"/>
    </style:style>
    <style:style style:name="P125" style:family="paragraph" style:parent-style-name="Preformatted_20_Text" style:list-style-name="L10">
      <style:text-properties style:font-name="Arial" fo:font-size="12pt" fo:font-weight="normal" style:font-size-asian="10.5pt" style:font-weight-asian="normal" style:font-size-complex="12pt" style:font-weight-complex="normal"/>
    </style:style>
    <style:style style:name="P126" style:family="paragraph" style:parent-style-name="Preformatted_20_Text" style:list-style-name="L38">
      <style:text-properties style:font-name="Arial" fo:font-size="12pt" fo:font-weight="normal" style:font-size-asian="10.5pt" style:font-weight-asian="normal" style:font-size-complex="12pt" style:font-weight-complex="normal"/>
    </style:style>
    <style:style style:name="P127" style:family="paragraph" style:parent-style-name="Preformatted_20_Text" style:list-style-name="L130">
      <style:text-properties style:font-name="Arial" fo:font-size="12pt" fo:font-weight="normal" style:font-size-asian="10.5pt" style:font-weight-asian="normal" style:font-size-complex="12pt" style:font-weight-complex="normal"/>
    </style:style>
    <style:style style:name="P128" style:family="paragraph" style:parent-style-name="Preformatted_20_Text" style:list-style-name="L131">
      <style:text-properties style:font-name="Arial" fo:font-size="12pt" fo:font-weight="normal" style:font-size-asian="10.5pt" style:font-weight-asian="normal" style:font-size-complex="12pt" style:font-weight-complex="normal"/>
    </style:style>
    <style:style style:name="P129" style:family="paragraph" style:parent-style-name="Preformatted_20_Text" style:list-style-name="L132">
      <style:text-properties style:font-name="Arial" fo:font-size="12pt" fo:font-weight="normal" style:font-size-asian="10.5pt" style:font-weight-asian="normal" style:font-size-complex="12pt" style:font-weight-complex="normal"/>
    </style:style>
    <style:style style:name="P130" style:family="paragraph" style:parent-style-name="Preformatted_20_Text" style:list-style-name="L133">
      <style:text-properties style:font-name="Arial" fo:font-size="12pt" fo:font-weight="normal" style:font-size-asian="10.5pt" style:font-weight-asian="normal" style:font-size-complex="12pt" style:font-weight-complex="normal"/>
    </style:style>
    <style:style style:name="P131" style:family="paragraph" style:parent-style-name="Preformatted_20_Text" style:list-style-name="L134">
      <style:text-properties style:font-name="Arial" fo:font-size="12pt" fo:font-weight="normal" style:font-size-asian="10.5pt" style:font-weight-asian="normal" style:font-size-complex="12pt" style:font-weight-complex="normal"/>
    </style:style>
    <style:style style:name="P132" style:family="paragraph" style:parent-style-name="Preformatted_20_Text" style:list-style-name="L136">
      <style:text-properties style:font-name="Arial" fo:font-size="12pt" fo:font-weight="normal" style:font-size-asian="10.5pt" style:font-weight-asian="normal" style:font-size-complex="12pt" style:font-weight-complex="normal"/>
    </style:style>
    <style:style style:name="P133" style:family="paragraph" style:parent-style-name="Preformatted_20_Text" style:list-style-name="L3">
      <style:text-properties style:font-name="Arial" fo:font-size="12pt" style:font-size-asian="12pt" style:font-size-complex="12pt"/>
    </style:style>
    <style:style style:name="P134" style:family="paragraph" style:parent-style-name="Preformatted_20_Text" style:list-style-name="L18">
      <style:text-properties style:font-name="Arial" fo:font-size="12pt" style:font-name-asian="Arial2" style:font-size-asian="10.5pt" style:font-name-complex="Arial2" style:font-size-complex="12pt"/>
    </style:style>
    <style:style style:name="P135" style:family="paragraph" style:parent-style-name="Preformatted_20_Text" style:list-style-name="L21">
      <style:text-properties style:font-name="Arial" fo:font-size="12pt" style:font-name-asian="Arial2" style:font-size-asian="10.5pt" style:font-name-complex="Arial2" style:font-size-complex="12pt"/>
    </style:style>
    <style:style style:name="P136" style:family="paragraph" style:parent-style-name="Preformatted_20_Text" style:list-style-name="L22">
      <style:text-properties style:font-name="Arial" fo:font-size="12pt" style:font-name-asian="Arial2" style:font-size-asian="10.5pt" style:font-name-complex="Arial2" style:font-size-complex="12pt"/>
    </style:style>
    <style:style style:name="P137" style:family="paragraph" style:parent-style-name="Preformatted_20_Text" style:list-style-name="L18">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38" style:family="paragraph" style:parent-style-name="Preformatted_20_Text" style:list-style-name="L18">
      <style:text-properties fo:color="#000000" style:font-name="Arial" fo:font-size="12pt" style:text-underline-style="none" fo:font-weight="normal" style:font-size-asian="12pt" style:font-weight-asian="normal" style:font-size-complex="12pt" style:font-weight-complex="normal"/>
    </style:style>
    <style:style style:name="P139" style:family="paragraph" style:parent-style-name="Preformatted_20_Text" style:list-style-name="L20">
      <style:text-properties fo:color="#000000" style:font-name="Arial" fo:font-size="12pt" style:text-underline-style="none" fo:font-weight="normal" style:font-size-asian="12pt" style:font-weight-asian="normal" style:font-size-complex="12pt" style:font-weight-complex="normal"/>
    </style:style>
    <style:style style:name="P140" style:family="paragraph" style:parent-style-name="Preformatted_20_Text" style:list-style-name="L22">
      <style:text-properties fo:color="#000000" style:font-name="Arial" fo:font-size="12pt" style:text-underline-style="none" fo:font-weight="normal" style:font-size-asian="12pt" style:font-weight-asian="normal" style:font-size-complex="12pt" style:font-weight-complex="normal"/>
    </style:style>
    <style:style style:name="P141" style:family="paragraph" style:parent-style-name="Preformatted_20_Text" style:list-style-name="L34">
      <style:text-properties fo:color="#000000" style:font-name="Arial" fo:font-size="12pt" style:text-underline-style="none" fo:font-weight="normal" style:font-size-asian="12pt" style:font-weight-asian="normal" style:font-size-complex="12pt" style:font-weight-complex="normal"/>
    </style:style>
    <style:style style:name="P142" style:family="paragraph" style:parent-style-name="Preformatted_20_Text" style:list-style-name="L37">
      <style:text-properties fo:color="#000000" style:font-name="Arial" fo:font-size="12pt" style:text-underline-style="none" fo:font-weight="normal" style:font-size-asian="12pt" style:font-weight-asian="normal" style:font-size-complex="12pt" style:font-weight-complex="normal"/>
    </style:style>
    <style:style style:name="P143" style:family="paragraph" style:parent-style-name="Preformatted_20_Text" style:list-style-name="L117">
      <style:text-properties fo:color="#000000" style:font-name="Arial" fo:font-size="12pt" style:text-underline-style="none" fo:font-weight="normal" style:font-size-asian="12pt" style:font-weight-asian="normal" style:font-size-complex="12pt" style:font-weight-complex="normal"/>
    </style:style>
    <style:style style:name="P144" style:family="paragraph" style:parent-style-name="Preformatted_20_Text" style:list-style-name="L119">
      <style:text-properties fo:color="#000000" style:font-name="Arial" fo:font-size="12pt" style:text-underline-style="none" fo:font-weight="normal" style:font-size-asian="12pt" style:font-weight-asian="normal" style:font-size-complex="12pt" style:font-weight-complex="normal"/>
    </style:style>
    <style:style style:name="P145" style:family="paragraph" style:parent-style-name="Preformatted_20_Text" style:list-style-name="L124">
      <style:text-properties fo:color="#000000" style:font-name="Arial" fo:font-size="12pt" style:text-underline-style="none" fo:font-weight="normal" style:font-size-asian="12pt" style:font-weight-asian="normal" style:font-size-complex="12pt" style:font-weight-complex="normal"/>
    </style:style>
    <style:style style:name="P146" style:family="paragraph" style:parent-style-name="Preformatted_20_Text" style:list-style-name="L126">
      <style:text-properties fo:color="#000000" style:font-name="Arial" fo:font-size="12pt" style:text-underline-style="none" fo:font-weight="normal" style:font-size-asian="12pt" style:font-weight-asian="normal" style:font-size-complex="12pt" style:font-weight-complex="normal"/>
    </style:style>
    <style:style style:name="P147" style:family="paragraph" style:parent-style-name="Preformatted_20_Text" style:list-style-name="L135">
      <style:text-properties fo:color="#000000" style:font-name="Arial" fo:font-size="12pt" style:text-underline-style="none" fo:font-weight="normal" style:font-size-asian="12pt" style:font-weight-asian="normal" style:font-size-complex="12pt" style:font-weight-complex="normal"/>
    </style:style>
    <style:style style:name="P148" style:family="paragraph" style:parent-style-name="Preformatted_20_Text" style:list-style-name="L137">
      <style:text-properties fo:color="#000000" style:font-name="Arial" fo:font-size="12pt" style:text-underline-style="none" fo:font-weight="normal" style:font-size-asian="12pt" style:font-weight-asian="normal" style:font-size-complex="12pt" style:font-weight-complex="normal"/>
    </style:style>
    <style:style style:name="P149" style:family="paragraph" style:parent-style-name="Preformatted_20_Text" style:list-style-name="L139">
      <style:text-properties fo:color="#000000" style:font-name="Arial" fo:font-size="12pt" style:text-underline-style="none" fo:font-weight="normal" style:font-size-asian="12pt" style:font-weight-asian="normal" style:font-size-complex="12pt" style:font-weight-complex="normal"/>
    </style:style>
    <style:style style:name="P150" style:family="paragraph" style:parent-style-name="Preformatted_20_Text" style:list-style-name="L32">
      <style:paragraph-properties fo:margin-left="0.3cm" fo:margin-right="0.3cm" fo:text-indent="0cm" style:auto-text-indent="false"/>
      <style:text-properties style:font-name="Arial" fo:font-size="12pt" style:font-name-asian="Arial2" style:font-size-asian="10.5pt" style:font-name-complex="Arial2" style:font-size-complex="12pt"/>
    </style:style>
    <style:style style:name="P151" style:family="paragraph" style:parent-style-name="Preformatted_20_Text" style:list-style-name="L34">
      <style:paragraph-properties fo:margin-left="0.3cm" fo:margin-right="0.3cm" fo:text-indent="0cm" style:auto-text-indent="false"/>
      <style:text-properties style:font-name="Arial" fo:font-size="12pt" style:font-name-asian="Arial2" style:font-size-asian="10.5pt" style:font-name-complex="Arial2" style:font-size-complex="12pt"/>
    </style:style>
    <style:style style:name="P152" style:family="paragraph" style:parent-style-name="Heading_20_4" style:list-style-name="L1"/>
    <style:style style:name="P153"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54" style:family="paragraph" style:parent-style-name="Heading_20_4" style:list-style-name="L1">
      <style:text-properties fo:font-size="13pt" fo:font-style="normal" fo:font-weight="normal" style:font-name-asian="Arial2" style:font-size-asian="13pt" style:font-style-asian="normal" style:font-weight-asian="normal" style:font-name-complex="Arial2" style:font-size-complex="13pt" style:font-style-complex="normal" style:font-weight-complex="normal"/>
    </style:style>
    <style:style style:name="P155" style:family="paragraph" style:parent-style-name="Heading_20_4" style:list-style-name="L1">
      <style:text-properties fo:font-size="13pt" style:font-name-asian="Arial2" style:font-size-asian="13pt" style:font-name-complex="Arial2" style:font-size-complex="13pt"/>
    </style:style>
    <style:style style:name="P156" style:family="paragraph" style:parent-style-name="Heading_20_4" style:list-style-name="L1">
      <style:text-properties fo:font-size="12pt" style:font-name-asian="Arial2" style:font-size-asian="10.5pt" style:font-name-complex="Arial2" style:font-size-complex="12pt"/>
    </style:style>
    <style:style style:name="P157" style:family="paragraph" style:parent-style-name="Heading_20_3" style:list-style-name="L1"/>
    <style:style style:name="P158" style:family="paragraph" style:parent-style-name="Heading_20_3" style:list-style-name="L1">
      <style:text-properties style:font-name-asian="Arial2" style:font-name-complex="Arial2"/>
    </style:style>
    <style:style style:name="P159" style:family="paragraph" style:parent-style-name="Heading_20_3">
      <style:text-properties fo:font-weight="normal" style:font-name-asian="Arial2" style:font-weight-asian="normal" style:font-name-complex="Arial2" style:font-weight-complex="normal"/>
    </style:style>
    <style:style style:name="P160" style:family="paragraph" style:parent-style-name="Heading_20_1" style:list-style-name="L1"/>
    <style:style style:name="P161" style:family="paragraph" style:parent-style-name="Heading_20_1" style:list-style-name="L1">
      <style:text-properties style:font-name-asian="Arial2" style:font-name-complex="Arial2"/>
    </style:style>
    <style:style style:name="P162" style:family="paragraph" style:parent-style-name="Heading_20_2" style:list-style-name="L1"/>
    <style:style style:name="P163" style:family="paragraph" style:parent-style-name="Heading_20_2" style:list-style-name="L1">
      <style:text-properties fo:font-style="normal" style:font-style-asian="normal" style:font-style-complex="normal"/>
    </style:style>
    <style:style style:name="P164" style:family="paragraph" style:parent-style-name="Heading_20_2" style:list-style-name="L1">
      <style:text-properties style:font-name-asian="Arial2" style:font-name-complex="Arial2"/>
    </style:style>
    <style:style style:name="P165" style:family="paragraph" style:parent-style-name="Standard" style:list-style-name="L2"/>
    <style:style style:name="P166" style:family="paragraph" style:parent-style-name="Standard" style:list-style-name="L3">
      <style:text-properties style:font-name="Arial" fo:font-size="12pt" fo:font-weight="bold" style:font-size-asian="10.5pt" style:font-weight-asian="bold" style:font-size-complex="12pt" style:font-weight-complex="bold"/>
    </style:style>
    <style:style style:name="P167" style:family="paragraph" style:parent-style-name="Standard" style:list-style-name="L7">
      <style:paragraph-properties fo:line-height="100%"/>
      <style:text-properties style:font-name="Arial" fo:font-size="12pt" fo:font-weight="bold" style:font-size-asian="10.5pt" style:font-weight-asian="bold" style:font-size-complex="12pt" style:font-weight-complex="bold"/>
    </style:style>
    <style:style style:name="P168" style:family="paragraph" style:parent-style-name="Standard" style:list-style-name="L16">
      <style:paragraph-properties fo:line-height="100%"/>
      <style:text-properties style:font-name="Arial" fo:font-size="12pt" fo:font-weight="bold" style:font-size-asian="10.5pt" style:font-weight-asian="bold" style:font-size-complex="12pt" style:font-weight-complex="bold"/>
    </style:style>
    <style:style style:name="P169" style:family="paragraph" style:parent-style-name="Standard" style:list-style-name="L33">
      <style:paragraph-properties fo:line-height="100%"/>
      <style:text-properties style:font-name="Arial" fo:font-size="12pt" fo:font-weight="bold" style:font-size-asian="10.5pt" style:font-weight-asian="bold" style:font-size-complex="12pt" style:font-weight-complex="bold"/>
    </style:style>
    <style:style style:name="P170" style:family="paragraph" style:parent-style-name="Standard" style:list-style-name="L36">
      <style:paragraph-properties fo:line-height="100%"/>
      <style:text-properties style:font-name="Arial" fo:font-size="12pt" fo:font-weight="bold" style:font-size-asian="10.5pt" style:font-weight-asian="bold" style:font-size-complex="12pt" style:font-weight-complex="bold"/>
    </style:style>
    <style:style style:name="P171" style:family="paragraph" style:parent-style-name="Standard" style:list-style-name="L39">
      <style:paragraph-properties fo:line-height="100%"/>
      <style:text-properties style:font-name="Arial" fo:font-size="12pt" fo:font-weight="bold" style:font-size-asian="10.5pt" style:font-weight-asian="bold" style:font-size-complex="12pt" style:font-weight-complex="bold"/>
    </style:style>
    <style:style style:name="P172" style:family="paragraph" style:parent-style-name="Standard" style:list-style-name="L116">
      <style:paragraph-properties fo:line-height="100%"/>
      <style:text-properties style:font-name="Arial" fo:font-size="12pt" fo:font-weight="bold" style:font-size-asian="10.5pt" style:font-weight-asian="bold" style:font-size-complex="12pt" style:font-weight-complex="bold"/>
    </style:style>
    <style:style style:name="P173" style:family="paragraph" style:parent-style-name="Standard" style:list-style-name="L38">
      <style:text-properties style:font-name="Arial" fo:font-size="12pt" fo:font-weight="bold" style:font-size-asian="10.5pt" style:font-weight-asian="bold" style:font-size-complex="12pt" style:font-weight-complex="bold"/>
    </style:style>
    <style:style style:name="P174" style:family="paragraph" style:parent-style-name="Standard" style:list-style-name="L40">
      <style:text-properties style:font-name="Arial" fo:font-size="12pt" fo:font-weight="bold" style:font-size-asian="10.5pt" style:font-weight-asian="bold" style:font-size-complex="12pt" style:font-weight-complex="bold"/>
    </style:style>
    <style:style style:name="P175" style:family="paragraph" style:parent-style-name="Standard" style:list-style-name="L41">
      <style:text-properties style:font-name="Arial" fo:font-size="12pt" fo:font-weight="bold" style:font-size-asian="10.5pt" style:font-weight-asian="bold" style:font-size-complex="12pt" style:font-weight-complex="bold"/>
    </style:style>
    <style:style style:name="P176" style:family="paragraph" style:parent-style-name="Standard" style:list-style-name="L43">
      <style:text-properties style:font-name="Arial" fo:font-size="12pt" fo:font-weight="bold" style:font-size-asian="10.5pt" style:font-weight-asian="bold" style:font-size-complex="12pt" style:font-weight-complex="bold"/>
    </style:style>
    <style:style style:name="P177" style:family="paragraph" style:parent-style-name="Standard" style:list-style-name="L44">
      <style:text-properties style:font-name="Arial" fo:font-size="12pt" fo:font-weight="bold" style:font-size-asian="10.5pt" style:font-weight-asian="bold" style:font-size-complex="12pt" style:font-weight-complex="bold"/>
    </style:style>
    <style:style style:name="P178" style:family="paragraph" style:parent-style-name="Standard" style:list-style-name="L45">
      <style:text-properties style:font-name="Arial" fo:font-size="12pt" fo:font-weight="bold" style:font-size-asian="10.5pt" style:font-weight-asian="bold" style:font-size-complex="12pt" style:font-weight-complex="bold"/>
    </style:style>
    <style:style style:name="P179" style:family="paragraph" style:parent-style-name="Standard" style:list-style-name="L46">
      <style:text-properties style:font-name="Arial" fo:font-size="12pt" fo:font-weight="bold" style:font-size-asian="10.5pt" style:font-weight-asian="bold" style:font-size-complex="12pt" style:font-weight-complex="bold"/>
    </style:style>
    <style:style style:name="P180" style:family="paragraph" style:parent-style-name="Standard" style:list-style-name="L47">
      <style:text-properties style:font-name="Arial" fo:font-size="12pt" fo:font-weight="bold" style:font-size-asian="10.5pt" style:font-weight-asian="bold" style:font-size-complex="12pt" style:font-weight-complex="bold"/>
    </style:style>
    <style:style style:name="P181" style:family="paragraph" style:parent-style-name="Standard" style:list-style-name="L48">
      <style:text-properties style:font-name="Arial" fo:font-size="12pt" fo:font-weight="bold" style:font-size-asian="10.5pt" style:font-weight-asian="bold" style:font-size-complex="12pt" style:font-weight-complex="bold"/>
    </style:style>
    <style:style style:name="P182" style:family="paragraph" style:parent-style-name="Standard" style:list-style-name="L49">
      <style:text-properties style:font-name="Arial" fo:font-size="12pt" fo:font-weight="bold" style:font-size-asian="10.5pt" style:font-weight-asian="bold" style:font-size-complex="12pt" style:font-weight-complex="bold"/>
    </style:style>
    <style:style style:name="P183" style:family="paragraph" style:parent-style-name="Standard" style:list-style-name="L50">
      <style:text-properties style:font-name="Arial" fo:font-size="12pt" fo:font-weight="bold" style:font-size-asian="10.5pt" style:font-weight-asian="bold" style:font-size-complex="12pt" style:font-weight-complex="bold"/>
    </style:style>
    <style:style style:name="P184" style:family="paragraph" style:parent-style-name="Standard" style:list-style-name="L52">
      <style:text-properties style:font-name="Arial" fo:font-size="12pt" fo:font-weight="bold" style:font-size-asian="10.5pt" style:font-weight-asian="bold" style:font-size-complex="12pt" style:font-weight-complex="bold"/>
    </style:style>
    <style:style style:name="P185" style:family="paragraph" style:parent-style-name="Standard" style:list-style-name="L53">
      <style:text-properties style:font-name="Arial" fo:font-size="12pt" fo:font-weight="bold" style:font-size-asian="10.5pt" style:font-weight-asian="bold" style:font-size-complex="12pt" style:font-weight-complex="bold"/>
    </style:style>
    <style:style style:name="P186" style:family="paragraph" style:parent-style-name="Standard" style:list-style-name="L54">
      <style:text-properties style:font-name="Arial" fo:font-size="12pt" fo:font-weight="bold" style:font-size-asian="10.5pt" style:font-weight-asian="bold" style:font-size-complex="12pt" style:font-weight-complex="bold"/>
    </style:style>
    <style:style style:name="P187" style:family="paragraph" style:parent-style-name="Standard" style:list-style-name="L55">
      <style:text-properties style:font-name="Arial" fo:font-size="12pt" fo:font-weight="bold" style:font-size-asian="10.5pt" style:font-weight-asian="bold" style:font-size-complex="12pt" style:font-weight-complex="bold"/>
    </style:style>
    <style:style style:name="P188" style:family="paragraph" style:parent-style-name="Standard" style:list-style-name="L3">
      <style:text-properties style:font-name="Arial" fo:font-size="12pt" style:font-size-asian="10.5pt" style:font-size-complex="12pt"/>
    </style:style>
    <style:style style:name="P189" style:family="paragraph" style:parent-style-name="Standard">
      <style:paragraph-properties fo:line-height="100%"/>
      <style:text-properties style:font-name="Arial" fo:font-size="12pt" style:font-size-asian="10.5pt" style:font-size-complex="12pt"/>
    </style:style>
    <style:style style:name="P190" style:family="paragraph" style:parent-style-name="Standard" style:list-style-name="L4">
      <style:paragraph-properties fo:line-height="100%"/>
      <style:text-properties style:font-name="Arial" fo:font-size="12pt" style:font-size-asian="10.5pt" style:font-size-complex="12pt"/>
    </style:style>
    <style:style style:name="P191" style:family="paragraph" style:parent-style-name="Standard" style:list-style-name="L5">
      <style:paragraph-properties fo:line-height="100%"/>
      <style:text-properties style:font-name="Arial" fo:font-size="12pt" style:font-size-asian="10.5pt" style:font-size-complex="12pt"/>
    </style:style>
    <style:style style:name="P192" style:family="paragraph" style:parent-style-name="Standard" style:list-style-name="L6">
      <style:paragraph-properties fo:line-height="100%"/>
      <style:text-properties style:font-name="Arial" fo:font-size="12pt" style:font-size-asian="10.5pt" style:font-size-complex="12pt"/>
    </style:style>
    <style:style style:name="P193" style:family="paragraph" style:parent-style-name="Standard" style:list-style-name="L7">
      <style:paragraph-properties fo:line-height="100%" fo:text-align="justify" style:justify-single-word="false"/>
      <style:text-properties style:font-name="Arial" fo:font-size="12pt" style:font-size-asian="10.5pt" style:font-size-complex="12pt"/>
    </style:style>
    <style:style style:name="P194" style:family="paragraph" style:parent-style-name="Standard" style:list-style-name="L16">
      <style:paragraph-properties fo:line-height="100%" fo:text-align="justify" style:justify-single-word="false"/>
      <style:text-properties style:font-name="Arial" fo:font-size="12pt" style:font-size-asian="10.5pt" style:font-size-complex="12pt"/>
    </style:style>
    <style:style style:name="P195" style:family="paragraph" style:parent-style-name="Standard" style:list-style-name="L33">
      <style:paragraph-properties fo:line-height="100%" fo:text-align="justify" style:justify-single-word="false"/>
      <style:text-properties style:font-name="Arial" fo:font-size="12pt" style:font-size-asian="10.5pt" style:font-size-complex="12pt"/>
    </style:style>
    <style:style style:name="P196" style:family="paragraph" style:parent-style-name="Standard" style:list-style-name="L36">
      <style:paragraph-properties fo:line-height="100%" fo:text-align="justify" style:justify-single-word="false"/>
      <style:text-properties style:font-name="Arial" fo:font-size="12pt" style:font-size-asian="10.5pt" style:font-size-complex="12pt"/>
    </style:style>
    <style:style style:name="P197" style:family="paragraph" style:parent-style-name="Standard" style:list-style-name="L39">
      <style:paragraph-properties fo:line-height="100%" fo:text-align="justify" style:justify-single-word="false"/>
      <style:text-properties style:font-name="Arial" fo:font-size="12pt" style:font-size-asian="10.5pt" style:font-size-complex="12pt"/>
    </style:style>
    <style:style style:name="P198" style:family="paragraph" style:parent-style-name="Standard" style:list-style-name="L116">
      <style:paragraph-properties fo:line-height="100%" fo:text-align="justify" style:justify-single-word="false"/>
      <style:text-properties style:font-name="Arial" fo:font-size="12pt" style:font-size-asian="10.5pt" style:font-size-complex="12pt"/>
    </style:style>
    <style:style style:name="P199" style:family="paragraph" style:parent-style-name="Standard" style:list-style-name="L129">
      <style:paragraph-properties fo:line-height="100%" fo:text-align="justify" style:justify-single-word="false"/>
      <style:text-properties style:font-name="Arial" fo:font-size="12pt" style:font-size-asian="10.5pt" style:font-size-complex="12pt"/>
    </style:style>
    <style:style style:name="P200" style:family="paragraph" style:parent-style-name="Standard" style:list-style-name="L7">
      <style:paragraph-properties fo:line-height="100%"/>
      <style:text-properties style:font-name="Arial" fo:font-size="12pt" style:font-size-asian="10.5pt" style:font-size-complex="12pt"/>
    </style:style>
    <style:style style:name="P201" style:family="paragraph" style:parent-style-name="Standard" style:list-style-name="L8">
      <style:paragraph-properties fo:line-height="100%"/>
      <style:text-properties style:font-name="Arial" fo:font-size="12pt" style:font-size-asian="10.5pt" style:font-size-complex="12pt"/>
    </style:style>
    <style:style style:name="P202" style:family="paragraph" style:parent-style-name="Standard" style:list-style-name="L9">
      <style:paragraph-properties fo:line-height="100%"/>
      <style:text-properties style:font-name="Arial" fo:font-size="12pt" style:font-size-asian="10.5pt" style:font-size-complex="12pt"/>
    </style:style>
    <style:style style:name="P203" style:family="paragraph" style:parent-style-name="Standard" style:list-style-name="L16">
      <style:paragraph-properties fo:line-height="100%"/>
      <style:text-properties style:font-name="Arial" fo:font-size="12pt" style:font-size-asian="10.5pt" style:font-size-complex="12pt"/>
    </style:style>
    <style:style style:name="P204" style:family="paragraph" style:parent-style-name="Standard" style:list-style-name="L33">
      <style:paragraph-properties fo:line-height="100%"/>
      <style:text-properties style:font-name="Arial" fo:font-size="12pt" style:font-size-asian="10.5pt" style:font-size-complex="12pt"/>
    </style:style>
    <style:style style:name="P205" style:family="paragraph" style:parent-style-name="Standard" style:list-style-name="L35">
      <style:paragraph-properties fo:line-height="100%"/>
      <style:text-properties style:font-name="Arial" fo:font-size="12pt" style:font-size-asian="10.5pt" style:font-size-complex="12pt"/>
    </style:style>
    <style:style style:name="P206" style:family="paragraph" style:parent-style-name="Standard" style:list-style-name="L36">
      <style:paragraph-properties fo:line-height="100%"/>
      <style:text-properties style:font-name="Arial" fo:font-size="12pt" style:font-size-asian="10.5pt" style:font-size-complex="12pt"/>
    </style:style>
    <style:style style:name="P207" style:family="paragraph" style:parent-style-name="Standard" style:list-style-name="L37">
      <style:paragraph-properties fo:line-height="100%"/>
      <style:text-properties style:font-name="Arial" fo:font-size="12pt" style:font-size-asian="10.5pt" style:font-size-complex="12pt"/>
    </style:style>
    <style:style style:name="P208" style:family="paragraph" style:parent-style-name="Standard" style:list-style-name="L39">
      <style:paragraph-properties fo:line-height="100%"/>
      <style:text-properties style:font-name="Arial" fo:font-size="12pt" style:font-size-asian="10.5pt" style:font-size-complex="12pt"/>
    </style:style>
    <style:style style:name="P209" style:family="paragraph" style:parent-style-name="Standard" style:list-style-name="L116">
      <style:paragraph-properties fo:line-height="100%"/>
      <style:text-properties style:font-name="Arial" fo:font-size="12pt" style:font-size-asian="10.5pt" style:font-size-complex="12pt"/>
    </style:style>
    <style:style style:name="P210" style:family="paragraph" style:parent-style-name="Standard" style:list-style-name="L117">
      <style:paragraph-properties fo:line-height="100%"/>
      <style:text-properties style:font-name="Arial" fo:font-size="12pt" style:font-size-asian="10.5pt" style:font-size-complex="12pt"/>
    </style:style>
    <style:style style:name="P211" style:family="paragraph" style:parent-style-name="Standard" style:list-style-name="L118">
      <style:paragraph-properties fo:line-height="100%"/>
      <style:text-properties style:font-name="Arial" fo:font-size="12pt" style:font-size-asian="10.5pt" style:font-size-complex="12pt"/>
    </style:style>
    <style:style style:name="P212" style:family="paragraph" style:parent-style-name="Standard" style:list-style-name="L119">
      <style:paragraph-properties fo:line-height="100%"/>
      <style:text-properties style:font-name="Arial" fo:font-size="12pt" style:font-size-asian="10.5pt" style:font-size-complex="12pt"/>
    </style:style>
    <style:style style:name="P213" style:family="paragraph" style:parent-style-name="Standard" style:list-style-name="L122">
      <style:paragraph-properties fo:line-height="100%"/>
      <style:text-properties style:font-name="Arial" fo:font-size="12pt" style:font-size-asian="10.5pt" style:font-size-complex="12pt"/>
    </style:style>
    <style:style style:name="P214" style:family="paragraph" style:parent-style-name="Standard" style:list-style-name="L123">
      <style:paragraph-properties fo:line-height="100%"/>
      <style:text-properties style:font-name="Arial" fo:font-size="12pt" style:font-size-asian="10.5pt" style:font-size-complex="12pt"/>
    </style:style>
    <style:style style:name="P215" style:family="paragraph" style:parent-style-name="Standard" style:list-style-name="L124">
      <style:paragraph-properties fo:line-height="100%"/>
      <style:text-properties style:font-name="Arial" fo:font-size="12pt" style:font-size-asian="10.5pt" style:font-size-complex="12pt"/>
    </style:style>
    <style:style style:name="P216" style:family="paragraph" style:parent-style-name="Standard" style:list-style-name="L125">
      <style:paragraph-properties fo:line-height="100%"/>
      <style:text-properties style:font-name="Arial" fo:font-size="12pt" style:font-size-asian="10.5pt" style:font-size-complex="12pt"/>
    </style:style>
    <style:style style:name="P217" style:family="paragraph" style:parent-style-name="Standard" style:list-style-name="L126">
      <style:paragraph-properties fo:line-height="100%"/>
      <style:text-properties style:font-name="Arial" fo:font-size="12pt" style:font-size-asian="10.5pt" style:font-size-complex="12pt"/>
    </style:style>
    <style:style style:name="P218" style:family="paragraph" style:parent-style-name="Standard" style:list-style-name="L128">
      <style:paragraph-properties fo:line-height="100%"/>
      <style:text-properties style:font-name="Arial" fo:font-size="12pt" style:font-size-asian="10.5pt" style:font-size-complex="12pt"/>
    </style:style>
    <style:style style:name="P219" style:family="paragraph" style:parent-style-name="Standard" style:list-style-name="L130">
      <style:paragraph-properties fo:line-height="100%"/>
      <style:text-properties style:font-name="Arial" fo:font-size="12pt" style:font-size-asian="10.5pt" style:font-size-complex="12pt"/>
    </style:style>
    <style:style style:name="P220" style:family="paragraph" style:parent-style-name="Standard" style:list-style-name="L132">
      <style:paragraph-properties fo:line-height="100%"/>
      <style:text-properties style:font-name="Arial" fo:font-size="12pt" style:font-size-asian="10.5pt" style:font-size-complex="12pt"/>
    </style:style>
    <style:style style:name="P221" style:family="paragraph" style:parent-style-name="Standard" style:list-style-name="L133">
      <style:paragraph-properties fo:line-height="100%"/>
      <style:text-properties style:font-name="Arial" fo:font-size="12pt" style:font-size-asian="10.5pt" style:font-size-complex="12pt"/>
    </style:style>
    <style:style style:name="P222" style:family="paragraph" style:parent-style-name="Standard" style:list-style-name="L134">
      <style:paragraph-properties fo:line-height="100%"/>
      <style:text-properties style:font-name="Arial" fo:font-size="12pt" style:font-size-asian="10.5pt" style:font-size-complex="12pt"/>
    </style:style>
    <style:style style:name="P223" style:family="paragraph" style:parent-style-name="Standard" style:list-style-name="L136">
      <style:paragraph-properties fo:line-height="100%"/>
      <style:text-properties style:font-name="Arial" fo:font-size="12pt" style:font-size-asian="10.5pt" style:font-size-complex="12pt"/>
    </style:style>
    <style:style style:name="P224" style:family="paragraph" style:parent-style-name="Standard" style:list-style-name="L137">
      <style:paragraph-properties fo:line-height="100%"/>
      <style:text-properties style:font-name="Arial" fo:font-size="12pt" style:font-size-asian="10.5pt" style:font-size-complex="12pt"/>
    </style:style>
    <style:style style:name="P225" style:family="paragraph" style:parent-style-name="Standard" style:list-style-name="L139">
      <style:paragraph-properties fo:line-height="100%"/>
      <style:text-properties style:font-name="Arial" fo:font-size="12pt" style:font-size-asian="10.5pt" style:font-size-complex="12pt"/>
    </style:style>
    <style:style style:name="P226" style:family="paragraph" style:parent-style-name="Standard" style:list-style-name="L141">
      <style:paragraph-properties fo:line-height="100%"/>
      <style:text-properties style:font-name="Arial" fo:font-size="12pt" style:font-size-asian="10.5pt" style:font-size-complex="12pt"/>
    </style:style>
    <style:style style:name="P227" style:family="paragraph" style:parent-style-name="Standard" style:list-style-name="L142">
      <style:paragraph-properties fo:line-height="100%"/>
      <style:text-properties style:font-name="Arial" fo:font-size="12pt" style:font-size-asian="10.5pt" style:font-size-complex="12pt"/>
    </style:style>
    <style:style style:name="P228" style:family="paragraph" style:parent-style-name="Standard" style:list-style-name="L143">
      <style:paragraph-properties fo:line-height="100%"/>
      <style:text-properties style:font-name="Arial" fo:font-size="12pt" style:font-size-asian="10.5pt" style:font-size-complex="12pt"/>
    </style:style>
    <style:style style:name="P229" style:family="paragraph" style:parent-style-name="Standard" style:list-style-name="L8">
      <style:text-properties style:font-name="Arial" fo:font-size="12pt" style:font-size-asian="10.5pt" style:font-size-complex="12pt"/>
    </style:style>
    <style:style style:name="P230" style:family="paragraph" style:parent-style-name="Standard" style:list-style-name="L17">
      <style:text-properties style:font-name="Arial" fo:font-size="12pt" style:font-size-asian="10.5pt" style:font-size-complex="12pt"/>
    </style:style>
    <style:style style:name="P231" style:family="paragraph" style:parent-style-name="Standard" style:list-style-name="L4">
      <style:text-properties style:font-name="Arial" fo:font-size="12pt" style:font-size-asian="10.5pt" style:font-size-complex="12pt"/>
    </style:style>
    <style:style style:name="P232" style:family="paragraph" style:parent-style-name="Standard" style:list-style-name="L25">
      <style:text-properties style:font-name="Arial" fo:font-size="12pt" style:font-size-asian="10.5pt" style:font-size-complex="12pt"/>
    </style:style>
    <style:style style:name="P233" style:family="paragraph" style:parent-style-name="Standard" style:list-style-name="L27">
      <style:text-properties style:font-name="Arial" fo:font-size="12pt" style:font-size-asian="10.5pt" style:font-size-complex="12pt"/>
    </style:style>
    <style:style style:name="P234" style:family="paragraph" style:parent-style-name="Standard" style:list-style-name="L29">
      <style:text-properties style:font-name="Arial" fo:font-size="12pt" style:font-size-asian="10.5pt" style:font-size-complex="12pt"/>
    </style:style>
    <style:style style:name="P235" style:family="paragraph" style:parent-style-name="Standard" style:list-style-name="L31">
      <style:text-properties style:font-name="Arial" fo:font-size="12pt" style:font-size-asian="10.5pt" style:font-size-complex="12pt"/>
    </style:style>
    <style:style style:name="P236" style:family="paragraph" style:parent-style-name="Standard" style:list-style-name="L38">
      <style:text-properties style:font-name="Arial" fo:font-size="12pt" style:font-size-asian="10.5pt" style:font-size-complex="12pt"/>
    </style:style>
    <style:style style:name="P237" style:family="paragraph" style:parent-style-name="Standard" style:list-style-name="L40">
      <style:paragraph-properties fo:text-align="justify" style:justify-single-word="false"/>
      <style:text-properties style:font-name="Arial" fo:font-size="12pt" style:font-size-asian="10.5pt" style:font-size-complex="12pt"/>
    </style:style>
    <style:style style:name="P238" style:family="paragraph" style:parent-style-name="Standard" style:list-style-name="L41">
      <style:paragraph-properties fo:text-align="justify" style:justify-single-word="false"/>
      <style:text-properties style:font-name="Arial" fo:font-size="12pt" style:font-size-asian="10.5pt" style:font-size-complex="12pt"/>
    </style:style>
    <style:style style:name="P239" style:family="paragraph" style:parent-style-name="Standard" style:list-style-name="L40">
      <style:text-properties style:font-name="Arial" fo:font-size="12pt" style:font-size-asian="10.5pt" style:font-size-complex="12pt"/>
    </style:style>
    <style:style style:name="P240" style:family="paragraph" style:parent-style-name="Standard" style:list-style-name="L41">
      <style:text-properties style:font-name="Arial" fo:font-size="12pt" style:font-size-asian="10.5pt" style:font-size-complex="12pt"/>
    </style:style>
    <style:style style:name="P241" style:family="paragraph" style:parent-style-name="Standard" style:list-style-name="L41">
      <style:paragraph-properties fo:text-align="start" style:justify-single-word="false"/>
      <style:text-properties style:font-name="Arial" fo:font-size="12pt" style:font-size-asian="10.5pt" style:font-size-complex="12pt"/>
    </style:style>
    <style:style style:name="P242" style:family="paragraph" style:parent-style-name="Standard" style:list-style-name="L42">
      <style:text-properties style:font-name="Arial" fo:font-size="12pt" style:font-size-asian="10.5pt" style:font-size-complex="12pt"/>
    </style:style>
    <style:style style:name="P243" style:family="paragraph" style:parent-style-name="Standard" style:list-style-name="L46">
      <style:text-properties style:font-name="Arial" fo:font-size="12pt" style:font-size-asian="10.5pt" style:font-size-complex="12pt"/>
    </style:style>
    <style:style style:name="P244" style:family="paragraph" style:parent-style-name="Standard" style:list-style-name="L48">
      <style:text-properties style:font-name="Arial" fo:font-size="12pt" style:font-size-asian="10.5pt" style:font-size-complex="12pt"/>
    </style:style>
    <style:style style:name="P245" style:family="paragraph" style:parent-style-name="Standard" style:list-style-name="L49">
      <style:text-properties style:font-name="Arial" fo:font-size="12pt" style:font-size-asian="10.5pt" style:font-size-complex="12pt"/>
    </style:style>
    <style:style style:name="P246" style:family="paragraph" style:parent-style-name="Standard" style:list-style-name="L50">
      <style:text-properties style:font-name="Arial" fo:font-size="12pt" style:font-size-asian="10.5pt" style:font-size-complex="12pt"/>
    </style:style>
    <style:style style:name="P247" style:family="paragraph" style:parent-style-name="Standard" style:list-style-name="L51">
      <style:text-properties style:font-name="Arial" fo:font-size="12pt" style:font-size-asian="10.5pt" style:font-size-complex="12pt"/>
    </style:style>
    <style:style style:name="P248" style:family="paragraph" style:parent-style-name="Standard" style:list-style-name="L52">
      <style:text-properties style:font-name="Arial" fo:font-size="12pt" style:font-size-asian="10.5pt" style:font-size-complex="12pt"/>
    </style:style>
    <style:style style:name="P249" style:family="paragraph" style:parent-style-name="Standard" style:list-style-name="L53">
      <style:text-properties style:font-name="Arial" fo:font-size="12pt" style:font-size-asian="10.5pt" style:font-size-complex="12pt"/>
    </style:style>
    <style:style style:name="P250" style:family="paragraph" style:parent-style-name="Standard" style:list-style-name="L54">
      <style:text-properties style:font-name="Arial" fo:font-size="12pt" style:font-size-asian="10.5pt" style:font-size-complex="12pt"/>
    </style:style>
    <style:style style:name="P251" style:family="paragraph" style:parent-style-name="Standard" style:list-style-name="L55">
      <style:text-properties style:font-name="Arial" fo:font-size="12pt" style:font-size-asian="10.5pt" style:font-size-complex="12pt"/>
    </style:style>
    <style:style style:name="P252" style:family="paragraph" style:parent-style-name="Standard" style:list-style-name="L118">
      <style:text-properties style:font-name="Arial" fo:font-size="12pt" style:font-size-asian="10.5pt" style:font-size-complex="12pt"/>
    </style:style>
    <style:style style:name="P253" style:family="paragraph" style:parent-style-name="Standard" style:list-style-name="L120">
      <style:text-properties style:font-name="Arial" fo:font-size="12pt" style:font-size-asian="10.5pt" style:font-size-complex="12pt"/>
    </style:style>
    <style:style style:name="P254" style:family="paragraph" style:parent-style-name="Standard" style:list-style-name="L121">
      <style:text-properties style:font-name="Arial" fo:font-size="12pt" style:font-size-asian="10.5pt" style:font-size-complex="12pt"/>
    </style:style>
    <style:style style:name="P255" style:family="paragraph" style:parent-style-name="Standard" style:list-style-name="L122">
      <style:text-properties style:font-name="Arial" fo:font-size="12pt" style:font-size-asian="10.5pt" style:font-size-complex="12pt"/>
    </style:style>
    <style:style style:name="P256" style:family="paragraph" style:parent-style-name="Standard" style:list-style-name="L123">
      <style:text-properties style:font-name="Arial" fo:font-size="12pt" style:font-size-asian="10.5pt" style:font-size-complex="12pt"/>
    </style:style>
    <style:style style:name="P257" style:family="paragraph" style:parent-style-name="Standard" style:list-style-name="L125">
      <style:text-properties style:font-name="Arial" fo:font-size="12pt" style:font-size-asian="10.5pt" style:font-size-complex="12pt"/>
    </style:style>
    <style:style style:name="P258" style:family="paragraph" style:parent-style-name="Standard" style:list-style-name="L130">
      <style:text-properties style:font-name="Arial" fo:font-size="12pt" style:font-size-asian="10.5pt" style:font-size-complex="12pt"/>
    </style:style>
    <style:style style:name="P259" style:family="paragraph" style:parent-style-name="Standard" style:list-style-name="L131">
      <style:text-properties style:font-name="Arial" fo:font-size="12pt" style:font-size-asian="10.5pt" style:font-size-complex="12pt"/>
    </style:style>
    <style:style style:name="P260" style:family="paragraph" style:parent-style-name="Standard" style:list-style-name="L132">
      <style:text-properties style:font-name="Arial" fo:font-size="12pt" style:font-size-asian="10.5pt" style:font-size-complex="12pt"/>
    </style:style>
    <style:style style:name="P261" style:family="paragraph" style:parent-style-name="Standard" style:list-style-name="L133">
      <style:text-properties style:font-name="Arial" fo:font-size="12pt" style:font-size-asian="10.5pt" style:font-size-complex="12pt"/>
    </style:style>
    <style:style style:name="P262" style:family="paragraph" style:parent-style-name="Standard" style:list-style-name="L134">
      <style:text-properties style:font-name="Arial" fo:font-size="12pt" style:font-size-asian="10.5pt" style:font-size-complex="12pt"/>
    </style:style>
    <style:style style:name="P263" style:family="paragraph" style:parent-style-name="Standard" style:list-style-name="L135">
      <style:text-properties style:font-name="Arial" fo:font-size="12pt" style:font-size-asian="10.5pt" style:font-size-complex="12pt"/>
    </style:style>
    <style:style style:name="P264" style:family="paragraph" style:parent-style-name="Standard" style:list-style-name="L136">
      <style:text-properties style:font-name="Arial" fo:font-size="12pt" style:font-size-asian="10.5pt" style:font-size-complex="12pt"/>
    </style:style>
    <style:style style:name="P265" style:family="paragraph" style:parent-style-name="Standard" style:list-style-name="L138">
      <style:text-properties style:font-name="Arial" fo:font-size="12pt" style:font-size-asian="10.5pt" style:font-size-complex="12pt"/>
    </style:style>
    <style:style style:name="P266" style:family="paragraph" style:parent-style-name="Standard" style:list-style-name="L140">
      <style:text-properties style:font-name="Arial" fo:font-size="12pt" style:font-size-asian="10.5pt" style:font-size-complex="12pt"/>
    </style:style>
    <style:style style:name="P267" style:family="paragraph" style:parent-style-name="Standard" style:list-style-name="L3">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268" style:family="paragraph" style:parent-style-name="Standard" style:list-style-name="L1">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269" style:family="paragraph" style:parent-style-name="Standard" style:list-style-name="L8">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270" style:family="paragraph" style:parent-style-name="Standard" style:list-style-name="L4">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271" style:family="paragraph" style:parent-style-name="Standard" style:list-style-name="L16">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272" style:family="paragraph" style:parent-style-name="Standard" style:list-style-name="L4">
      <style:paragraph-properties fo:line-height="100%"/>
      <style:text-properties style:font-name="Arial" fo:font-size="12pt" fo:font-style="normal" fo:font-weight="normal" style:font-name-asian="Arial2" style:font-size-asian="12pt" style:font-style-asian="normal" style:font-weight-asian="normal" style:font-name-complex="Arial2" style:font-size-complex="12pt" style:font-style-complex="normal" style:font-weight-complex="normal"/>
    </style:style>
    <style:style style:name="P273" style:family="paragraph" style:parent-style-name="Standard" style:list-style-name="L3">
      <style:text-properties style:font-name="Arial" fo:font-size="12pt" fo:font-style="normal" fo:font-weight="bold" style:font-name-asian="Arial2" style:font-size-asian="10.5pt" style:font-style-asian="normal" style:font-weight-asian="bold" style:font-name-complex="Arial2" style:font-size-complex="12pt" style:font-style-complex="normal" style:font-weight-complex="bold"/>
    </style:style>
    <style:style style:name="P274" style:family="paragraph" style:parent-style-name="Standard" style:list-style-name="L3">
      <style:text-properties style:font-name="Arial" fo:font-size="12pt" fo:font-weight="normal" style:font-size-asian="10.5pt" style:font-weight-asian="normal" style:font-size-complex="12pt" style:font-weight-complex="normal"/>
    </style:style>
    <style:style style:name="P275" style:family="paragraph" style:parent-style-name="Standard" style:list-style-name="L4">
      <style:paragraph-properties fo:line-height="100%"/>
      <style:text-properties style:font-name="Arial" fo:font-size="12pt" fo:font-weight="normal" style:font-size-asian="10.5pt" style:font-weight-asian="normal" style:font-size-complex="12pt" style:font-weight-complex="normal"/>
    </style:style>
    <style:style style:name="P276" style:family="paragraph" style:parent-style-name="Standard" style:list-style-name="L33">
      <style:paragraph-properties fo:line-height="100%"/>
      <style:text-properties style:font-name="Arial" fo:font-size="12pt" fo:font-weight="normal" style:font-size-asian="10.5pt" style:font-weight-asian="normal" style:font-size-complex="12pt" style:font-weight-complex="normal"/>
    </style:style>
    <style:style style:name="P277" style:family="paragraph" style:parent-style-name="Standard" style:list-style-name="L36">
      <style:paragraph-properties fo:line-height="100%"/>
      <style:text-properties style:font-name="Arial" fo:font-size="12pt" fo:font-weight="normal" style:font-size-asian="10.5pt" style:font-weight-asian="normal" style:font-size-complex="12pt" style:font-weight-complex="normal"/>
    </style:style>
    <style:style style:name="P278" style:family="paragraph" style:parent-style-name="Standard" style:list-style-name="L39">
      <style:paragraph-properties fo:line-height="100%"/>
      <style:text-properties style:font-name="Arial" fo:font-size="12pt" fo:font-weight="normal" style:font-size-asian="10.5pt" style:font-weight-asian="normal" style:font-size-complex="12pt" style:font-weight-complex="normal"/>
    </style:style>
    <style:style style:name="P279" style:family="paragraph" style:parent-style-name="Standard" style:list-style-name="L116">
      <style:paragraph-properties fo:line-height="100%"/>
      <style:text-properties style:font-name="Arial" fo:font-size="12pt" fo:font-weight="normal" style:font-size-asian="10.5pt" style:font-weight-asian="normal" style:font-size-complex="12pt" style:font-weight-complex="normal"/>
    </style:style>
    <style:style style:name="P280" style:family="paragraph" style:parent-style-name="Standard" style:list-style-name="L120">
      <style:paragraph-properties fo:line-height="100%"/>
      <style:text-properties style:font-name="Arial" fo:font-size="12pt" fo:font-weight="normal" style:font-size-asian="10.5pt" style:font-weight-asian="normal" style:font-size-complex="12pt" style:font-weight-complex="normal"/>
    </style:style>
    <style:style style:name="P281" style:family="paragraph" style:parent-style-name="Standard" style:list-style-name="L121">
      <style:paragraph-properties fo:line-height="100%"/>
      <style:text-properties style:font-name="Arial" fo:font-size="12pt" fo:font-weight="normal" style:font-size-asian="10.5pt" style:font-weight-asian="normal" style:font-size-complex="12pt" style:font-weight-complex="normal"/>
    </style:style>
    <style:style style:name="P282" style:family="paragraph" style:parent-style-name="Standard" style:list-style-name="L40">
      <style:paragraph-properties fo:text-align="justify" style:justify-single-word="false"/>
      <style:text-properties style:font-name="Arial" fo:font-size="12pt" fo:font-weight="normal" style:font-size-asian="10.5pt" style:font-weight-asian="normal" style:font-size-complex="12pt" style:font-weight-complex="normal"/>
    </style:style>
    <style:style style:name="P283" style:family="paragraph" style:parent-style-name="Standard" style:list-style-name="L40">
      <style:text-properties style:font-name="Arial" fo:font-size="12pt" fo:font-weight="normal" style:font-size-asian="10.5pt" style:font-weight-asian="normal" style:font-size-complex="12pt" style:font-weight-complex="normal"/>
    </style:style>
    <style:style style:name="P284" style:family="paragraph" style:parent-style-name="Standard" style:list-style-name="L41">
      <style:text-properties style:font-name="Arial" fo:font-size="12pt" fo:font-weight="normal" style:font-size-asian="10.5pt" style:font-weight-asian="normal" style:font-size-complex="12pt" style:font-weight-complex="normal"/>
    </style:style>
    <style:style style:name="P285" style:family="paragraph" style:parent-style-name="Standard" style:list-style-name="L43">
      <style:text-properties style:font-name="Arial" fo:font-size="12pt" fo:font-weight="normal" style:font-size-asian="10.5pt" style:font-weight-asian="normal" style:font-size-complex="12pt" style:font-weight-complex="normal"/>
    </style:style>
    <style:style style:name="P286" style:family="paragraph" style:parent-style-name="Standard" style:list-style-name="L44">
      <style:text-properties style:font-name="Arial" fo:font-size="12pt" fo:font-weight="normal" style:font-size-asian="10.5pt" style:font-weight-asian="normal" style:font-size-complex="12pt" style:font-weight-complex="normal"/>
    </style:style>
    <style:style style:name="P287" style:family="paragraph" style:parent-style-name="Standard" style:list-style-name="L45">
      <style:text-properties style:font-name="Arial" fo:font-size="12pt" fo:font-weight="normal" style:font-size-asian="10.5pt" style:font-weight-asian="normal" style:font-size-complex="12pt" style:font-weight-complex="normal"/>
    </style:style>
    <style:style style:name="P288" style:family="paragraph" style:parent-style-name="Standard" style:list-style-name="L46">
      <style:text-properties style:font-name="Arial" fo:font-size="12pt" fo:font-weight="normal" style:font-size-asian="10.5pt" style:font-weight-asian="normal" style:font-size-complex="12pt" style:font-weight-complex="normal"/>
    </style:style>
    <style:style style:name="P289" style:family="paragraph" style:parent-style-name="Standard" style:list-style-name="L42">
      <style:text-properties style:font-name="Arial" fo:font-size="12pt" fo:font-weight="normal" style:font-size-asian="10.5pt" style:font-weight-asian="normal" style:font-size-complex="12pt" style:font-weight-complex="normal"/>
    </style:style>
    <style:style style:name="P290" style:family="paragraph" style:parent-style-name="Standard" style:list-style-name="L47">
      <style:text-properties style:font-name="Arial" fo:font-size="12pt" fo:font-weight="normal" style:font-size-asian="10.5pt" style:font-weight-asian="normal" style:font-size-complex="12pt" style:font-weight-complex="normal"/>
    </style:style>
    <style:style style:name="P291" style:family="paragraph" style:parent-style-name="Standard" style:list-style-name="L48">
      <style:text-properties style:font-name="Arial" fo:font-size="12pt" fo:font-weight="normal" style:font-size-asian="10.5pt" style:font-weight-asian="normal" style:font-size-complex="12pt" style:font-weight-complex="normal"/>
    </style:style>
    <style:style style:name="P292" style:family="paragraph" style:parent-style-name="Standard" style:list-style-name="L49">
      <style:text-properties style:font-name="Arial" fo:font-size="12pt" fo:font-weight="normal" style:font-size-asian="10.5pt" style:font-weight-asian="normal" style:font-size-complex="12pt" style:font-weight-complex="normal"/>
    </style:style>
    <style:style style:name="P293" style:family="paragraph" style:parent-style-name="Standard" style:list-style-name="L50">
      <style:text-properties style:font-name="Arial" fo:font-size="12pt" fo:font-weight="normal" style:font-size-asian="10.5pt" style:font-weight-asian="normal" style:font-size-complex="12pt" style:font-weight-complex="normal"/>
    </style:style>
    <style:style style:name="P294" style:family="paragraph" style:parent-style-name="Standard" style:list-style-name="L52">
      <style:text-properties style:font-name="Arial" fo:font-size="12pt" fo:font-weight="normal" style:font-size-asian="10.5pt" style:font-weight-asian="normal" style:font-size-complex="12pt" style:font-weight-complex="normal"/>
    </style:style>
    <style:style style:name="P295" style:family="paragraph" style:parent-style-name="Standard" style:list-style-name="L53">
      <style:text-properties style:font-name="Arial" fo:font-size="12pt" fo:font-weight="normal" style:font-size-asian="10.5pt" style:font-weight-asian="normal" style:font-size-complex="12pt" style:font-weight-complex="normal"/>
    </style:style>
    <style:style style:name="P296" style:family="paragraph" style:parent-style-name="Standard" style:list-style-name="L54">
      <style:text-properties style:font-name="Arial" fo:font-size="12pt" fo:font-weight="normal" style:font-size-asian="10.5pt" style:font-weight-asian="normal" style:font-size-complex="12pt" style:font-weight-complex="normal"/>
    </style:style>
    <style:style style:name="P297" style:family="paragraph" style:parent-style-name="Standard" style:list-style-name="L55">
      <style:text-properties style:font-name="Arial" fo:font-size="12pt" fo:font-weight="normal" style:font-size-asian="10.5pt" style:font-weight-asian="normal" style:font-size-complex="12pt" style:font-weight-complex="normal"/>
    </style:style>
    <style:style style:name="P298" style:family="paragraph" style:parent-style-name="Standard" style:list-style-name="L40">
      <style:paragraph-properties fo:text-align="justify" style:justify-single-word="false"/>
      <style:text-properties style:font-name="Arial" fo:font-size="12pt" fo:font-weight="normal" style:font-name-asian="Arial2" style:font-size-asian="10.5pt" style:font-weight-asian="normal" style:font-name-complex="Arial2" style:font-size-complex="12pt" style:font-weight-complex="normal"/>
    </style:style>
    <style:style style:name="P299" style:family="paragraph" style:parent-style-name="Standard" style:list-style-name="L35">
      <style:paragraph-properties fo:line-height="100%"/>
      <style:text-properties style:font-name="Arial" fo:font-size="12pt" style:font-name-asian="Arial2" style:font-size-asian="10.5pt" style:font-name-complex="Arial2" style:font-size-complex="12pt"/>
    </style:style>
    <style:style style:name="P300" style:family="paragraph" style:parent-style-name="Standard" style:list-style-name="L37">
      <style:paragraph-properties fo:line-height="100%"/>
      <style:text-properties style:font-name="Arial" fo:font-size="12pt" style:font-name-asian="Arial2" style:font-size-asian="10.5pt" style:font-name-complex="Arial2" style:font-size-complex="12pt"/>
    </style:style>
    <style:style style:name="P301" style:family="paragraph" style:parent-style-name="Standard" style:list-style-name="L126">
      <style:paragraph-properties fo:line-height="100%"/>
      <style:text-properties style:font-name="Arial" fo:font-size="12pt" style:font-name-asian="Arial2" style:font-size-asian="10.5pt" style:font-name-complex="Arial2" style:font-size-complex="12pt"/>
    </style:style>
    <style:style style:name="P302" style:family="paragraph" style:parent-style-name="Standard" style:list-style-name="L38">
      <style:text-properties style:font-name="Arial" fo:font-size="12pt" style:font-name-asian="Arial2" style:font-size-asian="10.5pt" style:font-name-complex="Arial2" style:font-size-complex="12pt"/>
    </style:style>
    <style:style style:name="P303" style:family="paragraph" style:parent-style-name="Standard" style:list-style-name="L41">
      <style:paragraph-properties fo:text-align="start" style:justify-single-word="false"/>
      <style:text-properties style:font-name="Arial" fo:font-size="12pt" style:font-name-asian="Arial2" style:font-size-asian="10.5pt" style:font-name-complex="Arial2" style:font-size-complex="12pt"/>
    </style:style>
    <style:style style:name="P304" style:family="paragraph" style:parent-style-name="Standard" style:list-style-name="L41">
      <style:text-properties style:font-name="Arial" fo:font-size="12pt" style:font-name-asian="Arial2" style:font-size-asian="10.5pt" style:font-name-complex="Arial2" style:font-size-complex="12pt"/>
    </style:style>
    <style:style style:name="P305" style:family="paragraph" style:parent-style-name="Standard" style:list-style-name="L43">
      <style:text-properties style:font-name="Arial" fo:font-size="12pt" style:font-name-asian="Arial2" style:font-size-asian="10.5pt" style:font-name-complex="Arial2" style:font-size-complex="12pt"/>
    </style:style>
    <style:style style:name="P306" style:family="paragraph" style:parent-style-name="Standard" style:list-style-name="L44">
      <style:text-properties style:font-name="Arial" fo:font-size="12pt" style:font-name-asian="Arial2" style:font-size-asian="10.5pt" style:font-name-complex="Arial2" style:font-size-complex="12pt"/>
    </style:style>
    <style:style style:name="P307" style:family="paragraph" style:parent-style-name="Standard" style:list-style-name="L45">
      <style:text-properties style:font-name="Arial" fo:font-size="12pt" style:font-name-asian="Arial2" style:font-size-asian="10.5pt" style:font-name-complex="Arial2" style:font-size-complex="12pt"/>
    </style:style>
    <style:style style:name="P308" style:family="paragraph" style:parent-style-name="Standard" style:list-style-name="L46">
      <style:text-properties style:font-name="Arial" fo:font-size="12pt" style:font-name-asian="Arial2" style:font-size-asian="10.5pt" style:font-name-complex="Arial2" style:font-size-complex="12pt"/>
    </style:style>
    <style:style style:name="P309" style:family="paragraph" style:parent-style-name="Standard" style:list-style-name="L47">
      <style:text-properties style:font-name="Arial" fo:font-size="12pt" style:font-name-asian="Arial2" style:font-size-asian="10.5pt" style:font-name-complex="Arial2" style:font-size-complex="12pt"/>
    </style:style>
    <style:style style:name="P310" style:family="paragraph" style:parent-style-name="Standard" style:list-style-name="L48">
      <style:text-properties style:font-name="Arial" fo:font-size="12pt" style:font-name-asian="Arial2" style:font-size-asian="10.5pt" style:font-name-complex="Arial2" style:font-size-complex="12pt"/>
    </style:style>
    <style:style style:name="P311" style:family="paragraph" style:parent-style-name="Standard" style:list-style-name="L49">
      <style:text-properties style:font-name="Arial" fo:font-size="12pt" style:font-name-asian="Arial2" style:font-size-asian="10.5pt" style:font-name-complex="Arial2" style:font-size-complex="12pt"/>
    </style:style>
    <style:style style:name="P312" style:family="paragraph" style:parent-style-name="Standard" style:list-style-name="L4">
      <style:paragraph-properties fo:line-height="100%"/>
      <style:text-properties style:font-name="Arial"/>
    </style:style>
    <style:style style:name="P313" style:family="paragraph" style:parent-style-name="Standard" style:list-style-name="L56">
      <style:paragraph-properties fo:text-align="justify" style:justify-single-word="false" style:text-autospace="none"/>
      <style:text-properties style:font-name="Arial" fo:font-weight="bold" style:font-weight-asian="bold" style:font-name-complex="Arial" style:font-weight-complex="bold"/>
    </style:style>
    <style:style style:name="P314" style:family="paragraph" style:parent-style-name="Standard" style:list-style-name="L57">
      <style:paragraph-properties fo:text-align="justify" style:justify-single-word="false" style:text-autospace="none"/>
      <style:text-properties style:font-name="Arial" fo:font-weight="bold" style:font-weight-asian="bold" style:font-name-complex="Arial" style:font-weight-complex="bold"/>
    </style:style>
    <style:style style:name="P315" style:family="paragraph" style:parent-style-name="Standard" style:list-style-name="L72">
      <style:paragraph-properties fo:text-align="justify" style:justify-single-word="false" style:text-autospace="none"/>
      <style:text-properties style:font-name="Arial" fo:font-weight="bold" style:font-weight-asian="bold" style:font-name-complex="Arial" style:font-weight-complex="bold"/>
    </style:style>
    <style:style style:name="P316" style:family="paragraph" style:parent-style-name="Standard" style:list-style-name="L83">
      <style:paragraph-properties fo:text-align="justify" style:justify-single-word="false"/>
      <style:text-properties style:font-name="Arial" fo:font-weight="bold" style:font-weight-asian="bold" style:font-name-complex="Arial" style:font-weight-complex="bold"/>
    </style:style>
    <style:style style:name="P317" style:family="paragraph" style:parent-style-name="Standard" style:list-style-name="L85">
      <style:paragraph-properties fo:text-align="justify" style:justify-single-word="false" style:text-autospace="none"/>
      <style:text-properties style:font-name="Arial" fo:font-weight="bold" style:font-weight-asian="bold" style:font-name-complex="Arial" style:font-weight-complex="bold"/>
    </style:style>
    <style:style style:name="P318" style:family="paragraph" style:parent-style-name="Standard" style:list-style-name="L87">
      <style:paragraph-properties fo:text-align="justify" style:justify-single-word="false" style:text-autospace="none"/>
      <style:text-properties style:font-name="Arial" fo:font-weight="bold" style:font-weight-asian="bold" style:font-name-complex="Arial" style:font-weight-complex="bold"/>
    </style:style>
    <style:style style:name="P319" style:family="paragraph" style:parent-style-name="Standard" style:list-style-name="L92">
      <style:paragraph-properties fo:text-align="justify" style:justify-single-word="false"/>
      <style:text-properties style:font-name="Arial" fo:font-weight="bold" style:font-weight-asian="bold" style:font-name-complex="Arial" style:font-weight-complex="bold"/>
    </style:style>
    <style:style style:name="P320" style:family="paragraph" style:parent-style-name="Standard" style:list-style-name="L98">
      <style:paragraph-properties fo:text-align="justify" style:justify-single-word="false"/>
      <style:text-properties style:font-name="Arial" fo:font-weight="bold" style:font-weight-asian="bold" style:font-name-complex="Arial" style:font-weight-complex="bold"/>
    </style:style>
    <style:style style:name="P321" style:family="paragraph" style:parent-style-name="Standard" style:list-style-name="L113">
      <style:paragraph-properties fo:text-align="justify" style:justify-single-word="false"/>
      <style:text-properties style:font-name="Arial" fo:font-weight="bold" style:font-weight-asian="bold" style:font-name-complex="Arial" style:font-weight-complex="bold"/>
    </style:style>
    <style:style style:name="P322" style:family="paragraph" style:parent-style-name="Standard" style:list-style-name="L58">
      <style:paragraph-properties fo:text-align="start" style:justify-single-word="false" style:text-autospace="none"/>
      <style:text-properties style:font-name="Arial" fo:font-weight="bold" style:font-weight-asian="bold" style:font-name-complex="Arial" style:font-weight-complex="bold"/>
    </style:style>
    <style:style style:name="P323" style:family="paragraph" style:parent-style-name="Standard" style:list-style-name="L59">
      <style:paragraph-properties fo:text-align="start" style:justify-single-word="false" style:text-autospace="none"/>
      <style:text-properties style:font-name="Arial" fo:font-weight="bold" style:font-weight-asian="bold" style:font-name-complex="Arial" style:font-weight-complex="bold"/>
    </style:style>
    <style:style style:name="P324" style:family="paragraph" style:parent-style-name="Standard" style:list-style-name="L64">
      <style:paragraph-properties fo:text-align="start" style:justify-single-word="false"/>
      <style:text-properties style:font-name="Arial" fo:font-weight="bold" style:font-weight-asian="bold" style:font-name-complex="Arial" style:font-weight-complex="bold"/>
    </style:style>
    <style:style style:name="P325" style:family="paragraph" style:parent-style-name="Standard" style:list-style-name="L65">
      <style:paragraph-properties fo:text-align="start" style:justify-single-word="false" style:text-autospace="none"/>
      <style:text-properties style:font-name="Arial" fo:font-weight="bold" style:font-weight-asian="bold" style:font-name-complex="Arial" style:font-weight-complex="bold"/>
    </style:style>
    <style:style style:name="P326" style:family="paragraph" style:parent-style-name="Standard" style:list-style-name="L66">
      <style:paragraph-properties fo:text-align="start" style:justify-single-word="false" style:text-autospace="none"/>
      <style:text-properties style:font-name="Arial" fo:font-weight="bold" style:font-weight-asian="bold" style:font-name-complex="Arial" style:font-weight-complex="bold"/>
    </style:style>
    <style:style style:name="P327" style:family="paragraph" style:parent-style-name="Standard" style:list-style-name="L67">
      <style:paragraph-properties fo:text-align="start" style:justify-single-word="false" style:text-autospace="none"/>
      <style:text-properties style:font-name="Arial" fo:font-weight="bold" style:font-weight-asian="bold" style:font-name-complex="Arial" style:font-weight-complex="bold"/>
    </style:style>
    <style:style style:name="P328" style:family="paragraph" style:parent-style-name="Standard" style:list-style-name="L68">
      <style:paragraph-properties fo:text-align="start" style:justify-single-word="false" style:text-autospace="none"/>
      <style:text-properties style:font-name="Arial" fo:font-weight="bold" style:font-weight-asian="bold" style:font-name-complex="Arial" style:font-weight-complex="bold"/>
    </style:style>
    <style:style style:name="P329" style:family="paragraph" style:parent-style-name="Standard" style:list-style-name="L71">
      <style:paragraph-properties fo:text-align="start" style:justify-single-word="false"/>
      <style:text-properties style:font-name="Arial" fo:font-weight="bold" style:font-weight-asian="bold" style:font-name-complex="Arial" style:font-weight-complex="bold"/>
    </style:style>
    <style:style style:name="P330" style:family="paragraph" style:parent-style-name="Standard" style:list-style-name="L73">
      <style:paragraph-properties fo:text-align="start" style:justify-single-word="false" style:text-autospace="none"/>
      <style:text-properties style:font-name="Arial" fo:font-weight="bold" style:font-weight-asian="bold" style:font-name-complex="Arial" style:font-weight-complex="bold"/>
    </style:style>
    <style:style style:name="P331" style:family="paragraph" style:parent-style-name="Standard" style:list-style-name="L74">
      <style:paragraph-properties fo:text-align="start" style:justify-single-word="false" style:text-autospace="none"/>
      <style:text-properties style:font-name="Arial" fo:font-weight="bold" style:font-weight-asian="bold" style:font-name-complex="Arial" style:font-weight-complex="bold"/>
    </style:style>
    <style:style style:name="P332" style:family="paragraph" style:parent-style-name="Standard" style:list-style-name="L75">
      <style:paragraph-properties fo:text-align="start" style:justify-single-word="false" style:text-autospace="none"/>
      <style:text-properties style:font-name="Arial" fo:font-weight="bold" style:font-weight-asian="bold" style:font-name-complex="Arial" style:font-weight-complex="bold"/>
    </style:style>
    <style:style style:name="P333" style:family="paragraph" style:parent-style-name="Standard" style:list-style-name="L84">
      <style:paragraph-properties fo:text-align="start" style:justify-single-word="false" style:text-autospace="none"/>
      <style:text-properties style:font-name="Arial" fo:font-weight="bold" style:font-weight-asian="bold" style:font-name-complex="Arial" style:font-weight-complex="bold"/>
    </style:style>
    <style:style style:name="P334" style:family="paragraph" style:parent-style-name="Standard" style:list-style-name="L86">
      <style:paragraph-properties fo:text-align="start" style:justify-single-word="false" style:text-autospace="none"/>
      <style:text-properties style:font-name="Arial" fo:font-weight="bold" style:font-weight-asian="bold" style:font-name-complex="Arial" style:font-weight-complex="bold"/>
    </style:style>
    <style:style style:name="P335" style:family="paragraph" style:parent-style-name="Standard" style:list-style-name="L90">
      <style:paragraph-properties fo:text-align="start" style:justify-single-word="false"/>
      <style:text-properties style:font-name="Arial" fo:font-weight="bold" style:font-weight-asian="bold" style:font-name-complex="Arial" style:font-weight-complex="bold"/>
    </style:style>
    <style:style style:name="P336" style:family="paragraph" style:parent-style-name="Standard" style:list-style-name="L91">
      <style:paragraph-properties fo:text-align="start" style:justify-single-word="false"/>
      <style:text-properties style:font-name="Arial" fo:font-weight="bold" style:font-weight-asian="bold" style:font-name-complex="Arial" style:font-weight-complex="bold"/>
    </style:style>
    <style:style style:name="P337" style:family="paragraph" style:parent-style-name="Standard" style:list-style-name="L93">
      <style:paragraph-properties fo:text-align="start" style:justify-single-word="false"/>
      <style:text-properties style:font-name="Arial" fo:font-weight="bold" style:font-weight-asian="bold" style:font-name-complex="Arial" style:font-weight-complex="bold"/>
    </style:style>
    <style:style style:name="P338" style:family="paragraph" style:parent-style-name="Standard" style:list-style-name="L97">
      <style:paragraph-properties fo:text-align="start" style:justify-single-word="false"/>
      <style:text-properties style:font-name="Arial" fo:font-weight="bold" style:font-weight-asian="bold" style:font-name-complex="Arial" style:font-weight-complex="bold"/>
    </style:style>
    <style:style style:name="P339" style:family="paragraph" style:parent-style-name="Standard" style:list-style-name="L99">
      <style:paragraph-properties fo:text-align="start" style:justify-single-word="false"/>
      <style:text-properties style:font-name="Arial" fo:font-weight="bold" style:font-weight-asian="bold" style:font-name-complex="Arial" style:font-weight-complex="bold"/>
    </style:style>
    <style:style style:name="P340" style:family="paragraph" style:parent-style-name="Standard" style:list-style-name="L100">
      <style:paragraph-properties fo:text-align="start" style:justify-single-word="false"/>
      <style:text-properties style:font-name="Arial" fo:font-weight="bold" style:font-weight-asian="bold" style:font-name-complex="Arial" style:font-weight-complex="bold"/>
    </style:style>
    <style:style style:name="P341" style:family="paragraph" style:parent-style-name="Standard" style:list-style-name="L101">
      <style:paragraph-properties fo:text-align="start" style:justify-single-word="false"/>
      <style:text-properties style:font-name="Arial" fo:font-weight="bold" style:font-weight-asian="bold" style:font-name-complex="Arial" style:font-weight-complex="bold"/>
    </style:style>
    <style:style style:name="P342" style:family="paragraph" style:parent-style-name="Standard" style:list-style-name="L102">
      <style:paragraph-properties fo:text-align="start" style:justify-single-word="false"/>
      <style:text-properties style:font-name="Arial" fo:font-weight="bold" style:font-weight-asian="bold" style:font-name-complex="Arial" style:font-weight-complex="bold"/>
    </style:style>
    <style:style style:name="P343" style:family="paragraph" style:parent-style-name="Standard" style:list-style-name="L103">
      <style:paragraph-properties fo:text-align="start" style:justify-single-word="false"/>
      <style:text-properties style:font-name="Arial" fo:font-weight="bold" style:font-weight-asian="bold" style:font-name-complex="Arial" style:font-weight-complex="bold"/>
    </style:style>
    <style:style style:name="P344" style:family="paragraph" style:parent-style-name="Standard" style:list-style-name="L104">
      <style:paragraph-properties fo:text-align="start" style:justify-single-word="false"/>
      <style:text-properties style:font-name="Arial" fo:font-weight="bold" style:font-weight-asian="bold" style:font-name-complex="Arial" style:font-weight-complex="bold"/>
    </style:style>
    <style:style style:name="P345" style:family="paragraph" style:parent-style-name="Standard" style:list-style-name="L105">
      <style:paragraph-properties fo:text-align="start" style:justify-single-word="false"/>
      <style:text-properties style:font-name="Arial" fo:font-weight="bold" style:font-weight-asian="bold" style:font-name-complex="Arial" style:font-weight-complex="bold"/>
    </style:style>
    <style:style style:name="P346" style:family="paragraph" style:parent-style-name="Standard" style:list-style-name="L106">
      <style:paragraph-properties fo:text-align="start" style:justify-single-word="false"/>
      <style:text-properties style:font-name="Arial" fo:font-weight="bold" style:font-weight-asian="bold" style:font-name-complex="Arial" style:font-weight-complex="bold"/>
    </style:style>
    <style:style style:name="P347" style:family="paragraph" style:parent-style-name="Standard" style:list-style-name="L107">
      <style:paragraph-properties fo:text-align="start" style:justify-single-word="false"/>
      <style:text-properties style:font-name="Arial" fo:font-weight="bold" style:font-weight-asian="bold" style:font-name-complex="Arial" style:font-weight-complex="bold"/>
    </style:style>
    <style:style style:name="P348" style:family="paragraph" style:parent-style-name="Standard" style:list-style-name="L109">
      <style:paragraph-properties fo:text-align="start" style:justify-single-word="false"/>
      <style:text-properties style:font-name="Arial" fo:font-weight="bold" style:font-weight-asian="bold" style:font-name-complex="Arial" style:font-weight-complex="bold"/>
    </style:style>
    <style:style style:name="P349" style:family="paragraph" style:parent-style-name="Standard" style:list-style-name="L110">
      <style:paragraph-properties fo:text-align="start" style:justify-single-word="false"/>
      <style:text-properties style:font-name="Arial" fo:font-weight="bold" style:font-weight-asian="bold" style:font-name-complex="Arial" style:font-weight-complex="bold"/>
    </style:style>
    <style:style style:name="P350" style:family="paragraph" style:parent-style-name="Standard" style:list-style-name="L111">
      <style:paragraph-properties fo:text-align="start" style:justify-single-word="false"/>
      <style:text-properties style:font-name="Arial" fo:font-weight="bold" style:font-weight-asian="bold" style:font-name-complex="Arial" style:font-weight-complex="bold"/>
    </style:style>
    <style:style style:name="P351" style:family="paragraph" style:parent-style-name="Standard" style:list-style-name="L112">
      <style:paragraph-properties fo:text-align="start" style:justify-single-word="false"/>
      <style:text-properties style:font-name="Arial" fo:font-weight="bold" style:font-weight-asian="bold" style:font-name-complex="Arial" style:font-weight-complex="bold"/>
    </style:style>
    <style:style style:name="P352" style:family="paragraph" style:parent-style-name="Standard" style:list-style-name="L113">
      <style:paragraph-properties fo:text-align="start" style:justify-single-word="false"/>
      <style:text-properties style:font-name="Arial" fo:font-weight="bold" style:font-weight-asian="bold" style:font-name-complex="Arial" style:font-weight-complex="bold"/>
    </style:style>
    <style:style style:name="P353" style:family="paragraph" style:parent-style-name="Standard" style:list-style-name="L114">
      <style:paragraph-properties fo:text-align="start" style:justify-single-word="false"/>
      <style:text-properties style:font-name="Arial" fo:font-weight="bold" style:font-weight-asian="bold" style:font-name-complex="Arial" style:font-weight-complex="bold"/>
    </style:style>
    <style:style style:name="P354" style:family="paragraph" style:parent-style-name="Standard" style:list-style-name="L115">
      <style:paragraph-properties fo:text-align="start" style:justify-single-word="false"/>
      <style:text-properties style:font-name="Arial" fo:font-weight="bold" style:font-weight-asian="bold" style:font-name-complex="Arial" style:font-weight-complex="bold"/>
    </style:style>
    <style:style style:name="P355" style:family="paragraph" style:parent-style-name="Standard" style:list-style-name="L59">
      <style:paragraph-properties fo:text-align="start" style:justify-single-word="false"/>
      <style:text-properties style:font-name="Arial" style:font-name-complex="Arial" style:font-size-complex="9pt"/>
    </style:style>
    <style:style style:name="P356" style:family="paragraph" style:parent-style-name="Standard" style:list-style-name="L59">
      <style:paragraph-properties fo:text-align="start" style:justify-single-word="false" style:text-autospace="none"/>
      <style:text-properties style:font-name="Arial" style:font-name-complex="Arial" style:font-size-complex="9pt"/>
    </style:style>
    <style:style style:name="P357" style:family="paragraph" style:parent-style-name="Standard" style:list-style-name="L68">
      <style:paragraph-properties fo:text-align="start" style:justify-single-word="false"/>
      <style:text-properties style:font-name="Arial" style:font-name-complex="Arial" style:font-size-complex="9pt"/>
    </style:style>
    <style:style style:name="P358" style:family="paragraph" style:parent-style-name="Standard" style:list-style-name="L74">
      <style:paragraph-properties fo:text-align="start" style:justify-single-word="false" style:text-autospace="none"/>
      <style:text-properties style:font-name="Arial" style:font-name-complex="Arial" style:font-size-complex="9pt"/>
    </style:style>
    <style:style style:name="P359" style:family="paragraph" style:parent-style-name="Standard" style:list-style-name="L75">
      <style:paragraph-properties fo:text-align="start" style:justify-single-word="false"/>
      <style:text-properties style:font-name="Arial" style:font-name-complex="Arial" style:font-size-complex="9pt"/>
    </style:style>
    <style:style style:name="P360" style:family="paragraph" style:parent-style-name="Standard" style:list-style-name="L86">
      <style:paragraph-properties fo:text-align="start" style:justify-single-word="false">
        <style:tab-stops>
          <style:tab-stop style:position="14.737cm"/>
        </style:tab-stops>
      </style:paragraph-properties>
      <style:text-properties style:font-name="Arial" style:font-name-complex="Arial" style:font-size-complex="9pt"/>
    </style:style>
    <style:style style:name="P361" style:family="paragraph" style:parent-style-name="Standard" style:list-style-name="L87">
      <style:paragraph-properties fo:text-align="start" style:justify-single-word="false"/>
      <style:text-properties style:font-name="Arial" style:font-name-complex="Arial" style:font-size-complex="9pt"/>
    </style:style>
    <style:style style:name="P362" style:family="paragraph" style:parent-style-name="Standard" style:list-style-name="L59">
      <style:paragraph-properties fo:text-align="justify" style:justify-single-word="false" style:text-autospace="none"/>
      <style:text-properties style:font-name="Arial" style:font-name-complex="Arial" style:font-size-complex="9pt"/>
    </style:style>
    <style:style style:name="P363" style:family="paragraph" style:parent-style-name="Standard" style:list-style-name="L67">
      <style:paragraph-properties fo:text-align="justify" style:justify-single-word="false" style:text-autospace="none"/>
      <style:text-properties style:font-name="Arial" style:font-name-complex="Arial" style:font-size-complex="9pt"/>
    </style:style>
    <style:style style:name="P364" style:family="paragraph" style:parent-style-name="Standard" style:list-style-name="L60">
      <style:paragraph-properties fo:text-align="start" style:justify-single-word="false"/>
      <style:text-properties style:font-name="Arial" style:font-name-complex="Arial"/>
    </style:style>
    <style:style style:name="P365" style:family="paragraph" style:parent-style-name="Standard" style:list-style-name="L62">
      <style:paragraph-properties fo:text-align="start" style:justify-single-word="false"/>
      <style:text-properties style:font-name="Arial" style:font-name-complex="Arial"/>
    </style:style>
    <style:style style:name="P366" style:family="paragraph" style:parent-style-name="Standard" style:list-style-name="L63">
      <style:paragraph-properties fo:text-align="start" style:justify-single-word="false"/>
      <style:text-properties style:font-name="Arial" style:font-name-complex="Arial"/>
    </style:style>
    <style:style style:name="P367" style:family="paragraph" style:parent-style-name="Standard" style:list-style-name="L69">
      <style:paragraph-properties fo:text-align="start" style:justify-single-word="false"/>
      <style:text-properties style:font-name="Arial" style:font-name-complex="Arial"/>
    </style:style>
    <style:style style:name="P368" style:family="paragraph" style:parent-style-name="Standard" style:list-style-name="L70">
      <style:paragraph-properties fo:text-align="start" style:justify-single-word="false"/>
      <style:text-properties style:font-name="Arial" style:font-name-complex="Arial"/>
    </style:style>
    <style:style style:name="P369" style:family="paragraph" style:parent-style-name="Standard" style:list-style-name="L76">
      <style:paragraph-properties fo:text-align="start" style:justify-single-word="false"/>
      <style:text-properties style:font-name="Arial" style:font-name-complex="Arial"/>
    </style:style>
    <style:style style:name="P370" style:family="paragraph" style:parent-style-name="Standard" style:list-style-name="L77">
      <style:paragraph-properties fo:text-align="start" style:justify-single-word="false"/>
      <style:text-properties style:font-name="Arial" style:font-name-complex="Arial"/>
    </style:style>
    <style:style style:name="P371" style:family="paragraph" style:parent-style-name="Standard" style:list-style-name="L78">
      <style:paragraph-properties fo:text-align="start" style:justify-single-word="false"/>
      <style:text-properties style:font-name="Arial" style:font-name-complex="Arial"/>
    </style:style>
    <style:style style:name="P372" style:family="paragraph" style:parent-style-name="Standard" style:list-style-name="L79">
      <style:paragraph-properties fo:text-align="start" style:justify-single-word="false"/>
      <style:text-properties style:font-name="Arial" style:font-name-complex="Arial"/>
    </style:style>
    <style:style style:name="P373" style:family="paragraph" style:parent-style-name="Standard" style:list-style-name="L80">
      <style:paragraph-properties fo:text-align="start" style:justify-single-word="false"/>
      <style:text-properties style:font-name="Arial" style:font-name-complex="Arial"/>
    </style:style>
    <style:style style:name="P374" style:family="paragraph" style:parent-style-name="Standard" style:list-style-name="L81">
      <style:paragraph-properties fo:text-align="start" style:justify-single-word="false">
        <style:tab-stops>
          <style:tab-stop style:position="14.737cm"/>
        </style:tab-stops>
      </style:paragraph-properties>
      <style:text-properties style:font-name="Arial" style:font-name-complex="Arial"/>
    </style:style>
    <style:style style:name="P375" style:family="paragraph" style:parent-style-name="Standard" style:list-style-name="L88">
      <style:paragraph-properties fo:text-align="start" style:justify-single-word="false"/>
      <style:text-properties style:font-name="Arial" style:font-name-complex="Arial"/>
    </style:style>
    <style:style style:name="P376" style:family="paragraph" style:parent-style-name="Standard" style:list-style-name="L89">
      <style:paragraph-properties fo:text-align="start" style:justify-single-word="false"/>
      <style:text-properties style:font-name="Arial" style:font-name-complex="Arial"/>
    </style:style>
    <style:style style:name="P377" style:family="paragraph" style:parent-style-name="Standard" style:list-style-name="L94">
      <style:paragraph-properties fo:text-align="start" style:justify-single-word="false"/>
      <style:text-properties style:font-name="Arial" style:font-name-complex="Arial"/>
    </style:style>
    <style:style style:name="P378" style:family="paragraph" style:parent-style-name="Standard" style:list-style-name="L94">
      <style:paragraph-properties fo:text-align="start" style:justify-single-word="false">
        <style:tab-stops>
          <style:tab-stop style:position="11.192cm"/>
        </style:tab-stops>
      </style:paragraph-properties>
      <style:text-properties style:font-name="Arial" style:font-name-complex="Arial"/>
    </style:style>
    <style:style style:name="P379" style:family="paragraph" style:parent-style-name="Standard" style:list-style-name="L95">
      <style:paragraph-properties fo:text-align="start" style:justify-single-word="false"/>
      <style:text-properties style:font-name="Arial" style:font-name-complex="Arial"/>
    </style:style>
    <style:style style:name="P380" style:family="paragraph" style:parent-style-name="Standard" style:list-style-name="L96">
      <style:paragraph-properties fo:text-align="start" style:justify-single-word="false"/>
      <style:text-properties style:font-name="Arial" style:font-name-complex="Arial"/>
    </style:style>
    <style:style style:name="P381" style:family="paragraph" style:parent-style-name="Standard" style:list-style-name="L100">
      <style:paragraph-properties fo:text-align="start" style:justify-single-word="false"/>
      <style:text-properties style:font-name="Arial" style:font-name-complex="Arial"/>
    </style:style>
    <style:style style:name="P382" style:family="paragraph" style:parent-style-name="Standard" style:list-style-name="L101">
      <style:paragraph-properties fo:text-align="start" style:justify-single-word="false"/>
      <style:text-properties style:font-name="Arial" style:font-name-complex="Arial"/>
    </style:style>
    <style:style style:name="P383" style:family="paragraph" style:parent-style-name="Standard" style:list-style-name="L102">
      <style:paragraph-properties fo:text-align="start" style:justify-single-word="false"/>
      <style:text-properties style:font-name="Arial" style:font-name-complex="Arial"/>
    </style:style>
    <style:style style:name="P384" style:family="paragraph" style:parent-style-name="Standard" style:list-style-name="L106">
      <style:paragraph-properties fo:text-align="start" style:justify-single-word="false"/>
      <style:text-properties style:font-name="Arial" style:font-name-complex="Arial"/>
    </style:style>
    <style:style style:name="P385" style:family="paragraph" style:parent-style-name="Standard" style:list-style-name="L107">
      <style:paragraph-properties fo:text-align="start" style:justify-single-word="false"/>
      <style:text-properties style:font-name="Arial" style:font-name-complex="Arial"/>
    </style:style>
    <style:style style:name="P386" style:family="paragraph" style:parent-style-name="Standard" style:list-style-name="L108">
      <style:paragraph-properties fo:text-align="start" style:justify-single-word="false"/>
      <style:text-properties style:font-name="Arial" style:font-name-complex="Arial"/>
    </style:style>
    <style:style style:name="P387" style:family="paragraph" style:parent-style-name="Standard" style:list-style-name="L113">
      <style:paragraph-properties fo:text-align="start" style:justify-single-word="false"/>
      <style:text-properties style:font-name="Arial" style:font-name-complex="Arial"/>
    </style:style>
    <style:style style:name="P388" style:family="paragraph" style:parent-style-name="Standard" style:list-style-name="L114">
      <style:paragraph-properties fo:text-align="start" style:justify-single-word="false">
        <style:tab-stops>
          <style:tab-stop style:position="9.604cm"/>
        </style:tab-stops>
      </style:paragraph-properties>
      <style:text-properties style:font-name="Arial" style:font-name-complex="Arial"/>
    </style:style>
    <style:style style:name="P389" style:family="paragraph" style:parent-style-name="Standard" style:list-style-name="L115">
      <style:paragraph-properties fo:text-align="start" style:justify-single-word="false"/>
      <style:text-properties style:font-name="Arial" style:font-name-complex="Arial"/>
    </style:style>
    <style:style style:name="P390" style:family="paragraph" style:parent-style-name="Standard" style:list-style-name="L61">
      <style:paragraph-properties fo:text-align="justify" style:justify-single-word="false"/>
      <style:text-properties style:font-name="Arial" style:font-name-complex="Arial"/>
    </style:style>
    <style:style style:name="P391" style:family="paragraph" style:parent-style-name="Standard" style:list-style-name="L93">
      <style:paragraph-properties fo:text-align="justify" style:justify-single-word="false"/>
      <style:text-properties style:font-name="Arial" style:font-name-complex="Arial"/>
    </style:style>
    <style:style style:name="P392" style:family="paragraph" style:parent-style-name="Standard" style:list-style-name="L59">
      <style:paragraph-properties fo:text-align="start" style:justify-single-word="false" style:text-autospace="none"/>
      <style:text-properties style:font-name="Arial" fo:language="en" fo:country="GB" style:font-name-complex="Arial"/>
    </style:style>
    <style:style style:name="P393" style:family="paragraph" style:parent-style-name="Standard" style:list-style-name="L11"/>
    <style:style style:name="P394" style:family="paragraph" style:parent-style-name="Standard" style:list-style-name="L12"/>
    <style:style style:name="P395" style:family="paragraph" style:parent-style-name="Standard" style:list-style-name="L13"/>
    <style:style style:name="P396" style:family="paragraph" style:parent-style-name="Standard" style:list-style-name="L14"/>
    <style:style style:name="P397" style:family="paragraph" style:parent-style-name="Standard" style:list-style-name="L15"/>
    <style:style style:name="P398" style:family="paragraph" style:parent-style-name="Standard" style:list-style-name="L19"/>
    <style:style style:name="P399" style:family="paragraph" style:parent-style-name="Standard" style:list-style-name="L20"/>
    <style:style style:name="P400" style:family="paragraph" style:parent-style-name="Standard" style:list-style-name="L21"/>
    <style:style style:name="P401" style:family="paragraph" style:parent-style-name="Standard" style:list-style-name="L23"/>
    <style:style style:name="P402" style:family="paragraph" style:parent-style-name="Standard" style:list-style-name="L24"/>
    <style:style style:name="P403" style:family="paragraph" style:parent-style-name="Standard" style:list-style-name="L25"/>
    <style:style style:name="P404" style:family="paragraph" style:parent-style-name="Standard" style:list-style-name="L26"/>
    <style:style style:name="P405" style:family="paragraph" style:parent-style-name="Standard" style:list-style-name="L27"/>
    <style:style style:name="P406" style:family="paragraph" style:parent-style-name="Standard" style:list-style-name="L28"/>
    <style:style style:name="P407" style:family="paragraph" style:parent-style-name="Standard" style:list-style-name="L29"/>
    <style:style style:name="P408" style:family="paragraph" style:parent-style-name="Standard" style:list-style-name="L30"/>
    <style:style style:name="P409" style:family="paragraph" style:parent-style-name="Standard" style:list-style-name="L31"/>
    <style:style style:name="P410" style:family="paragraph" style:parent-style-name="Standard" style:list-style-name="L32"/>
    <style:style style:name="P411" style:family="paragraph" style:parent-style-name="Standard" style:list-style-name="L36">
      <style:paragraph-properties fo:line-height="100%" fo:text-align="justify" style:justify-single-word="false"/>
    </style:style>
    <style:style style:name="P412" style:family="paragraph" style:parent-style-name="Standard" style:list-style-name="L116">
      <style:paragraph-properties fo:line-height="100%" fo:text-align="justify" style:justify-single-word="false"/>
    </style:style>
    <style:style style:name="P413" style:family="paragraph" style:parent-style-name="Standard" style:list-style-name="L116">
      <style:paragraph-properties fo:line-height="100%"/>
    </style:style>
    <style:style style:name="P414" style:family="paragraph" style:parent-style-name="Standard">
      <style:text-properties style:font-name-asian="Arial2" style:font-name-complex="Arial2"/>
    </style:style>
    <style:style style:name="P415" style:family="paragraph" style:parent-style-name="Standard" style:list-style-name="L82">
      <style:paragraph-properties fo:margin-left="1.251cm" fo:margin-right="0cm" fo:text-align="justify" style:justify-single-word="false" fo:text-indent="0cm" style:auto-text-indent="false">
        <style:tab-stops>
          <style:tab-stop style:position="14.737cm"/>
        </style:tab-stops>
      </style:paragraph-properties>
      <style:text-properties style:font-name="Arial" style:font-name-complex="Arial"/>
    </style:style>
    <style:style style:name="P416" style:family="paragraph" style:parent-style-name="Text_20_body">
      <style:paragraph-properties fo:text-align="center" style:justify-single-word="false"/>
      <style:text-properties fo:font-weight="normal" style:font-name-asian="Arial2" style:font-weight-asian="normal" style:font-name-complex="Arial2" style:font-weight-complex="normal"/>
    </style:style>
    <style:style style:name="P417" style:family="paragraph" style:parent-style-name="Text_20_body" style:list-style-name="L11">
      <style:paragraph-properties fo:margin-left="-1.251cm" fo:margin-right="0.3cm" fo:line-height="100%" fo:text-indent="1cm" style:auto-text-indent="false"/>
      <style:text-properties style:font-name="Arial" fo:font-size="12pt" style:font-size-asian="10.5pt" style:font-size-complex="12pt"/>
    </style:style>
    <style:style style:name="P418" style:family="paragraph" style:parent-style-name="Text_20_body" style:list-style-name="L11">
      <style:paragraph-properties fo:margin-left="-1.251cm" fo:margin-right="0.3cm" fo:line-height="100%" fo:text-indent="1cm" style:auto-text-indent="false"/>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419" style:family="paragraph" style:parent-style-name="Text_20_body">
      <style:paragraph-properties fo:margin-left="0cm" fo:margin-right="0.3cm" fo:text-align="center" style:justify-single-word="false" fo:text-indent="0cm" style:auto-text-indent="false"/>
      <style:text-properties style:font-name-asian="Arial2" style:font-name-complex="Arial2"/>
    </style:style>
    <style:style style:name="P420" style:family="paragraph" style:parent-style-name="Text_20_body">
      <style:paragraph-properties fo:margin-left="0cm" fo:margin-right="0.3cm" fo:text-align="start" style:justify-single-word="false" fo:text-indent="0cm" style:auto-text-indent="false"/>
      <style:text-properties fo:font-weight="normal" style:font-name-asian="Arial2" style:font-weight-asian="normal" style:font-name-complex="Arial2" style:font-weight-complex="normal"/>
    </style:style>
    <style:style style:name="P421" style:family="paragraph" style:parent-style-name="Text_20_body">
      <style:paragraph-properties fo:text-align="center" style:justify-single-word="false" fo:break-before="page"/>
      <style:text-properties fo:font-weight="normal" style:font-name-asian="Arial2" style:font-weight-asian="normal" style:font-name-complex="Arial2" style:font-weight-complex="normal"/>
    </style:style>
    <style:style style:name="T1" style:family="text">
      <style:text-properties style:text-underline-style="none"/>
    </style:style>
    <style:style style:name="T2" style:family="text">
      <style:text-properties style:font-name="Arial"/>
    </style:style>
    <style:style style:name="T3" style:family="text">
      <style:text-properties style:font-name="Arial" fo:font-size="12pt" style:font-size-asian="10.5pt" style:font-size-complex="12pt"/>
    </style:style>
    <style:style style:name="T4" style:family="text">
      <style:text-properties style:font-name="Arial" fo:font-size="12pt" fo:font-weight="normal" style:font-size-asian="10.5pt" style:font-weight-asian="normal" style:font-size-complex="12pt" style:font-weight-complex="normal"/>
    </style:style>
    <style:style style:name="T5" style:family="text">
      <style:text-properties style:font-name="Arial" fo:font-size="12pt" fo:font-weight="normal" style:font-size-asian="12pt" style:font-weight-asian="normal" style:font-size-complex="12pt" style:font-weight-complex="normal"/>
    </style:style>
    <style:style style:name="T6" style:family="text">
      <style:text-properties style:font-name="Arial" fo:font-size="12pt" style:text-underline-style="none" style:font-size-asian="10.5pt" style:font-size-complex="12pt"/>
    </style:style>
    <style:style style:name="T7" style:family="text">
      <style:text-properties style:font-name="Arial" fo:font-size="12pt" fo:font-weight="bold" style:font-size-asian="10.5pt" style:font-weight-asian="bold" style:font-size-complex="12pt" style:font-weight-complex="bold"/>
    </style:style>
    <style:style style:name="T8" style:family="text">
      <style:text-properties style:font-name="Arial" style:font-name-complex="Arial"/>
    </style:style>
    <style:style style:name="T9" style:family="text">
      <style:text-properties style:font-name="Arial" style:font-name-asian="Arial2" style:font-name-complex="Arial2"/>
    </style:style>
    <style:style style:name="T10" style:family="text">
      <style:text-properties style:font-name="Arial" fo:font-style="italic" style:font-name-asian="Arial2" style:font-style-asian="italic" style:font-name-complex="Arial2" style:font-style-complex="italic"/>
    </style:style>
    <style:style style:name="T11" style:family="text">
      <style:text-properties fo:font-size="12pt" style:font-size-asian="10.5pt" style:font-size-complex="12pt"/>
    </style:style>
    <style:style style:name="T12" style:family="text">
      <style:text-properties fo:font-style="normal" style:font-style-asian="normal" style:font-style-complex="normal"/>
    </style:style>
    <style:style style:name="T13" style:family="text">
      <style:text-properties fo:font-weight="normal" style:font-weight-asian="normal" style:font-weight-complex="normal"/>
    </style:style>
    <style:style style:name="T14" style:family="text">
      <style:text-properties style:font-name-asian="Arial2" style:font-name-complex="Arial2"/>
    </style:style>
    <style:style style:name="T15" style:family="text">
      <style:text-properties style:font-size-asian="10.5pt"/>
    </style:style>
    <style:style style:name="T16" style:family="text">
      <style:text-properties fo:font-style="italic" style:font-style-asian="italic" style:font-style-complex="italic"/>
    </style:style>
    <style:style style:name="T17" style:family="text">
      <style:text-properties fo:font-style="italic" style:font-name-asian="Arial2" style:font-style-asian="italic" style:font-name-complex="Arial2" style:font-style-complex="italic"/>
    </style:style>
    <style:style style:name="T18" style:family="text">
      <style:text-properties fo:font-weight="bold" style:font-weight-asian="bold" style:font-weight-complex="bold"/>
    </style:style>
    <style:style style:name="T19" style:family="text">
      <style:text-properties fo:color="#000000" style:font-name="Arial" fo:font-size="12pt" style:text-underline-style="none" style:font-size-asian="10.5pt" style:font-size-complex="12pt"/>
    </style:style>
    <style:style style:name="T20" style:family="text">
      <style:text-properties fo:font-size="13pt" style:font-size-asian="13pt" style:font-size-complex="13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1"/>
      </text:list-level-style-bullet>
      <text:list-level-style-bullet text:level="3" text:style-name="Bullet_20_Symbols" style:num-suffix="." text:bullet-char="■">
        <style:list-level-properties text:space-before="3.175cm" text:min-label-width="0.635cm"/>
        <style:text-properties style:font-name="StarSymbol1"/>
      </text:list-level-style-bullet>
      <text:list-level-style-bullet text:level="4" text:style-name="Bullet_20_Symbols" style:num-suffix="." text:bullet-char="●">
        <style:list-level-properties text:space-before="3.81cm" text:min-label-width="0.635cm"/>
        <style:text-properties style:font-name="StarSymbol1"/>
      </text:list-level-style-bullet>
      <text:list-level-style-bullet text:level="5" text:style-name="Bullet_20_Symbols" style:num-suffix="." text:bullet-char="○">
        <style:list-level-properties text:space-before="4.445cm" text:min-label-width="0.635cm"/>
        <style:text-properties style:font-name="StarSymbol1"/>
      </text:list-level-style-bullet>
      <text:list-level-style-bullet text:level="6" text:style-name="Bullet_20_Symbols" style:num-suffix="." text:bullet-char="■">
        <style:list-level-properties text:space-before="5.08cm" text:min-label-width="0.635cm"/>
        <style:text-properties style:font-name="StarSymbol1"/>
      </text:list-level-style-bullet>
      <text:list-level-style-bullet text:level="7" text:style-name="Bullet_20_Symbols" style:num-suffix="." text:bullet-char="●">
        <style:list-level-properties text:space-before="5.715cm" text:min-label-width="0.635cm"/>
        <style:text-properties style:font-name="StarSymbol1"/>
      </text:list-level-style-bullet>
      <text:list-level-style-bullet text:level="8" text:style-name="Bullet_20_Symbols" style:num-suffix="." text:bullet-char="○">
        <style:list-level-properties text:space-before="6.35cm" text:min-label-width="0.635cm"/>
        <style:text-properties style:font-name="StarSymbol1"/>
      </text:list-level-style-bullet>
      <text:list-level-style-bullet text:level="9" text:style-name="Bullet_20_Symbols" style:num-suffix="." text:bullet-char="■">
        <style:list-level-properties text:space-before="6.985cm" text:min-label-width="0.635cm"/>
        <style:text-properties style:font-name="StarSymbol1"/>
      </text:list-level-style-bullet>
      <text:list-level-style-bullet text:level="10" text:style-name="Bullet_20_Symbols" style:num-suffix="." text:bullet-char="●">
        <style:list-level-properties text:space-before="7.62cm" text:min-label-width="0.635cm"/>
        <style:text-properties style:font-name="StarSymbol1"/>
      </text:list-level-style-bullet>
    </text:list-style>
    <text:list-style style:name="L6">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1"/>
      </text:list-level-style-bullet>
      <text:list-level-style-bullet text:level="3" text:style-name="Bullet_20_Symbols" style:num-suffix="." text:bullet-char="■">
        <style:list-level-properties text:space-before="3.175cm" text:min-label-width="0.635cm"/>
        <style:text-properties style:font-name="StarSymbol1"/>
      </text:list-level-style-bullet>
      <text:list-level-style-bullet text:level="4" text:style-name="Bullet_20_Symbols" style:num-suffix="." text:bullet-char="●">
        <style:list-level-properties text:space-before="3.81cm" text:min-label-width="0.635cm"/>
        <style:text-properties style:font-name="StarSymbol1"/>
      </text:list-level-style-bullet>
      <text:list-level-style-bullet text:level="5" text:style-name="Bullet_20_Symbols" style:num-suffix="." text:bullet-char="○">
        <style:list-level-properties text:space-before="4.445cm" text:min-label-width="0.635cm"/>
        <style:text-properties style:font-name="StarSymbol1"/>
      </text:list-level-style-bullet>
      <text:list-level-style-bullet text:level="6" text:style-name="Bullet_20_Symbols" style:num-suffix="." text:bullet-char="■">
        <style:list-level-properties text:space-before="5.08cm" text:min-label-width="0.635cm"/>
        <style:text-properties style:font-name="StarSymbol1"/>
      </text:list-level-style-bullet>
      <text:list-level-style-bullet text:level="7" text:style-name="Bullet_20_Symbols" style:num-suffix="." text:bullet-char="●">
        <style:list-level-properties text:space-before="5.715cm" text:min-label-width="0.635cm"/>
        <style:text-properties style:font-name="StarSymbol1"/>
      </text:list-level-style-bullet>
      <text:list-level-style-bullet text:level="8" text:style-name="Bullet_20_Symbols" style:num-suffix="." text:bullet-char="○">
        <style:list-level-properties text:space-before="6.35cm" text:min-label-width="0.635cm"/>
        <style:text-properties style:font-name="StarSymbol1"/>
      </text:list-level-style-bullet>
      <text:list-level-style-bullet text:level="9" text:style-name="Bullet_20_Symbols" style:num-suffix="." text:bullet-char="■">
        <style:list-level-properties text:space-before="6.985cm" text:min-label-width="0.635cm"/>
        <style:text-properties style:font-name="StarSymbol1"/>
      </text:list-level-style-bullet>
      <text:list-level-style-bullet text:level="10" text:style-name="Bullet_20_Symbols" style:num-suffix="." text:bullet-char="●">
        <style:list-level-properties text:space-before="7.62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1"/>
      </text:list-level-style-bullet>
      <text:list-level-style-bullet text:level="3" text:style-name="Bullet_20_Symbols" style:num-suffix="." text:bullet-char="■">
        <style:list-level-properties text:space-before="3.175cm" text:min-label-width="0.635cm"/>
        <style:text-properties style:font-name="StarSymbol1"/>
      </text:list-level-style-bullet>
      <text:list-level-style-bullet text:level="4" text:style-name="Bullet_20_Symbols" style:num-suffix="." text:bullet-char="●">
        <style:list-level-properties text:space-before="3.81cm" text:min-label-width="0.635cm"/>
        <style:text-properties style:font-name="StarSymbol1"/>
      </text:list-level-style-bullet>
      <text:list-level-style-bullet text:level="5" text:style-name="Bullet_20_Symbols" style:num-suffix="." text:bullet-char="○">
        <style:list-level-properties text:space-before="4.445cm" text:min-label-width="0.635cm"/>
        <style:text-properties style:font-name="StarSymbol1"/>
      </text:list-level-style-bullet>
      <text:list-level-style-bullet text:level="6" text:style-name="Bullet_20_Symbols" style:num-suffix="." text:bullet-char="■">
        <style:list-level-properties text:space-before="5.08cm" text:min-label-width="0.635cm"/>
        <style:text-properties style:font-name="StarSymbol1"/>
      </text:list-level-style-bullet>
      <text:list-level-style-bullet text:level="7" text:style-name="Bullet_20_Symbols" style:num-suffix="." text:bullet-char="●">
        <style:list-level-properties text:space-before="5.715cm" text:min-label-width="0.635cm"/>
        <style:text-properties style:font-name="StarSymbol1"/>
      </text:list-level-style-bullet>
      <text:list-level-style-bullet text:level="8" text:style-name="Bullet_20_Symbols" style:num-suffix="." text:bullet-char="○">
        <style:list-level-properties text:space-before="6.35cm" text:min-label-width="0.635cm"/>
        <style:text-properties style:font-name="StarSymbol1"/>
      </text:list-level-style-bullet>
      <text:list-level-style-bullet text:level="9" text:style-name="Bullet_20_Symbols" style:num-suffix="." text:bullet-char="■">
        <style:list-level-properties text:space-before="6.985cm" text:min-label-width="0.635cm"/>
        <style:text-properties style:font-name="StarSymbol1"/>
      </text:list-level-style-bullet>
      <text:list-level-style-bullet text:level="10" text:style-name="Bullet_20_Symbols" style:num-suffix="." text:bullet-char="●">
        <style:list-level-properties text:space-before="7.62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8">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1"/>
      </text:list-level-style-bullet>
      <text:list-level-style-bullet text:level="3" text:style-name="Bullet_20_Symbols" style:num-suffix="." text:bullet-char="■">
        <style:list-level-properties text:space-before="3.175cm" text:min-label-width="0.635cm"/>
        <style:text-properties style:font-name="StarSymbol1"/>
      </text:list-level-style-bullet>
      <text:list-level-style-bullet text:level="4" text:style-name="Bullet_20_Symbols" style:num-suffix="." text:bullet-char="●">
        <style:list-level-properties text:space-before="3.81cm" text:min-label-width="0.635cm"/>
        <style:text-properties style:font-name="StarSymbol1"/>
      </text:list-level-style-bullet>
      <text:list-level-style-bullet text:level="5" text:style-name="Bullet_20_Symbols" style:num-suffix="." text:bullet-char="○">
        <style:list-level-properties text:space-before="4.445cm" text:min-label-width="0.635cm"/>
        <style:text-properties style:font-name="StarSymbol1"/>
      </text:list-level-style-bullet>
      <text:list-level-style-bullet text:level="6" text:style-name="Bullet_20_Symbols" style:num-suffix="." text:bullet-char="■">
        <style:list-level-properties text:space-before="5.08cm" text:min-label-width="0.635cm"/>
        <style:text-properties style:font-name="StarSymbol1"/>
      </text:list-level-style-bullet>
      <text:list-level-style-bullet text:level="7" text:style-name="Bullet_20_Symbols" style:num-suffix="." text:bullet-char="●">
        <style:list-level-properties text:space-before="5.715cm" text:min-label-width="0.635cm"/>
        <style:text-properties style:font-name="StarSymbol1"/>
      </text:list-level-style-bullet>
      <text:list-level-style-bullet text:level="8" text:style-name="Bullet_20_Symbols" style:num-suffix="." text:bullet-char="○">
        <style:list-level-properties text:space-before="6.35cm" text:min-label-width="0.635cm"/>
        <style:text-properties style:font-name="StarSymbol1"/>
      </text:list-level-style-bullet>
      <text:list-level-style-bullet text:level="9" text:style-name="Bullet_20_Symbols" style:num-suffix="." text:bullet-char="■">
        <style:list-level-properties text:space-before="6.985cm" text:min-label-width="0.635cm"/>
        <style:text-properties style:font-name="StarSymbol1"/>
      </text:list-level-style-bullet>
      <text:list-level-style-bullet text:level="10" text:style-name="Bullet_20_Symbols" style:num-suffix="." text:bullet-char="●">
        <style:list-level-properties text:space-before="7.62cm" text:min-label-width="0.635cm"/>
        <style:text-properties style:font-name="StarSymbol1"/>
      </text:list-level-style-bullet>
    </text:list-style>
    <text:list-style style:name="L129">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1"/>
      </text:list-level-style-bullet>
      <text:list-level-style-bullet text:level="3" text:style-name="Bullet_20_Symbols" style:num-suffix="." text:bullet-char="■">
        <style:list-level-properties text:space-before="3.175cm" text:min-label-width="0.635cm"/>
        <style:text-properties style:font-name="StarSymbol1"/>
      </text:list-level-style-bullet>
      <text:list-level-style-bullet text:level="4" text:style-name="Bullet_20_Symbols" style:num-suffix="." text:bullet-char="●">
        <style:list-level-properties text:space-before="3.81cm" text:min-label-width="0.635cm"/>
        <style:text-properties style:font-name="StarSymbol1"/>
      </text:list-level-style-bullet>
      <text:list-level-style-bullet text:level="5" text:style-name="Bullet_20_Symbols" style:num-suffix="." text:bullet-char="○">
        <style:list-level-properties text:space-before="4.445cm" text:min-label-width="0.635cm"/>
        <style:text-properties style:font-name="StarSymbol1"/>
      </text:list-level-style-bullet>
      <text:list-level-style-bullet text:level="6" text:style-name="Bullet_20_Symbols" style:num-suffix="." text:bullet-char="■">
        <style:list-level-properties text:space-before="5.08cm" text:min-label-width="0.635cm"/>
        <style:text-properties style:font-name="StarSymbol1"/>
      </text:list-level-style-bullet>
      <text:list-level-style-bullet text:level="7" text:style-name="Bullet_20_Symbols" style:num-suffix="." text:bullet-char="●">
        <style:list-level-properties text:space-before="5.715cm" text:min-label-width="0.635cm"/>
        <style:text-properties style:font-name="StarSymbol1"/>
      </text:list-level-style-bullet>
      <text:list-level-style-bullet text:level="8" text:style-name="Bullet_20_Symbols" style:num-suffix="." text:bullet-char="○">
        <style:list-level-properties text:space-before="6.35cm" text:min-label-width="0.635cm"/>
        <style:text-properties style:font-name="StarSymbol1"/>
      </text:list-level-style-bullet>
      <text:list-level-style-bullet text:level="9" text:style-name="Bullet_20_Symbols" style:num-suffix="." text:bullet-char="■">
        <style:list-level-properties text:space-before="6.985cm" text:min-label-width="0.635cm"/>
        <style:text-properties style:font-name="StarSymbol1"/>
      </text:list-level-style-bullet>
      <text:list-level-style-bullet text:level="10" text:style-name="Bullet_20_Symbols" style:num-suffix="." text:bullet-char="●">
        <style:list-level-properties text:space-before="7.62cm" text:min-label-width="0.635cm"/>
        <style:text-properties style:font-name="StarSymbol1"/>
      </text:list-level-style-bullet>
    </text:list-style>
    <text:list-style style:name="L1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Definizione del prodotto</text:p>
          </table:table-cell>
          <table:table-cell table:style-name="Tabella4.B1" office:value-type="string">
            <text:p text:style-name="P9">27 Marzo 2008</text:p>
          </table:table-cell>
        </table:table-row>
        <table:table-row>
          <table:table-cell table:style-name="Tabella4.A2" office:value-type="string">
            <text:p text:style-name="P8">Documento Esterno – Formale – v 1.1</text:p>
          </table:table-cell>
          <table:table-cell table:style-name="Tabella4.B2" office:value-type="string">
            <text:p text:style-name="P9">Definizione_del_prodotto_1.1.pdf</text:p>
          </table:table-cell>
        </table:table-row>
      </table:table>
      <text:p text:style-name="P13"/>
      <text:p text:style-name="P13"/>
      <text:p text:style-name="P14">Redazione:</text:p>
      <text:p text:style-name="P25"><text:tab/><text:tab/><text:tab/>Giordano Cariani</text:p>
      <text:p text:style-name="P26"/>
      <text:p text:style-name="P26">Revisione:<text:tab/></text:p>
      <text:p text:style-name="P25"><text:tab/><text:tab/><text:tab/>Daniele Bonaldo<text:tab/><text:tab/><text:tab/></text:p>
      <text:p text:style-name="P26"/>
      <text:p text:style-name="P26">Approvazione:</text:p>
      <text:p text:style-name="P26"><text:tab/><text:tab/><text:tab/><text:span text:style-name="T13">Luca Rubin</text:span></text:p>
      <text:p text:style-name="P28"><text:tab/><text:tab/><text:tab/></text:p>
      <text:p text:style-name="P26"/>
      <text:p text:style-name="P26">Lista di distribuzione:</text:p>
      <text:p text:style-name="P25"><text:tab/><text:tab/><text:tab/><text:tab/><text:tab/><text:tab/>Prof. Vardanega Tullio</text:p>
      <text:p text:style-name="P25"><text:tab/><text:tab/><text:tab/><text:tab/><text:tab/><text:tab/>Prof. Conte Renato</text:p>
      <text:p text:style-name="P25"><text:tab/><text:tab/><text:tab/><text:tab/><text:tab/><text:tab/>Prof. Palazzi Claudio</text:p>
      <text:p text:style-name="P25"><text:tab/><text:tab/><text:tab/><text:tab/><text:tab/><text:tab/>Stylosoft</text:p>
      <text:p text:style-name="P25"/>
      <text:p text:style-name="P27">Registro delle modifiche:</text:p>
      <text:p text:style-name="P27"/>
      <table:table table:name="Tabella2" table:style-name="Tabella2">
        <table:table-column table:style-name="Tabella2.A"/>
        <table:table-column table:style-name="Tabella2.B"/>
        <table:table-column table:style-name="Tabella2.C"/>
        <table:table-row>
          <table:table-cell table:style-name="Tabella2.A1" office:value-type="string">
            <text:p text:style-name="P29">Versione</text:p>
          </table:table-cell>
          <table:table-cell table:style-name="Tabella2.B1" office:value-type="string">
            <text:p text:style-name="P29">Data</text:p>
          </table:table-cell>
          <table:table-cell table:style-name="Tabella2.A1" office:value-type="string">
            <text:p text:style-name="P10">Descrizione delle modifiche</text:p>
          </table:table-cell>
        </table:table-row>
        <table:table-row>
          <table:table-cell table:style-name="Tabella2.A1" office:value-type="string">
            <text:p text:style-name="P30">1.1</text:p>
          </table:table-cell>
          <table:table-cell table:style-name="Tabella2.B2" office:value-type="string">
            <text:p text:style-name="P30">29/03/2008</text:p>
          </table:table-cell>
          <table:table-cell table:style-name="Tabella2.B2" office:value-type="string">
            <text:p text:style-name="Table_20_Contents">Correzioni varie e aggiunta diagrammi</text:p>
          </table:table-cell>
        </table:table-row>
        <table:table-row>
          <table:table-cell table:style-name="Tabella2.A1" office:value-type="string">
            <text:p text:style-name="P30">1.0</text:p>
          </table:table-cell>
          <table:table-cell table:style-name="Tabella2.B2" office:value-type="string">
            <text:p text:style-name="P30">08/03/2008</text:p>
          </table:table-cell>
          <table:table-cell table:style-name="Tabella2.B2" office:value-type="string">
            <text:p text:style-name="Table_20_Contents">Completamento specifica tecnica e creazione appendice</text:p>
          </table:table-cell>
        </table:table-row>
        <table:table-row>
          <table:table-cell table:style-name="Tabella2.A1" office:value-type="string">
            <text:p text:style-name="P30">0.2</text:p>
          </table:table-cell>
          <table:table-cell table:style-name="Tabella2.B2" office:value-type="string">
            <text:p text:style-name="P30">05/03/2008</text:p>
          </table:table-cell>
          <table:table-cell table:style-name="Tabella2.B2" office:value-type="string">
            <text:p text:style-name="Table_20_Contents">Creato scheletro e inserita specifica tecnica</text:p>
          </table:table-cell>
        </table:table-row>
        <table:table-row>
          <table:table-cell table:style-name="Tabella2.A5" office:value-type="string">
            <text:p text:style-name="P30">0.1</text:p>
          </table:table-cell>
          <table:table-cell table:style-name="Tabella2.B5" office:value-type="string">
            <text:p text:style-name="P30">01/03/2008</text:p>
          </table:table-cell>
          <table:table-cell table:style-name="Tabella2.B5" office:value-type="string">
            <text:p text:style-name="Table_20_Contents">Prima stesura</text:p>
          </table:table-cell>
        </table:table-row>
      </table:table>
      <text:p text:style-name="P16"/>
      <text:p text:style-name="P16"/>
      <text:p text:style-name="P16"/>
      <text:p text:style-name="P24">Sommario</text:p>
      <text:p text:style-name="P17"/>
      <text:p text:style-name="P17"><text:tab/>Questo documento ha il fine di illustrare lo standard seguito per lo sviluppo del sistema SiGeM.</text:p>
      <text:p text:style-name="P15"/>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text:p>
          </text:index-title>
          <text:p text:style-name="P96"><text:a xlink:type="simple" xlink:href="#1.Introduzione |outline" text:style-name="Page_20_Number" text:visited-style-name="Page_20_Number"><text:s/>1 Introduzione <text:tab/>5</text:a></text:p>
          <text:p text:style-name="P93"><text:a xlink:type="simple" xlink:href="#1.1.Scopo del documento |outline" text:style-name="Page_20_Number" text:visited-style-name="Page_20_Number"><text:s/>1.1 Scopo del documento <text:tab/>5</text:a></text:p>
          <text:p text:style-name="P93"><text:a xlink:type="simple" xlink:href="#1.2.Scopo del prodotto|outline" text:style-name="Page_20_Number" text:visited-style-name="Page_20_Number"><text:s/>1.2 Scopo del prodotto<text:tab/>5</text:a></text:p>
          <text:p text:style-name="P93"><text:a xlink:type="simple" xlink:href="#1.3.Glossario |outline" text:style-name="Page_20_Number" text:visited-style-name="Page_20_Number"><text:s/>1.3 Glossario <text:tab/>5</text:a></text:p>
          <text:p text:style-name="P93"><text:a xlink:type="simple" xlink:href="#1.4.Riferimenti|outline" text:style-name="Page_20_Number" text:visited-style-name="Page_20_Number"><text:s/>1.4 Riferimenti<text:tab/>5</text:a></text:p>
          <text:p text:style-name="P96"><text:a xlink:type="simple" xlink:href="#2.Standard di progetto|outline" text:style-name="Page_20_Number" text:visited-style-name="Page_20_Number"><text:s/>2 Standard di progetto<text:tab/>5</text:a></text:p>
          <text:p text:style-name="P93"><text:a xlink:type="simple" xlink:href="#2.1.Standard di progettazione architetturale|outline" text:style-name="Page_20_Number" text:visited-style-name="Page_20_Number"><text:s/>2.1 Standard di progettazione architetturale<text:tab/>5</text:a></text:p>
          <text:p text:style-name="P93"><text:a xlink:type="simple" xlink:href="#2.2.Standard di documentazione del codice|outline" text:style-name="Page_20_Number" text:visited-style-name="Page_20_Number"><text:s/>2.2 Standard di documentazione del codice<text:tab/>5</text:a></text:p>
          <text:p text:style-name="P93"><text:a xlink:type="simple" xlink:href="#2.3.Standard di programmazione|outline" text:style-name="Page_20_Number" text:visited-style-name="Page_20_Number"><text:s/>2.3 Standard di programmazione<text:tab/>6</text:a></text:p>
          <text:p text:style-name="P93"><text:a xlink:type="simple" xlink:href="#2.4.Standard di denominazione di entità, relazione ed oggetti|outline" text:style-name="Page_20_Number" text:visited-style-name="Page_20_Number"><text:s/>2.4 Standard di denominazione di entità, relazione ed oggetti<text:tab/>6</text:a></text:p>
          <text:p text:style-name="P93"><text:a xlink:type="simple" xlink:href="#2.5.Strumenti di lavoro|outline" text:style-name="Page_20_Number" text:visited-style-name="Page_20_Number"><text:s/>2.5 Strumenti di lavoro<text:tab/>6</text:a></text:p>
          <text:p text:style-name="P96"><text:a xlink:type="simple" xlink:href="#3.Specifica delle componenti|outline" text:style-name="Page_20_Number" text:visited-style-name="Page_20_Number"><text:s/>3 Specifica delle componenti<text:tab/>7</text:a></text:p>
          <text:p text:style-name="P93"><text:a xlink:type="simple" xlink:href="#3.1.Diagrammi|outline" text:style-name="Page_20_Number" text:visited-style-name="Page_20_Number"><text:s/>3.1 Diagrammi<text:tab/>7</text:a></text:p>
          <text:p text:style-name="P93"><text:a xlink:type="simple" xlink:href="#3.2.Interfaccia grafica|outline" text:style-name="Page_20_Number" text:visited-style-name="Page_20_Number"><text:s/>3.2 Interfaccia grafica<text:tab/>7</text:a></text:p>
          <text:p text:style-name="P95"><text:a xlink:type="simple" xlink:href="#3.2.1.gui|outline" text:style-name="Page_20_Number" text:visited-style-name="Page_20_Number"><text:s/>3.2.1 gui<text:tab/>7</text:a></text:p>
          <text:p text:style-name="P94"><text:a xlink:type="simple" xlink:href="#3.2.1.1.SiGeMv2View|outline" text:style-name="Page_20_Number" text:visited-style-name="Page_20_Number"><text:s/>3.2.1.1 SiGeMv2View<text:tab/>7</text:a></text:p>
          <text:p text:style-name="P95"><text:a xlink:type="simple" xlink:href="#3.2.2.gui.dialog|outline" text:style-name="Page_20_Number" text:visited-style-name="Page_20_Number"><text:s/>3.2.2 gui.dialog<text:tab/>11</text:a></text:p>
          <text:p text:style-name="P94"><text:a xlink:type="simple" xlink:href="#3.2.2.1.AssociazioniProcessiJDialog|outline" text:style-name="Page_20_Number" text:visited-style-name="Page_20_Number"><text:s/>3.2.2.1 AssociazioniProcessiJDialog<text:tab/>11</text:a></text:p>
          <text:p text:style-name="P94"><text:a xlink:type="simple" xlink:href="#3.2.2.2.ConfigurazioneAmbienteJDialog|outline" text:style-name="Page_20_Number" text:visited-style-name="Page_20_Number"><text:s/>3.2.2.2 ConfigurazioneAmbienteJDialog<text:tab/>13</text:a></text:p>
          <text:p text:style-name="P94"><text:a xlink:type="simple" xlink:href="#3.2.2.3.ModelloAssociazione|outline" text:style-name="Page_20_Number" text:visited-style-name="Page_20_Number"><text:s/>3.2.2.3 ModelloAssociazione<text:tab/>16</text:a></text:p>
          <text:p text:style-name="P94"><text:a xlink:type="simple" xlink:href="#3.2.2.4.Modello Processi|outline" text:style-name="Page_20_Number" text:visited-style-name="Page_20_Number"><text:s/>3.2.2.4 Modello Processi<text:tab/>17</text:a></text:p>
          <text:p text:style-name="P94"><text:a xlink:type="simple" xlink:href="#3.2.2.5.PoliticheJDialog|outline" text:style-name="Page_20_Number" text:visited-style-name="Page_20_Number"><text:s/>3.2.2.5 PoliticheJDialog<text:tab/>17</text:a></text:p>
          <text:p text:style-name="P94"><text:a xlink:type="simple" xlink:href="#3.2.2.6.ProcessiJDialog|outline" text:style-name="Page_20_Number" text:visited-style-name="Page_20_Number"><text:s/>3.2.2.6 ProcessiJDialog<text:tab/>19</text:a></text:p>
          <text:p text:style-name="P95"><text:a xlink:type="simple" xlink:href="#3.2.3.gui.utility|outline" text:style-name="Page_20_Number" text:visited-style-name="Page_20_Number"><text:s/>3.2.3 gui.utility<text:tab/>21</text:a></text:p>
          <text:p text:style-name="P94"><text:a xlink:type="simple" xlink:href="#3.2.3.1.IconStylosoft|outline" text:style-name="Page_20_Number" text:visited-style-name="Page_20_Number"><text:s/>3.2.3.1 IconStylosoft<text:tab/>21</text:a></text:p>
          <text:p text:style-name="P94"><text:a xlink:type="simple" xlink:href="#3.2.3.2.SquareDraw|outline" text:style-name="Page_20_Number" text:visited-style-name="Page_20_Number"><text:s/>3.2.3.2 SquareDraw<text:tab/>22</text:a></text:p>
          <text:p text:style-name="P95"><text:a xlink:type="simple" xlink:href="#3.2.4.gui.view|outline" text:style-name="Page_20_Number" text:visited-style-name="Page_20_Number"><text:s/>3.2.4 gui.view<text:tab/>22</text:a></text:p>
          <text:p text:style-name="P94"><text:a xlink:type="simple" xlink:href="#3.2.4.1.ViewFrameMemoria|outline" text:style-name="Page_20_Number" text:visited-style-name="Page_20_Number"><text:s/>3.2.4.1 ViewFrameMemoria<text:tab/>22</text:a></text:p>
          <text:p text:style-name="P94"><text:a xlink:type="simple" xlink:href="#3.2.4.2.ViewStatistiche|outline" text:style-name="Page_20_Number" text:visited-style-name="Page_20_Number"><text:s/>3.2.4.2 ViewStatistiche<text:tab/>23</text:a></text:p>
          <text:p text:style-name="P94"><text:a xlink:type="simple" xlink:href="#3.2.4.3.ViewStatoAvanzamentoProcessi|outline" text:style-name="Page_20_Number" text:visited-style-name="Page_20_Number"><text:s/>3.2.4.3 ViewStatoAvanzamentoProcessi<text:tab/>25</text:a></text:p>
          <text:p text:style-name="P94"><text:a xlink:type="simple" xlink:href="#3.2.4.4.JPanelGrafico|outline" text:style-name="Page_20_Number" text:visited-style-name="Page_20_Number"><text:s/>3.2.4.4 JPanelGrafico<text:tab/>26</text:a></text:p>
          <text:p text:style-name="P93"><text:a xlink:type="simple" xlink:href="#3.3.Specifica parte logica|outline" text:style-name="Page_20_Number" text:visited-style-name="Page_20_Number"><text:s/>3.3 Specifica parte logica<text:tab/>28</text:a></text:p>
          <text:p text:style-name="P95"><text:soft-page-break/><text:a xlink:type="simple" xlink:href="#3.3.1.logic|outline" text:style-name="Page_20_Number" text:visited-style-name="Page_20_Number"><text:s/>3.3.1 logic<text:tab/>28</text:a></text:p>
          <text:p text:style-name="P94"><text:a xlink:type="simple" xlink:href="#3.3.1.1.Processore|outline" text:style-name="Page_20_Number" text:visited-style-name="Page_20_Number"><text:s/>3.3.1.1 Processore<text:tab/>28</text:a></text:p>
          <text:p text:style-name="P95"><text:a xlink:type="simple" xlink:href="#3.3.2.logic.caricamento|outline" text:style-name="Page_20_Number" text:visited-style-name="Page_20_Number"><text:s/>3.3.2 logic.caricamento<text:tab/>29</text:a></text:p>
          <text:p text:style-name="P94"><text:a xlink:type="simple" xlink:href="#3.3.2.1.GestioneFile|outline" text:style-name="Page_20_Number" text:visited-style-name="Page_20_Number"><text:s/>3.3.2.1 GestioneFile<text:tab/>29</text:a></text:p>
          <text:p text:style-name="P95"><text:a xlink:type="simple" xlink:href="#3.3.3.logic.gestioneMemoria|outline" text:style-name="Page_20_Number" text:visited-style-name="Page_20_Number"><text:s/>3.3.3 logic.gestioneMemoria<text:tab/>30</text:a></text:p>
          <text:p text:style-name="P94"><text:a xlink:type="simple" xlink:href="#3.3.3.1.GestoreMemoria|outline" text:style-name="Page_20_Number" text:visited-style-name="Page_20_Number"><text:s/>3.3.3.1 GestoreMemoria<text:tab/>30</text:a></text:p>
          <text:p text:style-name="P94"><text:a xlink:type="simple" xlink:href="#3.3.3.2.GestoreMemoriaPaginata|outline" text:style-name="Page_20_Number" text:visited-style-name="Page_20_Number"><text:s/>3.3.3.2 GestoreMemoriaPaginata<text:tab/>31</text:a></text:p>
          <text:p text:style-name="P94"><text:a xlink:type="simple" xlink:href="#3.3.3.3.GestoreMemoriaSegmentata|outline" text:style-name="Page_20_Number" text:visited-style-name="Page_20_Number"><text:s/>3.3.3.3 GestoreMemoriaSegmentata<text:tab/>33</text:a></text:p>
          <text:p text:style-name="P94"><text:a xlink:type="simple" xlink:href="#3.3.3.4.Azione|outline" text:style-name="Page_20_Number" text:visited-style-name="Page_20_Number"><text:s/>3.3.3.4 Azione<text:tab/>35</text:a></text:p>
          <text:p text:style-name="P94"><text:a xlink:type="simple" xlink:href="#3.3.3.5.AzionePagina|outline" text:style-name="Page_20_Number" text:visited-style-name="Page_20_Number"><text:s/>3.3.3.5 AzionePagina<text:tab/>36</text:a></text:p>
          <text:p text:style-name="P94"><text:a xlink:type="simple" xlink:href="#3.3.3.6.AzioneSegmento|outline" text:style-name="Page_20_Number" text:visited-style-name="Page_20_Number"><text:s/>3.3.3.6 AzioneSegmento<text:tab/>36</text:a></text:p>
          <text:p text:style-name="P94"><text:a xlink:type="simple" xlink:href="#3.3.3.7.IAllocazione|outline" text:style-name="Page_20_Number" text:visited-style-name="Page_20_Number"><text:s/>3.3.3.7 IAllocazione<text:tab/>37</text:a></text:p>
          <text:p text:style-name="P94"><text:a xlink:type="simple" xlink:href="#3.3.3.8.IRimpiazzo|outline" text:style-name="Page_20_Number" text:visited-style-name="Page_20_Number"><text:s/>3.3.3.8 IRimpiazzo<text:tab/>37</text:a></text:p>
          <text:p text:style-name="P94"><text:a xlink:type="simple" xlink:href="#3.3.3.9.FirstFit,BestFit,NextFit,QuickFit,WorstFit|outline" text:style-name="Page_20_Number" text:visited-style-name="Page_20_Number"><text:s/>3.3.3.9 FirstFit,BestFit,NextFit,QuickFit,WorstFit<text:tab/>38</text:a></text:p>
          <text:p text:style-name="P94"><text:a xlink:type="simple" xlink:href="#3.3.3.10.A|outline" text:style-name="Page_20_Number" text:visited-style-name="Page_20_Number"><text:s/>3.3.3.10 A<text:tab/>39</text:a></text:p>
          <text:p text:style-name="P94"><text:a xlink:type="simple" xlink:href="#3.3.3.11.C|outline" text:style-name="Page_20_Number" text:visited-style-name="Page_20_Number"><text:s/>3.3.3.11 C<text:tab/>40</text:a></text:p>
          <text:p text:style-name="P94"><text:a xlink:type="simple" xlink:href="#3.3.3.12.FIFO|outline" text:style-name="Page_20_Number" text:visited-style-name="Page_20_Number"><text:s/>3.3.3.12 FIFO<text:tab/>41</text:a></text:p>
          <text:p text:style-name="P94"><text:a xlink:type="simple" xlink:href="#3.3.3.13.LRU|outline" text:style-name="Page_20_Number" text:visited-style-name="Page_20_Number"><text:s/>3.3.3.13 LRU<text:tab/>42</text:a></text:p>
          <text:p text:style-name="P94"><text:a xlink:type="simple" xlink:href="#3.3.3.14.NFU|outline" text:style-name="Page_20_Number" text:visited-style-name="Page_20_Number"><text:s/>3.3.3.14 NFU<text:tab/>43</text:a></text:p>
          <text:p text:style-name="P94"><text:a xlink:type="simple" xlink:href="#3.3.3.15.NRU|outline" text:style-name="Page_20_Number" text:visited-style-name="Page_20_Number"><text:s/>3.3.3.15 NRU<text:tab/>45</text:a></text:p>
          <text:p text:style-name="P94"><text:a xlink:type="simple" xlink:href="#3.3.3.16.SC|outline" text:style-name="Page_20_Number" text:visited-style-name="Page_20_Number"><text:s/>3.3.3.16 SC<text:tab/>46</text:a></text:p>
          <text:p text:style-name="P94"><text:a xlink:type="simple" xlink:href="#3.3.3.17.RAMPaginata|outline" text:style-name="Page_20_Number" text:visited-style-name="Page_20_Number"><text:s/>3.3.3.17 RAMPaginata<text:tab/>47</text:a></text:p>
          <text:p text:style-name="P94"><text:a xlink:type="simple" xlink:href="#3.3.3.18.SwapPaginata|outline" text:style-name="Page_20_Number" text:visited-style-name="Page_20_Number"><text:s/>3.3.3.18 SwapPaginata<text:tab/>48</text:a></text:p>
          <text:p text:style-name="P94"><text:a xlink:type="simple" xlink:href="#3.3.3.19.RAMSegmentata|outline" text:style-name="Page_20_Number" text:visited-style-name="Page_20_Number"><text:s/>3.3.3.19 RAMSegmentata<text:tab/>49</text:a></text:p>
          <text:p text:style-name="P94"><text:a xlink:type="simple" xlink:href="#3.3.3.20.SwapSegmentata|outline" text:style-name="Page_20_Number" text:visited-style-name="Page_20_Number"><text:s/>3.3.3.20 SwapSegmentata<text:tab/>51</text:a></text:p>
          <text:p text:style-name="P94"><text:a xlink:type="simple" xlink:href="#3.3.3.21.Memoria|outline" text:style-name="Page_20_Number" text:visited-style-name="Page_20_Number"><text:s/>3.3.3.21 Memoria<text:tab/>52</text:a></text:p>
          <text:p text:style-name="P94"><text:a xlink:type="simple" xlink:href="#3.3.3.22.MemoriaPaginata|outline" text:style-name="Page_20_Number" text:visited-style-name="Page_20_Number"><text:s/>3.3.3.22 MemoriaPaginata<text:tab/>53</text:a></text:p>
          <text:p text:style-name="P94"><text:a xlink:type="simple" xlink:href="#3.3.3.23.MemoriaSegmentata|outline" text:style-name="Page_20_Number" text:visited-style-name="Page_20_Number"><text:s/>3.3.3.23 MemoriaSegmentata<text:tab/>54</text:a></text:p>
          <text:p text:style-name="P94"><text:a xlink:type="simple" xlink:href="#3.3.3.24.PaginaNulla|outline" text:style-name="Page_20_Number" text:visited-style-name="Page_20_Number"><text:s/>3.3.3.24 PaginaNulla<text:tab/>55</text:a></text:p>
          <text:p text:style-name="P94"><text:a xlink:type="simple" xlink:href="#3.3.3.25.MemoriaEsaurita|outline" text:style-name="Page_20_Number" text:visited-style-name="Page_20_Number"><text:s/>3.3.3.25 MemoriaEsaurita<text:tab/>55</text:a></text:p>
          <text:p text:style-name="P94"><text:a xlink:type="simple" xlink:href="#3.3.3.26.FrameMemoria|outline" text:style-name="Page_20_Number" text:visited-style-name="Page_20_Number"><text:s/>3.3.3.26 FrameMemoria<text:tab/>55</text:a></text:p>
          <text:p text:style-name="P94"><text:a xlink:type="simple" xlink:href="#3.3.3.27.Pagina|outline" text:style-name="Page_20_Number" text:visited-style-name="Page_20_Number"><text:s/>3.3.3.27 Pagina<text:tab/>57</text:a></text:p>
          <text:p text:style-name="P94"><text:a xlink:type="simple" xlink:href="#3.3.3.28.Segmento|outline" text:style-name="Page_20_Number" text:visited-style-name="Page_20_Number"><text:s/>3.3.3.28 Segmento<text:tab/>59</text:a></text:p>
          <text:p text:style-name="P95"><text:a xlink:type="simple" xlink:href="#3.3.4.logic.parametri|outline" text:style-name="Page_20_Number" text:visited-style-name="Page_20_Number"><text:s/>3.3.4 logic.parametri<text:tab/>61</text:a></text:p>
          <text:p text:style-name="P94"><text:a xlink:type="simple" xlink:href="#3.3.4.1.ConfigurazioneIniziale|outline" text:style-name="Page_20_Number" text:visited-style-name="Page_20_Number"><text:s/>3.3.4.1 ConfigurazioneIniziale<text:tab/>61</text:a></text:p>
          <text:p text:style-name="P94"><text:a xlink:type="simple" xlink:href="#3.3.4.2.EccezioneConfigurazioneNonValida|outline" text:style-name="Page_20_Number" text:visited-style-name="Page_20_Number"><text:s/>3.3.4.2 EccezioneConfigurazioneNonValida<text:tab/>63</text:a></text:p>
          <text:p text:style-name="P94"><text:a xlink:type="simple" xlink:href="#3.3.4.3.Id|outline" text:style-name="Page_20_Number" text:visited-style-name="Page_20_Number"><text:s/>3.3.4.3 Id<text:tab/>64</text:a></text:p>
          <text:p text:style-name="P94"><text:a xlink:type="simple" xlink:href="#3.3.4.4.Processo|outline" text:style-name="Page_20_Number" text:visited-style-name="Page_20_Number"><text:s/>3.3.4.4 Processo<text:tab/>64</text:a></text:p>
          <text:p text:style-name="P94"><text:a xlink:type="simple" xlink:href="#3.3.4.5.ProcessoConPriorita|outline" text:style-name="Page_20_Number" text:visited-style-name="Page_20_Number"><text:s/>3.3.4.5 ProcessoConPriorita<text:tab/>66</text:a></text:p>
          <text:p text:style-name="P95"><text:a xlink:type="simple" xlink:href="#3.3.5.logic.simulazione|outline" text:style-name="Page_20_Number" text:visited-style-name="Page_20_Number"><text:s/>3.3.5 logic.simulazione<text:tab/>67</text:a></text:p>
          <text:p text:style-name="P94"><text:soft-page-break/><text:a xlink:type="simple" xlink:href="#3.3.5.1.Simulazione|outline" text:style-name="Page_20_Number" text:visited-style-name="Page_20_Number"><text:s/>3.3.5.1 Simulazione<text:tab/>67</text:a></text:p>
          <text:p text:style-name="P94"><text:a xlink:type="simple" xlink:href="#3.3.5.2.Player|outline" text:style-name="Page_20_Number" text:visited-style-name="Page_20_Number"><text:s/>3.3.5.2 Player<text:tab/>68</text:a></text:p>
          <text:p text:style-name="P94"><text:a xlink:type="simple" xlink:href="#3.3.5.3.Statistiche|outline" text:style-name="Page_20_Number" text:visited-style-name="Page_20_Number"><text:s/>3.3.5.3 Statistiche<text:tab/>70</text:a></text:p>
          <text:p text:style-name="P94"><text:a xlink:type="simple" xlink:href="#3.3.5.4.Istante|outline" text:style-name="Page_20_Number" text:visited-style-name="Page_20_Number"><text:s/>3.3.5.4 Istante<text:tab/>72</text:a></text:p>
          <text:p text:style-name="P95"><text:a xlink:type="simple" xlink:href="#3.3.6.logic.schedulazione|outline" text:style-name="Page_20_Number" text:visited-style-name="Page_20_Number"><text:s/>3.3.6 logic.schedulazione<text:tab/>74</text:a></text:p>
          <text:p text:style-name="P94"><text:a xlink:type="simple" xlink:href="#3.3.6.1.PoliticaOrdinamentoProcessi|outline" text:style-name="Page_20_Number" text:visited-style-name="Page_20_Number"><text:s/>3.3.6.1 PoliticaOrdinamentoProcessi<text:tab/>74</text:a></text:p>
          <text:p text:style-name="P94"><text:a xlink:type="simple" xlink:href="#3.3.6.2.ConQuanti|outline" text:style-name="Page_20_Number" text:visited-style-name="Page_20_Number"><text:s/>3.3.6.2 ConQuanti<text:tab/>75</text:a></text:p>
          <text:p text:style-name="P94"><text:a xlink:type="simple" xlink:href="#3.3.6.3.FCFS|outline" text:style-name="Page_20_Number" text:visited-style-name="Page_20_Number"><text:s/>3.3.6.3 FCFS<text:tab/>76</text:a></text:p>
          <text:p text:style-name="P94"><text:a xlink:type="simple" xlink:href="#3.3.6.4.PCB|outline" text:style-name="Page_20_Number" text:visited-style-name="Page_20_Number"><text:s/>3.3.6.4 PCB<text:tab/>77</text:a></text:p>
          <text:p text:style-name="P94"><text:a xlink:type="simple" xlink:href="#3.3.6.5.Priorita|outline" text:style-name="Page_20_Number" text:visited-style-name="Page_20_Number"><text:s/>3.3.6.5 Priorita<text:tab/>79</text:a></text:p>
          <text:p text:style-name="P94"><text:a xlink:type="simple" xlink:href="#3.3.6.6.RR|outline" text:style-name="Page_20_Number" text:visited-style-name="Page_20_Number"><text:s/>3.3.6.6 RR<text:tab/>81</text:a></text:p>
          <text:p text:style-name="P94"><text:a xlink:type="simple" xlink:href="#3.3.6.7.RRConPriorita|outline" text:style-name="Page_20_Number" text:visited-style-name="Page_20_Number"><text:s/>3.3.6.7 RRConPriorita<text:tab/>82</text:a></text:p>
          <text:p text:style-name="P94"><text:a xlink:type="simple" xlink:href="#3.3.6.8.RRConPrioritaConPrerilascio|outline" text:style-name="Page_20_Number" text:visited-style-name="Page_20_Number"><text:s/>3.3.6.8 RRConPrioritaConPrerilascio<text:tab/>84</text:a></text:p>
          <text:p text:style-name="P94"><text:a xlink:type="simple" xlink:href="#3.3.6.9.SJF|outline" text:style-name="Page_20_Number" text:visited-style-name="Page_20_Number"><text:s/>3.3.6.9 SJF<text:tab/>85</text:a></text:p>
          <text:p text:style-name="P94"><text:a xlink:type="simple" xlink:href="#3.3.6.10.SRTN|outline" text:style-name="Page_20_Number" text:visited-style-name="Page_20_Number"><text:s/>3.3.6.10 SRTN<text:tab/>87</text:a></text:p>
          <text:p text:style-name="P94"><text:a xlink:type="simple" xlink:href="#3.3.6.11.Scheduler|outline" text:style-name="Page_20_Number" text:visited-style-name="Page_20_Number"><text:s/>3.3.6.11 Scheduler<text:tab/>88</text:a></text:p>
          <text:p text:style-name="P96"><text:a xlink:type="simple" xlink:href="#4.Appendice|outline" text:style-name="Page_20_Number" text:visited-style-name="Page_20_Number"><text:s/>4 Appendice<text:tab/>91</text:a></text:p>
          <text:p text:style-name="P93"><text:a xlink:type="simple" xlink:href="#4.1.Tracciamento della relazione componenti-requisiti|outline" text:style-name="Page_20_Number" text:visited-style-name="Page_20_Number"><text:s/>4.1 Tracciamento della relazione componenti-requisiti<text:tab/>91</text:a></text:p>
        </text:index-body>
      </text:table-of-content>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90" text:outline-level="1">Introduzione </text:h>
      <text:list text:style-name="L1">
        <text:list-item>
          <text:list>
            <text:list-item>
              <text:h text:style-name="P162" text:outline-level="2">Scopo del documento </text:h>
            </text:list-item>
          </text:list>
        </text:list-item>
      </text:list>
      <text:p text:style-name="P84"><text:tab/>Tale documento descrive in modo dettagliato la specifica delle componenti relative allo sviluppo del progetto SiGeM.</text:p>
      <text:list text:style-name="L1" text:continue-numbering="true">
        <text:list-item>
          <text:list text:continue-numbering="true">
            <text:list-item>
              <text:h text:style-name="P162" text:outline-level="2">Scopo del prodotto</text:h>
            </text:list-item>
          </text:list>
        </text:list-item>
      </text:list>
      <text:p text:style-name="P83"><text:tab/>Lo scopo del prodotto SiGeM è quello di fornire un sistema didattico destinato allo studio dei meccanismi di gestione della memoria in un <text:span text:style-name="T12">elaboratore</text:span><text:span text:style-name="T16"> multiprogrammato</text:span>. Tale software consentirà all'utilizzatore di simulare il comportamento di vari algoritmi di rimpiazzo delle <text:span text:style-name="T16">pagine</text:span> e <text:span text:style-name="T16">segmenti</text:span>, sulla base di dati da lui specificati, ai fini di illustrare le problematiche inerenti alla gestione della memoria. Per una descrizione più dettagliata rimandiamo al documento [AR].</text:p>
      <text:list text:style-name="L1" text:continue-numbering="true">
        <text:list-item>
          <text:list text:continue-numbering="true">
            <text:list-item>
              <text:h text:style-name="P162" text:outline-level="2">Glossario </text:h>
            </text:list-item>
          </text:list>
        </text:list-item>
      </text:list>
      <text:p text:style-name="P82"><text:tab/>I termini in <text:span text:style-name="T16">corsivo</text:span><text:span text:style-name="T12"> sono descritti per una migliore comprensione in [G], allegato a questo documento.</text:span></text:p>
      <text:list text:style-name="L1" text:continue-numbering="true">
        <text:list-item>
          <text:list text:continue-numbering="true">
            <text:list-item>
              <text:h text:style-name="P163" text:outline-level="2">Riferimenti</text:h>
            </text:list-item>
          </text:list>
        </text:list-item>
      </text:list>
      <text:list text:style-name="L2">
        <text:list-item>
          <text:p text:style-name="P165">[AR] Analisi_dei_requisiti_2.0.pdf</text:p>
        </text:list-item>
        <text:list-item>
          <text:p text:style-name="P165">[SF] Studio_di_fattibilita_1.2.pdf</text:p>
        </text:list-item>
        <text:list-item>
          <text:p text:style-name="P165">[G] Glossario_3.0.pdf</text:p>
        </text:list-item>
        <text:list-item>
          <text:p text:style-name="P165">[PP] Piano_di_progetto_3.0.pdf</text:p>
        </text:list-item>
        <text:list-item>
          <text:p text:style-name="P165">[NP] Norme_di_progetto_3.0.pdf</text:p>
        </text:list-item>
        <text:list-item>
          <text:p text:style-name="P165">[NI] Norme_interne_3.0.pdf</text:p>
        </text:list-item>
        <text:list-item>
          <text:p text:style-name="P165">[ST] Specifica_tecnica_3.0.pdf</text:p>
        </text:list-item>
      </text:list>
      <text:list text:style-name="L1" text:continue-numbering="true">
        <text:list-item>
          <text:h text:style-name="P160" text:outline-level="1">Standard di progetto</text:h>
          <text:list>
            <text:list-item>
              <text:h text:style-name="P162" text:outline-level="2">Standard di progettazione architetturale</text:h>
            </text:list-item>
          </text:list>
        </text:list-item>
      </text:list>
      <text:p text:style-name="Text_20_body"><text:tab/>Per la realizzazione dei diagrammi è stato seguito lo standard <text:span text:style-name="T16">UML</text:span> v2.0.</text:p>
      <text:list text:style-name="L1" text:continue-numbering="true">
        <text:list-item>
          <text:list text:continue-numbering="true">
            <text:list-item>
              <text:h text:style-name="P164" text:outline-level="2"><text:soft-page-break/>Standard di documentazione del codice</text:h>
            </text:list-item>
          </text:list>
        </text:list-item>
      </text:list>
      <text:p text:style-name="P55"><text:tab/>Per la documentazione del codice sono stati usati commenti nel formato Javadoc, in modo da poter poi generare la documentazione dei file sorgenti in maniera automatica. </text:p>
      <text:list text:style-name="L1" text:continue-numbering="true">
        <text:list-item>
          <text:list text:continue-numbering="true">
            <text:list-item>
              <text:h text:style-name="P164" text:outline-level="2">Standard di programmazione</text:h>
            </text:list-item>
          </text:list>
        </text:list-item>
      </text:list>
      <text:p text:style-name="Text_20_body"><text:span text:style-name="T14"><text:tab/></text:span><text:span text:style-name="T9">Come linguaggio di programmazione è stato deciso di usare il linguaggio di programmazione </text:span><text:span text:style-name="T10">Java</text:span><text:span text:style-name="T9"> della Sun Microsystem Inc. versione 1.6.</text:span></text:p>
      <text:p text:style-name="P97">Per maggiori dettagli si rimanda a [NP] al paragrafo “Codifica”.</text:p>
      <text:list text:style-name="L1" text:continue-numbering="true">
        <text:list-item>
          <text:list text:continue-numbering="true">
            <text:list-item>
              <text:h text:style-name="P162" text:outline-level="2">Standard di denominazione di entità, relazione ed oggetti</text:h>
            </text:list-item>
          </text:list>
        </text:list-item>
      </text:list>
      <text:p text:style-name="P86"><text:tab/>Per la loro denominazione di entità è stata usata la convenzione di usare la prima lettera di ogni parola maiuscola e senza spazi. Per la denominazione delle relazioni tra le entità è stata usata la convenzione di mettere una parola o una frase significativa che espliciti il significato della relazione.</text:p>
      <text:list text:style-name="L1" text:continue-numbering="true">
        <text:list-item>
          <text:list text:continue-numbering="true">
            <text:list-item>
              <text:h text:style-name="P164" text:outline-level="2">Strumenti di lavoro</text:h>
            </text:list-item>
          </text:list>
        </text:list-item>
      </text:list>
      <text:p text:style-name="Standard"><text:span text:style-name="T14"><text:tab/>Per la realizzazione dei diagrammi </text:span><text:span text:style-name="T17">UML</text:span><text:span text:style-name="T14"> e per la programmazione è stato scelto di utilizzare l'ambiente di sviluppo NetBeans 6 (</text:span><text:a xlink:type="simple" xlink:href="http://www.netbeans.org/"><text:span text:style-name="T14">www.netbeans.org</text:span></text:a><text:span text:style-name="T14">) in quanto distribuito con licenza GPL</text:span></text:p>
      <text:p text:style-name="P55"/>
      <text:h text:style-name="P91" text:outline-level="1" text:is-list-header="true"/>
      <text:list text:style-name="L1" text:continue-numbering="true">
        <text:list-item>
          <text:h text:style-name="P161" text:outline-level="1">Specifica delle componenti</text:h>
          <text:list>
            <text:list-item>
              <text:h text:style-name="P164" text:outline-level="2">Diagrammi</text:h>
              <text:list>
                <text:list-item>
                  <text:h text:style-name="P157" text:outline-level="3">gui</text:h>
                </text:list-item>
              </text:list>
            </text:list-item>
          </text:list>
        </text:list-item>
      </text:list>
      <text:p text:style-name="P419"><draw:frame draw:style-name="fr2" draw:name="immagini2" text:anchor-type="paragraph" svg:width="16.699cm" svg:height="12.245cm" draw:z-index="113"><draw:image xlink:href="Pictures/2000000700006335000048C198991E1F.svm" xlink:type="simple" xlink:show="embed" xlink:actuate="onLoad"/></draw:frame>Figura 1</text:p>
      <text:p text:style-name="P92"/>
      <text:p text:style-name="P55"/>
      <text:h text:style-name="P159" text:outline-level="3" text:is-list-header="true"/>
      <text:p text:style-name="P416"><draw:frame draw:style-name="fr2" draw:name="immagini3" text:anchor-type="paragraph" svg:width="16.399cm" svg:height="4.514cm" draw:z-index="114"><draw:image xlink:href="Pictures/200000070000661A00001C1C54FF02FD.svm" xlink:type="simple" xlink:show="embed" xlink:actuate="onLoad"/></draw:frame></text:p>
      <text:p text:style-name="P416">Figura 2</text:p>
      <text:p text:style-name="P420"/>
      <text:p text:style-name="P420"><draw:frame draw:style-name="fr2" draw:name="immagini4" text:anchor-type="paragraph" svg:width="16.699cm" svg:height="12.809cm" draw:z-index="115"><draw:image xlink:href="Pictures/2000000700006073000049FE82D48D9E.svm" xlink:type="simple" xlink:show="embed" xlink:actuate="onLoad"/></draw:frame></text:p>
      <text:p text:style-name="P421"/>
      <text:p text:style-name="P416">Figura 3</text:p>
      <text:list text:style-name="L1" text:continue-numbering="true">
        <text:list-item>
          <text:list text:continue-numbering="true">
            <text:list-item>
              <text:h text:style-name="P164" text:outline-level="2">Interfaccia grafica</text:h>
              <text:list>
                <text:list-item>
                  <text:h text:style-name="P157" text:outline-level="3">Gui</text:h>
                  <text:list>
                    <text:list-item>
                      <text:h text:style-name="P153" text:outline-level="4">About</text:h>
                    </text:list-item>
                  </text:list>
                </text:list-item>
              </text:list>
            </text:list-item>
          </text:list>
        </text:list-item>
      </text:list>
      <text:list text:style-name="L3">
        <text:list-item>
          <text:p text:style-name="P166">Tipo, obiettivo e funzione della classe/interfaccia:</text:p>
          <text:list>
            <text:list-item>
              <text:list>
                <text:list-header>
                  <text:p text:style-name="P188">E' la classe dove vengono mostrate tutte informazioni relative al fornitore del prodotto SiGeM</text:p>
                </text:list-header>
              </text:list>
            </text:list-item>
          </text:list>
        </text:list-item>
      </text:list>
      <text:p text:style-name="P32"/>
      <text:list text:style-name="L3">
        <text:list-item text:start-value="1">
          <text:p text:style-name="P166"><text:soft-page-break/>Relazioni d'uso con altre componenti:</text:p>
          <text:p text:style-name="P188"><text:tab/>Nessuno</text:p>
        </text:list-item>
      </text:list>
      <text:p text:style-name="P38"/>
      <text:list text:style-name="L1" text:continue-numbering="true">
        <text:list-item>
          <text:list text:continue-numbering="true">
            <text:list-item>
              <text:list text:continue-numbering="true">
                <text:list-item>
                  <text:list text:continue-numbering="true">
                    <text:list-item>
                      <text:h text:style-name="P153" text:outline-level="4">SiGeMv2View</text:h>
                    </text:list-item>
                  </text:list>
                </text:list-item>
              </text:list>
            </text:list-item>
          </text:list>
        </text:list-item>
      </text:list>
      <text:list text:style-name="L3">
        <text:list-item text:start-value="1">
          <text:p text:style-name="P166">Tipo, obiettivo e funzione della classe/interfaccia:</text:p>
          <text:list>
            <text:list-item>
              <text:list>
                <text:list-header>
                  <text:p text:style-name="P188">E' la classe principale creata per far partire l'interfaccia grafica dell'applicazione SigeMv2.</text:p>
                </text:list-header>
              </text:list>
            </text:list-item>
          </text:list>
        </text:list-item>
      </text:list>
      <text:p text:style-name="P32"/>
      <text:list text:style-name="L3">
        <text:list-item text:start-value="1">
          <text:p text:style-name="P166">Relazioni d'uso con altre componenti:</text:p>
          <text:p text:style-name="P188"><text:tab/>Utilizza i metodi getGeneralIcon della classe IconStylosoft</text:p>
        </text:list-item>
      </text:list>
      <text:p text:style-name="P32"/>
      <text:list text:style-name="L3">
        <text:list-item text:start-value="1">
          <text:p text:style-name="P166">Attività svolte e dati trattati:</text:p>
          <text:list>
            <text:list-item>
              <text:p text:style-name="P166">Campi dati:</text:p>
              <text:list>
                <text:list-item>
                  <text:p text:style-name="P99">private RootWindow rootWindow</text:p>
                  <text:list>
                    <text:list-item>
                      <text:list>
                        <text:list-header>
                          <text:p text:style-name="P99">La finestra principale alla quale vengono aggiunte le View, i menu e leToolBar.</text:p>
                          <text:p text:style-name="P99"/>
                        </text:list-header>
                      </text:list>
                    </text:list-item>
                  </text:list>
                </text:list-item>
                <text:list-item>
                  <text:p text:style-name="P99">private View[] views</text:p>
                  <text:list>
                    <text:list-item>
                      <text:list>
                        <text:list-header>
                          <text:p text:style-name="P99">Array delle viste statiche</text:p>
                          <text:p text:style-name="P99"/>
                        </text:list-header>
                      </text:list>
                    </text:list-item>
                  </text:list>
                </text:list-item>
                <text:list-item>
                  <text:p text:style-name="P99">private ViewMap viewMap</text:p>
                </text:list-item>
              </text:list>
            </text:list-item>
          </text:list>
        </text:list-item>
      </text:list>
      <text:p text:style-name="P56"><text:tab/><text:tab/><text:tab/>Contiene le viste statiche</text:p>
      <text:p text:style-name="P56"/>
      <text:list text:style-name="L3">
        <text:list-item text:start-value="1">
          <text:list>
            <text:list-item text:start-value="1">
              <text:list>
                <text:list-item text:start-value="1">
                  <text:p text:style-name="P99">private JMenuItem[] viewItems</text:p>
                </text:list-item>
              </text:list>
            </text:list-item>
          </text:list>
        </text:list-item>
      </text:list>
      <text:p text:style-name="P56"><text:tab/><text:tab/><text:tab/>Gli elementi del menu view</text:p>
      <text:p text:style-name="P56"/>
      <text:list text:style-name="L3">
        <text:list-item text:start-value="1">
          <text:list>
            <text:list-item text:start-value="1">
              <text:list>
                <text:list-item text:start-value="1">
                  <text:p text:style-name="P99">private DockingWindowsTheme currentTheme</text:p>
                  <text:list>
                    <text:list-item>
                      <text:list>
                        <text:list-header>
                          <text:p text:style-name="P99">Il tema applicato all'interfaccia grafica</text:p>
                          <text:p text:style-name="P99"/>
                        </text:list-header>
                      </text:list>
                    </text:list-item>
                  </text:list>
                </text:list-item>
                <text:list-item>
                  <text:p text:style-name="P99">private RootWindowProperties properties</text:p>
                  <text:list>
                    <text:list-item>
                      <text:list>
                        <text:list-header>
                          <text:p text:style-name="P99">Un oggetto che contiene tutte le modifiche apportate alle caratteristiche di pulsanti, menù, grafica</text:p>
                        </text:list-header>
                      </text:list>
                    </text:list-item>
                  </text:list>
                  <text:p text:style-name="P99"/>
                </text:list-item>
                <text:list-item>
                  <text:p text:style-name="P99">private ActionListener lnrWindow</text:p>
                  <text:list>
                    <text:list-item>
                      <text:list>
                        <text:list-header>
                          <text:p text:style-name="P99">Contiene la gestione degli eventi del menù Finestra</text:p>
                          <text:p text:style-name="P99"/>
                        </text:list-header>
                      </text:list>
                    </text:list-item>
                  </text:list>
                </text:list-item>
                <text:list-item>
                  <text:p text:style-name="P99">private JFrame frame</text:p>
                  <text:list>
                    <text:list-header>
                      <text:p text:style-name="P99">Il frame dell'applicazione</text:p>
                    </text:list-header>
                  </text:list>
                </text:list-item>
              </text:list>
            </text:list-item>
          </text:list>
        </text:list-item>
      </text:list>
      <text:p text:style-name="P56"><text:tab/></text:p>
      <text:list text:style-name="L3">
        <text:list-item text:start-value="1">
          <text:list>
            <text:list-item text:start-value="1">
              <text:list>
                <text:list-item text:start-value="1">
                  <text:p text:style-name="P99"><text:soft-page-break/>private boolean statoGui</text:p>
                  <text:list>
                    <text:list-item>
                      <text:list>
                        <text:list-header>
                          <text:p text:style-name="P99">Rappresenta lo stato della Gui, vale true se la simulazione e' in avanzamento automatico, false, se e' interrotta.</text:p>
                        </text:list-header>
                      </text:list>
                    </text:list-item>
                  </text:list>
                </text:list-item>
              </text:list>
            </text:list-item>
          </text:list>
        </text:list-item>
      </text:list>
      <text:p text:style-name="P56"/>
      <text:list text:style-name="L3">
        <text:list-item text:start-value="1">
          <text:list>
            <text:list-item text:start-value="1">
              <text:list>
                <text:list-item text:start-value="1">
                  <text:p text:style-name="P99">private JButton jButtonSimulazionePlay </text:p>
                  <text:list>
                    <text:list-item>
                      <text:list>
                        <text:list-header>
                          <text:p text:style-name="P99">Bottone per far partire la simulazione</text:p>
                          <text:p text:style-name="P99"/>
                        </text:list-header>
                      </text:list>
                    </text:list-item>
                  </text:list>
                </text:list-item>
                <text:list-item>
                  <text:p text:style-name="P99">private JButton jButtonSimulazioneStop</text:p>
                  <text:list>
                    <text:list-item>
                      <text:list>
                        <text:list-header>
                          <text:p text:style-name="P99">Bottone per stoppare la simulazione</text:p>
                          <text:p text:style-name="P99"/>
                        </text:list-header>
                      </text:list>
                    </text:list-item>
                  </text:list>
                </text:list-item>
                <text:list-item>
                  <text:p text:style-name="P99">private JButton jButtonSimulazioneInizio</text:p>
                  <text:list>
                    <text:list-item>
                      <text:list>
                        <text:list-header>
                          <text:p text:style-name="P99">Bottone per portare la simulazione allo stato iniziale</text:p>
                          <text:p text:style-name="P99"/>
                        </text:list-header>
                      </text:list>
                    </text:list-item>
                  </text:list>
                </text:list-item>
                <text:list-item>
                  <text:p text:style-name="P99">private JButton jButtonSimulazioneFine</text:p>
                  <text:list>
                    <text:list-item>
                      <text:list>
                        <text:list-header>
                          <text:p text:style-name="P99">Bottone per portare la simulazione allo stato finale</text:p>
                          <text:p text:style-name="P99"/>
                        </text:list-header>
                      </text:list>
                    </text:list-item>
                  </text:list>
                </text:list-item>
                <text:list-item>
                  <text:p text:style-name="P99">private JButton jButtonSimulazioneIndietro</text:p>
                </text:list-item>
              </text:list>
            </text:list-item>
          </text:list>
        </text:list-item>
      </text:list>
      <text:p text:style-name="P56"><text:tab/><text:tab/><text:tab/>Bottone per portare manualmente la simulazione indietro di un istante</text:p>
      <text:p text:style-name="P56"/>
      <text:list text:style-name="L3">
        <text:list-item text:start-value="1">
          <text:list>
            <text:list-item text:start-value="1">
              <text:list>
                <text:list-item text:start-value="1">
                  <text:p text:style-name="P99">private JButton jButtonSimulazioneAvanti</text:p>
                </text:list-item>
              </text:list>
            </text:list-item>
          </text:list>
        </text:list-item>
      </text:list>
      <text:p text:style-name="P56"><text:tab/><text:tab/><text:tab/>Bottone per portare manualmente la simulazione avanti di un istante</text:p>
      <text:p text:style-name="P56"/>
      <text:list text:style-name="L3">
        <text:list-item text:start-value="1">
          <text:list>
            <text:list-item text:start-value="1">
              <text:list>
                <text:list-item text:start-value="1">
                  <text:p text:style-name="P99">private JButton jButtonSimulazionePausa</text:p>
                </text:list-item>
              </text:list>
            </text:list-item>
          </text:list>
        </text:list-item>
      </text:list>
      <text:p text:style-name="P56"><text:tab/><text:tab/><text:tab/>Bottone per mettere in pausa la simulazione</text:p>
      <text:list text:style-name="L3">
        <text:list-item>
          <text:list>
            <text:list-item>
              <text:list>
                <text:list-item>
                  <text:list>
                    <text:list-item>
                      <text:list>
                        <text:list-header>
                          <text:p text:style-name="P99"/>
                        </text:list-header>
                      </text:list>
                    </text:list-item>
                  </text:list>
                </text:list-item>
                <text:list-item>
                  <text:p text:style-name="P99">private JButton jButtonIndietroSignificativo</text:p>
                  <text:list>
                    <text:list-item>
                      <text:list>
                        <text:list-header>
                          <text:p text:style-name="P99">Bottone per portare manualmente la simulazione indietro al primo istante scelto dall'utente (per esempio quando avviene il fault di memoria)</text:p>
                          <text:p text:style-name="P99"/>
                        </text:list-header>
                      </text:list>
                    </text:list-item>
                  </text:list>
                </text:list-item>
                <text:list-item>
                  <text:p text:style-name="P99">private JButton jButtonAvantiSignificativo</text:p>
                  <text:list>
                    <text:list-item>
                      <text:list>
                        <text:list-header>
                          <text:p text:style-name="P99">Bottone per portare manualmente la simulazione avanti al primo istante scelto dall'utente (per esempio quando avviene il fault di memoria)</text:p>
                          <text:p text:style-name="P99"/>
                        </text:list-header>
                      </text:list>
                    </text:list-item>
                  </text:list>
                </text:list-item>
                <text:list-item>
                  <text:p text:style-name="P99">private JButton jButtonNuovaConfigurazione</text:p>
                  <text:list>
                    <text:list-item>
                      <text:list>
                        <text:list-header>
                          <text:p text:style-name="P99">Bottone per aprire il wizard per la nuova configurazione</text:p>
                        </text:list-header>
                      </text:list>
                    </text:list-item>
                  </text:list>
                </text:list-item>
              </text:list>
            </text:list-item>
          </text:list>
        </text:list-item>
      </text:list>
      <text:p text:style-name="P56"/>
      <text:list text:style-name="L3">
        <text:list-item text:start-value="1">
          <text:list>
            <text:list-item text:start-value="1">
              <text:list>
                <text:list-item text:start-value="1">
                  <text:p text:style-name="P99">private JButton jButtonApriConfigurazione</text:p>
                  <text:list>
                    <text:list-item>
                      <text:list>
                        <text:list-header>
                          <text:p text:style-name="P99">Bottone per aprire la finestra per caricare il file di configurazione (se è <text:soft-page-break/>stata salvata dall'utente)</text:p>
                          <text:p text:style-name="P99"/>
                        </text:list-header>
                      </text:list>
                    </text:list-item>
                  </text:list>
                </text:list-item>
                <text:list-item>
                  <text:p text:style-name="P99">private JButton jButtonSalvaConfigurazione</text:p>
                  <text:list>
                    <text:list-item>
                      <text:list>
                        <text:list-header>
                          <text:p text:style-name="P99">Bottone per salvare la configurazione attuale in un file</text:p>
                          <text:p text:style-name="P99"/>
                        </text:list-header>
                      </text:list>
                    </text:list-item>
                  </text:list>
                </text:list-item>
                <text:list-item>
                  <text:p text:style-name="P99">private JButton jButtonModificaConfigurazione</text:p>
                  <text:list>
                    <text:list-item>
                      <text:list>
                        <text:list-header>
                          <text:p text:style-name="P99">Bottone per modificare la configurazione attuale</text:p>
                        </text:list-header>
                      </text:list>
                    </text:list-item>
                  </text:list>
                </text:list-item>
              </text:list>
            </text:list-item>
          </text:list>
        </text:list-item>
      </text:list>
      <text:p text:style-name="P56"/>
      <text:list text:style-name="L3">
        <text:list-item text:start-value="1">
          <text:list>
            <text:list-item text:start-value="1">
              <text:list>
                <text:list-item text:start-value="1">
                  <text:p text:style-name="P99">private JSpinner scegliVelocita</text:p>
                  <text:list>
                    <text:list-item>
                      <text:list>
                        <text:list-header>
                          <text:p text:style-name="P99">L'utente può scegliere la velocità della simulazione</text:p>
                          <text:p text:style-name="P99"/>
                        </text:list-header>
                      </text:list>
                    </text:list-item>
                  </text:list>
                </text:list-item>
                <text:list-item>
                  <text:p text:style-name="P99">private JComboBox comboBoxSignificativo</text:p>
                  <text:list>
                    <text:list-item>
                      <text:list>
                        <text:list-header>
                          <text:p text:style-name="P99">è la combo degli eventi dove l'utente può scegliere quando vorrà spostare la simulazione al primo istante significativo dell'evento scelto</text:p>
                          <text:p text:style-name="P99"/>
                        </text:list-header>
                      </text:list>
                    </text:list-item>
                  </text:list>
                </text:list-item>
                <text:list-item>
                  <text:p text:style-name="P99">private JMenuItem jSimulazioneItemPlay</text:p>
                  <text:list>
                    <text:list-item>
                      <text:list>
                        <text:list-header>
                          <text:p text:style-name="P99">Voce del menù “simulazione” per far partire la simulazione</text:p>
                          <text:p text:style-name="P99"/>
                        </text:list-header>
                      </text:list>
                    </text:list-item>
                  </text:list>
                </text:list-item>
                <text:list-item>
                  <text:p text:style-name="P99">private JMenuItem jSimulazioneItemStop</text:p>
                  <text:list>
                    <text:list-item>
                      <text:list>
                        <text:list-header>
                          <text:p text:style-name="P99">Voce del menù “simulazione” per stoppare la simulazione</text:p>
                          <text:p text:style-name="P99"/>
                        </text:list-header>
                      </text:list>
                    </text:list-item>
                  </text:list>
                </text:list-item>
                <text:list-item>
                  <text:p text:style-name="P99">private JMenuItem jSimulazioneItemInizio</text:p>
                  <text:list>
                    <text:list-item>
                      <text:list>
                        <text:list-header>
                          <text:p text:style-name="P99">Voce del menù “simulazione” per portare la simulazione allo stato iniziale</text:p>
                          <text:p text:style-name="P99"/>
                        </text:list-header>
                      </text:list>
                    </text:list-item>
                  </text:list>
                </text:list-item>
                <text:list-item>
                  <text:p text:style-name="P99">private JMenuItem jSimulazioneItemFine</text:p>
                  <text:list>
                    <text:list-item>
                      <text:list>
                        <text:list-header>
                          <text:p text:style-name="P99">Voce del menù “simulazione” per portare la simulazione allo stato finale</text:p>
                          <text:p text:style-name="P99"/>
                        </text:list-header>
                      </text:list>
                    </text:list-item>
                  </text:list>
                </text:list-item>
                <text:list-item>
                  <text:p text:style-name="P99">private JMenuItem jSimulazioneItemIndietro</text:p>
                  <text:list>
                    <text:list-item>
                      <text:list>
                        <text:list-header>
                          <text:p text:style-name="P99">Voce del menù “simulazione” per portare la simulazione indietro di un istante</text:p>
                          <text:p text:style-name="P99"/>
                        </text:list-header>
                      </text:list>
                    </text:list-item>
                  </text:list>
                </text:list-item>
                <text:list-item>
                  <text:p text:style-name="P99">private JMenuItem jSimulazioneItemAvanti</text:p>
                  <text:list>
                    <text:list-item>
                      <text:list>
                        <text:list-header>
                          <text:p text:style-name="P99">Voce del menù “simulazione” per portare la simulazione avanti di un istante</text:p>
                          <text:p text:style-name="P99"/>
                        </text:list-header>
                      </text:list>
                    </text:list-item>
                  </text:list>
                </text:list-item>
                <text:list-item>
                  <text:p text:style-name="P99">private JMenuItem jSimulazioneItemPausa</text:p>
                </text:list-item>
              </text:list>
            </text:list-item>
          </text:list>
        </text:list-item>
      </text:list>
      <text:p text:style-name="P56"><text:tab/><text:tab/><text:tab/>Voce del menù “simulazione” per mettere la simulazione in pausa</text:p>
      <text:p text:style-name="P56"/>
      <text:list text:style-name="L3">
        <text:list-item text:start-value="1">
          <text:list>
            <text:list-item text:start-value="1">
              <text:list>
                <text:list-item text:start-value="1">
                  <text:p text:style-name="P99"><text:soft-page-break/>private JMenu jSimulazioneItemIndietroSignificativo</text:p>
                  <text:list>
                    <text:list-item>
                      <text:list>
                        <text:list-header>
                          <text:p text:style-name="P99">E' un sottomenù dove vengono indicati tutti gli istanti significativi portando la simulazione all'indietro fino all'istante significativo scelto dall'utente</text:p>
                        </text:list-header>
                      </text:list>
                    </text:list-item>
                  </text:list>
                </text:list-item>
              </text:list>
            </text:list-item>
          </text:list>
        </text:list-item>
      </text:list>
      <text:p text:style-name="P56"/>
      <text:list text:style-name="L3">
        <text:list-item text:start-value="1">
          <text:list>
            <text:list-item text:start-value="1">
              <text:list>
                <text:list-item text:start-value="1">
                  <text:p text:style-name="P99">private JMenu jSimulazioneItemAvantiSignificativo</text:p>
                </text:list-item>
              </text:list>
            </text:list-item>
          </text:list>
        </text:list-item>
      </text:list>
      <text:p text:style-name="P56"><text:tab/><text:tab/><text:tab/>E' un sottomenù dove vengono indicati tutti gli istanti significativi <text:tab/><text:tab/><text:tab/><text:tab/>portando la simulazione in avanti fino all'istante significativo scelto <text:tab/><text:tab/><text:tab/><text:tab/>dall'utente</text:p>
      <text:list text:style-name="L3">
        <text:list-item>
          <text:list>
            <text:list-item>
              <text:list>
                <text:list-item>
                  <text:list>
                    <text:list-item>
                      <text:list>
                        <text:list-header>
                          <text:p text:style-name="P99"/>
                        </text:list-header>
                      </text:list>
                    </text:list-item>
                  </text:list>
                </text:list-item>
                <text:list-item>
                  <text:p text:style-name="P99">private JMenuItem itemAvantiFault</text:p>
                  <text:list>
                    <text:list-item>
                      <text:list>
                        <text:list-header>
                          <text:p text:style-name="P99">Voce del menù “Istante significativo successivo” che porta la simulazione avanti fino al primo istante in cui avviene il fault di memoria</text:p>
                          <text:p text:style-name="P99"/>
                        </text:list-header>
                      </text:list>
                    </text:list-item>
                  </text:list>
                </text:list-item>
                <text:list-item>
                  <text:p text:style-name="P99">private JMenuItem itemAvantiSwitch</text:p>
                  <text:list>
                    <text:list-item>
                      <text:list>
                        <text:list-header>
                          <text:p text:style-name="P99">Voce del menù “Istante significativo successivo” che porta la simulazione avanti fino al primo istante in cui avviene il context <text:s/>switch</text:p>
                        </text:list-header>
                      </text:list>
                    </text:list-item>
                  </text:list>
                </text:list-item>
              </text:list>
            </text:list-item>
          </text:list>
        </text:list-item>
      </text:list>
      <text:p text:style-name="P56"/>
      <text:list text:style-name="L3">
        <text:list-item text:start-value="1">
          <text:list>
            <text:list-item text:start-value="1">
              <text:list>
                <text:list-item text:start-value="1">
                  <text:p text:style-name="P99">private JMenuItem itemAvantiFullRAM</text:p>
                  <text:list>
                    <text:list-item>
                      <text:list>
                        <text:list-header>
                          <text:p text:style-name="P99">Voce del menù “Istante significativo successivo” che porta la simulazione avanti fino al primo istante in cui avviene il riempimento totale della memoria</text:p>
                          <text:p text:style-name="P99"/>
                        </text:list-header>
                      </text:list>
                    </text:list-item>
                  </text:list>
                </text:list-item>
                <text:list-item>
                  <text:p text:style-name="P99">private JMenuItem itemAvantiFullSwap</text:p>
                  <text:list>
                    <text:list-item>
                      <text:list>
                        <text:list-header>
                          <text:p text:style-name="P99">Voce del menù “Istante significativo successivo” che porta la simulazione avanti fino al primo istante in cui avviene il riempimento totale dello swap</text:p>
                          <text:p text:style-name="P99"/>
                        </text:list-header>
                      </text:list>
                    </text:list-item>
                  </text:list>
                </text:list-item>
                <text:list-item>
                  <text:p text:style-name="P99">private JMenuItem itemAvantiFineProc</text:p>
                  <text:list>
                    <text:list-item>
                      <text:list>
                        <text:list-header>
                          <text:p text:style-name="P99">Voce del menù “Istante significativo successivo” che porta la simulazione avanti fino al primo istante in cui avviene la terminazione del processo in corso</text:p>
                        </text:list-header>
                      </text:list>
                    </text:list-item>
                  </text:list>
                </text:list-item>
              </text:list>
            </text:list-item>
          </text:list>
        </text:list-item>
      </text:list>
      <text:p text:style-name="P56"/>
      <text:list text:style-name="L3">
        <text:list-item text:start-value="1">
          <text:list>
            <text:list-item text:start-value="1">
              <text:list>
                <text:list-item text:start-value="1">
                  <text:p text:style-name="P99">private JMenuItem itemAvantiNuovoProc</text:p>
                  <text:list>
                    <text:list-item>
                      <text:list>
                        <text:list-header>
                          <text:p text:style-name="P99">Voce del menù “Istante significativo successivo” che porta la simulazione avanti fino al primo istante in cui avviene l'arrivo di un nuovo processo </text:p>
                          <text:p text:style-name="P99"/>
                        </text:list-header>
                      </text:list>
                    </text:list-item>
                  </text:list>
                </text:list-item>
                <text:list-item>
                  <text:p text:style-name="P99">private JMenuItem itemIndietroFault</text:p>
                  <text:list>
                    <text:list-item>
                      <text:list>
                        <text:list-header>
                          <text:p text:style-name="P99"><text:soft-page-break/>Voce del menù “Istante significativo precedente” che porta la simulazione indietro fino al primo istante in cui avviene il fault di memoria</text:p>
                          <text:p text:style-name="P99"/>
                        </text:list-header>
                      </text:list>
                    </text:list-item>
                  </text:list>
                </text:list-item>
                <text:list-item>
                  <text:p text:style-name="P99">private JMenuItem itemIndietroSwitch</text:p>
                  <text:list>
                    <text:list-item>
                      <text:list>
                        <text:list-header>
                          <text:p text:style-name="P99">Voce del menù “Istante significativo precedente” che porta la simulazione indietro fino al primo istante in cui avviene il context switch</text:p>
                        </text:list-header>
                      </text:list>
                    </text:list-item>
                  </text:list>
                </text:list-item>
              </text:list>
            </text:list-item>
          </text:list>
        </text:list-item>
      </text:list>
      <text:p text:style-name="P56"/>
      <text:list text:style-name="L3">
        <text:list-item text:start-value="1">
          <text:list>
            <text:list-item text:start-value="1">
              <text:list>
                <text:list-item text:start-value="1">
                  <text:p text:style-name="P99">private JMenuItem itemIndietroFullRAM</text:p>
                  <text:list>
                    <text:list-item>
                      <text:list>
                        <text:list-header>
                          <text:p text:style-name="P99">Voce del menù “Istante significativo precedente” che porta la simulazione indietro fino al primo istante in cui avviene il riempimento totale della memoria</text:p>
                          <text:p text:style-name="P99"/>
                        </text:list-header>
                      </text:list>
                    </text:list-item>
                  </text:list>
                </text:list-item>
                <text:list-item>
                  <text:p text:style-name="P99">private JMenuItem itemIndietroFullSwap</text:p>
                  <text:list>
                    <text:list-item>
                      <text:list>
                        <text:list-header>
                          <text:p text:style-name="P99">Voce del menù “Istante significativo precedente” che porta la simulazione indietro fino al primo istante in cui avviene il riempimento totale dello swap</text:p>
                          <text:p text:style-name="P99"/>
                        </text:list-header>
                      </text:list>
                    </text:list-item>
                  </text:list>
                </text:list-item>
                <text:list-item>
                  <text:p text:style-name="P99">private JMenuItem itemIndietroFineProc</text:p>
                  <text:list>
                    <text:list-item>
                      <text:list>
                        <text:list-header>
                          <text:p text:style-name="P99">Voce del menù “Istante significativo precedente” che porta la simulazione indietro fino al primo istante in cui avviene la terminazione del processo in corso</text:p>
                        </text:list-header>
                      </text:list>
                    </text:list-item>
                  </text:list>
                </text:list-item>
              </text:list>
            </text:list-item>
          </text:list>
        </text:list-item>
      </text:list>
      <text:p text:style-name="P56"/>
      <text:list text:style-name="L3">
        <text:list-item text:start-value="1">
          <text:list>
            <text:list-item text:start-value="1">
              <text:list>
                <text:list-item text:start-value="1">
                  <text:p text:style-name="P99">private JMenuItem itemIndietroNuovoProc</text:p>
                  <text:list>
                    <text:list-item>
                      <text:list>
                        <text:list-header>
                          <text:p text:style-name="P99">Voce del menù “Istante significativo precedente” che porta la simulazione indietro fino al primo istante in cui avviene l'arrivo di un nuovo processo </text:p>
                          <text:p text:style-name="P99"/>
                        </text:list-header>
                      </text:list>
                    </text:list-item>
                  </text:list>
                </text:list-item>
                <text:list-item>
                  <text:p text:style-name="P99">private JMenuItem jFileItemNuovaConfigurazione</text:p>
                  <text:list>
                    <text:list-item>
                      <text:list>
                        <text:list-header>
                          <text:p text:style-name="P99">Voce del menù “File” per aprire il wizard per la nuova configurazione</text:p>
                          <text:p text:style-name="P99"/>
                        </text:list-header>
                      </text:list>
                    </text:list-item>
                  </text:list>
                </text:list-item>
                <text:list-item>
                  <text:p text:style-name="P99">private JMenuItem jFileItemApriConfigurazione</text:p>
                  <text:list>
                    <text:list-item>
                      <text:list>
                        <text:list-header>
                          <text:p text:style-name="P99">Voce del menù “File” <text:s/>per aprire la finestra per caricare il file di configurazione (se è stata salvata dall'utente</text:p>
                          <text:p text:style-name="P99"/>
                        </text:list-header>
                      </text:list>
                    </text:list-item>
                  </text:list>
                </text:list-item>
                <text:list-item>
                  <text:p text:style-name="P99">private JMenuItem jFileItemSalvaConfigurazione</text:p>
                  <text:list>
                    <text:list-item>
                      <text:list>
                        <text:list-header>
                          <text:p text:style-name="P99">Voce del menù “File” per salvare la configurazione attuale in un file</text:p>
                        </text:list-header>
                      </text:list>
                    </text:list-item>
                  </text:list>
                </text:list-item>
              </text:list>
            </text:list-item>
          </text:list>
        </text:list-item>
      </text:list>
      <text:p text:style-name="P56"/>
      <text:list text:style-name="L3">
        <text:list-item text:start-value="1">
          <text:list>
            <text:list-item text:start-value="1">
              <text:list>
                <text:list-item text:start-value="1">
                  <text:p text:style-name="P99">private JMenuItem jFileItemSalvaConfigurazioneConNome</text:p>
                  <text:list>
                    <text:list-item>
                      <text:list>
                        <text:list-header>
                          <text:p text:style-name="P99"><text:soft-page-break/>Voce del menù “File” per salvare la configurazione attuale in un file specificando il nome del file</text:p>
                          <text:p text:style-name="P99"/>
                        </text:list-header>
                      </text:list>
                    </text:list-item>
                  </text:list>
                </text:list-item>
                <text:list-item>
                  <text:p text:style-name="P99">private JMenuItem jFileItemModificaConfigurazione</text:p>
                  <text:list>
                    <text:list-item>
                      <text:list>
                        <text:list-header>
                          <text:p text:style-name="P99">Voce del menù “File” per modificare la configurazione attuale </text:p>
                          <text:p text:style-name="P99"/>
                        </text:list-header>
                      </text:list>
                    </text:list-item>
                  </text:list>
                </text:list-item>
              </text:list>
            </text:list-item>
          </text:list>
        </text:list-item>
      </text:list>
      <text:list text:style-name="L3">
        <text:list-item text:start-value="1">
          <text:list>
            <text:list-item text:start-value="1">
              <text:list>
                <text:list-item text:start-value="1">
                  <text:p text:style-name="P99">private JMenuItem jFileItemDefaultConfigurazione</text:p>
                  <text:list>
                    <text:list-item>
                      <text:list>
                        <text:list-header>
                          <text:p text:style-name="P99">Voce del menù “File” per caricare la configurazione di default impostata dal sistema</text:p>
                          <text:p text:style-name="P99"/>
                        </text:list-header>
                      </text:list>
                    </text:list-item>
                  </text:list>
                </text:list-item>
              </text:list>
            </text:list-item>
          </text:list>
        </text:list-item>
      </text:list>
      <text:list text:style-name="L3">
        <text:list-item text:start-value="1">
          <text:list>
            <text:list-item text:start-value="1">
              <text:list>
                <text:list-item text:start-value="1">
                  <text:p text:style-name="P99">private JMenuItem jFileItemEsci</text:p>
                  <text:list>
                    <text:list-item>
                      <text:list>
                        <text:list-header>
                          <text:p text:style-name="P99">Voce del menù “File” per terminare l'applicazione</text:p>
                          <text:p text:style-name="P99"/>
                        </text:list-header>
                      </text:list>
                    </text:list-item>
                  </text:list>
                </text:list-item>
                <text:list-item>
                  <text:p text:style-name="P99">private GestioneFile gestioneFile</text:p>
                  <text:list>
                    <text:list-item>
                      <text:list>
                        <text:list-header>
                          <text:p text:style-name="P99">Riferisce un'istanza per la gestione completa di un file</text:p>
                          <text:p text:style-name="P99"/>
                        </text:list-header>
                      </text:list>
                    </text:list-item>
                  </text:list>
                </text:list-item>
                <text:list-item>
                  <text:p text:style-name="P99">private ConfigurazioneAmbienteJDialog <text:s/>configurazioneAmbiente</text:p>
                  <text:list>
                    <text:list-item>
                      <text:list>
                        <text:list-header>
                          <text:p text:style-name="P99">Riferisce un'istanza per il wizard di configurazione</text:p>
                          <text:p text:style-name="P99"/>
                        </text:list-header>
                      </text:list>
                    </text:list-item>
                  </text:list>
                </text:list-item>
                <text:list-item>
                  <text:p text:style-name="P99">private ConfigurazioneIniziale configurazioneIniziale</text:p>
                  <text:list>
                    <text:list-item>
                      <text:list>
                        <text:list-header>
                          <text:p text:style-name="P99">Riferisce un'istanza per la configurazione iniziale prima della simulazione</text:p>
                          <text:p text:style-name="P99"/>
                        </text:list-header>
                      </text:list>
                    </text:list-item>
                  </text:list>
                </text:list-item>
                <text:list-item>
                  <text:p text:style-name="P99">private Player player</text:p>
                  <text:list>
                    <text:list-item>
                      <text:list>
                        <text:list-header>
                          <text:p text:style-name="P99">Riferisce un'istanza di player per impostare la simulazione ed eseguirla</text:p>
                          <text:p text:style-name="P99"/>
                        </text:list-header>
                      </text:list>
                    </text:list-item>
                  </text:list>
                </text:list-item>
                <text:list-item>
                  <text:p text:style-name="P99">private Istante istante</text:p>
                  <text:list>
                    <text:list-item>
                      <text:list>
                        <text:list-header>
                          <text:p text:style-name="P99">Riferisce un'istanza di istante</text:p>
                          <text:p text:style-name="P99"/>
                        </text:list-header>
                      </text:list>
                    </text:list-item>
                  </text:list>
                </text:list-item>
                <text:list-item>
                  <text:p text:style-name="P99">LinkedList&lt;Processo&gt; processiEseguiti</text:p>
                  <text:list>
                    <text:list-item>
                      <text:list>
                        <text:list-header>
                          <text:p text:style-name="P99">Riferisce una lista di istanze di Processo</text:p>
                          <text:p text:style-name="P99"/>
                        </text:list-header>
                      </text:list>
                    </text:list-item>
                  </text:list>
                </text:list-item>
                <text:list-item>
                  <text:p text:style-name="P99">private Thread auto</text:p>
                  <text:list>
                    <text:list-item>
                      <text:list>
                        <text:list-header>
                          <text:p text:style-name="P99">Thread per aumentare l'interattivita' del utente durante l'avanzamento automatico </text:p>
                          <text:p text:style-name="P99"/>
                        </text:list-header>
                      </text:list>
                    </text:list-item>
                  </text:list>
                </text:list-item>
                <text:list-item>
                  <text:p text:style-name="P99">private int velocita</text:p>
                  <text:list>
                    <text:list-item>
                      <text:list>
                        <text:list-header>
                          <text:p text:style-name="P99">E' la velocità di avanzamento nella modalità automatica</text:p>
                        </text:list-header>
                      </text:list>
                    </text:list-item>
                  </text:list>
                </text:list-item>
              </text:list>
            </text:list-item>
          </text:list>
        </text:list-item>
      </text:list>
      <text:p text:style-name="P56"/>
      <text:list text:style-name="L3">
        <text:list-item text:start-value="1">
          <text:list>
            <text:list-item text:start-value="1">
              <text:list>
                <text:list-item text:start-value="1">
                  <text:p text:style-name="P99"><text:soft-page-break/>private Vector&lt;Vector&lt;Integer&gt;&gt; processiUltimati</text:p>
                  <text:list>
                    <text:list-item>
                      <text:list>
                        <text:list-header>
                          <text:p text:style-name="P99">E' la lista dei processi ultimati nei vari istanti</text:p>
                          <text:p text:style-name="P99"/>
                        </text:list-header>
                      </text:list>
                    </text:list-item>
                  </text:list>
                </text:list-item>
                <text:list-item>
                  <text:p text:style-name="P99">private LinkedList&lt;Boolean&gt; contextSwitchs</text:p>
                  <text:list>
                    <text:list-item>
                      <text:list>
                        <text:list-header>
                          <text:p text:style-name="P99">E' la lista dei context-switch avvenuti nella simulazione</text:p>
                          <text:p text:style-name="P99"/>
                        </text:list-header>
                      </text:list>
                    </text:list-item>
                  </text:list>
                </text:list-item>
                <text:list-item>
                  <text:p text:style-name="P99">private static final Processo PROC_VUOTO</text:p>
                </text:list-item>
              </text:list>
            </text:list-item>
          </text:list>
        </text:list-item>
      </text:list>
      <text:p text:style-name="P56"><text:tab/><text:tab/><text:tab/>E' un'istanza fittizia di processo</text:p>
      <text:p text:style-name="P32"/>
      <text:list text:style-name="L3">
        <text:list-item text:start-value="1">
          <text:list>
            <text:list-item text:start-value="1">
              <text:p text:style-name="P166">Costruttori:</text:p>
            </text:list-item>
          </text:list>
        </text:list-item>
      </text:list>
      <text:list text:style-name="L3">
        <text:list-item text:start-value="1">
          <text:list>
            <text:list-item text:start-value="1">
              <text:list>
                <text:list-item text:start-value="1">
                  <text:p text:style-name="P188"><text:s/>public SiGeMv2View()</text:p>
                  <text:list>
                    <text:list-item>
                      <text:list>
                        <text:list-header>
                          <text:p text:style-name="P188">Unico costruttore della classe SiGeMv2View.</text:p>
                          <text:p text:style-name="P188">Inizializza e imposta l'interfaccia grafica.</text:p>
                        </text:list-header>
                      </text:list>
                    </text:list-item>
                  </text:list>
                </text:list-item>
              </text:list>
            </text:list-item>
          </text:list>
        </text:list-item>
      </text:list>
      <text:p text:style-name="P32"><text:tab/><text:tab/><text:tab/></text:p>
      <text:list text:style-name="L3">
        <text:list-item text:start-value="1">
          <text:list>
            <text:list-item text:start-value="1">
              <text:p text:style-name="P166">Metodi:</text:p>
              <text:list>
                <text:list-item>
                  <text:p text:style-name="P123">public void abilitaTutto()</text:p>
                </text:list-item>
              </text:list>
            </text:list-item>
          </text:list>
        </text:list-item>
      </text:list>
      <text:p text:style-name="P19"><text:tab/><text:tab/><text:tab/>Metodo che abilita tutte le funzioni una volta caricata la configurazione <text:tab/><text:tab/><text:tab/>iniziale</text:p>
      <text:p text:style-name="P19"/>
      <text:list text:style-name="L3">
        <text:list-item text:start-value="1">
          <text:list>
            <text:list-item text:start-value="1">
              <text:list>
                <text:list-item text:start-value="1">
                  <text:p text:style-name="P123">private void aggiornaComandi()</text:p>
                </text:list-item>
              </text:list>
            </text:list-item>
          </text:list>
        </text:list-item>
      </text:list>
      <text:p text:style-name="P19"><text:tab/><text:tab/><text:tab/>Metodo che abilita i comandi in base alle necessità</text:p>
      <text:p text:style-name="P19"/>
      <text:list text:style-name="L3">
        <text:list-item text:start-value="1">
          <text:list>
            <text:list-item text:start-value="1">
              <text:list>
                <text:list-item text:start-value="1">
                  <text:p text:style-name="P123">private void apriFileConfigurazione()</text:p>
                </text:list-item>
              </text:list>
            </text:list-item>
          </text:list>
        </text:list-item>
      </text:list>
      <text:p text:style-name="P19"><text:tab/><text:tab/><text:tab/>Apertura di un file di configurazione e successivo caricamento della <text:tab/><text:tab/><text:tab/>simulazione</text:p>
      <text:p text:style-name="P21"/>
      <text:list text:style-name="L3">
        <text:list-item text:start-value="1">
          <text:list>
            <text:list-item text:start-value="1">
              <text:list>
                <text:list-item text:start-value="1">
                  <text:p text:style-name="P123">private void azzeraSimulazioneTestuale(int, int)</text:p>
                  <text:list>
                    <text:list-header>
                      <text:p text:style-name="P123">Metodo che azzera il frame della visualizzazione testuale</text:p>
                      <text:p text:style-name="P123"/>
                    </text:list-header>
                  </text:list>
                </text:list-item>
                <text:list-item>
                  <text:p text:style-name="P123">private void azzeraStatisticheSimulazione() </text:p>
                  <text:list>
                    <text:list-item>
                      <text:list>
                        <text:list-header>
                          <text:p text:style-name="P123">Metodo che azzera le statistiche sulla vista ViewStatistiche</text:p>
                          <text:p text:style-name="P123"/>
                        </text:list-header>
                      </text:list>
                    </text:list-item>
                  </text:list>
                </text:list-item>
                <text:list-item>
                  <text:p text:style-name="P123">private boolean caricaSimulazioneDefault()</text:p>
                  <text:list>
                    <text:list-item>
                      <text:list>
                        <text:list-header>
                          <text:p text:style-name="P123">Metodo che carica la configurazione di default</text:p>
                          <text:p text:style-name="P99"/>
                        </text:list-header>
                      </text:list>
                    </text:list-item>
                  </text:list>
                </text:list-item>
              </text:list>
            </text:list-item>
          </text:list>
        </text:list-item>
      </text:list>
      <text:list text:style-name="L3">
        <text:list-item text:start-value="1">
          <text:list>
            <text:list-item text:start-value="1">
              <text:list>
                <text:list-item text:start-value="1">
                  <text:p text:style-name="P188">private void creaConfigurazione() </text:p>
                  <text:list>
                    <text:list-item>
                      <text:list>
                        <text:list-header>
                          <text:p text:style-name="P188">Metodo che carica il primo passo del wizard di configurazione</text:p>
                          <text:p text:style-name="P188"/>
                        </text:list-header>
                      </text:list>
                    </text:list-item>
                  </text:list>
                </text:list-item>
                <text:list-item>
                  <text:p text:style-name="P123">private void createRootWindow()</text:p>
                </text:list-item>
              </text:list>
            </text:list-item>
          </text:list>
        </text:list-item>
      </text:list>
      <text:p text:style-name="P19"><text:tab/><text:tab/><text:tab/>Metodo che crea la root window e aggiunge le view statiche</text:p>
      <text:p text:style-name="P21"><text:soft-page-break/></text:p>
      <text:list text:style-name="L3">
        <text:list-item text:start-value="1">
          <text:list>
            <text:list-item text:start-value="1">
              <text:list>
                <text:list-item text:start-value="1">
                  <text:p text:style-name="P123">private void creaPlayer()</text:p>
                  <text:list>
                    <text:list-item>
                      <text:list>
                        <text:list-header>
                          <text:p text:style-name="P123">Metodo che istanzia Player</text:p>
                        </text:list-header>
                      </text:list>
                    </text:list-item>
                  </text:list>
                  <text:p text:style-name="P123"><text:s text:c="13"/></text:p>
                </text:list-item>
              </text:list>
            </text:list-item>
          </text:list>
        </text:list-item>
      </text:list>
      <text:list text:style-name="L3">
        <text:list-item text:start-value="1">
          <text:list>
            <text:list-item text:start-value="1">
              <text:list>
                <text:list-item text:start-value="1">
                  <text:p text:style-name="P188">private JMenu createFileMenu()</text:p>
                  <text:list>
                    <text:list-item>
                      <text:list>
                        <text:list-header>
                          <text:p text:style-name="P188">Metodo che crea tutte le voci del menù “File”</text:p>
                          <text:p text:style-name="P188"/>
                        </text:list-header>
                      </text:list>
                    </text:list-item>
                  </text:list>
                </text:list-item>
              </text:list>
            </text:list-item>
          </text:list>
        </text:list-item>
      </text:list>
      <text:list text:style-name="L3">
        <text:list-item text:start-value="1">
          <text:list>
            <text:list-item text:start-value="1">
              <text:list>
                <text:list-item text:start-value="1">
                  <text:p text:style-name="P188">private JMenu createHelpMenu()</text:p>
                  <text:list>
                    <text:list-item>
                      <text:list>
                        <text:list-header>
                          <text:p text:style-name="P188">Metodo che crea tutte le voci del menù “Help”</text:p>
                        </text:list-header>
                      </text:list>
                    </text:list-item>
                  </text:list>
                </text:list-item>
              </text:list>
            </text:list-item>
          </text:list>
        </text:list-item>
      </text:list>
      <text:p text:style-name="P32"/>
      <text:list text:style-name="L3">
        <text:list-item text:start-value="1">
          <text:list>
            <text:list-item text:start-value="1">
              <text:list>
                <text:list-item text:start-value="1">
                  <text:p text:style-name="P188">private JMenuBar createMenuBar() {</text:p>
                  <text:list>
                    <text:list-item>
                      <text:list>
                        <text:list-header>
                          <text:p text:style-name="P188">Metodo che crea tutte le voci del menù e relative sottovoci</text:p>
                          <text:p text:style-name="P188"/>
                        </text:list-header>
                      </text:list>
                    </text:list-item>
                  </text:list>
                </text:list-item>
                <text:list-item>
                  <text:p text:style-name="P188">private JMenu createSimulazioneMenu() <text:tab/></text:p>
                  <text:list>
                    <text:list-item>
                      <text:list>
                        <text:list-header>
                          <text:p text:style-name="P188">Metodo che crea tutte le voci del menù “Simulazione”</text:p>
                        </text:list-header>
                      </text:list>
                    </text:list-item>
                  </text:list>
                </text:list-item>
              </text:list>
            </text:list-item>
          </text:list>
        </text:list-item>
      </text:list>
      <text:p text:style-name="P32"/>
      <text:list text:style-name="L3">
        <text:list-item text:start-value="1">
          <text:list>
            <text:list-item text:start-value="1">
              <text:list>
                <text:list-item text:start-value="1">
                  <text:p text:style-name="P188">private JToolBar createToolBar() </text:p>
                  <text:list>
                    <text:list-item>
                      <text:list>
                        <text:list-header>
                          <text:p text:style-name="P188">Metodo che crea tutti i bottoni</text:p>
                        </text:list-header>
                      </text:list>
                    </text:list-item>
                  </text:list>
                </text:list-item>
              </text:list>
            </text:list-item>
          </text:list>
        </text:list-item>
      </text:list>
      <text:p text:style-name="P32"/>
      <text:list text:style-name="L3">
        <text:list-item text:start-value="1">
          <text:list>
            <text:list-item text:start-value="1">
              <text:list>
                <text:list-item text:start-value="1">
                  <text:p text:style-name="P188">private void defaultConfigurazione()</text:p>
                  <text:list>
                    <text:list-item>
                      <text:list>
                        <text:list-header>
                          <text:p text:style-name="P188">Metodo che imposta la configurazione di default</text:p>
                        </text:list-header>
                      </text:list>
                    </text:list-item>
                  </text:list>
                </text:list-item>
              </text:list>
            </text:list-item>
          </text:list>
        </text:list-item>
      </text:list>
      <text:p text:style-name="P32"/>
      <text:list text:style-name="L3">
        <text:list-item text:start-value="1">
          <text:list>
            <text:list-item text:start-value="1">
              <text:list>
                <text:list-item text:start-value="1">
                  <text:p text:style-name="P188">private void setDefaultLayout()</text:p>
                  <text:list>
                    <text:list-item>
                      <text:list>
                        <text:list-header>
                          <text:p text:style-name="P188">Metodo che imposta il layout di default delle viste</text:p>
                        </text:list-header>
                      </text:list>
                    </text:list-item>
                  </text:list>
                </text:list-item>
              </text:list>
            </text:list-item>
          </text:list>
        </text:list-item>
      </text:list>
      <text:p text:style-name="P32"/>
      <text:list text:style-name="L3">
        <text:list-item text:start-value="1">
          <text:list>
            <text:list-item text:start-value="1">
              <text:list>
                <text:list-item text:start-value="1">
                  <text:p text:style-name="P188">private void elaboraContextSwitch(LinkedList&lt;Istante&gt;)</text:p>
                  <text:list>
                    <text:list-item>
                      <text:list>
                        <text:list-header>
                          <text:p text:style-name="P188">Metodo che elabora tutti i context switch</text:p>
                          <text:p text:style-name="P188"/>
                        </text:list-header>
                      </text:list>
                    </text:list-item>
                  </text:list>
                </text:list-item>
                <text:list-item>
                  <text:p text:style-name="P188">private void elaboraProcessiTerminati(LinkedList&lt;Istante&gt;)</text:p>
                  <text:list>
                    <text:list-item>
                      <text:list>
                        <text:list-header>
                          <text:p text:style-name="P188">Metodo che elabora tutti i processi terminati</text:p>
                          <text:p text:style-name="P188"/>
                        </text:list-header>
                      </text:list>
                    </text:list-item>
                  </text:list>
                </text:list-item>
                <text:list-item>
                  <text:p text:style-name="P188">private void modificaConfigurazione()</text:p>
                  <text:list>
                    <text:list-item>
                      <text:list>
                        <text:list-header>
                          <text:p text:style-name="P188">Procedura per la modifica della configurazione correntemente caricata</text:p>
                          <text:p text:style-name="P188"/>
                        </text:list-header>
                      </text:list>
                    </text:list-item>
                  </text:list>
                </text:list-item>
                <text:list-item>
                  <text:p text:style-name="P188">private void salvaConfigurazione()</text:p>
                  <text:list>
                    <text:list-item>
                      <text:list>
                        <text:list-header>
                          <text:p text:style-name="P188">Metodo che salva la configurazione in un file</text:p>
                          <text:p text:style-name="P188"/>
                        </text:list-header>
                      </text:list>
                    </text:list-item>
                  </text:list>
                </text:list-item>
                <text:list-item>
                  <text:p text:style-name="P188">private void salvaConfigurazioneConNome()</text:p>
                  <text:list>
                    <text:list-item>
                      <text:list>
                        <text:list-header>
                          <text:p text:style-name="P188">Metodo che salva la configurazione in un file specificando un nome</text:p>
                          <text:p text:style-name="P188"/>
                        </text:list-header>
                      </text:list>
                    </text:list-item>
                  </text:list>
                </text:list-item>
                <text:list-item>
                  <text:p text:style-name="P188"><text:soft-page-break/>public void setIstanteZero() </text:p>
                  <text:list>
                    <text:list-item>
                      <text:list>
                        <text:list-header>
                          <text:p text:style-name="P188">Metodo che inizializza le viste e prepara l'applicazione per l'esecuzione della simulazione</text:p>
                          <text:p text:style-name="P188"/>
                        </text:list-header>
                      </text:list>
                    </text:list-item>
                  </text:list>
                </text:list-item>
                <text:list-item>
                  <text:p text:style-name="P188">private void simulazioneAvanti()</text:p>
                  <text:list>
                    <text:list-item>
                      <text:list>
                        <text:list-header>
                          <text:p text:style-name="P188">Metodo che porta la simulazione all'istante successivo</text:p>
                          <text:p text:style-name="P188"/>
                        </text:list-header>
                      </text:list>
                    </text:list-item>
                  </text:list>
                </text:list-item>
                <text:list-item>
                  <text:p text:style-name="P188">private boolean simulazioneCarica()</text:p>
                </text:list-item>
              </text:list>
            </text:list-item>
          </text:list>
        </text:list-item>
      </text:list>
      <text:p text:style-name="P32"><text:tab/><text:tab/><text:tab/>Metodo che crea la simulazione</text:p>
      <text:p text:style-name="P32"/>
      <text:list text:style-name="L3">
        <text:list-item text:start-value="1">
          <text:list>
            <text:list-item text:start-value="1">
              <text:list>
                <text:list-item text:start-value="1">
                  <text:p text:style-name="P188">private void simulazioneFine() </text:p>
                </text:list-item>
              </text:list>
            </text:list-item>
          </text:list>
        </text:list-item>
      </text:list>
      <text:p text:style-name="P32"><text:tab/><text:tab/><text:tab/>Metodo che porta la simulazione all'istante finale</text:p>
      <text:p text:style-name="P32"/>
      <text:list text:style-name="L3">
        <text:list-item text:start-value="1">
          <text:list>
            <text:list-item text:start-value="1">
              <text:list>
                <text:list-item text:start-value="1">
                  <text:p text:style-name="P188">private void showFrame() </text:p>
                  <text:list>
                    <text:list-item>
                      <text:list>
                        <text:list-header>
                          <text:p text:style-name="P188">Metodo che inizializza il frame principale e lo visualizza</text:p>
                          <text:p text:style-name="P188"/>
                        </text:list-header>
                      </text:list>
                    </text:list-item>
                  </text:list>
                </text:list-item>
                <text:list-item>
                  <text:p text:style-name="P188">private void simulazioneIndietro() </text:p>
                  <text:list>
                    <text:list-item>
                      <text:list>
                        <text:list-header>
                          <text:p text:style-name="P188">Metodo che porta la simulazione all'istante precedente </text:p>
                          <text:p text:style-name="P188"/>
                        </text:list-header>
                      </text:list>
                    </text:list-item>
                  </text:list>
                </text:list-item>
                <text:list-item>
                  <text:p text:style-name="P188">private void simulazioneInizio() </text:p>
                  <text:list>
                    <text:list-item>
                      <text:list>
                        <text:list-header>
                          <text:p text:style-name="P188">Metodo che porta la simulazione all'inizio</text:p>
                          <text:p text:style-name="P188"/>
                        </text:list-header>
                      </text:list>
                    </text:list-item>
                  </text:list>
                </text:list-item>
                <text:list-item>
                  <text:p text:style-name="P188">private void simulazionePausa() </text:p>
                  <text:list>
                    <text:list-item>
                      <text:list>
                        <text:list-header>
                          <text:p text:style-name="P188">Metodo che stoppa temporaneamente la simulazione</text:p>
                          <text:p text:style-name="P188"/>
                        </text:list-header>
                      </text:list>
                    </text:list-item>
                  </text:list>
                </text:list-item>
                <text:list-item>
                  <text:p text:style-name="P188">private synchronized void simulazionePlay() </text:p>
                  <text:list>
                    <text:list-item>
                      <text:list>
                        <text:list-header>
                          <text:p text:style-name="P188">Avanzamento automatico della simulazione</text:p>
                          <text:p text:style-name="P188"/>
                        </text:list-header>
                      </text:list>
                    </text:list-item>
                  </text:list>
                </text:list-item>
                <text:list-item>
                  <text:p text:style-name="P188">private void simulazioneSignificativoPrecedente(int scelta) </text:p>
                  <text:list>
                    <text:list-item>
                      <text:list>
                        <text:list-header>
                          <text:p text:style-name="P188">Metodo che porta la simulazione all'istante significativo precedente</text:p>
                          <text:p text:style-name="P188"/>
                        </text:list-header>
                      </text:list>
                    </text:list-item>
                  </text:list>
                </text:list-item>
                <text:list-item>
                  <text:p text:style-name="P188">private void simulazioneStop()</text:p>
                  <text:list>
                    <text:list-item>
                      <text:list>
                        <text:list-header>
                          <text:p text:style-name="P188">Metodo che stoppa la simulazione portandola all'istante iniziale</text:p>
                          <text:p text:style-name="P188"/>
                        </text:list-header>
                      </text:list>
                    </text:list-item>
                  </text:list>
                </text:list-item>
                <text:list-item>
                  <text:p text:style-name="P188">private void simulazioneSignificativoSuccessivo(int)</text:p>
                  <text:list>
                    <text:list-item>
                      <text:list>
                        <text:list-header>
                          <text:p text:style-name="P188">Metodo che porta la simulazione all'istante significativo successivo</text:p>
                          <text:p text:style-name="P188"/>
                        </text:list-header>
                      </text:list>
                    </text:list-item>
                  </text:list>
                </text:list-item>
                <text:list-item>
                  <text:p text:style-name="P188">private void updateViews(DockingWindow window, boolean added) </text:p>
                  <text:list>
                    <text:list-item>
                      <text:list>
                        <text:list-header>
                          <text:p text:style-name="P188">Metodo che aggiunge o rimuove viste dinamiche. Abilita o disabilita viste statiche</text:p>
                          <text:p text:style-name="P188"><text:soft-page-break/></text:p>
                        </text:list-header>
                      </text:list>
                    </text:list-item>
                  </text:list>
                </text:list-item>
                <text:list-item>
                  <text:p text:style-name="P188">private void visualizzaGrafico() </text:p>
                  <text:list>
                    <text:list-item>
                      <text:list>
                        <text:list-header>
                          <text:p text:style-name="P188">Metodo che disegna la vista del grafico</text:p>
                          <text:p text:style-name="P188"/>
                        </text:list-header>
                      </text:list>
                    </text:list-item>
                  </text:list>
                </text:list-item>
                <text:list-item>
                  <text:p text:style-name="P188">private void visualizzaGraficoTempi() </text:p>
                  <text:list>
                    <text:list-item>
                      <text:list>
                        <text:list-header>
                          <text:p text:style-name="P188">Metodo che disegna la vista del grafico dei tempi</text:p>
                          <text:p text:style-name="P188"/>
                        </text:list-header>
                      </text:list>
                    </text:list-item>
                  </text:list>
                </text:list-item>
                <text:list-item>
                  <text:p text:style-name="P188">public void visualizzaOrdProcessi(LinkedList&lt;Processo&gt;)</text:p>
                  <text:list>
                    <text:list-item>
                      <text:list>
                        <text:list-header>
                          <text:p text:style-name="P188">Metodo che disegna la vista del grafico di avanzamento dei processi</text:p>
                          <text:p text:style-name="P188"/>
                        </text:list-header>
                      </text:list>
                    </text:list-item>
                  </text:list>
                </text:list-item>
                <text:list-item>
                  <text:p text:style-name="P188">private void visualizzaRiepilogo() </text:p>
                  <text:list>
                    <text:list-item>
                      <text:list>
                        <text:list-header>
                          <text:p text:style-name="P188">Metodo che disegna la vista del riepilogo</text:p>
                          <text:p text:style-name="P188"/>
                        </text:list-header>
                      </text:list>
                    </text:list-item>
                  </text:list>
                </text:list-item>
                <text:list-item>
                  <text:p text:style-name="P188">private void visualizzaSimulazioneTestuale(Istante, int ) </text:p>
                  <text:list>
                    <text:list-item>
                      <text:list>
                        <text:list-header>
                          <text:p text:style-name="P188">Metodo che disegna la vista della simulazione testuale</text:p>
                          <text:p text:style-name="P188"/>
                        </text:list-header>
                      </text:list>
                    </text:list-item>
                  </text:list>
                </text:list-item>
                <text:list-item>
                  <text:p text:style-name="P188">public void visualizzaStatistiche((Player player, Istante, boolean, int ) </text:p>
                  <text:list>
                    <text:list-item>
                      <text:list>
                        <text:list-header>
                          <text:p text:style-name="P267">Metodo che disegna la vista delle statistiche</text:p>
                        </text:list-header>
                      </text:list>
                    </text:list-item>
                  </text:list>
                </text:list-item>
              </text:list>
            </text:list-item>
          </text:list>
        </text:list-item>
      </text:list>
      <text:p text:style-name="P38"/>
      <text:list text:style-name="L1" text:continue-numbering="true">
        <text:list-item>
          <text:list text:continue-numbering="true">
            <text:list-item>
              <text:list text:continue-numbering="true">
                <text:list-item>
                  <text:h text:style-name="P157" text:outline-level="3">gui.dialog</text:h>
                  <text:list>
                    <text:list-item>
                      <text:h text:style-name="P154" text:outline-level="4">ArrayListTransferHandler</text:h>
                    </text:list-item>
                  </text:list>
                </text:list-item>
              </text:list>
            </text:list-item>
          </text:list>
        </text:list-item>
      </text:list>
      <text:list text:style-name="L3">
        <text:list-item text:start-value="1">
          <text:p text:style-name="P166">Tipo, obiettivo e funzione della classe/interfaccia:</text:p>
        </text:list-item>
      </text:list>
      <text:p text:style-name="P32"/>
      <text:list text:style-name="L3">
        <text:list-item text:start-value="1">
          <text:p text:style-name="P166">Relazioni d'uso con altre componenti:</text:p>
        </text:list-item>
      </text:list>
      <text:p text:style-name="P32"/>
      <text:list text:style-name="L3">
        <text:list-item text:start-value="1">
          <text:p text:style-name="P188"><text:span text:style-name="T18">Interfacce e relazioni di u</text:span>so da altre <text:span text:style-name="T18">componenti:</text:span></text:p>
        </text:list-item>
      </text:list>
      <text:p text:style-name="P32"/>
      <text:list text:style-name="L3">
        <text:list-item text:start-value="1">
          <text:p text:style-name="P273">Attività svolte e dati trattati:</text:p>
        </text:list-item>
      </text:list>
      <text:list text:style-name="L1" text:continue-numbering="true">
        <text:list-item>
          <text:list text:continue-numbering="true">
            <text:list-item>
              <text:list text:continue-numbering="true">
                <text:list-item>
                  <text:list text:continue-numbering="true">
                    <text:list-item>
                      <text:h text:style-name="P154" text:outline-level="4">AssociazioniProcessiJDialog</text:h>
                    </text:list-item>
                  </text:list>
                </text:list-item>
              </text:list>
            </text:list-item>
          </text:list>
        </text:list-item>
      </text:list>
      <text:list text:style-name="L3">
        <text:list-item text:start-value="1">
          <text:p text:style-name="P166">Tipo, obiettivo e funzione della classe/interfaccia:</text:p>
          <text:p text:style-name="P188"><text:tab/>E' il 4° passo della configurazione necessaria per far partire correttamente la <text:tab/>simulazione</text:p>
        </text:list-item>
      </text:list>
      <text:p text:style-name="P32"/>
      <text:list text:style-name="L3">
        <text:list-item text:start-value="1">
          <text:p text:style-name="P166">Relazioni d'uso con altre componenti:</text:p>
          <text:p text:style-name="P188"><text:tab/>Viene chiamato da ProcessiJDialog (3° passo della configurazione)</text:p>
        </text:list-item>
      </text:list>
      <text:p text:style-name="P32"/>
      <text:list text:style-name="L3">
        <text:list-item text:start-value="1">
          <text:p text:style-name="P166"><text:soft-page-break/>Interfacce e relazioni di u<text:span text:style-name="T12">so da altre </text:span>componenti:</text:p>
          <text:p text:style-name="P188"><text:tab/>Nessuna (vengono utilizzate le sue implementazioni).</text:p>
        </text:list-item>
      </text:list>
      <text:p text:style-name="P32"/>
      <text:list text:style-name="L3">
        <text:list-item text:start-value="1">
          <text:p text:style-name="P166">Attività svolte e dati trattati:</text:p>
          <text:list>
            <text:list-item>
              <text:p text:style-name="P166">Campi dati:</text:p>
              <text:list>
                <text:list-item>
                  <text:p text:style-name="P274">private ArrayListTransferHandler arrayListHandler</text:p>
                  <text:list>
                    <text:list-item>
                      <text:list>
                        <text:list-header>
                          <text:p text:style-name="P274">campo incaricato di gestire il Drag&amp;Drop</text:p>
                          <text:p text:style-name="P274"/>
                        </text:list-header>
                      </text:list>
                    </text:list-item>
                  </text:list>
                </text:list-item>
                <text:list-item>
                  <text:p text:style-name="P188">private ConfigurazioneIniziale confIniziale</text:p>
                  <text:list>
                    <text:list-item>
                      <text:list>
                        <text:list-header>
                          <text:p text:style-name="P188">Configurazione iniziale preesistente in caso di modifica configurazione</text:p>
                          <text:p text:style-name="P188"/>
                        </text:list-header>
                      </text:list>
                    </text:list-item>
                  </text:list>
                </text:list-item>
                <text:list-item>
                  <text:p text:style-name="P188">private ConfigurazioneAmbienteJDialog configurazioneAmbiente</text:p>
                  <text:list>
                    <text:list-item>
                      <text:list>
                        <text:list-header>
                          <text:p text:style-name="P188">campo dove contengono tutte le informazioni relative al 1° passo</text:p>
                          <text:p text:style-name="P188"/>
                        </text:list-header>
                      </text:list>
                    </text:list-item>
                  </text:list>
                </text:list-item>
                <text:list-item>
                  <text:p text:style-name="P188">private PoliticheJDialog politica;</text:p>
                  <text:list>
                    <text:list-item>
                      <text:list>
                        <text:list-header>
                          <text:p text:style-name="P188">campo dove contengono tutte le informazioni relative al 2° passo</text:p>
                          <text:p text:style-name="P188"/>
                        </text:list-header>
                      </text:list>
                    </text:list-item>
                  </text:list>
                </text:list-item>
                <text:list-item>
                  <text:p text:style-name="P188">private ProcessiJDialog processi;</text:p>
                  <text:list>
                    <text:list-item>
                      <text:list>
                        <text:list-header>
                          <text:p text:style-name="P188">campo dove contengono tutte le informazioni relative al 3° passo</text:p>
                          <text:p text:style-name="P188"/>
                        </text:list-header>
                      </text:list>
                    </text:list-item>
                  </text:list>
                </text:list-item>
                <text:list-item>
                  <text:p text:style-name="P188">private SiGeMv2View view;</text:p>
                  <text:list>
                    <text:list-item>
                      <text:list>
                        <text:list-header>
                          <text:p text:style-name="P188">campo dove contengono tutte le informazioni relative al frame</text:p>
                        </text:list-header>
                      </text:list>
                    </text:list-item>
                  </text:list>
                </text:list-item>
              </text:list>
            </text:list-item>
          </text:list>
        </text:list-item>
      </text:list>
      <text:p text:style-name="P32"/>
      <text:list text:style-name="L3">
        <text:list-item text:start-value="1">
          <text:list>
            <text:list-item text:start-value="1">
              <text:list>
                <text:list-item text:start-value="1">
                  <text:p text:style-name="P188">private ConfigurazioneIniziale confIniziale;</text:p>
                  <text:list>
                    <text:list-item>
                      <text:list>
                        <text:list-header>
                          <text:p text:style-name="P188">campo per inizializzare la configurazione iniziale</text:p>
                          <text:p text:style-name="P188"/>
                        </text:list-header>
                      </text:list>
                    </text:list-item>
                  </text:list>
                </text:list-item>
                <text:list-item>
                  <text:p text:style-name="P188">private LinkedList&lt;Processo&gt; listaProcessi</text:p>
                  <text:list>
                    <text:list-item>
                      <text:list>
                        <text:list-header>
                          <text:p text:style-name="P188">campo dove vengono caricati tutti i processi impostati dall'utente</text:p>
                        </text:list-header>
                      </text:list>
                    </text:list-item>
                  </text:list>
                </text:list-item>
              </text:list>
            </text:list-item>
          </text:list>
        </text:list-item>
      </text:list>
      <text:p text:style-name="P32"/>
      <text:list text:style-name="L3">
        <text:list-item text:start-value="1">
          <text:list>
            <text:list-item text:start-value="1">
              <text:p text:style-name="P166">Costruttori:</text:p>
              <text:list>
                <text:list-item>
                  <text:p text:style-name="P188">public AssociazioneProcessiJDialog(java.awt.Frame parent, boolean modal, ConfigurazioneAmbienteJDialog configurazione, PoliticheJDialog pol, ProcessiJDialog proc, SiGeMv2View view)</text:p>
                  <text:list>
                    <text:list-header>
                      <text:p text:style-name="P188">1° costruttore: imposta l'interfaccia grafica del 4° passo del wizard di configurazione.</text:p>
                      <text:p text:style-name="P188"/>
                    </text:list-header>
                  </text:list>
                </text:list-item>
                <text:list-item>
                  <text:p text:style-name="P188">public AssociazioneProcessiJDialog(java.awt.Frame parent, boolean modal, ConfigurazioneAmbienteJDialog configurazione, PoliticheJDialog pol, ProcessiJDialog proc, SiGeMv2View view, ConfigurazioneIniziale confIniziale) </text:p>
                  <text:list>
                    <text:list-header>
                      <text:p text:style-name="P188"><text:soft-page-break/>2° costruttore: imposta il 4° passo per la modifica della configurazione</text:p>
                      <text:p text:style-name="P188"/>
                    </text:list-header>
                  </text:list>
                </text:list-item>
              </text:list>
            </text:list-item>
          </text:list>
        </text:list-item>
      </text:list>
      <text:p text:style-name="P32"><text:tab/><text:tab/><text:tab/></text:p>
      <text:list text:style-name="L3">
        <text:list-item text:start-value="1">
          <text:list>
            <text:list-item text:start-value="1">
              <text:p text:style-name="P166">Metodi:</text:p>
              <text:list>
                <text:list-item>
                  <text:p text:style-name="P123">private boolean accessoValido(FrameMemoria frame, int indiceLista) </text:p>
                  <text:list>
                    <text:list-item>
                      <text:list>
                        <text:list-header>
                          <text:p text:style-name="P123">Metodo che controlla la validità di un accesso al suo caricamento, controllando se lo spazio disponibile in RAM e' sufficiente a contenere il FrameMemoria, considerando i FrameMemoria già caricati</text:p>
                          <text:p text:style-name="P123"/>
                        </text:list-header>
                      </text:list>
                    </text:list-item>
                  </text:list>
                </text:list-item>
                <text:list-item>
                  <text:p text:style-name="P123">private void aggiornaListaFrame()</text:p>
                  <text:list>
                    <text:list-item>
                      <text:list>
                        <text:list-header>
                          <text:p text:style-name="P123">Metodo che aggiorna il modello per la lista dei FrameMemoria di un processo quando viene selezionato un'altro processo nel JTabbedPane. E' necessario perché ogni processo ha i propri FrameMemoria</text:p>
                          <text:p text:style-name="P123"/>
                        </text:list-header>
                      </text:list>
                    </text:list-item>
                  </text:list>
                </text:list-item>
                <text:list-item>
                  <text:p text:style-name="P123">private void caricaAccessi()</text:p>
                  <text:list>
                    <text:list-item>
                      <text:list>
                        <text:list-header>
                          <text:p text:style-name="P123">Metodo che carica gli accessi dalla ConfigurazioneIniziale che si sta modificando</text:p>
                          <text:p text:style-name="P123"/>
                        </text:list-header>
                      </text:list>
                    </text:list-item>
                  </text:list>
                </text:list-item>
                <text:list-item>
                  <text:p text:style-name="P123">private void creaAccessi()</text:p>
                  <text:list>
                    <text:list-item>
                      <text:list>
                        <text:list-header>
                          <text:p text:style-name="P123">Metodo che crea ed associa gli Accessi ai vari FrameMemoria ai processi</text:p>
                          <text:p text:style-name="P123"/>
                        </text:list-header>
                      </text:list>
                    </text:list-item>
                  </text:list>
                </text:list-item>
                <text:list-item>
                  <text:p text:style-name="P123">private void creaMenu()</text:p>
                  <text:list>
                    <text:list-item>
                      <text:list>
                        <text:list-header>
                          <text:p text:style-name="P123">Metodo incaricato di creare il menu che apparira' nelle varie JList con </text:p>
                          <text:p text:style-name="P123">il click destro</text:p>
                          <text:p text:style-name="P123"/>
                        </text:list-header>
                      </text:list>
                    </text:list-item>
                  </text:list>
                </text:list-item>
                <text:list-item>
                  <text:p text:style-name="P123">private JScrollPane creaPannelloProcesso(int IdProcesso)</text:p>
                  <text:list>
                    <text:list-item>
                      <text:list>
                        <text:list-header>
                          <text:p text:style-name="P123">Metodo che crea un JScrollPane contenente tutte le liste rappresentanti gli istanti di esecuzione del processo passato per parametro. Ogni lista e' contenuta in un JScrollPane indipendente in modo da poter <text:s/>effettuare lo scrolling se ci sono troppi FrameMemoria</text:p>
                          <text:p text:style-name="P123"/>
                        </text:list-header>
                      </text:list>
                    </text:list-item>
                  </text:list>
                </text:list-item>
                <text:list-item>
                  <text:p text:style-name="P123">private int getNuovoIndirizzo(int idProcesso)</text:p>
                  <text:list>
                    <text:list-item>
                      <text:list>
                        <text:list-header>
                          <text:p text:style-name="P123">Metodo che Ritorna il primo intero rappresentante l'indirizzo del primo frameMemoria disponibile per il processo indicato</text:p>
                        </text:list-header>
                      </text:list>
                    </text:list-item>
                  </text:list>
                  <text:p text:style-name="P123"/>
                </text:list-item>
                <text:list-item>
                  <text:p text:style-name="P123">private void initComponents()</text:p>
                  <text:list>
                    <text:list-item>
                      <text:list>
                        <text:list-header>
                          <text:p text:style-name="P133">Metodo che carica tutte la grafica relativa al wizard con inizializzano della tabella dei processi</text:p>
                        </text:list-header>
                      </text:list>
                    </text:list-item>
                  </text:list>
                </text:list-item>
              </text:list>
            </text:list-item>
          </text:list>
        </text:list-item>
      </text:list>
      <text:p text:style-name="P20"><text:soft-page-break/></text:p>
      <text:list text:style-name="L3">
        <text:list-item text:start-value="1">
          <text:list>
            <text:list-item text:start-value="1">
              <text:list>
                <text:list-item text:start-value="1">
                  <text:p text:style-name="P188">private void inizializzaConfigurazioneIniziale() </text:p>
                  <text:list>
                    <text:list-item>
                      <text:list>
                        <text:list-header>
                          <text:p text:style-name="P188">Metodo che imposta la configurazione quando l'utente ha completato di impostare tutti i parametri necessari per la simulazione</text:p>
                          <text:p text:style-name="P188"/>
                        </text:list-header>
                      </text:list>
                    </text:list-item>
                  </text:list>
                </text:list-item>
                <text:list-item>
                  <text:p text:style-name="P99">private void jButtonAnnullaActionPerformed(java.awt.event.ActionEvent evt)</text:p>
                  <text:list>
                    <text:list-item>
                      <text:list>
                        <text:list-header>
                          <text:p text:style-name="P99">Metodo che definisce l'evento di annullamento della configurazione della simulazione.</text:p>
                          <text:p text:style-name="P99"/>
                        </text:list-header>
                      </text:list>
                    </text:list-item>
                  </text:list>
                </text:list-item>
                <text:list-item>
                  <text:p text:style-name="P188">private void jButtonEliminaActionPerformed(java.awt.event.ActionEvent evt)</text:p>
                  <text:list>
                    <text:list-item>
                      <text:list>
                        <text:list-header>
                          <text:p text:style-name="P188">Metodo che cancella le pagine o i segmenti caricati nella lista</text:p>
                          <text:p text:style-name="P188"/>
                        </text:list-header>
                      </text:list>
                    </text:list-item>
                  </text:list>
                </text:list-item>
                <text:list-item>
                  <text:p text:style-name="P188">private void jButtonHelpActionPerformed(java.awt.event.ActionEvent evt)</text:p>
                  <text:list>
                    <text:list-item>
                      <text:list>
                        <text:list-header>
                          <text:p text:style-name="P188">Metodo che porta al link dell'help in html</text:p>
                          <text:p text:style-name="P188"/>
                        </text:list-header>
                      </text:list>
                    </text:list-item>
                  </text:list>
                </text:list-item>
                <text:list-item>
                  <text:p text:style-name="P188">private void jButtonModificaActionPerformed(java.awt.event.ActionEvent evt)</text:p>
                  <text:list>
                    <text:list-item>
                      <text:list>
                        <text:list-header>
                          <text:p text:style-name="P188">Metodo che permette di modificare la dimensione del segmento/pagina</text:p>
                          <text:p text:style-name="P188"/>
                        </text:list-header>
                      </text:list>
                    </text:list-item>
                  </text:list>
                </text:list-item>
                <text:list-item>
                  <text:p text:style-name="P188">private void jButtonNuovoFrameActionPerformed(java.awt.event.ActionEvent evt)</text:p>
                  <text:list>
                    <text:list-item>
                      <text:list>
                        <text:list-header>
                          <text:p text:style-name="P188">Metodo che permette di aggiungere nuove pagine o segmenti da associare ai processi</text:p>
                          <text:p text:style-name="P188"/>
                        </text:list-header>
                      </text:list>
                    </text:list-item>
                  </text:list>
                </text:list-item>
                <text:list-item>
                  <text:p text:style-name="P188">private void jButtonIndietroActionPerformed(java.awt.event.ActionEvent evt) </text:p>
                  <text:list>
                    <text:list-item>
                      <text:list>
                        <text:list-header>
                          <text:p text:style-name="P188">Metodo che definisce l'evento di ritorno al 3° passo del wizard di configurazione</text:p>
                        </text:list-header>
                      </text:list>
                    </text:list-item>
                  </text:list>
                  <text:p text:style-name="P188"/>
                </text:list-item>
                <text:list-item>
                  <text:p text:style-name="P188">private void jTabbedPaneProcessiStateChanged(javax.swing.event.ChangeEvent evt)</text:p>
                  <text:list>
                    <text:list-item>
                      <text:list>
                        <text:list-header>
                          <text:p text:style-name="P188">Metodo che aggiorna la lista frame</text:p>
                          <text:p text:style-name="P188"/>
                        </text:list-header>
                      </text:list>
                    </text:list-item>
                  </text:list>
                </text:list-item>
                <text:list-item>
                  <text:p text:style-name="P188">private void jButtonOkActionPerformed(java.awt.event.ActionEvent evt)</text:p>
                  <text:list>
                    <text:list-item>
                      <text:list>
                        <text:list-header>
                          <text:p text:style-name="P267">Metodo che definisce l'evento del completamento del wizard.</text:p>
                        </text:list-header>
                      </text:list>
                    </text:list-item>
                  </text:list>
                </text:list-item>
              </text:list>
            </text:list-item>
          </text:list>
        </text:list-item>
      </text:list>
      <text:p text:style-name="P38"/>
      <text:list text:style-name="L1" text:continue-numbering="true">
        <text:list-item>
          <text:list text:continue-numbering="true">
            <text:list-item>
              <text:list text:continue-numbering="true">
                <text:list-item>
                  <text:list text:continue-numbering="true">
                    <text:list-item>
                      <text:h text:style-name="P154" text:outline-level="4">ConfigurazioneAmbienteJDialog</text:h>
                    </text:list-item>
                  </text:list>
                </text:list-item>
              </text:list>
            </text:list-item>
          </text:list>
        </text:list-item>
      </text:list>
      <text:list text:style-name="L4">
        <text:list-item text:start-value="1">
          <text:p>Tipo, obiettivo e funzione della classe/interfaccia:</text:p>
          <text:p><text:span text:style-name="T3"><text:tab/></text:span><text:span text:style-name="T2">Classe che rappresenta il 1° del wizard per la configurazione della <text:tab/>simulazione</text:span></text:p>
        </text:list-item>
      </text:list>
      <text:p text:style-name="P33"><text:soft-page-break/></text:p>
      <text:list text:style-name="L4">
        <text:list-item text:start-value="1">
          <text:p>Relazioni d'uso con altre componenti:</text:p>
          <text:p><text:tab/>Nessuna.</text:p>
        </text:list-item>
      </text:list>
      <text:p text:style-name="P33"/>
      <text:list text:style-name="L4">
        <text:list-item text:start-value="1">
          <text:p>Interfacce e relazioni di u<text:span text:style-name="T12">so da altre </text:span>componenti:</text:p>
          <text:p text:style-name="P190"><text:tab/>Viene richiamata da SigeMv2View per la configurazione della simulazione</text:p>
        </text:list-item>
      </text:list>
      <text:p text:style-name="P33"/>
      <text:list text:style-name="L4">
        <text:list-item text:start-value="1">
          <text:p>Attività svolte e dati trattati:</text:p>
          <text:list>
            <text:list-item>
              <text:p>Campi dati:</text:p>
              <text:list>
                <text:list-item>
                  <text:p text:style-name="P312">private static final int DIMPROCESSI</text:p>
                  <text:list>
                    <text:list-header>
                      <text:p text:style-name="P312">campo di dimensione max per impostare l'intervallo di valori del numero di processi da impostare</text:p>
                      <text:p text:style-name="P312"/>
                    </text:list-header>
                  </text:list>
                </text:list-item>
                <text:list-item>
                  <text:p text:style-name="P312">private static final int DIMRAM</text:p>
                  <text:list>
                    <text:list-header>
                      <text:p text:style-name="P312">campo di dimensione max per impostare l'intervallo di valori della dimensione della RAM</text:p>
                    </text:list-header>
                  </text:list>
                </text:list-item>
              </text:list>
            </text:list-item>
          </text:list>
        </text:list-item>
      </text:list>
      <text:p text:style-name="P44"/>
      <text:list text:style-name="L4">
        <text:list-item text:start-value="1">
          <text:list>
            <text:list-item text:start-value="1">
              <text:list>
                <text:list-item text:start-value="1">
                  <text:p text:style-name="P312">private static final int DIMSWAP</text:p>
                  <text:list>
                    <text:list-header>
                      <text:p text:style-name="P312">campo di dimensione max per impostare l'intervallo di valori della dimensione dello SWAP</text:p>
                      <text:p text:style-name="P312"/>
                    </text:list-header>
                  </text:list>
                </text:list-item>
                <text:list-item>
                  <text:p text:style-name="P312">private static final int DIMPAGINE</text:p>
                  <text:list>
                    <text:list-header>
                      <text:p text:style-name="P312">campo di dimensione max per impostare l'intervallo di valori della dimensione della pagina</text:p>
                      <text:p text:style-name="P312"/>
                    </text:list-header>
                  </text:list>
                </text:list-item>
                <text:list-item>
                  <text:p text:style-name="P312">private static final int DIMBUS</text:p>
                  <text:list>
                    <text:list-header>
                      <text:p text:style-name="P312">campo di dimensione max per impostare l'intervallo di valori della dimensione della banda bus</text:p>
                      <text:p text:style-name="P312"/>
                    </text:list-header>
                  </text:list>
                </text:list-item>
                <text:list-item>
                  <text:p text:style-name="P312">private int numProcessi;</text:p>
                  <text:list>
                    <text:list-header>
                      <text:p text:style-name="P312">campo dove verrà salvato il numero di processi impostati dall'utente</text:p>
                      <text:p text:style-name="P312"/>
                    </text:list-header>
                  </text:list>
                </text:list-item>
                <text:list-item>
                  <text:p text:style-name="P312">private int dimensioneRAM;</text:p>
                  <text:list>
                    <text:list-header>
                      <text:p text:style-name="P312">campo dove verrà salvato la dimensione della RAM impostata dall'utente</text:p>
                      <text:p text:style-name="P312"/>
                    </text:list-header>
                  </text:list>
                </text:list-item>
                <text:list-item>
                  <text:p text:style-name="P312">private int dimensioneAreaSWAP;</text:p>
                  <text:list>
                    <text:list-header>
                      <text:p text:style-name="P312">campo dove verrà salvato la dimensione dello SWAP impostata dall'utente</text:p>
                      <text:p text:style-name="P312"/>
                    </text:list-header>
                  </text:list>
                </text:list-item>
                <text:list-item>
                  <text:p text:style-name="P312">private int dimensionePagina;</text:p>
                  <text:list>
                    <text:list-header>
                      <text:p text:style-name="P312"><text:soft-page-break/>campo dove verrà salvato la dimensione della pagina impostata dall'utente</text:p>
                      <text:p text:style-name="P312"/>
                    </text:list-header>
                  </text:list>
                </text:list-item>
                <text:list-item>
                  <text:p text:style-name="P312">private int tempoContextSwitch;</text:p>
                  <text:list>
                    <text:list-header>
                      <text:p text:style-name="P312">campo dove verrà salvato il tempo di context switch impostata dall'utente</text:p>
                      <text:p text:style-name="P312"/>
                    </text:list-header>
                  </text:list>
                </text:list-item>
                <text:list-item>
                  <text:p text:style-name="P312">private int tempoAccessoDisco;</text:p>
                  <text:list>
                    <text:list-header>
                      <text:p text:style-name="P312">campo dove verrà salvato il tempo di accesso al disco impostato dall'utente</text:p>
                      <text:p text:style-name="P312"/>
                    </text:list-header>
                  </text:list>
                </text:list-item>
                <text:list-item>
                  <text:p text:style-name="P312">private int bandaBusDati;</text:p>
                  <text:list>
                    <text:list-header>
                      <text:p text:style-name="P312">campo dove verrà salvato la dimensione della banda di bus di dati impostata dall'utente</text:p>
                      <text:p text:style-name="P312"/>
                    </text:list-header>
                  </text:list>
                </text:list-item>
                <text:list-item>
                  <text:p text:style-name="P312">private SiGeMv2View view</text:p>
                  <text:list>
                    <text:list-header>
                      <text:p text:style-name="P312">campo dove contengono tutte le informazioni relative al frame</text:p>
                    </text:list-header>
                  </text:list>
                </text:list-item>
              </text:list>
            </text:list-item>
          </text:list>
        </text:list-item>
      </text:list>
      <text:p text:style-name="P33"/>
      <text:list text:style-name="L4">
        <text:list-item text:start-value="1">
          <text:list>
            <text:list-item text:start-value="1">
              <text:p>Costruttori:</text:p>
              <text:list>
                <text:list-item>
                  <text:p text:style-name="P190">public ConfigurazioneAmbienteJDialog(java.awt.Frame parent, boolean modal, SiGeMv2View view)</text:p>
                </text:list-item>
              </text:list>
            </text:list-item>
          </text:list>
        </text:list-item>
      </text:list>
      <text:p text:style-name="P33"><text:tab/><text:tab/><text:tab/>costruttore della classe che imposta l'interfaccia grafica del 1° passo <text:tab/><text:tab/><text:tab/>del wizard di configurazione della simulazione</text:p>
      <text:p text:style-name="P33"/>
      <text:list text:style-name="L5">
        <text:list-item>
          <text:p text:style-name="P191">public ConfigurazioneAmbienteJDialog(java.awt.Frame parent, boolean modal, SiGeMv2View view, <text:s/>ConfigurazioneIniziale confIniziale) </text:p>
          <text:list>
            <text:list-item>
              <text:list>
                <text:list-header>
                  <text:p text:style-name="P191">costruttore delle classe che imposta l'interfaccia grafica del 1° passo del wizard per la modifica della configurazione attuale</text:p>
                </text:list-header>
              </text:list>
            </text:list-item>
          </text:list>
        </text:list-item>
      </text:list>
      <text:p text:style-name="P33"/>
      <text:list text:style-name="L4">
        <text:list-item text:start-value="1">
          <text:list>
            <text:list-item text:start-value="1">
              <text:p>Metodi:</text:p>
              <text:list>
                <text:list-item>
                  <text:p text:style-name="P190">private boolean controlliLogici()</text:p>
                  <text:list>
                    <text:list-item>
                      <text:list>
                        <text:list-header>
                          <text:p text:style-name="P190">Metodo che controlla se i valori impostati sono corretti o meno</text:p>
                          <text:p text:style-name="P190"/>
                        </text:list-header>
                      </text:list>
                    </text:list-item>
                  </text:list>
                </text:list-item>
                <text:list-item>
                  <text:p text:style-name="P190">private Integer[] impostaBUS() </text:p>
                </text:list-item>
              </text:list>
            </text:list-item>
          </text:list>
        </text:list-item>
      </text:list>
      <text:p text:style-name="P33"><text:tab/><text:tab/><text:tab/>imposta l'intervallo di valori per la banda di bus dati</text:p>
      <text:p text:style-name="P33"/>
      <text:list text:style-name="L4">
        <text:list-item text:start-value="1">
          <text:list>
            <text:list-item text:start-value="1">
              <text:list>
                <text:list-item text:start-value="1">
                  <text:p text:style-name="P190">private Integer[] impostaDimensioniRAM()</text:p>
                </text:list-item>
              </text:list>
            </text:list-item>
          </text:list>
        </text:list-item>
      </text:list>
      <text:p text:style-name="P33"><text:tab/><text:tab/><text:tab/>imposta l'intervallo di valori per la dimensione della RAM</text:p>
      <text:p text:style-name="P33"/>
      <text:list text:style-name="L4">
        <text:list-item text:start-value="1">
          <text:list>
            <text:list-item text:start-value="1">
              <text:list>
                <text:list-item text:start-value="1">
                  <text:p text:style-name="P190">private Integer[] impostaDimensioniSWAP()</text:p>
                </text:list-item>
              </text:list>
            </text:list-item>
          </text:list>
        </text:list-item>
      </text:list>
      <text:p text:style-name="P54"><text:span text:style-name="T2"><text:tab/><text:tab/><text:tab/></text:span><text:span text:style-name="T3">imposta l'intervallo di valori per la dimensione dell'area SWAP</text:span></text:p>
      <text:p text:style-name="P33"><text:soft-page-break/></text:p>
      <text:list text:style-name="L4">
        <text:list-item text:start-value="1">
          <text:list>
            <text:list-item text:start-value="1">
              <text:list>
                <text:list-item text:start-value="1">
                  <text:p text:style-name="P190">private Integer[] impostaNumProcessi()</text:p>
                </text:list-item>
              </text:list>
            </text:list-item>
          </text:list>
        </text:list-item>
      </text:list>
      <text:p text:style-name="P33"><text:tab/><text:tab/><text:tab/>imposta l'intervallo di valori per il numero di processi</text:p>
      <text:p text:style-name="P33"/>
      <text:list text:style-name="L4">
        <text:list-item text:start-value="1">
          <text:list>
            <text:list-item text:start-value="1">
              <text:list>
                <text:list-item text:start-value="1">
                  <text:p text:style-name="P190">private Integer[] impostaPagine()</text:p>
                </text:list-item>
              </text:list>
            </text:list-item>
          </text:list>
        </text:list-item>
      </text:list>
      <text:p text:style-name="P44"><text:tab/><text:tab/><text:tab/><text:span text:style-name="T11">imposta l'intervallo di valori per la dimensione delle pagine</text:span></text:p>
      <text:p text:style-name="P44"/>
      <text:list text:style-name="L4">
        <text:list-item text:start-value="1">
          <text:list>
            <text:list-item text:start-value="1">
              <text:list>
                <text:list-item text:start-value="1">
                  <text:p text:style-name="P190">private Integer[] impostaTempi()</text:p>
                </text:list-item>
              </text:list>
            </text:list-item>
          </text:list>
        </text:list-item>
      </text:list>
      <text:p text:style-name="P44"><text:tab/><text:tab/><text:tab/><text:span text:style-name="T11">imposta l'intervallo dei valori di tempo</text:span></text:p>
      <text:p text:style-name="P33"/>
      <text:list text:style-name="L4">
        <text:list-item text:start-value="1">
          <text:list>
            <text:list-item text:start-value="1">
              <text:list>
                <text:list-item text:start-value="1">
                  <text:p text:style-name="P190">private void initComponents() </text:p>
                </text:list-item>
              </text:list>
            </text:list-item>
          </text:list>
        </text:list-item>
      </text:list>
      <text:p text:style-name="P33"><text:tab/><text:tab/><text:tab/>inizializza e caricare l'interfaccia grafica del 1° passo del wizard</text:p>
      <text:p text:style-name="P33"/>
      <text:list text:style-name="L4">
        <text:list-item text:start-value="1">
          <text:list>
            <text:list-item text:start-value="1">
              <text:list>
                <text:list-item text:start-value="1">
                  <text:p text:style-name="P190">private void initJSpinnerProcessi() </text:p>
                </text:list-item>
              </text:list>
            </text:list-item>
          </text:list>
        </text:list-item>
      </text:list>
      <text:p text:style-name="P33"><text:tab/><text:tab/><text:tab/>imposta lo spinner con l'intervallo dei valori del numero di processi</text:p>
      <text:p text:style-name="P33"/>
      <text:list text:style-name="L4">
        <text:list-item text:start-value="1">
          <text:list>
            <text:list-item text:start-value="1">
              <text:list>
                <text:list-item text:start-value="1">
                  <text:p text:style-name="P190">private void initSpinnerBandaBusDati() </text:p>
                </text:list-item>
              </text:list>
            </text:list-item>
          </text:list>
        </text:list-item>
      </text:list>
      <text:p text:style-name="P33"><text:tab/><text:tab/><text:tab/>imposta lo spinner con l'intervallo dei valori della banda bus di dati</text:p>
      <text:p text:style-name="P33"/>
      <text:list text:style-name="L4">
        <text:list-item text:start-value="1">
          <text:list>
            <text:list-item text:start-value="1">
              <text:list>
                <text:list-item text:start-value="1">
                  <text:p text:style-name="P190"><text:s text:c="2"/>private void initSpinnerDimensioneRAM()</text:p>
                </text:list-item>
              </text:list>
            </text:list-item>
          </text:list>
        </text:list-item>
      </text:list>
      <text:p text:style-name="P33"><text:tab/><text:tab/><text:tab/>imposta lo spinner con l'intervallo dei valori della dim. della RAM</text:p>
      <text:p text:style-name="P33"/>
      <text:list text:style-name="L4">
        <text:list-item text:start-value="1">
          <text:list>
            <text:list-item text:start-value="1">
              <text:list>
                <text:list-item text:start-value="1">
                  <text:p text:style-name="P190">private void initSpinnerDimensioneSWAP()</text:p>
                </text:list-item>
              </text:list>
            </text:list-item>
          </text:list>
        </text:list-item>
      </text:list>
      <text:p text:style-name="P33"><text:tab/><text:tab/><text:tab/>imposta lo spinner con l'intervallo dei valori della dim. dello SWAP</text:p>
      <text:p text:style-name="P33"/>
      <text:list text:style-name="L4">
        <text:list-item text:start-value="1">
          <text:list>
            <text:list-item text:start-value="1">
              <text:list>
                <text:list-item text:start-value="1">
                  <text:p text:style-name="P190">private void initSpinnerPagine() </text:p>
                </text:list-item>
              </text:list>
            </text:list-item>
          </text:list>
        </text:list-item>
      </text:list>
      <text:p text:style-name="P33"><text:tab/><text:tab/><text:tab/>imposta lo spinner con l'intervallo dei valori della dim. delle pagine</text:p>
      <text:p text:style-name="P33"/>
      <text:list text:style-name="L4">
        <text:list-item text:start-value="1">
          <text:list>
            <text:list-item text:start-value="1">
              <text:list>
                <text:list-item text:start-value="1">
                  <text:p text:style-name="P190">private void initJSpinnerProcessi() </text:p>
                </text:list-item>
              </text:list>
            </text:list-item>
          </text:list>
        </text:list-item>
      </text:list>
      <text:p text:style-name="P33"><text:tab/><text:tab/><text:tab/>imposta lo spinner con l'intervallo dei valori del numero di processi</text:p>
      <text:p text:style-name="P33"/>
      <text:list text:style-name="L4">
        <text:list-item text:start-value="1">
          <text:list>
            <text:list-item text:start-value="1">
              <text:list>
                <text:list-item text:start-value="1">
                  <text:p text:style-name="P190">private void initSpinnerTempi()</text:p>
                </text:list-item>
              </text:list>
            </text:list-item>
          </text:list>
        </text:list-item>
      </text:list>
      <text:p text:style-name="P33"><text:tab/><text:tab/><text:tab/>imposta lo spinner con l'intervallo dei valori di tempo per il context <text:tab/><text:tab/><text:tab/><text:tab/>switch <text:s/>e per il tempo di accesso al disco</text:p>
      <text:p text:style-name="P33"/>
      <text:list text:style-name="L4">
        <text:list-item text:start-value="1">
          <text:list>
            <text:list-item text:start-value="1">
              <text:list>
                <text:list-item text:start-value="1">
                  <text:p text:style-name="P190">private void jButtonAnnullaActionPerformed(java.awt.event.ActionEvent evt)</text:p>
                </text:list-item>
              </text:list>
            </text:list-item>
          </text:list>
        </text:list-item>
      </text:list>
      <text:p text:style-name="P33"><text:tab/><text:tab/><text:tab/>metodo che gestisce l'annullamento della configurazione della <text:tab/><text:tab/><text:tab/><text:tab/>simulazione</text:p>
      <text:p text:style-name="P44"/>
      <text:list text:style-name="L4">
        <text:list-item text:start-value="1">
          <text:list>
            <text:list-item text:start-value="1">
              <text:list>
                <text:list-item text:start-value="1">
                  <text:p text:style-name="P312">private void jButtonHelpActionPerformed(java.awt.event.ActionEvent evt)</text:p>
                  <text:list>
                    <text:list-item>
                      <text:list>
                        <text:list-header>
                          <text:p text:style-name="P312"><text:soft-page-break/>metodo che porta al help in html</text:p>
                        </text:list-header>
                      </text:list>
                    </text:list-item>
                  </text:list>
                </text:list-item>
                <text:list-item>
                  <text:p text:style-name="P312">private void jButtonAvantiActionPerformed(java.awt.event.ActionEvent evt) </text:p>
                  <text:list>
                    <text:list-item>
                      <text:list>
                        <text:list-header>
                          <text:p text:style-name="P272">metodo che gestisce il caricamento del 2° passo del wizard e salva i valori impostati nel 1° passo</text:p>
                        </text:list-header>
                      </text:list>
                    </text:list-item>
                  </text:list>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54" text:outline-level="4">DatiSegmentoDialog</text:h>
                    </text:list-item>
                  </text:list>
                </text:list-item>
              </text:list>
            </text:list-item>
          </text:list>
        </text:list-item>
      </text:list>
      <text:list text:style-name="L4">
        <text:list-item text:start-value="1">
          <text:p>Tipo, obiettivo e funzione della classe/interfaccia:</text:p>
          <text:p><text:tab/>La classe permette di definire la dimensione del segmento scelto</text:p>
        </text:list-item>
      </text:list>
      <text:p text:style-name="P33"/>
      <text:list text:style-name="L4">
        <text:list-item text:start-value="1">
          <text:p>Relazioni d'uso con altre componenti:</text:p>
          <text:p><text:tab/>Nessuna</text:p>
        </text:list-item>
      </text:list>
      <text:p text:style-name="P33"/>
      <text:list text:style-name="L4">
        <text:list-item text:start-value="1">
          <text:p>Interfacce e relazioni di u<text:span text:style-name="T12">so da altre </text:span>componenti:</text:p>
          <text:list>
            <text:list-header>
              <text:p text:style-name="P190"><text:tab/>Viene usata dall'AssociazioneProcessiJDialog (4° passo del wizard) per <text:tab/>definire la dimensione del segmento scelto</text:p>
            </text:list-header>
          </text:list>
        </text:list-item>
      </text:list>
      <text:p text:style-name="P33"/>
      <text:list text:style-name="L4">
        <text:list-item text:start-value="1">
          <text:p>Attività svolte e dati trattati:</text:p>
          <text:list>
            <text:list-item>
              <text:p>Campi dati:</text:p>
              <text:list>
                <text:list-item>
                  <text:p text:style-name="P190">public static final int RET_CANCEL = 0</text:p>
                  <text:list>
                    <text:list-header>
                      <text:p text:style-name="P190"><text:s/>A return status code - returned if Cancel button has been pressed</text:p>
                    </text:list-header>
                  </text:list>
                </text:list-item>
              </text:list>
            </text:list-item>
          </text:list>
        </text:list-item>
      </text:list>
      <text:p text:style-name="P33"/>
      <text:list text:style-name="L4">
        <text:list-item text:start-value="1">
          <text:list>
            <text:list-item text:start-value="1">
              <text:list>
                <text:list-item text:start-value="1">
                  <text:p text:style-name="P190">public static final int RET_OK = 1</text:p>
                  <text:list>
                    <text:list-header>
                      <text:p text:style-name="P190">A return status code - returned if OK button has been pressed</text:p>
                      <text:p text:style-name="P190"/>
                    </text:list-header>
                  </text:list>
                </text:list-item>
                <text:list-item>
                  <text:p text:style-name="P190">private int returnStatus</text:p>
                  <text:list>
                    <text:list-header>
                      <text:p text:style-name="P190">campo dove viene valorizzato lo status code</text:p>
                    </text:list-header>
                  </text:list>
                </text:list-item>
              </text:list>
            </text:list-item>
          </text:list>
        </text:list-item>
      </text:list>
      <text:p text:style-name="P33"/>
      <text:list text:style-name="L4">
        <text:list-item text:start-value="1">
          <text:list>
            <text:list-item text:start-value="1">
              <text:p>Costruttori:</text:p>
              <text:list>
                <text:list-item>
                  <text:p text:style-name="P190">public DatiSegmentoDialog(java.awt.Frame parent, boolean modal, int massimaDimensione)</text:p>
                  <text:list>
                    <text:list-item>
                      <text:list>
                        <text:list-header>
                          <text:p text:style-name="P190">Costruttore che imposta l'interfaccia grafica</text:p>
                        </text:list-header>
                      </text:list>
                      <text:p text:style-name="P190"/>
                    </text:list-item>
                  </text:list>
                </text:list-item>
                <text:list-item>
                  <text:p text:style-name="P190">public DatiSegmentoDialog(java.awt.Frame parent, boolean modal, int massimaDimensione, int dimensioneAttuale)</text:p>
                  <text:list>
                    <text:list-item>
                      <text:list>
                        <text:list-header>
                          <text:p text:style-name="P190">Costruttore che imposta l'interfaccia per la modifica della dimensione</text:p>
                        </text:list-header>
                      </text:list>
                    </text:list-item>
                  </text:list>
                </text:list-item>
              </text:list>
            </text:list-item>
          </text:list>
        </text:list-item>
      </text:list>
      <text:p text:style-name="P33"/>
      <text:list text:style-name="L4">
        <text:list-item text:start-value="1">
          <text:list>
            <text:list-item text:start-value="1">
              <text:p>Metodi:</text:p>
              <text:list>
                <text:list-item>
                  <text:p text:style-name="P190">private void cancelButtonActionPerformed(java.awt.event.ActionEvent evt)</text:p>
                  <text:list>
                    <text:list-item>
                      <text:list>
                        <text:list-header>
                          <text:p text:style-name="P190">Metodo che chiude l'interfaccia</text:p>
                          <text:p text:style-name="P190"><text:soft-page-break/></text:p>
                        </text:list-header>
                      </text:list>
                    </text:list-item>
                  </text:list>
                </text:list-item>
                <text:list-item>
                  <text:p text:style-name="P190">private void closeDialog(java.awt.event.WindowEvent evt)</text:p>
                  <text:list>
                    <text:list-item>
                      <text:list>
                        <text:list-header>
                          <text:p text:style-name="P190">Metodo che chiude la finestra</text:p>
                          <text:p text:style-name="P190"/>
                        </text:list-header>
                      </text:list>
                    </text:list-item>
                  </text:list>
                </text:list-item>
                <text:list-item>
                  <text:p text:style-name="P190">private void initComponents()</text:p>
                  <text:list>
                    <text:list-item>
                      <text:list>
                        <text:list-header>
                          <text:p text:style-name="P190">Metodo che imposta l'interfaccia grafica</text:p>
                          <text:p text:style-name="P190"/>
                        </text:list-header>
                      </text:list>
                    </text:list-item>
                  </text:list>
                </text:list-item>
                <text:list-item>
                  <text:p text:style-name="P190">private void jSliderDimensioneStateChanged(javax.swing.event.ChangeEvent evt)</text:p>
                  <text:list>
                    <text:list-item>
                      <text:list>
                        <text:list-header>
                          <text:p text:style-name="P190">Metodo che imposta la dimensione del segmento</text:p>
                          <text:p text:style-name="P190"/>
                        </text:list-header>
                      </text:list>
                    </text:list-item>
                  </text:list>
                </text:list-item>
                <text:list-item>
                  <text:p text:style-name="P190">private void okButtonActionPerformed(java.awt.event.ActionEvent evt)</text:p>
                  <text:list>
                    <text:list-item>
                      <text:list>
                        <text:list-header>
                          <text:p text:style-name="P190">Metodo che prende i valori della dimensione del segmento e chiude l'interfaccia</text:p>
                        </text:list-header>
                      </text:list>
                    </text:list-item>
                  </text:list>
                </text:list-item>
              </text:list>
            </text:list-item>
          </text:list>
        </text:list-item>
      </text:list>
      <text:p text:style-name="P33"/>
      <text:p text:style-name="P39"/>
      <text:list text:style-name="L1" text:continue-numbering="true">
        <text:list-item>
          <text:list text:continue-numbering="true">
            <text:list-item>
              <text:list text:continue-numbering="true">
                <text:list-item>
                  <text:list text:continue-numbering="true">
                    <text:list-item>
                      <text:h text:style-name="P154" text:outline-level="4">ModelloProcessi</text:h>
                    </text:list-item>
                  </text:list>
                </text:list-item>
              </text:list>
            </text:list-item>
          </text:list>
        </text:list-item>
      </text:list>
      <text:list text:style-name="L4">
        <text:list-item text:start-value="1">
          <text:p>Tipo, obiettivo e funzione della classe/interfaccia:</text:p>
          <text:p><text:tab/>La classe imposta la tabella dei processi da configurare</text:p>
        </text:list-item>
      </text:list>
      <text:p text:style-name="P33"/>
      <text:list text:style-name="L4">
        <text:list-item text:start-value="1">
          <text:p>Relazioni d'uso con altre componenti:</text:p>
          <text:p><text:tab/>Nessuna</text:p>
        </text:list-item>
      </text:list>
      <text:p text:style-name="P33"/>
      <text:list text:style-name="L4">
        <text:list-item text:start-value="1">
          <text:p>Interfacce e relazioni di u<text:span text:style-name="T12">so da altre </text:span>componenti:</text:p>
          <text:p text:style-name="P190"><text:tab/>Viene usata da ProcessiJDialog per l'inizializzazione della tabella del 3° <text:tab/>passo del wizard</text:p>
        </text:list-item>
      </text:list>
      <text:p text:style-name="P33"/>
      <text:list text:style-name="L4">
        <text:list-item text:start-value="1">
          <text:p>Attività svolte e dati trattati:</text:p>
          <text:list>
            <text:list-item>
              <text:p>Campi dati:</text:p>
              <text:list>
                <text:list-item>
                  <text:p text:style-name="P190">private String[] nomiColonna</text:p>
                  <text:list>
                    <text:list-header>
                      <text:p text:style-name="P190">Array dove contengono i titoli delle colonne</text:p>
                    </text:list-header>
                  </text:list>
                </text:list-item>
              </text:list>
            </text:list-item>
          </text:list>
        </text:list-item>
      </text:list>
      <text:p text:style-name="P33"/>
      <text:list text:style-name="L4">
        <text:list-item text:start-value="1">
          <text:list>
            <text:list-item text:start-value="1">
              <text:list>
                <text:list-item text:start-value="1">
                  <text:p text:style-name="P190">private Object[][] contenutiRighe</text:p>
                  <text:list>
                    <text:list-header>
                      <text:p text:style-name="P190">Matrice con i valori delle celle</text:p>
                    </text:list-header>
                  </text:list>
                </text:list-item>
              </text:list>
            </text:list-item>
          </text:list>
        </text:list-item>
      </text:list>
      <text:p text:style-name="P33"/>
      <text:list text:style-name="L4">
        <text:list-item text:start-value="1">
          <text:list>
            <text:list-item text:start-value="1">
              <text:p>Costruttori:</text:p>
              <text:list>
                <text:list-item>
                  <text:p text:style-name="P190">public ModelloProcessi(int nRighe)</text:p>
                </text:list-item>
              </text:list>
            </text:list-item>
          </text:list>
        </text:list-item>
      </text:list>
      <text:p text:style-name="P33"><text:tab/><text:tab/><text:tab/>Unico costruttore che si occupa dell'inizializzazione delle celle della <text:tab/><text:tab/><text:tab/>tabella dell'associzione</text:p>
      <text:p text:style-name="P33"><text:soft-page-break/></text:p>
      <text:list text:style-name="L6">
        <text:list-item>
          <text:p text:style-name="P192">public ModelloProcessi(LinkedList&lt;Processo&gt; processi, int nRighe) </text:p>
          <text:list>
            <text:list-item>
              <text:list>
                <text:list-header>
                  <text:p text:style-name="P192">costruttore che imposta la tabella con i dati da modificare (configurazione attuale)</text:p>
                </text:list-header>
              </text:list>
            </text:list-item>
          </text:list>
        </text:list-item>
      </text:list>
      <text:p text:style-name="P33"/>
      <text:list text:style-name="L4">
        <text:list-item text:start-value="1">
          <text:list>
            <text:list-item text:start-value="1">
              <text:p>Metodi:</text:p>
              <text:list>
                <text:list-item>
                  <text:p text:style-name="P190">public void setValueAt(Object value, int row, int col) </text:p>
                </text:list-item>
              </text:list>
            </text:list-item>
          </text:list>
        </text:list-item>
      </text:list>
      <text:p text:style-name="P33"><text:tab/><text:tab/><text:tab/>Metodo che ritorna il valore della cella scelta</text:p>
      <text:p text:style-name="P39"/>
      <text:list text:style-name="L1" text:continue-numbering="true">
        <text:list-item>
          <text:list text:continue-numbering="true">
            <text:list-item>
              <text:list text:continue-numbering="true">
                <text:list-item>
                  <text:list text:continue-numbering="true">
                    <text:list-item>
                      <text:h text:style-name="P154" text:outline-level="4">ModelloProcessiPriorita</text:h>
                    </text:list-item>
                  </text:list>
                </text:list-item>
              </text:list>
            </text:list-item>
          </text:list>
        </text:list-item>
      </text:list>
      <text:list text:style-name="L7">
        <text:list-item text:start-value="1">
          <text:p text:style-name="P167">Tipo, obiettivo e funzione della classe/interfaccia:</text:p>
          <text:p text:style-name="P193"><text:tab/>La classe imposta la tabella dei processi da configurare</text:p>
        </text:list-item>
      </text:list>
      <text:p text:style-name="P33"/>
      <text:list text:style-name="L7">
        <text:list-item text:start-value="1">
          <text:p text:style-name="P167">Relazioni d'uso con altre componenti:</text:p>
          <text:p text:style-name="P193"><text:tab/>Nessuna</text:p>
        </text:list-item>
      </text:list>
      <text:p text:style-name="P33"/>
      <text:list text:style-name="L7">
        <text:list-item text:start-value="1">
          <text:p text:style-name="P167">Interfacce e relazioni di u<text:span text:style-name="T12">so da altre </text:span>componenti:</text:p>
          <text:p text:style-name="P200"><text:tab/>Viene usata da ProcessiJDialog per l'inizializzazione della tabella del 3° <text:tab/>passo del wizard</text:p>
        </text:list-item>
      </text:list>
      <text:p text:style-name="P33"/>
      <text:list text:style-name="L7">
        <text:list-item text:start-value="1">
          <text:p text:style-name="P167">Attività svolte e dati trattati:</text:p>
          <text:list>
            <text:list-item>
              <text:p text:style-name="P167">Campi dati:</text:p>
              <text:list>
                <text:list-item>
                  <text:p text:style-name="P200">private String[] nomiColonna</text:p>
                  <text:list>
                    <text:list-header>
                      <text:p text:style-name="P200">Array dove contengono i titoli delle colonne</text:p>
                    </text:list-header>
                  </text:list>
                </text:list-item>
              </text:list>
            </text:list-item>
          </text:list>
        </text:list-item>
      </text:list>
      <text:p text:style-name="P33"/>
      <text:list text:style-name="L7">
        <text:list-item text:start-value="1">
          <text:list>
            <text:list-item text:start-value="1">
              <text:list>
                <text:list-item text:start-value="1">
                  <text:p text:style-name="P200">private Object[][] contenutiRighe</text:p>
                  <text:list>
                    <text:list-header>
                      <text:p text:style-name="P200">Matrice con i valori delle celle</text:p>
                    </text:list-header>
                  </text:list>
                </text:list-item>
              </text:list>
            </text:list-item>
          </text:list>
        </text:list-item>
      </text:list>
      <text:p text:style-name="P33"/>
      <text:list text:style-name="L7">
        <text:list-item text:start-value="1">
          <text:list>
            <text:list-item text:start-value="1">
              <text:p text:style-name="P167">Costruttori:</text:p>
              <text:list>
                <text:list-item>
                  <text:p text:style-name="P200">public ModelloProcessiPriorita(int nRighe)</text:p>
                </text:list-item>
              </text:list>
            </text:list-item>
          </text:list>
        </text:list-item>
      </text:list>
      <text:p text:style-name="P33"><text:tab/><text:tab/><text:tab/>Costruttore che si occupa dell'inizializzazione delle celle della <text:tab/><text:tab/><text:tab/><text:tab/>tabella dell'associzione</text:p>
      <text:p text:style-name="P33"/>
      <text:list text:style-name="L7">
        <text:list-item text:start-value="1">
          <text:list>
            <text:list-item text:start-value="1">
              <text:list>
                <text:list-item text:start-value="1">
                  <text:p text:style-name="P200">public ModelloProcessiPriorita(LinkedList&lt;Processo&gt; processi, int nRighe)</text:p>
                </text:list-item>
              </text:list>
            </text:list-item>
          </text:list>
        </text:list-item>
      </text:list>
      <text:p text:style-name="P33"><text:tab/><text:tab/><text:tab/>Costruttore che si occupa dell'inizializzazione delle celle della <text:tab/><text:tab/><text:tab/><text:tab/>tabella dell'associzione per modificare poi la configurazione attuale</text:p>
      <text:p text:style-name="P33"/>
      <text:list text:style-name="L7">
        <text:list-item text:start-value="1">
          <text:list>
            <text:list-item text:start-value="1">
              <text:p text:style-name="P167">Metodi:</text:p>
              <text:list>
                <text:list-item>
                  <text:p text:style-name="P200">public void setValueAt(Object value, int row, int col) </text:p>
                </text:list-item>
              </text:list>
            </text:list-item>
          </text:list>
        </text:list-item>
      </text:list>
      <text:list text:style-name="L1" text:continue-numbering="true">
        <text:list-item>
          <text:list text:continue-numbering="true">
            <text:list-item>
              <text:list text:continue-numbering="true">
                <text:list-item>
                  <text:list text:continue-numbering="true">
                    <text:list-header>
                      <text:p text:style-name="P268"><text:soft-page-break/><text:tab/><text:tab/><text:tab/>Metodo che ritorna il valore della cella scelta</text:p>
                    </text:list-header>
                    <text:list-item>
                      <text:h text:style-name="P154" text:outline-level="4">PoliticheJDialog</text:h>
                    </text:list-item>
                  </text:list>
                </text:list-item>
              </text:list>
            </text:list-item>
          </text:list>
        </text:list-item>
      </text:list>
      <text:list text:style-name="L4">
        <text:list-item text:start-value="1">
          <text:p>Tipo, obiettivo e funzione della classe/interfaccia:</text:p>
          <text:p><text:tab/>Questa classe rappresenta il 2° passo del wizard dove vengono scelte tutte <text:tab/>le politiche necessarie per la simulazione</text:p>
        </text:list-item>
      </text:list>
      <text:p text:style-name="P33"/>
      <text:list text:style-name="L4">
        <text:list-item text:start-value="1">
          <text:p>Relazioni d'uso con altre componenti:</text:p>
          <text:p><text:tab/>Viene chiamato da ConfigurazioneAmbienteJDialog</text:p>
        </text:list-item>
      </text:list>
      <text:p text:style-name="P33"/>
      <text:list text:style-name="L4">
        <text:list-item text:start-value="1">
          <text:p>Interfacce e relazioni di u<text:span text:style-name="T12">so da altre </text:span>componenti:</text:p>
          <text:p text:style-name="P190"><text:tab/>Nessuna</text:p>
        </text:list-item>
      </text:list>
      <text:p text:style-name="P33"/>
      <text:list text:style-name="L4">
        <text:list-item text:start-value="1">
          <text:p>Attività svolte e dati trattati:</text:p>
          <text:list>
            <text:list-item>
              <text:p>Campi dati:</text:p>
              <text:list>
                <text:list-item>
                  <text:p text:style-name="P190">private ConfigurazioneIniziale confIniziale</text:p>
                  <text:list>
                    <text:list-header>
                      <text:p text:style-name="P190">campo dove è salvata la configurazione iniziale da modificare</text:p>
                      <text:p text:style-name="P190"/>
                    </text:list-header>
                  </text:list>
                </text:list-item>
                <text:list-item>
                  <text:p text:style-name="P190">private ConfigurazioneAmbienteJDialog configurazioneAmbiente;</text:p>
                  <text:list>
                    <text:list-header>
                      <text:p text:style-name="P190">campo dove contengono tutte le informazioni del 1° passo del wizard</text:p>
                      <text:p text:style-name="P190"/>
                    </text:list-header>
                  </text:list>
                </text:list-item>
                <text:list-item>
                  <text:p text:style-name="P190">private ProcessiJDialog processi;</text:p>
                  <text:list>
                    <text:list-header>
                      <text:p text:style-name="P190">campo per l'inizializzazione del 3° passo del wizard</text:p>
                      <text:p text:style-name="P190"/>
                    </text:list-header>
                  </text:list>
                </text:list-item>
                <text:list-item>
                  <text:p text:style-name="P190">private SiGeMv2View view;</text:p>
                  <text:list>
                    <text:list-header>
                      <text:p text:style-name="P190">campo dove contengono tutte le informazioni del frame</text:p>
                      <text:p text:style-name="P190"/>
                    </text:list-header>
                  </text:list>
                </text:list-item>
                <text:list-item>
                  <text:p text:style-name="P190">private int gestioneMemoria;</text:p>
                  <text:list>
                    <text:list-header>
                      <text:p text:style-name="P190">campo dove verrà salvata l'informazione del tipo di gestione di memoria scelto dall'utente</text:p>
                      <text:p text:style-name="P190"/>
                    </text:list-header>
                  </text:list>
                </text:list-item>
                <text:list-item>
                  <text:p text:style-name="P190">private int politica;</text:p>
                  <text:list>
                    <text:list-header>
                      <text:p text:style-name="P190">campo dove verrà salvata l'informazione della politica scelta dall'utente</text:p>
                      <text:p text:style-name="P190"/>
                    </text:list-header>
                  </text:list>
                </text:list-item>
                <text:list-item>
                  <text:p text:style-name="P190">private int politicaSchedulazione</text:p>
                  <text:list>
                    <text:list-header>
                      <text:p text:style-name="P190">campo dove verrà salvata l'informazione della politica di schedulazione scelta dall'utente</text:p>
                      <text:p text:style-name="P190"/>
                    </text:list-header>
                  </text:list>
                </text:list-item>
                <text:list-item>
                  <text:p text:style-name="P190">boolean modifica = false</text:p>
                  <text:list>
                    <text:list-header>
                      <text:p text:style-name="P190">campo che permette di capire se si sta modificando la configurazione o <text:soft-page-break/>no</text:p>
                    </text:list-header>
                  </text:list>
                </text:list-item>
                <text:list-item>
                  <text:p text:style-name="P190">private int timeSlice</text:p>
                  <text:list>
                    <text:list-item>
                      <text:list>
                        <text:list-header>
                          <text:p text:style-name="P190">campo dove viene salvato il valore del time slice</text:p>
                        </text:list-header>
                      </text:list>
                    </text:list-item>
                  </text:list>
                </text:list-item>
              </text:list>
            </text:list-item>
          </text:list>
        </text:list-item>
      </text:list>
      <text:p text:style-name="P33"/>
      <text:list text:style-name="L4">
        <text:list-item text:start-value="1">
          <text:list>
            <text:list-item text:start-value="1">
              <text:p>Costruttori:</text:p>
              <text:list>
                <text:list-item>
                  <text:p text:style-name="P190">public PoliticheJDialog(java.awt.Frame parent, boolean modal, ConfigurazioneAmbienteJDialog conf, SiGeMv2View view)</text:p>
                </text:list-item>
              </text:list>
            </text:list-item>
          </text:list>
        </text:list-item>
      </text:list>
      <text:p text:style-name="P54"><text:span text:style-name="T3"><text:tab/><text:tab/><text:tab/></text:span><text:span text:style-name="T2">Costruttore che si occupa di inizializzare </text:span><text:span text:style-name="T3">l'interfaccia grafica e di <text:tab/><text:tab/><text:tab/><text:tab/>impostare i valori di default</text:span></text:p>
      <text:p text:style-name="P33"/>
      <text:list text:style-name="L4">
        <text:list-item text:start-value="1">
          <text:list>
            <text:list-item text:start-value="1">
              <text:list>
                <text:list-item text:start-value="1">
                  <text:p text:style-name="P190">public PoliticheJDialog(java.awt.Frame parent, boolean modal, ConfigurazioneAmbienteJDialog conf, SiGeMv2View view, ConfigurazioneIniziale confIniziale) </text:p>
                </text:list-item>
              </text:list>
            </text:list-item>
          </text:list>
        </text:list-item>
      </text:list>
      <text:p text:style-name="P33"><text:tab/><text:tab/><text:tab/>Costruttore che si occupa di inizializzare l'interfaccia grafica e di <text:tab/><text:tab/><text:tab/><text:tab/>impostare i valori della configurazione da modificare</text:p>
      <text:p text:style-name="P33"/>
      <text:list text:style-name="L4">
        <text:list-item text:start-value="1">
          <text:list>
            <text:list-item text:start-value="1">
              <text:p>Metodi:</text:p>
              <text:list>
                <text:list-item>
                  <text:p text:style-name="P190">private void gestionePoliticaPagine(String politica) </text:p>
                </text:list-item>
              </text:list>
            </text:list-item>
          </text:list>
        </text:list-item>
      </text:list>
      <text:p text:style-name="P33"><text:tab/><text:tab/><text:tab/>metodo che gestisce il salvataggio della politica della pagine</text:p>
      <text:p text:style-name="P44"/>
      <text:list text:style-name="L8">
        <text:list-item text:start-value="1">
          <text:list>
            <text:list-item text:start-value="1">
              <text:list>
                <text:list-item text:start-value="1">
                  <text:p text:style-name="P124">private void gestionePoliticaSegmenti(String politica)</text:p>
                </text:list-item>
              </text:list>
            </text:list-item>
          </text:list>
        </text:list-item>
      </text:list>
      <text:p text:style-name="P33"><text:tab/><text:tab/><text:tab/>metodo che gestisce il salvataggio della politica dei segmenti</text:p>
      <text:p text:style-name="P33"/>
      <text:list text:style-name="L8">
        <text:list-item text:start-value="1">
          <text:list>
            <text:list-item text:start-value="1">
              <text:list>
                <text:list-item text:start-value="1">
                  <text:p text:style-name="P229">private void gestioneSchedulazione(String politica)</text:p>
                  <text:list>
                    <text:list-item>
                      <text:list>
                        <text:list-header>
                          <text:p text:style-name="P201">metodo che gestisce il salvataggio della politica di schedulazione</text:p>
                          <text:p text:style-name="P229"/>
                        </text:list-header>
                      </text:list>
                    </text:list-item>
                  </text:list>
                </text:list-item>
                <text:list-item>
                  <text:p text:style-name="P100">private void initComponents()</text:p>
                  <text:list>
                    <text:list-item>
                      <text:list>
                        <text:list-header>
                          <text:p text:style-name="P100">Metodo che inizializza l'interfaccia grafica e imposta i valori di default</text:p>
                          <text:p text:style-name="P100"/>
                        </text:list-header>
                      </text:list>
                    </text:list-item>
                  </text:list>
                </text:list-item>
                <text:list-item>
                  <text:p text:style-name="P229">private void jButtonAnnullaActionPerformed(java.awt.event.ActionEvent evt)</text:p>
                  <text:list>
                    <text:list-item>
                      <text:list>
                        <text:list-header>
                          <text:p text:style-name="P229">Metodo che gestisce l'evento di annullamento della configurazione</text:p>
                        </text:list-header>
                      </text:list>
                    </text:list-item>
                  </text:list>
                  <text:p text:style-name="P229"/>
                </text:list-item>
                <text:list-item>
                  <text:p text:style-name="P229">private void jButtonAvantiActionPerformed(java.awt.event.ActionEvent evt) </text:p>
                  <text:list>
                    <text:list-item>
                      <text:list>
                        <text:list-header>
                          <text:p text:style-name="P201">Metodo che gestisce l'evento di salvataggio delle informazioni relative al 2° passo e carica l'istanza di ProcessiJDialog per il 3° passo</text:p>
                          <text:p text:style-name="P201"/>
                        </text:list-header>
                      </text:list>
                    </text:list-item>
                  </text:list>
                </text:list-item>
                <text:list-item>
                  <text:p text:style-name="P229">private void jButtonHelpActionPerformed(java.awt.event.ActionEvent evt)</text:p>
                  <text:list>
                    <text:list-item>
                      <text:list>
                        <text:list-header>
                          <text:p text:style-name="P229">Metodo che gestisce il collegamento alla pagina dell'help in html</text:p>
                          <text:p text:style-name="P229"/>
                        </text:list-header>
                      </text:list>
                    </text:list-item>
                  </text:list>
                </text:list-item>
                <text:list-item>
                  <text:p text:style-name="P229">private void jButtonIndietroActionPerformed(java.awt.event.ActionEvent evt)</text:p>
                  <text:list>
                    <text:list-item>
                      <text:list>
                        <text:list-header>
                          <text:p text:style-name="P201"><text:soft-page-break/>Metodo che gestisce il ritorno al primo passo</text:p>
                          <text:p text:style-name="P201"/>
                        </text:list-header>
                      </text:list>
                    </text:list-item>
                  </text:list>
                </text:list-item>
                <text:list-item>
                  <text:p text:style-name="P201">private void jComboBoxRimpiazzoPagineActionPerformed(java.awt.event.ActionEvent evt)</text:p>
                  <text:list>
                    <text:list-header>
                      <text:p text:style-name="P201">Metodo che gestisce l'evento di cambio valore della combo box della politica delle pagine</text:p>
                      <text:p text:style-name="P201"/>
                    </text:list-header>
                  </text:list>
                </text:list-item>
                <text:list-item>
                  <text:p text:style-name="P201">private void jComboBoxSchedulazioneActionPerformed(java.awt.event.ActionEvent evt) </text:p>
                  <text:list>
                    <text:list-header>
                      <text:p text:style-name="P201">Metodo che gestisce l'evento di cambio valore della combo box della politica di schedulazione</text:p>
                      <text:p text:style-name="P201"/>
                    </text:list-header>
                  </text:list>
                </text:list-item>
                <text:list-item>
                  <text:p text:style-name="P201">private void jComboBoxSuddivisioneMemoriaActionPerformed(java.awt.event.ActionEvent evt) </text:p>
                  <text:list>
                    <text:list-header>
                      <text:p text:style-name="P269">Metodo che gestisce l'evento di cambio valore della combo box della suddivisione di memoria</text:p>
                    </text:list-header>
                  </text:list>
                </text:list-item>
              </text:list>
            </text:list-item>
          </text:list>
        </text:list-item>
      </text:list>
      <text:p text:style-name="P39"/>
      <text:list text:style-name="L1" text:continue-numbering="true">
        <text:list-item>
          <text:list text:continue-numbering="true">
            <text:list-item>
              <text:list text:continue-numbering="true">
                <text:list-item>
                  <text:list text:continue-numbering="true">
                    <text:list-item>
                      <text:h text:style-name="P154" text:outline-level="4">ProcessiJDialog</text:h>
                    </text:list-item>
                  </text:list>
                </text:list-item>
              </text:list>
            </text:list-item>
          </text:list>
        </text:list-item>
      </text:list>
      <text:list text:style-name="L4">
        <text:list-item text:start-value="1">
          <text:p>Tipo, obiettivo e funzione della classe/interfaccia:</text:p>
          <text:p><text:tab/>Questa classe rappresenta il 3° passo del wizard dove vengono impostati <text:tab/>tutti i processi</text:p>
        </text:list-item>
      </text:list>
      <text:p text:style-name="P33"/>
      <text:list text:style-name="L4">
        <text:list-item text:start-value="1">
          <text:p>Relazioni d'uso con altre componenti:</text:p>
          <text:p><text:tab/>Viene chiamato da PoliticheJDialog</text:p>
        </text:list-item>
      </text:list>
      <text:p text:style-name="P33"/>
      <text:list text:style-name="L4">
        <text:list-item text:start-value="1">
          <text:p>Interfacce e relazioni di u<text:span text:style-name="T12">so da altre </text:span>componenti:</text:p>
          <text:p text:style-name="P190"><text:tab/>Nessuna</text:p>
        </text:list-item>
      </text:list>
      <text:p text:style-name="P33"/>
      <text:list text:style-name="L4">
        <text:list-item text:start-value="1">
          <text:p>Attività svolte e dati trattati:</text:p>
          <text:list>
            <text:list-item>
              <text:p>Campi dati:</text:p>
              <text:list>
                <text:list-item>
                  <text:p text:style-name="P190">private ConfigurazioneAmbienteJDialog configurazioneAmbiente;</text:p>
                  <text:list>
                    <text:list-header>
                      <text:p text:style-name="P190">campo dove contengono tutte le informazioni relative al 1° passo del wizard di configurazione</text:p>
                      <text:p text:style-name="P190"/>
                    </text:list-header>
                  </text:list>
                </text:list-item>
                <text:list-item>
                  <text:p text:style-name="P190">private PoliticheJDialog politiche</text:p>
                  <text:list>
                    <text:list-header>
                      <text:p text:style-name="P190">campo dove contengono tutte le informazioni relative al 2° passo del wizard di configurazione</text:p>
                      <text:p text:style-name="P190"><text:soft-page-break/></text:p>
                    </text:list-header>
                  </text:list>
                </text:list-item>
                <text:list-item>
                  <text:p text:style-name="P190">private AssociazioneProcessiJDialog associazioneProcessi</text:p>
                  <text:list>
                    <text:list-header>
                      <text:p text:style-name="P190">campo che serve per istanzaire il 4° passo del wizard</text:p>
                      <text:p text:style-name="P190"/>
                    </text:list-header>
                  </text:list>
                </text:list-item>
                <text:list-item>
                  <text:p text:style-name="P190">private SiGeMv2View view;</text:p>
                  <text:list>
                    <text:list-header>
                      <text:p text:style-name="P190">campo dove contengono tutte le informazioni relative al frame</text:p>
                      <text:p text:style-name="P190"/>
                    </text:list-header>
                  </text:list>
                </text:list-item>
                <text:list-item>
                  <text:p text:style-name="P190">private Object[][] combinazioneProcessi;</text:p>
                  <text:list>
                    <text:list-header>
                      <text:p text:style-name="P190">campo matrice dove verranno salvati tutti i processi</text:p>
                      <text:p text:style-name="P190"/>
                    </text:list-header>
                  </text:list>
                </text:list-item>
                <text:list-item>
                  <text:p text:style-name="P190">private ConfigurazioneIniziale confIniziale</text:p>
                  <text:list>
                    <text:list-header>
                      <text:p text:style-name="P190">campo dove ci sono tutte le informazioni della configurazione iniziale da modificare</text:p>
                      <text:p text:style-name="P190"/>
                    </text:list-header>
                  </text:list>
                </text:list-item>
                <text:list-item>
                  <text:p text:style-name="P190">boolean modifica = false</text:p>
                  <text:list>
                    <text:list-header>
                      <text:p text:style-name="P190">campo che permette di capire se stiamo modificando la configurazione o no</text:p>
                    </text:list-header>
                  </text:list>
                </text:list-item>
              </text:list>
            </text:list-item>
          </text:list>
        </text:list-item>
      </text:list>
      <text:p text:style-name="P33"/>
      <text:list text:style-name="L4">
        <text:list-item text:start-value="1">
          <text:list>
            <text:list-item text:start-value="1">
              <text:p>Costruttori:</text:p>
              <text:list>
                <text:list-item>
                  <text:p text:style-name="P190">public ProcessiJDialog(java.awt.Frame parent, boolean modal, ConfigurazioneAmbienteJDialog conf, PoliticheJDialog pol, SiGeMv2View view)</text:p>
                </text:list-item>
              </text:list>
            </text:list-item>
          </text:list>
        </text:list-item>
      </text:list>
      <text:p text:style-name="P33"><text:tab/><text:tab/><text:tab/>Costruttore che imposta l'interfaccia grafica e imposta i valori di <text:tab/><text:tab/><text:tab/><text:tab/>default</text:p>
      <text:p text:style-name="P33"/>
      <text:list text:style-name="L9">
        <text:list-item>
          <text:p text:style-name="P202">public ProcessiJDialog(java.awt.Frame parent, boolean modal, ConfigurazioneAmbienteJDialog conf, PoliticheJDialog pol, SiGeMv2View view, ConfigurazioneIniziale confIniziale)</text:p>
          <text:list>
            <text:list-item>
              <text:list>
                <text:list-header>
                  <text:p text:style-name="P202">Costruttore che imposta l'interfaccia grafica per la modifica della configurazione attuale</text:p>
                </text:list-header>
              </text:list>
            </text:list-item>
          </text:list>
        </text:list-item>
      </text:list>
      <text:p text:style-name="P33"/>
      <text:list text:style-name="L4">
        <text:list-item text:start-value="1">
          <text:list>
            <text:list-item text:start-value="1">
              <text:p>Metodi:</text:p>
            </text:list-item>
          </text:list>
        </text:list-item>
      </text:list>
      <text:list text:style-name="L10">
        <text:list-item text:start-value="1">
          <text:list>
            <text:list-item text:start-value="1">
              <text:list>
                <text:list-item text:start-value="1">
                  <text:p text:style-name="P125">private void initComponents()</text:p>
                </text:list-item>
              </text:list>
            </text:list-item>
          </text:list>
        </text:list-item>
      </text:list>
      <text:p text:style-name="P18"><text:span text:style-name="T3"><text:tab/><text:tab/><text:tab/></text:span><text:span text:style-name="T2">Metodo che carica tutte la grafica relativa al wizard con inizializzano <text:tab/><text:tab/><text:tab/>della tabella dei processi</text:span></text:p>
      <text:p text:style-name="P21"/>
      <text:list text:style-name="L10">
        <text:list-item text:start-value="1">
          <text:list>
            <text:list-item text:start-value="1">
              <text:list>
                <text:list-item text:start-value="1">
                  <text:p text:style-name="P125">private void initJTable()</text:p>
                </text:list-item>
              </text:list>
            </text:list-item>
          </text:list>
        </text:list-item>
      </text:list>
      <text:p text:style-name="P85"><text:tab/><text:tab/><text:tab/>Metodo che imposta la tabella dei processi </text:p>
      <text:list text:style-name="L11">
        <text:list-item>
          <text:list>
            <text:list-item>
              <text:list>
                <text:list-item>
                  <text:p text:style-name="P393">private void jButtonAnnullaActionPerformed(java.awt.event.ActionEvent evt) </text:p>
                  <text:list>
                    <text:list-item>
                      <text:list>
                        <text:list-header>
                          <text:p text:style-name="P393"><text:soft-page-break/>Metodo che gestisce l'annullamento della configurazione</text:p>
                        </text:list-header>
                      </text:list>
                    </text:list-item>
                  </text:list>
                </text:list-item>
                <text:list-item>
                  <text:p text:style-name="P417">private void jButtonAvantiActionPerformed(java.awt.event.ActionEvent evt) </text:p>
                  <text:list>
                    <text:list-item>
                      <text:list>
                        <text:list-header>
                          <text:p text:style-name="P417">Metodo che gestisce il salvataggio dei dati realative al 3° passo e carica il 4°.</text:p>
                        </text:list-header>
                      </text:list>
                    </text:list-item>
                  </text:list>
                </text:list-item>
                <text:list-item>
                  <text:p text:style-name="P417">private void jButtonIndietroActionPerformed(java.awt.event.ActionEvent evt) </text:p>
                  <text:list>
                    <text:list-item>
                      <text:list>
                        <text:list-header>
                          <text:p text:style-name="P418">Metodo che torna al 2° passo del wizard</text:p>
                        </text:list-header>
                      </text:list>
                    </text:list-item>
                  </text:list>
                </text:list-item>
                <text:list-item>
                  <text:p text:style-name="P418">private void jButtonHelpActionPerformed(java.awt.event.ActionEvent evt)</text:p>
                  <text:list>
                    <text:list-item>
                      <text:list>
                        <text:list-header>
                          <text:p text:style-name="P418">Metodo che gestisce il collegamento all'help in hmtl</text:p>
                        </text:list-header>
                      </text:list>
                    </text:list-item>
                  </text:list>
                </text:list-item>
              </text:list>
            </text:list-item>
          </text:list>
        </text:list-item>
      </text:list>
      <text:p text:style-name="P88"/>
      <text:list text:style-name="L1" text:continue-numbering="true">
        <text:list-item>
          <text:list text:continue-numbering="true">
            <text:list-item>
              <text:list text:continue-numbering="true">
                <text:list-item>
                  <text:h text:style-name="P157" text:outline-level="3">gui.utility</text:h>
                  <text:list>
                    <text:list-item>
                      <text:h text:style-name="P154" text:outline-level="4">HelpHtml</text:h>
                    </text:list-item>
                  </text:list>
                </text:list-item>
              </text:list>
            </text:list-item>
          </text:list>
        </text:list-item>
      </text:list>
      <text:list text:style-name="L4">
        <text:list-item text:start-value="1">
          <text:p>Tipo, obiettivo e funzione della classe/interfaccia:</text:p>
          <text:p><text:span text:style-name="T3"><text:tab/>Classe che si occupa di gestire tutte le icone dell'interfaccia grafica</text:span><text:span text:style-name="T2">. </text:span></text:p>
        </text:list-item>
      </text:list>
      <text:p text:style-name="P33"/>
      <text:list text:style-name="L4">
        <text:list-item text:start-value="1">
          <text:p>Relazioni d'uso con altre componenti:</text:p>
          <text:p><text:tab/>Nessuna.</text:p>
        </text:list-item>
      </text:list>
      <text:p text:style-name="P33"/>
      <text:list text:style-name="L4">
        <text:list-item text:start-value="1">
          <text:p>Interfacce e relazioni di u<text:span text:style-name="T12">so da altre </text:span>componenti:</text:p>
          <text:p text:style-name="P190"><text:tab/>Viene usata da SigeMv2View per caricare le icone dei bottoni e delle view <text:tab/>statiche</text:p>
        </text:list-item>
      </text:list>
      <text:p text:style-name="P33"/>
      <text:list text:style-name="L4">
        <text:list-item text:start-value="1">
          <text:p>Attività svolte e dati trattati:</text:p>
          <text:list>
            <text:list-item>
              <text:p>Campi dati:</text:p>
              <text:list>
                <text:list-item>
                  <text:p text:style-name="P275">Nessuno</text:p>
                </text:list-item>
              </text:list>
            </text:list-item>
          </text:list>
        </text:list-item>
      </text:list>
      <text:p text:style-name="P33"/>
      <text:list text:style-name="L4">
        <text:list-item text:start-value="1">
          <text:list>
            <text:list-item text:start-value="1">
              <text:p>Costruttori:</text:p>
              <text:list>
                <text:list-item>
                  <text:p text:style-name="P190">Nessuno</text:p>
                </text:list-item>
              </text:list>
            </text:list-item>
          </text:list>
        </text:list-item>
      </text:list>
      <text:p text:style-name="P33"/>
      <text:list text:style-name="L4">
        <text:list-item text:start-value="1">
          <text:list>
            <text:list-item text:start-value="1">
              <text:p>Metodi:</text:p>
              <text:list>
                <text:list-item>
                  <text:p text:style-name="P275">public static void openUrl(String url)</text:p>
                  <text:list>
                    <text:list-header>
                      <text:p text:style-name="P275">Metodo che gestisce il collegamento all'help specificando la pagina htm da visualizzare</text:p>
                    </text:list-header>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54" text:outline-level="4"><text:soft-page-break/>IconStylosoft</text:h>
                    </text:list-item>
                  </text:list>
                </text:list-item>
              </text:list>
            </text:list-item>
          </text:list>
        </text:list-item>
      </text:list>
      <text:list text:style-name="L4">
        <text:list-item text:start-value="1">
          <text:p>Tipo, obiettivo e funzione della classe/interfaccia:</text:p>
          <text:p><text:span text:style-name="T3"><text:tab/>Classe che si occupa di gestire tutte le icone dell'interfaccia grafica</text:span><text:span text:style-name="T2">. </text:span></text:p>
        </text:list-item>
      </text:list>
      <text:p text:style-name="P33"/>
      <text:list text:style-name="L4">
        <text:list-item text:start-value="1">
          <text:p>Relazioni d'uso con altre componenti:</text:p>
          <text:p><text:tab/>Nessuna.</text:p>
        </text:list-item>
      </text:list>
      <text:p text:style-name="P33"/>
      <text:list text:style-name="L4">
        <text:list-item text:start-value="1">
          <text:p>Interfacce e relazioni di u<text:span text:style-name="T12">so da altre </text:span>componenti:</text:p>
          <text:p text:style-name="P190"><text:tab/>Viene usata da SigeMv2View per caricare le icone dei bottoni e delle view <text:tab/>statiche</text:p>
        </text:list-item>
      </text:list>
      <text:p text:style-name="P33"/>
      <text:list text:style-name="L4">
        <text:list-item text:start-value="1">
          <text:p>Attività svolte e dati trattati:</text:p>
          <text:list>
            <text:list-item>
              <text:p>Campi dati:</text:p>
              <text:list>
                <text:list-item>
                  <text:p text:style-name="P275">private static IconStylosoft iconUtils</text:p>
                  <text:list>
                    <text:list-item>
                      <text:list>
                        <text:list-header>
                          <text:p text:style-name="P275">Campo dati statico che carica l'immagine dell'icona</text:p>
                          <text:p text:style-name="P275"/>
                        </text:list-header>
                      </text:list>
                    </text:list-item>
                  </text:list>
                </text:list-item>
              </text:list>
            </text:list-item>
          </text:list>
        </text:list-item>
      </text:list>
      <text:p text:style-name="P33"/>
      <text:list text:style-name="L4">
        <text:list-item text:start-value="1">
          <text:list>
            <text:list-item text:start-value="1">
              <text:p>Costruttori:</text:p>
              <text:list>
                <text:list-item>
                  <text:p text:style-name="P190">Nessuno</text:p>
                </text:list-item>
              </text:list>
            </text:list-item>
          </text:list>
        </text:list-item>
      </text:list>
      <text:p text:style-name="P33"/>
      <text:list text:style-name="L4">
        <text:list-item text:start-value="1">
          <text:list>
            <text:list-item text:start-value="1">
              <text:p>Metodi:</text:p>
            </text:list-item>
          </text:list>
        </text:list-item>
      </text:list>
      <text:list text:style-name="L12">
        <text:list-item>
          <text:list>
            <text:list-item>
              <text:list>
                <text:list-item>
                  <text:p text:style-name="P394">public static ImageIcon getGeneralIcon(String name)</text:p>
                  <text:list>
                    <text:list-item>
                      <text:list>
                        <text:list-header>
                          <text:p text:style-name="P394">Metodo che si occupa di recuperare l'icona</text:p>
                        </text:list-header>
                      </text:list>
                    </text:list-item>
                  </text:list>
                </text:list-item>
              </text:list>
            </text:list-item>
          </text:list>
        </text:list-item>
      </text:list>
      <text:list text:style-name="L13">
        <text:list-item>
          <text:list>
            <text:list-item>
              <text:list>
                <text:list-item>
                  <text:list>
                    <text:list-item>
                      <text:list>
                        <text:list-header>
                          <text:p text:style-name="P395"/>
                        </text:list-header>
                      </text:list>
                    </text:list-item>
                  </text:list>
                </text:list-item>
                <text:list-item>
                  <text:p text:style-name="P395">public ImageIcon getIcon(String name)</text:p>
                </text:list-item>
              </text:list>
            </text:list-item>
          </text:list>
        </text:list-item>
      </text:list>
      <text:list text:style-name="L12">
        <text:list-item>
          <text:list>
            <text:list-item>
              <text:list>
                <text:list-item>
                  <text:list>
                    <text:list-item>
                      <text:list>
                        <text:list-header>
                          <text:p text:style-name="P394">Metodo che si occupa di recuperare l'icona tramite il nome dell'icona</text:p>
                        </text:list-header>
                      </text:list>
                    </text:list-item>
                  </text:list>
                </text:list-item>
              </text:list>
            </text:list-item>
          </text:list>
        </text:list-item>
      </text:list>
      <text:p text:style-name="P39"/>
      <text:list text:style-name="L1" text:continue-numbering="true">
        <text:list-item>
          <text:list text:continue-numbering="true">
            <text:list-item>
              <text:list text:continue-numbering="true">
                <text:list-item>
                  <text:list text:continue-numbering="true">
                    <text:list-item>
                      <text:h text:style-name="P154" text:outline-level="4">ImageFilter</text:h>
                    </text:list-item>
                  </text:list>
                </text:list-item>
              </text:list>
            </text:list-item>
          </text:list>
        </text:list-item>
      </text:list>
      <text:list text:style-name="L4">
        <text:list-item text:start-value="1">
          <text:p>Tipo, obiettivo e funzione della classe/interfaccia:</text:p>
          <text:p><text:tab/>Classe che serve filtrare tutti i file con l'estensione sigem quando si sceglie il <text:tab/>file da caricare</text:p>
        </text:list-item>
      </text:list>
      <text:p text:style-name="P33"/>
      <text:list text:style-name="L4">
        <text:list-item text:start-value="1">
          <text:p>Relazioni d'uso con altre componenti:</text:p>
          <text:list>
            <text:list-item>
              <text:list>
                <text:list-header>
                  <text:p>Nessuna</text:p>
                </text:list-header>
              </text:list>
            </text:list-item>
          </text:list>
        </text:list-item>
      </text:list>
      <text:p text:style-name="P33"/>
      <text:list text:style-name="L4">
        <text:list-item text:start-value="1">
          <text:p>Interfacce e relazioni di u<text:span text:style-name="T12">so da altre </text:span>componenti:</text:p>
          <text:p text:style-name="P190"><text:tab/>Viene usata da SigeMv2View quando si apre il dialog per il caricamento del <text:tab/>file di configurazione</text:p>
        </text:list-item>
      </text:list>
      <text:p text:style-name="P33"><text:soft-page-break/></text:p>
      <text:list text:style-name="L4">
        <text:list-item text:start-value="1">
          <text:p>Attività svolte e dati trattati:</text:p>
          <text:list>
            <text:list-item>
              <text:p>Campi dati:</text:p>
              <text:list>
                <text:list-item>
                  <text:p text:style-name="P190">Nessuno</text:p>
                </text:list-item>
              </text:list>
            </text:list-item>
          </text:list>
        </text:list-item>
      </text:list>
      <text:list text:style-name="L14">
        <text:list-item>
          <text:list>
            <text:list-item>
              <text:list>
                <text:list-header>
                  <text:p text:style-name="P396"/>
                </text:list-header>
              </text:list>
            </text:list-item>
          </text:list>
        </text:list-item>
      </text:list>
      <text:list text:style-name="L4">
        <text:list-item text:start-value="1">
          <text:list>
            <text:list-item text:start-value="1">
              <text:p>Costruttori:</text:p>
              <text:list>
                <text:list-item>
                  <text:p text:style-name="P270">Nessuno</text:p>
                  <text:p text:style-name="P270"/>
                </text:list-item>
              </text:list>
            </text:list-item>
          </text:list>
        </text:list-item>
      </text:list>
      <text:list text:style-name="L4">
        <text:list-item text:start-value="1">
          <text:list>
            <text:list-item text:start-value="1">
              <text:p text:style-name="P190"><text:span text:style-name="T18">Metodi</text:span>:</text:p>
            </text:list-item>
          </text:list>
        </text:list-item>
      </text:list>
      <text:list text:style-name="L15">
        <text:list-item>
          <text:list>
            <text:list-item>
              <text:list>
                <text:list-item>
                  <text:p text:style-name="P397">public boolean accept(File f)</text:p>
                  <text:list>
                    <text:list-header>
                      <text:p text:style-name="P397">Metodo che accetta il file con estensione sigem</text:p>
                      <text:p text:style-name="P397"/>
                    </text:list-header>
                  </text:list>
                </text:list-item>
              </text:list>
            </text:list-item>
          </text:list>
        </text:list-item>
      </text:list>
      <text:list text:style-name="L15">
        <text:list-item text:start-value="1">
          <text:list>
            <text:list-item text:start-value="1">
              <text:list>
                <text:list-item text:start-value="1">
                  <text:p text:style-name="P397">public String getDescription()</text:p>
                  <text:list>
                    <text:list-header>
                      <text:p text:style-name="P397">Metodo che ritorna la descrizione del file da caricare</text:p>
                    </text:list-header>
                  </text:list>
                </text:list-item>
              </text:list>
            </text:list-item>
          </text:list>
        </text:list-item>
      </text:list>
      <text:list text:style-name="L4">
        <text:list-item>
          <text:list>
            <text:list-header>
              <text:p text:style-name="P270"/>
            </text:list-header>
          </text:list>
        </text:list-item>
      </text:list>
      <text:list text:style-name="L1" text:continue-numbering="true">
        <text:list-item>
          <text:list text:continue-numbering="true">
            <text:list-item>
              <text:list text:continue-numbering="true">
                <text:list-item>
                  <text:list text:continue-numbering="true">
                    <text:list-item>
                      <text:h text:style-name="P154" text:outline-level="4">PopUpError</text:h>
                      <text:h text:style-name="P153" text:outline-level="4" text:is-list-header="true"><text:tab/><text:span text:style-name="T7">Tipo, obiettivo e funzione della classe/interfaccia:</text:span></text:h>
                    </text:list-item>
                  </text:list>
                </text:list-item>
              </text:list>
            </text:list-item>
          </text:list>
        </text:list-item>
      </text:list>
      <text:list text:style-name="L16">
        <text:list-header>
          <text:p text:style-name="P194"><text:tab/>Classe che visualizza la descrizione dell'errore</text:p>
        </text:list-header>
      </text:list>
      <text:p text:style-name="P33"/>
      <text:list text:style-name="L16">
        <text:list-item text:start-value="1">
          <text:p text:style-name="P168">Relazioni d'uso con altre componenti:</text:p>
          <text:list>
            <text:list-item>
              <text:list>
                <text:list-header>
                  <text:p text:style-name="P194">Nessuna</text:p>
                </text:list-header>
              </text:list>
            </text:list-item>
          </text:list>
        </text:list-item>
      </text:list>
      <text:p text:style-name="P33"/>
      <text:list text:style-name="L16">
        <text:list-item text:start-value="1">
          <text:p text:style-name="P168">Interfacce e relazioni di u<text:span text:style-name="T12">so da altre </text:span>componenti:</text:p>
          <text:p text:style-name="P203"><text:tab/>Viene usata dal ConfigurazioneAmbienteJDialog quando l'utente sbaglia a <text:tab/>impostare i valori del 1° passo del wizard</text:p>
        </text:list-item>
      </text:list>
      <text:p text:style-name="P33"/>
      <text:list text:style-name="L16">
        <text:list-item text:start-value="1">
          <text:p text:style-name="P168">Attività svolte e dati trattati:</text:p>
          <text:list>
            <text:list-item>
              <text:p text:style-name="P168">Campi dati:</text:p>
              <text:list>
                <text:list-item>
                  <text:p text:style-name="P203">Nessuno</text:p>
                </text:list-item>
              </text:list>
            </text:list-item>
          </text:list>
        </text:list-item>
      </text:list>
      <text:list text:style-name="L17">
        <text:list-item>
          <text:list>
            <text:list-item>
              <text:list>
                <text:list-header>
                  <text:p text:style-name="P230"/>
                </text:list-header>
              </text:list>
            </text:list-item>
          </text:list>
        </text:list-item>
      </text:list>
      <text:list text:style-name="L16">
        <text:list-item text:start-value="1">
          <text:list>
            <text:list-item text:start-value="1">
              <text:p text:style-name="P168">Costruttori:</text:p>
              <text:list>
                <text:list-item>
                  <text:p text:style-name="P271">public PopUpError(java.awt.Frame parent, boolean modal, String messaggio)</text:p>
                  <text:list>
                    <text:list-header>
                      <text:p text:style-name="P271">Unico costruttore che imposta l'interfaccia con il messaggio da visualizzare</text:p>
                    </text:list-header>
                  </text:list>
                  <text:p text:style-name="P271"/>
                </text:list-item>
              </text:list>
            </text:list-item>
          </text:list>
        </text:list-item>
      </text:list>
      <text:list text:style-name="L16">
        <text:list-item text:start-value="1">
          <text:list>
            <text:list-item text:start-value="1">
              <text:p text:style-name="P203"><text:span text:style-name="T18">Metodi</text:span>:</text:p>
            </text:list-item>
          </text:list>
        </text:list-item>
      </text:list>
      <text:list text:style-name="L18">
        <text:list-item>
          <text:list>
            <text:list-item>
              <text:list>
                <text:list-item>
                  <text:p text:style-name="P138"><text:soft-page-break/>private void initComponents()</text:p>
                  <text:list>
                    <text:list-header>
                      <text:p text:style-name="P101">Metodo che costruisce l'interfaccia grafica</text:p>
                      <text:p text:style-name="P101"/>
                    </text:list-header>
                  </text:list>
                </text:list-item>
              </text:list>
            </text:list-item>
          </text:list>
        </text:list-item>
      </text:list>
      <text:list text:style-name="L18">
        <text:list-item text:start-value="1">
          <text:list>
            <text:list-item text:start-value="1">
              <text:list>
                <text:list-item text:start-value="1">
                  <text:p text:style-name="P134">private void jButtonOkActionPerformed(java.awt.event.ActionEvent evt)</text:p>
                  <text:list>
                    <text:list-header>
                      <text:p text:style-name="P137">Metodo che chiude l'interfaccia</text:p>
                    </text:list-header>
                  </text:list>
                </text:list-item>
              </text:list>
            </text:list-item>
          </text:list>
        </text:list-item>
      </text:list>
      <text:p text:style-name="P87"/>
      <text:list text:style-name="L1" text:continue-numbering="true">
        <text:list-item>
          <text:list text:continue-numbering="true">
            <text:list-item>
              <text:list text:continue-numbering="true">
                <text:list-item>
                  <text:list text:continue-numbering="true">
                    <text:list-item>
                      <text:h text:style-name="P154" text:outline-level="4">SquareDraw</text:h>
                    </text:list-item>
                  </text:list>
                </text:list-item>
              </text:list>
            </text:list-item>
          </text:list>
        </text:list-item>
      </text:list>
      <text:list text:style-name="L4">
        <text:list-item text:start-value="1">
          <text:p>Tipo, obiettivo e funzione della classe/interfaccia:</text:p>
          <text:p><text:tab/>Classe che serve per disegnare le pagine della memoria</text:p>
        </text:list-item>
      </text:list>
      <text:p text:style-name="P33"/>
      <text:list text:style-name="L4">
        <text:list-item text:start-value="1">
          <text:p>Relazioni d'uso con altre componenti:</text:p>
          <text:list>
            <text:list-item>
              <text:list>
                <text:list-header>
                  <text:p>Nessuna</text:p>
                </text:list-header>
              </text:list>
            </text:list-item>
          </text:list>
        </text:list-item>
      </text:list>
      <text:p text:style-name="P33"/>
      <text:list text:style-name="L4">
        <text:list-item text:start-value="1">
          <text:p>Interfacce e relazioni di u<text:span text:style-name="T12">so da altre </text:span>componenti:</text:p>
          <text:p text:style-name="P190"><text:tab/>Viene usata da ViewFrameMemoria per disegnare i quadrati della memoria</text:p>
        </text:list-item>
      </text:list>
      <text:p text:style-name="P33"/>
      <text:list text:style-name="L4">
        <text:list-item text:start-value="1">
          <text:p>Attività svolte e dati trattati:</text:p>
          <text:list>
            <text:list-item>
              <text:p>Campi dati:</text:p>
              <text:list>
                <text:list-item>
                  <text:p>Shape square</text:p>
                  <text:list>
                    <text:list-header>
                      <text:p>campo dove vengono creati i quadrati delle pagine</text:p>
                      <text:p/>
                    </text:list-header>
                  </text:list>
                </text:list-item>
                <text:list-item>
                  <text:p>Color color;</text:p>
                  <text:list>
                    <text:list-header>
                      <text:p text:style-name="P190">campo dove memorizzare il colore del quadrato creato</text:p>
                      <text:p text:style-name="P190"/>
                    </text:list-header>
                  </text:list>
                </text:list-item>
                <text:list-item>
                  <text:p text:style-name="P190">int altezza</text:p>
                  <text:list>
                    <text:list-header>
                      <text:p text:style-name="P190">campo dove viene salvata l'altezza della figura da disegnare</text:p>
                      <text:p text:style-name="P190"/>
                    </text:list-header>
                  </text:list>
                </text:list-item>
                <text:list-item>
                  <text:p text:style-name="P190">private String indirizzoFrame</text:p>
                  <text:list>
                    <text:list-header>
                      <text:p text:style-name="P190">campo dove viene salvato il numero del processo che utilizza questa figura</text:p>
                      <text:p text:style-name="P190"/>
                    </text:list-header>
                  </text:list>
                </text:list-item>
                <text:list-item>
                  <text:p text:style-name="P190">private int xCoord</text:p>
                  <text:list>
                    <text:list-header>
                      <text:p text:style-name="P190">campo dove viene salvata l'informazione della posizione nell'asse orizzontale</text:p>
                      <text:p text:style-name="P190"/>
                    </text:list-header>
                  </text:list>
                </text:list-item>
                <text:list-item>
                  <text:p text:style-name="P190">private int xCoord</text:p>
                  <text:list>
                    <text:list-header>
                      <text:p text:style-name="P190">campo dove viene salvata l'informazione della posizione nell'asse verticale</text:p>
                    </text:list-header>
                  </text:list>
                </text:list-item>
              </text:list>
            </text:list-item>
          </text:list>
        </text:list-item>
      </text:list>
      <text:list text:style-name="L19">
        <text:list-item>
          <text:list>
            <text:list-item>
              <text:list>
                <text:list-item>
                  <text:list>
                    <text:list-item>
                      <text:list>
                        <text:list-header>
                          <text:p text:style-name="P398"><text:soft-page-break/></text:p>
                        </text:list-header>
                      </text:list>
                    </text:list-item>
                  </text:list>
                  <text:p text:style-name="P398"/>
                </text:list-item>
              </text:list>
            </text:list-item>
          </text:list>
        </text:list-item>
      </text:list>
      <text:list text:style-name="L4">
        <text:list-item text:start-value="1">
          <text:list>
            <text:list-item text:start-value="1">
              <text:p>Costruttori:</text:p>
              <text:list>
                <text:list-item>
                  <text:p text:style-name="P190">public SquareDraw(int xCoord, int yCoord, int lunghezza, int altezza, Color color, String text)</text:p>
                  <text:list>
                    <text:list-header>
                      <text:p text:style-name="P270">Unico costruttore dove vengono definiti, per ogni figura, l'altezza, la lunghezza e la posizione del quadrato all'interno della finestra e relativa descrizione</text:p>
                    </text:list-header>
                  </text:list>
                </text:list-item>
              </text:list>
            </text:list-item>
          </text:list>
        </text:list-item>
      </text:list>
      <text:p text:style-name="P39"/>
      <text:list text:style-name="L1" text:continue-numbering="true">
        <text:list-item>
          <text:list text:continue-numbering="true">
            <text:list-item>
              <text:list text:continue-numbering="true">
                <text:list-item>
                  <text:h text:style-name="P157" text:outline-level="3">gui.view</text:h>
                  <text:list>
                    <text:list-item>
                      <text:h text:style-name="P155" text:outline-level="4">ViewAvanzamentoTestuale</text:h>
                    </text:list-item>
                  </text:list>
                </text:list-item>
              </text:list>
            </text:list-item>
          </text:list>
        </text:list-item>
      </text:list>
      <text:list text:style-name="L4">
        <text:list-item text:start-value="1">
          <text:p>Tipo, obiettivo e funzione della classe/interfaccia:</text:p>
          <text:p text:style-name="P231"><text:tab/>Classe che permette la visualizzazione testuale dell'avanzamento della <text:tab/>simulazione</text:p>
        </text:list-item>
      </text:list>
      <text:p text:style-name="P33"/>
      <text:list text:style-name="L4">
        <text:list-item text:start-value="1">
          <text:p>Relazioni d'uso con altre componenti:</text:p>
          <text:p><text:tab/>Nessuno</text:p>
        </text:list-item>
      </text:list>
      <text:p text:style-name="P33"/>
      <text:list text:style-name="L4">
        <text:list-item text:start-value="1">
          <text:p>Interfacce e relazioni di u<text:span text:style-name="T12">so da altre </text:span>componenti:</text:p>
          <text:p text:style-name="P190"><text:tab/>Viene usata da SigeMv2View per la creazione della vista statica del frame di <text:tab/>di avanzamento testuale</text:p>
        </text:list-item>
      </text:list>
      <text:p text:style-name="P33"/>
      <text:list text:style-name="L4">
        <text:list-item text:start-value="1">
          <text:p>Attività svolte e dati trattati:</text:p>
          <text:list>
            <text:list-item>
              <text:p>Campi dati:</text:p>
              <text:list>
                <text:list-item>
                  <text:p text:style-name="P275">private int istantiTotali;</text:p>
                  <text:list>
                    <text:list-header>
                      <text:p text:style-name="P275">Numero di istanti totali della simulazione</text:p>
                      <text:p text:style-name="P275"/>
                    </text:list-header>
                  </text:list>
                </text:list-item>
                <text:list-item>
                  <text:p text:style-name="P275">private JTextArea testo</text:p>
                  <text:list>
                    <text:list-header>
                      <text:p text:style-name="P275">Array che tutte le pagine create.</text:p>
                      <text:p text:style-name="P275"/>
                    </text:list-header>
                  </text:list>
                </text:list-item>
                <text:list-item>
                  <text:p text:style-name="P275">private int tipoGestioneMemoria</text:p>
                  <text:list>
                    <text:list-header>
                      <text:p text:style-name="P275">Tipo di gestione della memoria</text:p>
                    </text:list-header>
                  </text:list>
                </text:list-item>
              </text:list>
            </text:list-item>
          </text:list>
        </text:list-item>
      </text:list>
      <text:p text:style-name="P33"/>
      <text:list text:style-name="L4">
        <text:list-item text:start-value="1">
          <text:list>
            <text:list-item text:start-value="1">
              <text:p>Costruttori:</text:p>
              <text:list>
                <text:list-item>
                  <text:p text:style-name="P190">public ViewAvanzamentoTestuale()</text:p>
                  <text:list>
                    <text:list-header>
                      <text:p text:style-name="P190">Unico costruttore che crea il pannello del frame</text:p>
                    </text:list-header>
                  </text:list>
                </text:list-item>
              </text:list>
            </text:list-item>
          </text:list>
        </text:list-item>
      </text:list>
      <text:p text:style-name="P33"><text:tab/><text:tab/><text:tab/></text:p>
      <text:p text:style-name="P33"><text:soft-page-break/></text:p>
      <text:list text:style-name="L4">
        <text:list-item text:start-value="1">
          <text:list>
            <text:list-item text:start-value="1">
              <text:p text:style-name="P190"><text:span text:style-name="T18">Metodi</text:span>:</text:p>
            </text:list-item>
          </text:list>
        </text:list-item>
      </text:list>
      <text:list text:style-name="L20">
        <text:list-item>
          <text:list>
            <text:list-item>
              <text:list>
                <text:list-item>
                  <text:p text:style-name="P139">public void aggiorna(Istante istante, int idIstanteCorrente)</text:p>
                  <text:list>
                    <text:list-header>
                      <text:p text:style-name="P102">Metodo che aggiorna la tabella ad ogni istante</text:p>
                      <text:p text:style-name="P102"/>
                    </text:list-header>
                  </text:list>
                </text:list-item>
              </text:list>
            </text:list-item>
          </text:list>
        </text:list-item>
      </text:list>
      <text:list text:style-name="L20">
        <text:list-item text:start-value="1">
          <text:list>
            <text:list-item text:start-value="1">
              <text:list>
                <text:list-item text:start-value="1">
                  <text:p text:style-name="P139">private void disegnaPagine(Graphics g)</text:p>
                  <text:list>
                    <text:list-header>
                      <text:p text:style-name="P102">Metodo che si occupa di disegnare le pagine nel pannello</text:p>
                      <text:list>
                        <text:list-header>
                          <text:p text:style-name="P399"/>
                        </text:list-header>
                      </text:list>
                    </text:list-header>
                  </text:list>
                </text:list-item>
                <text:list-item>
                  <text:p text:style-name="P399">public void configura(int istantiTotali, int tipoGestioneMemoria)</text:p>
                  <text:list>
                    <text:list-header>
                      <text:p text:style-name="P399">Metodo che inizializza il frame</text:p>
                    </text:list-header>
                  </text:list>
                </text:list-item>
              </text:list>
            </text:list-item>
          </text:list>
        </text:list-item>
      </text:list>
      <text:p text:style-name="P42"/>
      <text:list text:style-name="L1" text:continue-numbering="true">
        <text:list-item>
          <text:list text:continue-numbering="true">
            <text:list-item>
              <text:list text:continue-numbering="true">
                <text:list-item>
                  <text:list text:continue-numbering="true">
                    <text:list-item>
                      <text:h text:style-name="P155" text:outline-level="4">ViewFrameMemoria</text:h>
                    </text:list-item>
                  </text:list>
                </text:list-item>
              </text:list>
            </text:list-item>
          </text:list>
        </text:list-item>
      </text:list>
      <text:list text:style-name="L4">
        <text:list-item text:start-value="1">
          <text:p>Tipo, obiettivo e funzione della classe/interfaccia:</text:p>
          <text:p><text:span text:style-name="T3"><text:tab/></text:span><text:span text:style-name="T2">La classe estende JScrollPanel e crea la finestra delle statistiche</text:span></text:p>
        </text:list-item>
      </text:list>
      <text:p text:style-name="P33"/>
      <text:list text:style-name="L4">
        <text:list-item text:start-value="1">
          <text:p>Interfacce e relazioni di u<text:span text:style-name="T12">so da altre </text:span>componenti:</text:p>
          <text:p text:style-name="P190"><text:tab/>Viene usata da SigeMv2View per la creazione della vista statica della <text:tab/>memoria</text:p>
        </text:list-item>
      </text:list>
      <text:p text:style-name="P33"/>
      <text:list text:style-name="L4">
        <text:list-item text:start-value="1">
          <text:p>Attività svolte e dati trattati:</text:p>
          <text:list>
            <text:list-item>
              <text:p>Campi dati:</text:p>
              <text:list>
                <text:list-item>
                  <text:p text:style-name="P275">private static final int ALTEZZA=550</text:p>
                  <text:list>
                    <text:list-header>
                      <text:p text:style-name="P275">Imposta l'altezza totale della RAM in caso di segmentazione</text:p>
                      <text:p text:style-name="P275"/>
                    </text:list-header>
                  </text:list>
                </text:list-item>
                <text:list-item>
                  <text:p text:style-name="P275">private static final int LATO=48</text:p>
                  <text:list>
                    <text:list-header>
                      <text:p text:style-name="P275">Setta la grandezza dei quadrati rappresentanti le pagine</text:p>
                      <text:p text:style-name="P275"/>
                    </text:list-header>
                  </text:list>
                </text:list-item>
                <text:list-item>
                  <text:p text:style-name="P275">private int dimMemoria</text:p>
                  <text:list>
                    <text:list-header>
                      <text:p text:style-name="P275">Dimensione totale della memoria in byte</text:p>
                      <text:p text:style-name="P275"/>
                    </text:list-header>
                  </text:list>
                </text:list-item>
                <text:list-item>
                  <text:p text:style-name="P275">private int numPagine</text:p>
                  <text:list>
                    <text:list-header>
                      <text:p text:style-name="P275">Numero di pagine: utile per la visualizzazione iniziale di tutta la RAM.</text:p>
                      <text:p text:style-name="P275">Rimane a 0 in caso di gestione memoria tramite segmentazione</text:p>
                      <text:p text:style-name="P275"/>
                    </text:list-header>
                  </text:list>
                </text:list-item>
                <text:list-item>
                  <text:p text:style-name="P275">private int numProcessi</text:p>
                  <text:list>
                    <text:list-header>
                      <text:p text:style-name="P275">Numero di processi: utile per scegliere il colore per la pagina/segmento</text:p>
                      <text:p text:style-name="P275"/>
                    </text:list-header>
                  </text:list>
                </text:list-item>
                <text:list-item>
                  <text:p text:style-name="P275">private int pag_seg</text:p>
                  <text:list>
                    <text:list-header>
                      <text:p text:style-name="P275">Boolean che indica se il grafico deve visualizzare (pagine, segmenti)</text:p>
                    </text:list-header>
                  </text:list>
                  <text:p text:style-name="P275"><text:soft-page-break/></text:p>
                </text:list-item>
                <text:list-item>
                  <text:p text:style-name="P275">private Vector&lt;SquareDraw&gt; pagineSquare = new Vector&lt;SquareDraw&gt;()</text:p>
                  <text:list>
                    <text:list-header>
                      <text:p text:style-name="P275">Vector che contiene le pagine/segmenti da visualizzare</text:p>
                      <text:p text:style-name="P275"/>
                    </text:list-header>
                  </text:list>
                </text:list-item>
                <text:list-item>
                  <text:p text:style-name="P275">PannelloFrame pannello</text:p>
                  <text:list>
                    <text:list-header>
                      <text:p text:style-name="P275">Riferimento alla classe interna incaricata di disegnare le pagine Il JScrollPane si occuperà dello scrolling di questo oggetto, che non è altro che un JPanel.</text:p>
                    </text:list-header>
                  </text:list>
                </text:list-item>
              </text:list>
            </text:list-item>
          </text:list>
        </text:list-item>
      </text:list>
      <text:p text:style-name="P36"><text:tab/><text:tab/><text:tab/></text:p>
      <text:p text:style-name="P33"/>
      <text:list text:style-name="L4">
        <text:list-item text:start-value="1">
          <text:list>
            <text:list-item text:start-value="1">
              <text:p>Costruttori:</text:p>
              <text:list>
                <text:list-item>
                  <text:p text:style-name="P190">public ViewFrameMemoria() </text:p>
                  <text:list>
                    <text:list-header>
                      <text:p text:style-name="P190">Unico costruttore incaricato solo di inizializzare il grafico</text:p>
                    </text:list-header>
                  </text:list>
                </text:list-item>
              </text:list>
            </text:list-item>
          </text:list>
        </text:list-item>
      </text:list>
      <text:p text:style-name="P33"><text:tab/><text:tab/><text:tab/></text:p>
      <text:p text:style-name="P33"/>
      <text:list text:style-name="L4">
        <text:list-item text:start-value="1">
          <text:list>
            <text:list-item text:start-value="1">
              <text:p text:style-name="P190"><text:span text:style-name="T18">Metodi</text:span>:</text:p>
            </text:list-item>
          </text:list>
        </text:list-item>
      </text:list>
      <text:list text:style-name="L21">
        <text:list-item>
          <text:list>
            <text:list-item>
              <text:list>
                <text:list-item>
                  <text:p text:style-name="P400">public void aggiorna(Vector&lt;FrameMemoria&gt; memoria, int istante, Vector&lt;Vector&lt;Integer&gt;&gt; processiUltimati) throws Exception</text:p>
                  <text:list>
                    <text:list-header>
                      <text:p text:style-name="P103">Funzione che aggiorna il grafico della RAM con i cambiamenti avvenuti nel nuovo istante</text:p>
                      <text:p text:style-name="P103"/>
                    </text:list-header>
                  </text:list>
                </text:list-item>
                <text:list-item>
                  <text:p text:style-name="P103">public void configura(int sceltaGestioneMemoria, int dimMemoria, int numProcessi, int numPagine)</text:p>
                  <text:list>
                    <text:list-header>
                      <text:p text:style-name="P135">Metodo che imposta tutte le variabili necessarie per creare il grafico</text:p>
                    </text:list-header>
                  </text:list>
                </text:list-item>
              </text:list>
            </text:list-item>
          </text:list>
        </text:list-item>
      </text:list>
      <text:p text:style-name="P42"/>
      <text:list text:style-name="L1" text:continue-numbering="true">
        <text:list-item>
          <text:list text:continue-numbering="true">
            <text:list-item>
              <text:list text:continue-numbering="true">
                <text:list-item>
                  <text:list text:continue-numbering="true">
                    <text:list-item>
                      <text:h text:style-name="P155" text:outline-level="4">PannelloFrame</text:h>
                    </text:list-item>
                  </text:list>
                </text:list-item>
              </text:list>
            </text:list-item>
          </text:list>
        </text:list-item>
      </text:list>
      <text:list text:style-name="L4">
        <text:list-item text:start-value="1">
          <text:p>Tipo, obiettivo e funzione della classe/interfaccia:</text:p>
          <text:list>
            <text:list-header>
              <text:p text:style-name="P231">Eredita da JPanel, incaricata di disegnare al suo interno le pagine/segmenti. E' l'oggetto su cui il JScrollPane fa lo scrolling</text:p>
            </text:list-header>
          </text:list>
        </text:list-item>
      </text:list>
      <text:p text:style-name="P33"/>
      <text:list text:style-name="L4">
        <text:list-item text:start-value="1">
          <text:p>Relazioni d'uso con altre componenti:</text:p>
          <text:list>
            <text:list-header>
              <text:p>E' la classe interna a ViewFrameMemoria.</text:p>
            </text:list-header>
          </text:list>
        </text:list-item>
      </text:list>
      <text:p text:style-name="P33"/>
      <text:list text:style-name="L4">
        <text:list-item text:start-value="1">
          <text:p>Interfacce e relazioni di u<text:span text:style-name="T12">so da altre </text:span>componenti:</text:p>
          <text:list>
            <text:list-header>
              <text:p text:style-name="P190">Nessuna</text:p>
            </text:list-header>
          </text:list>
        </text:list-item>
      </text:list>
      <text:p text:style-name="P33"/>
      <text:list text:style-name="L4">
        <text:list-item text:start-value="1">
          <text:p>Attività svolte e dati trattati:</text:p>
          <text:list>
            <text:list-item>
              <text:p>Campi dati:</text:p>
              <text:list>
                <text:list-item>
                  <text:p text:style-name="P275">Nessuno</text:p>
                  <text:p text:style-name="P275"><text:soft-page-break/></text:p>
                </text:list-item>
              </text:list>
            </text:list-item>
          </text:list>
        </text:list-item>
      </text:list>
      <text:list text:style-name="L4">
        <text:list-item text:start-value="1">
          <text:list>
            <text:list-item text:start-value="1">
              <text:p>Costruttori:</text:p>
              <text:list>
                <text:list-item>
                  <text:p text:style-name="P190">Nessuno</text:p>
                </text:list-item>
              </text:list>
            </text:list-item>
          </text:list>
        </text:list-item>
      </text:list>
      <text:p text:style-name="P33"><text:tab/><text:tab/><text:tab/></text:p>
      <text:list text:style-name="L4">
        <text:list-item text:start-value="1">
          <text:list>
            <text:list-item text:start-value="1">
              <text:p text:style-name="P190"><text:span text:style-name="T18">Metodi</text:span>:</text:p>
            </text:list-item>
          </text:list>
        </text:list-item>
      </text:list>
      <text:list text:style-name="L22">
        <text:list-item>
          <text:list>
            <text:list-item>
              <text:list>
                <text:list-item>
                  <text:p text:style-name="P140">private void disegnaPagine(Graphics g)</text:p>
                  <text:list>
                    <text:list-header>
                      <text:p text:style-name="P104">Metodo incaricato di disegnare le pagine/segmenti, ognuna con il colore del processo relativo e con il proprio indirizzo logico. Nel caso delle pagine, se queste superano l'area visibile viene aumentata l'altezza</text:p>
                      <text:p text:style-name="P104">del JPanel e comunicata al JScrollPane attraverso il metodo revalidate()</text:p>
                      <text:p text:style-name="P104">per gli opportuni aggiustamenti grafici</text:p>
                      <text:p text:style-name="P104"/>
                    </text:list-header>
                  </text:list>
                </text:list-item>
              </text:list>
            </text:list-item>
          </text:list>
        </text:list-item>
      </text:list>
      <text:list text:style-name="L22">
        <text:list-item text:start-value="1">
          <text:list>
            <text:list-item text:start-value="1">
              <text:list>
                <text:list-item text:start-value="1">
                  <text:p text:style-name="P140">public void paintComponent(Graphics g)</text:p>
                  <text:list>
                    <text:list-header>
                      <text:p text:style-name="P136">Viene usato per disegnare le pagine/segmenti nel JPanel attraverso il metodo disegnaPagine()</text:p>
                    </text:list-header>
                  </text:list>
                </text:list-item>
              </text:list>
            </text:list-item>
          </text:list>
        </text:list-item>
      </text:list>
      <text:p text:style-name="P42"/>
      <text:list text:style-name="L1" text:continue-numbering="true">
        <text:list-item>
          <text:list text:continue-numbering="true">
            <text:list-item>
              <text:list text:continue-numbering="true">
                <text:list-item>
                  <text:list text:continue-numbering="true">
                    <text:list-item>
                      <text:h text:style-name="P155" text:outline-level="4">ViewGrafico</text:h>
                    </text:list-item>
                  </text:list>
                </text:list-item>
              </text:list>
            </text:list-item>
          </text:list>
        </text:list-item>
      </text:list>
      <text:list text:style-name="L4">
        <text:list-item text:start-value="1">
          <text:p>Tipo, obiettivo e funzione della classe/interfaccia:</text:p>
          <text:p text:style-name="P231"><text:tab/>La classe visualizza il grafico di tutti i fault di memoria</text:p>
        </text:list-item>
      </text:list>
      <text:p text:style-name="P33"/>
      <text:list text:style-name="L4">
        <text:list-item text:start-value="1">
          <text:p>Relazioni d'uso con altre componenti:</text:p>
          <text:p><text:tab/>Nessuna</text:p>
        </text:list-item>
      </text:list>
      <text:p text:style-name="P33"/>
      <text:list text:style-name="L4">
        <text:list-item text:start-value="1">
          <text:p>Interfacce e relazioni di u<text:span text:style-name="T12">so da altre </text:span>componenti:</text:p>
          <text:p text:style-name="P190"><text:tab/>Viene usata da SigeMv2View per la creazione della vista statica del grafico</text:p>
        </text:list-item>
      </text:list>
      <text:p text:style-name="P33"/>
      <text:list text:style-name="L4">
        <text:list-item text:start-value="1">
          <text:p>Attività svolte e dati trattati:</text:p>
          <text:list>
            <text:list-item>
              <text:p>Campi dati:</text:p>
              <text:list>
                <text:list-item>
                  <text:p text:style-name="P275">Nessuno</text:p>
                  <text:p text:style-name="P275"/>
                </text:list-item>
              </text:list>
            </text:list-item>
          </text:list>
        </text:list-item>
      </text:list>
      <text:list text:style-name="L4">
        <text:list-item text:start-value="1">
          <text:list>
            <text:list-item text:start-value="1">
              <text:p>Costruttori:</text:p>
              <text:list>
                <text:list-item>
                  <text:p text:style-name="P190">public ViewGrafico()</text:p>
                  <text:list>
                    <text:list-header>
                      <text:p text:style-name="P190">Unico costruttore che crea il pannello del grafico dei fault di memoria</text:p>
                    </text:list-header>
                  </text:list>
                </text:list-item>
              </text:list>
            </text:list-item>
          </text:list>
        </text:list-item>
      </text:list>
      <text:p text:style-name="P33"/>
      <text:list text:style-name="L4">
        <text:list-item text:start-value="1">
          <text:list>
            <text:list-item text:start-value="1">
              <text:p text:style-name="P190"><text:span text:style-name="T18">Metodi</text:span>:</text:p>
            </text:list-item>
          </text:list>
        </text:list-item>
      </text:list>
      <text:list text:style-name="L23">
        <text:list-item>
          <text:list>
            <text:list-item>
              <text:list>
                <text:list-item>
                  <text:p text:style-name="P401">public void aggiornaGrafico(Player player)</text:p>
                  <text:list>
                    <text:list-header>
                      <text:p text:style-name="P401">Metodo che aggiorna il grafico</text:p>
                    </text:list-header>
                  </text:list>
                </text:list-item>
              </text:list>
            </text:list-item>
          </text:list>
        </text:list-item>
      </text:list>
      <text:p text:style-name="P42"/>
      <text:list text:style-name="L1" text:continue-numbering="true">
        <text:list-item>
          <text:list text:continue-numbering="true">
            <text:list-item>
              <text:list text:continue-numbering="true">
                <text:list-item>
                  <text:list text:continue-numbering="true">
                    <text:list-item>
                      <text:h text:style-name="P155" text:outline-level="4"><text:soft-page-break/>ViewGraficoTempiAccesso</text:h>
                    </text:list-item>
                  </text:list>
                </text:list-item>
              </text:list>
            </text:list-item>
          </text:list>
        </text:list-item>
      </text:list>
      <text:list text:style-name="L4">
        <text:list-item text:start-value="1">
          <text:p>Tipo, obiettivo e funzione della classe/interfaccia:</text:p>
          <text:p text:style-name="P231"><text:tab/>La classe visualizza il grafico di tutti i tempi di accesso</text:p>
        </text:list-item>
      </text:list>
      <text:p text:style-name="P33"/>
      <text:list text:style-name="L4">
        <text:list-item text:start-value="1">
          <text:p>Relazioni d'uso con altre componenti:</text:p>
          <text:p><text:tab/>Nessuna</text:p>
        </text:list-item>
      </text:list>
      <text:p text:style-name="P33"/>
      <text:list text:style-name="L4">
        <text:list-item text:start-value="1">
          <text:p>Interfacce e relazioni di u<text:span text:style-name="T12">so da altre </text:span>componenti:</text:p>
          <text:p text:style-name="P190"><text:tab/>Viene usata da SigeMv2View per la creazione della vista statica del grafico</text:p>
        </text:list-item>
      </text:list>
      <text:p text:style-name="P33"/>
      <text:list text:style-name="L4">
        <text:list-item text:start-value="1">
          <text:p>Attività svolte e dati trattati:</text:p>
          <text:list>
            <text:list-item>
              <text:p>Campi dati:</text:p>
              <text:list>
                <text:list-item>
                  <text:p text:style-name="P275">Nessuno</text:p>
                  <text:p text:style-name="P275"/>
                </text:list-item>
              </text:list>
            </text:list-item>
          </text:list>
        </text:list-item>
      </text:list>
      <text:list text:style-name="L4">
        <text:list-item text:start-value="1">
          <text:list>
            <text:list-item text:start-value="1">
              <text:p>Costruttori:</text:p>
              <text:list>
                <text:list-item>
                  <text:p text:style-name="P190">Nessuno</text:p>
                </text:list-item>
              </text:list>
            </text:list-item>
          </text:list>
        </text:list-item>
      </text:list>
      <text:p text:style-name="P33"/>
      <text:list text:style-name="L4">
        <text:list-item text:start-value="1">
          <text:list>
            <text:list-item text:start-value="1">
              <text:p text:style-name="P190"><text:span text:style-name="T18">Metodi</text:span>:</text:p>
            </text:list-item>
          </text:list>
        </text:list-item>
      </text:list>
      <text:list text:style-name="L24">
        <text:list-item>
          <text:list>
            <text:list-item>
              <text:list>
                <text:list-item>
                  <text:p text:style-name="P402">public void aggiorna(XYSeries serie)</text:p>
                  <text:list>
                    <text:list-header>
                      <text:p text:style-name="P402">Metodo che aggiorna il grafico</text:p>
                      <text:p text:style-name="P402"/>
                    </text:list-header>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55" text:outline-level="4">ViewGraficoTempiBanda</text:h>
                    </text:list-item>
                  </text:list>
                </text:list-item>
              </text:list>
            </text:list-item>
          </text:list>
        </text:list-item>
      </text:list>
      <text:list text:style-name="L25">
        <text:list-item>
          <text:p text:style-name="P403">Tipo, obiettivo e funzione della classe/interfaccia:</text:p>
          <text:p text:style-name="P232"><text:tab/>La classe visualizza il grafico di tutti i tempi di banda</text:p>
        </text:list-item>
      </text:list>
      <text:p text:style-name="P33"/>
      <text:list text:style-name="L25">
        <text:list-item text:start-value="1">
          <text:p text:style-name="P403">Relazioni d'uso con altre componenti:</text:p>
          <text:p text:style-name="P403"><text:tab/>Nessuna</text:p>
        </text:list-item>
      </text:list>
      <text:p text:style-name="P33"/>
      <text:list text:style-name="L25">
        <text:list-item text:start-value="1">
          <text:p text:style-name="P403">Interfacce e relazioni di u<text:span text:style-name="T12">so da altre </text:span>componenti:</text:p>
          <text:p text:style-name="P403"><text:tab/>Viene usata da SigeMv2View per la creazione della vista statica del grafico</text:p>
        </text:list-item>
      </text:list>
      <text:p text:style-name="P33"/>
      <text:list text:style-name="L25">
        <text:list-item text:start-value="1">
          <text:p text:style-name="P403">Attività svolte e dati trattati:</text:p>
          <text:list>
            <text:list-item>
              <text:p text:style-name="P403">Campi dati:</text:p>
              <text:list>
                <text:list-item>
                  <text:p text:style-name="P403">Nessuno</text:p>
                  <text:p text:style-name="P403"/>
                </text:list-item>
              </text:list>
            </text:list-item>
            <text:list-item>
              <text:p text:style-name="P403">Costruttori:</text:p>
              <text:list>
                <text:list-item>
                  <text:p text:style-name="P403">Nessuno</text:p>
                </text:list-item>
              </text:list>
            </text:list-item>
          </text:list>
        </text:list-item>
      </text:list>
      <text:p text:style-name="P33"/>
      <text:list text:style-name="L25">
        <text:list-item text:start-value="1">
          <text:list>
            <text:list-item text:start-value="1">
              <text:p text:style-name="P403"><text:soft-page-break/><text:span text:style-name="T18">Metodi</text:span>:</text:p>
            </text:list-item>
          </text:list>
        </text:list-item>
      </text:list>
      <text:list text:style-name="L26">
        <text:list-item>
          <text:list>
            <text:list-item>
              <text:list>
                <text:list-item>
                  <text:p text:style-name="P404">public void aggiorna(XYSeries serie)</text:p>
                  <text:list>
                    <text:list-header>
                      <text:p text:style-name="P404">Metodo che aggiorna il grafico</text:p>
                      <text:p text:style-name="P404"/>
                    </text:list-header>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55" text:outline-level="4">ViewGraficoTempiSlice</text:h>
                    </text:list-item>
                  </text:list>
                </text:list-item>
              </text:list>
            </text:list-item>
          </text:list>
        </text:list-item>
      </text:list>
      <text:list text:style-name="L27">
        <text:list-item>
          <text:p text:style-name="P405">Tipo, obiettivo e funzione della classe/interfaccia:</text:p>
          <text:p text:style-name="P233"><text:tab/>La classe visualizza il grafico di tutti i tempi slice</text:p>
        </text:list-item>
      </text:list>
      <text:p text:style-name="P33"/>
      <text:list text:style-name="L27">
        <text:list-item text:start-value="1">
          <text:p text:style-name="P405">Relazioni d'uso con altre componenti:</text:p>
          <text:p text:style-name="P405"><text:tab/>Nessuna</text:p>
        </text:list-item>
      </text:list>
      <text:p text:style-name="P33"/>
      <text:list text:style-name="L27">
        <text:list-item text:start-value="1">
          <text:p text:style-name="P405">Interfacce e relazioni di u<text:span text:style-name="T12">so da altre </text:span>componenti:</text:p>
          <text:p text:style-name="P405"><text:tab/>Viene usata da SigeMv2View per la creazione della vista statica del grafico</text:p>
        </text:list-item>
      </text:list>
      <text:p text:style-name="P33"/>
      <text:list text:style-name="L27">
        <text:list-item text:start-value="1">
          <text:p text:style-name="P405">Attività svolte e dati trattati:</text:p>
          <text:list>
            <text:list-item>
              <text:p text:style-name="P405">Campi dati:</text:p>
              <text:list>
                <text:list-item>
                  <text:p text:style-name="P405">Nessuno</text:p>
                  <text:p text:style-name="P405"/>
                </text:list-item>
              </text:list>
            </text:list-item>
            <text:list-item>
              <text:p text:style-name="P405">Costruttori:</text:p>
              <text:list>
                <text:list-item>
                  <text:p text:style-name="P405">Nessuno</text:p>
                </text:list-item>
              </text:list>
            </text:list-item>
          </text:list>
        </text:list-item>
      </text:list>
      <text:p text:style-name="P33"/>
      <text:list text:style-name="L27">
        <text:list-item text:start-value="1">
          <text:list>
            <text:list-item text:start-value="1">
              <text:p text:style-name="P405"><text:span text:style-name="T18">Metodi</text:span>:</text:p>
            </text:list-item>
          </text:list>
        </text:list-item>
      </text:list>
      <text:list text:style-name="L28">
        <text:list-item>
          <text:list>
            <text:list-item>
              <text:list>
                <text:list-item>
                  <text:p text:style-name="P406">public void aggiorna(XYSeries serie)</text:p>
                  <text:list>
                    <text:list-header>
                      <text:p text:style-name="P406">Metodo che aggiorna il grafico</text:p>
                      <text:p text:style-name="P406"/>
                    </text:list-header>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55" text:outline-level="4">ViewGraficoTempiSwitch</text:h>
                    </text:list-item>
                  </text:list>
                </text:list-item>
              </text:list>
            </text:list-item>
          </text:list>
        </text:list-item>
      </text:list>
      <text:list text:style-name="L29">
        <text:list-item>
          <text:p text:style-name="P407">Tipo, obiettivo e funzione della classe/interfaccia:</text:p>
          <text:p text:style-name="P234"><text:tab/>La classe visualizza il grafico di tutti i context switch</text:p>
        </text:list-item>
      </text:list>
      <text:p text:style-name="P33"/>
      <text:list text:style-name="L29">
        <text:list-item text:start-value="1">
          <text:p text:style-name="P407">Relazioni d'uso con altre componenti:</text:p>
          <text:p text:style-name="P407"><text:tab/>Nessuna</text:p>
        </text:list-item>
      </text:list>
      <text:p text:style-name="P33"/>
      <text:list text:style-name="L29">
        <text:list-item text:start-value="1">
          <text:p text:style-name="P407">Interfacce e relazioni di u<text:span text:style-name="T12">so da altre </text:span>componenti:</text:p>
          <text:p text:style-name="P407"><text:tab/>Viene usata da SigeMv2View per la creazione della vista statica del grafico</text:p>
        </text:list-item>
      </text:list>
      <text:p text:style-name="P33"/>
      <text:list text:style-name="L29">
        <text:list-item text:start-value="1">
          <text:p text:style-name="P407">Attività svolte e dati trattati:</text:p>
          <text:list>
            <text:list-item>
              <text:p text:style-name="P407">Campi dati:</text:p>
              <text:list>
                <text:list-item>
                  <text:p text:style-name="P407"><text:soft-page-break/>Nessuno</text:p>
                  <text:p text:style-name="P407"/>
                </text:list-item>
              </text:list>
            </text:list-item>
            <text:list-item>
              <text:p text:style-name="P407">Costruttori:</text:p>
              <text:list>
                <text:list-item>
                  <text:p text:style-name="P407">Nessuno</text:p>
                </text:list-item>
              </text:list>
            </text:list-item>
          </text:list>
        </text:list-item>
      </text:list>
      <text:p text:style-name="P33"/>
      <text:list text:style-name="L29">
        <text:list-item text:start-value="1">
          <text:list>
            <text:list-item text:start-value="1">
              <text:p text:style-name="P407"><text:span text:style-name="T18">Metodi</text:span>:</text:p>
            </text:list-item>
          </text:list>
        </text:list-item>
      </text:list>
      <text:list text:style-name="L30">
        <text:list-item>
          <text:list>
            <text:list-item>
              <text:list>
                <text:list-item>
                  <text:p text:style-name="P408">public void aggiorna(XYSeries serie)</text:p>
                  <text:list>
                    <text:list-header>
                      <text:p text:style-name="P408">Metodo che aggiorna il grafico</text:p>
                      <text:p text:style-name="P408"/>
                    </text:list-header>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55" text:outline-level="4">ViewGraficoTempiTotali</text:h>
                    </text:list-item>
                  </text:list>
                </text:list-item>
              </text:list>
            </text:list-item>
          </text:list>
        </text:list-item>
      </text:list>
      <text:list text:style-name="L31">
        <text:list-item>
          <text:p text:style-name="P409">Tipo, obiettivo e funzione della classe/interfaccia:</text:p>
          <text:p text:style-name="P235"><text:tab/>La classe visualizza il grafico di tutti i tempi totali</text:p>
        </text:list-item>
      </text:list>
      <text:p text:style-name="P33"/>
      <text:list text:style-name="L31">
        <text:list-item text:start-value="1">
          <text:p text:style-name="P409">Relazioni d'uso con altre componenti:</text:p>
          <text:p text:style-name="P409"><text:tab/>Nessuna</text:p>
        </text:list-item>
      </text:list>
      <text:p text:style-name="P33"/>
      <text:list text:style-name="L31">
        <text:list-item text:start-value="1">
          <text:p text:style-name="P409">Interfacce e relazioni di u<text:span text:style-name="T12">so da altre </text:span>componenti:</text:p>
          <text:p text:style-name="P409"><text:tab/>Viene usata da SigeMv2View per la creazione della vista statica del grafico</text:p>
        </text:list-item>
      </text:list>
      <text:p text:style-name="P33"/>
      <text:list text:style-name="L31">
        <text:list-item text:start-value="1">
          <text:p text:style-name="P409">Attività svolte e dati trattati:</text:p>
          <text:list>
            <text:list-item>
              <text:p text:style-name="P409">Campi dati:</text:p>
              <text:list>
                <text:list-item>
                  <text:p text:style-name="P409">Nessuno</text:p>
                  <text:p text:style-name="P409"/>
                </text:list-item>
              </text:list>
            </text:list-item>
            <text:list-item>
              <text:p text:style-name="P409">Costruttori:</text:p>
              <text:list>
                <text:list-item>
                  <text:p text:style-name="P409">Nessuno</text:p>
                </text:list-item>
              </text:list>
            </text:list-item>
          </text:list>
        </text:list-item>
      </text:list>
      <text:p text:style-name="P33"/>
      <text:list text:style-name="L31">
        <text:list-item text:start-value="1">
          <text:list>
            <text:list-item text:start-value="1">
              <text:p text:style-name="P409"><text:span text:style-name="T18">Metodi</text:span>:</text:p>
            </text:list-item>
          </text:list>
        </text:list-item>
      </text:list>
      <text:list text:style-name="L32">
        <text:list-item>
          <text:list>
            <text:list-item>
              <text:list>
                <text:list-item>
                  <text:p text:style-name="P410">public void aggiorna(XYSeries serie)</text:p>
                  <text:list>
                    <text:list-header>
                      <text:p text:style-name="P150">Metodo che aggiorna il grafico</text:p>
                      <text:p text:style-name="P150"/>
                    </text:list-header>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55" text:outline-level="4">ViewRiepilogo</text:h>
                    </text:list-item>
                  </text:list>
                </text:list-item>
              </text:list>
            </text:list-item>
          </text:list>
        </text:list-item>
      </text:list>
      <text:list text:style-name="L33">
        <text:list-item>
          <text:p text:style-name="P169">Tipo, obiettivo e funzione della classe/interfaccia:</text:p>
          <text:p text:style-name="P195"><text:tab/>La classe visualizza la configurazione attuale</text:p>
        </text:list-item>
      </text:list>
      <text:p text:style-name="P33"/>
      <text:list text:style-name="L33">
        <text:list-item text:start-value="1">
          <text:p text:style-name="P169">Relazioni d'uso con altre componenti:</text:p>
          <text:p text:style-name="P195"><text:tab/>Nessuna</text:p>
        </text:list-item>
      </text:list>
      <text:p text:style-name="P33"/>
      <text:list text:style-name="L33">
        <text:list-item text:start-value="1">
          <text:p text:style-name="P169"><text:soft-page-break/>Interfacce e relazioni di u<text:span text:style-name="T12">so da altre </text:span>componenti:</text:p>
          <text:p text:style-name="P204"><text:tab/>Viene usata da SigeMv2View per la creazione della vista statica del riepilogo</text:p>
        </text:list-item>
      </text:list>
      <text:p text:style-name="P33"/>
      <text:list text:style-name="L33">
        <text:list-item text:start-value="1">
          <text:p text:style-name="P169">Attività svolte e dati trattati:</text:p>
          <text:list>
            <text:list-item>
              <text:p text:style-name="P169">Campi dati:</text:p>
              <text:list>
                <text:list-item>
                  <text:p text:style-name="P276">Nessuno</text:p>
                  <text:p text:style-name="P276"/>
                </text:list-item>
              </text:list>
            </text:list-item>
            <text:list-item>
              <text:p text:style-name="P169">Costruttori:</text:p>
              <text:list>
                <text:list-item>
                  <text:p text:style-name="P204">public ViewRiepilogo()</text:p>
                  <text:list>
                    <text:list-header>
                      <text:p text:style-name="P204">Unico costruttore che crea la vista del riepilogo</text:p>
                    </text:list-header>
                  </text:list>
                </text:list-item>
              </text:list>
            </text:list-item>
          </text:list>
        </text:list-item>
      </text:list>
      <text:p text:style-name="P33"/>
      <text:list text:style-name="L33">
        <text:list-item text:start-value="1">
          <text:list>
            <text:list-item text:start-value="1">
              <text:p text:style-name="P204"><text:span text:style-name="T18">Metodi</text:span>:</text:p>
            </text:list-item>
          </text:list>
        </text:list-item>
      </text:list>
      <text:list text:style-name="L34">
        <text:list-item>
          <text:list>
            <text:list-item>
              <text:list>
                <text:list-item>
                  <text:p text:style-name="P141">public void aggiorna( ConfigurazioneIniziale C )</text:p>
                  <text:list>
                    <text:list-header>
                      <text:p text:style-name="P151">Metodo che aggiorna il riepilogo con la configurazione attuale</text:p>
                      <text:p text:style-name="P151"/>
                    </text:list-header>
                  </text:list>
                </text:list-item>
                <text:list-item>
                  <text:p text:style-name="P151">public void azzeraRiepilogo()</text:p>
                  <text:list>
                    <text:list-header>
                      <text:p text:style-name="P151">Metodo che inizializza il riepilogo</text:p>
                      <text:p text:style-name="P151"/>
                    </text:list-header>
                  </text:list>
                </text:list-item>
                <text:list-item>
                  <text:p text:style-name="P151">private JTable creaTabella( Processo P )</text:p>
                  <text:list>
                    <text:list-header>
                      <text:p text:style-name="P151">Metodo che crea la tabella</text:p>
                      <text:p text:style-name="P151"/>
                    </text:list-header>
                  </text:list>
                </text:list-item>
                <text:list-item>
                  <text:p text:style-name="P151">private void initComponent()</text:p>
                  <text:list>
                    <text:list-header>
                      <text:p text:style-name="P151">Metodo che costruisce tutto il frame</text:p>
                      <text:p text:style-name="P151"/>
                    </text:list-header>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55" text:outline-level="4">ViewStatistiche</text:h>
                    </text:list-item>
                  </text:list>
                </text:list-item>
              </text:list>
            </text:list-item>
          </text:list>
        </text:list-item>
      </text:list>
      <text:list text:style-name="L4">
        <text:list-item text:start-value="1">
          <text:p>Tipo, obiettivo e funzione della classe/interfaccia:</text:p>
          <text:p><text:span text:style-name="T3"><text:tab/></text:span><text:span text:style-name="T2">La classe estende JPanel e crea la finestra delle statistiche</text:span></text:p>
        </text:list-item>
      </text:list>
      <text:p text:style-name="P33"/>
      <text:list text:style-name="L4">
        <text:list-item text:start-value="1">
          <text:p>Relazioni d'uso con altre componenti:</text:p>
          <text:p><text:tab/>Nessuna</text:p>
        </text:list-item>
      </text:list>
      <text:p text:style-name="P33"/>
      <text:list text:style-name="L4">
        <text:list-item text:start-value="1">
          <text:p>Interfacce e relazioni di u<text:span text:style-name="T12">so da altre </text:span>componenti:</text:p>
          <text:list>
            <text:list-header>
              <text:p text:style-name="P190"><text:tab/>Viene usata da SigeMv2View per la creazione della vista statica delle <text:tab/>statistiche</text:p>
            </text:list-header>
          </text:list>
        </text:list-item>
      </text:list>
      <text:p text:style-name="P33"/>
      <text:list text:style-name="L4">
        <text:list-item text:start-value="1">
          <text:p>Attività svolte e dati trattati:</text:p>
          <text:list>
            <text:list-item>
              <text:p>Campi dati:</text:p>
              <text:list>
                <text:list-item>
                  <text:p text:style-name="P275">private static final String assunzioni</text:p>
                  <text:list>
                    <text:list-header>
                      <text:p text:style-name="P275">Stringa statica</text:p>
                      <text:p text:style-name="P275"><text:soft-page-break/></text:p>
                    </text:list-header>
                  </text:list>
                </text:list-item>
                <text:list-item>
                  <text:p text:style-name="P275">private ConfigurazioneIniziale configurazioneIniziale</text:p>
                  <text:list>
                    <text:list-header>
                      <text:p text:style-name="P275">campo dove contengono tutte le info per la configurazione iniziale</text:p>
                      <text:p text:style-name="P275"/>
                    </text:list-header>
                  </text:list>
                </text:list-item>
                <text:list-item>
                  <text:p text:style-name="P275">private LinkedList&lt;Boolean&gt; contextSwitchs</text:p>
                  <text:list>
                    <text:list-header>
                      <text:p text:style-name="P275">Lista di booleani che riguardano tutti i context switch</text:p>
                      <text:p text:style-name="P275"/>
                    </text:list-header>
                  </text:list>
                </text:list-item>
                <text:list-item>
                  <text:p text:style-name="P275">private LinkedList&lt;Integer&gt; listaTempi</text:p>
                  <text:list>
                    <text:list-header>
                      <text:p text:style-name="P275">Lista di tutti i tempi</text:p>
                      <text:p text:style-name="P275"/>
                    </text:list-header>
                  </text:list>
                </text:list-item>
                <text:list-item>
                  <text:p text:style-name="P275">private int numeroFault</text:p>
                  <text:list>
                    <text:list-header>
                      <text:p text:style-name="P275">Intero dove viene salvato il numero totale di fault</text:p>
                      <text:p text:style-name="P275"/>
                    </text:list-header>
                  </text:list>
                </text:list-item>
                <text:list-item>
                  <text:p text:style-name="P275">private Vector&lt;Vector&lt;Integer&gt;&gt; processiUltimati</text:p>
                  <text:list>
                    <text:list-header>
                      <text:p text:style-name="P275">Vettore di tutti i processi ultimati</text:p>
                      <text:p text:style-name="P275"/>
                    </text:list-header>
                  </text:list>
                </text:list-item>
                <text:list-item>
                  <text:p text:style-name="P275">private int tempo</text:p>
                  <text:list>
                    <text:list-header>
                      <text:p text:style-name="P275">Intero dove viene salvato il tempo</text:p>
                    </text:list-header>
                  </text:list>
                  <text:p text:style-name="P275"/>
                </text:list-item>
              </text:list>
            </text:list-item>
          </text:list>
        </text:list-item>
      </text:list>
      <text:list text:style-name="L4">
        <text:list-item text:start-value="1">
          <text:list>
            <text:list-item text:start-value="1">
              <text:p>Costruttori:</text:p>
              <text:list>
                <text:list-item>
                  <text:p text:style-name="P190">public public ViewStatistiche() ()</text:p>
                  <text:list>
                    <text:list-header>
                      <text:p text:style-name="P190">Unico costruttore che crea la vista statica delle statistiche</text:p>
                    </text:list-header>
                  </text:list>
                </text:list-item>
              </text:list>
            </text:list-item>
          </text:list>
        </text:list-item>
      </text:list>
      <text:p text:style-name="P33"><text:tab/><text:tab/><text:tab/></text:p>
      <text:p text:style-name="P33"/>
      <text:list text:style-name="L4">
        <text:list-item text:start-value="1">
          <text:list>
            <text:list-item text:start-value="1">
              <text:p text:style-name="P190"><text:span text:style-name="T18">Metodi</text:span>:</text:p>
            </text:list-item>
          </text:list>
        </text:list-item>
      </text:list>
      <text:list text:style-name="L35">
        <text:list-item>
          <text:list>
            <text:list-item>
              <text:list>
                <text:list-item>
                  <text:p>void aggiornaFault(Istante istante, boolean avanti, Player player)</text:p>
                  <text:list>
                    <text:list-header>
                      <text:p text:style-name="P105">Aggiorna tutti i fault, istante per istante</text:p>
                      <text:p text:style-name="P105"/>
                    </text:list-header>
                  </text:list>
                </text:list-item>
              </text:list>
            </text:list-item>
          </text:list>
        </text:list-item>
      </text:list>
      <text:list text:style-name="L35">
        <text:list-item text:start-value="1">
          <text:list>
            <text:list-item text:start-value="1">
              <text:list>
                <text:list-item text:start-value="1">
                  <text:p>void aggiornaNumeroIstanti(Player player)</text:p>
                  <text:list>
                    <text:list-header>
                      <text:p text:style-name="P105">Aggiorna il numero totale di istanti</text:p>
                      <text:list>
                        <text:list-header>
                          <text:p text:style-name="P205"/>
                        </text:list-header>
                      </text:list>
                    </text:list-header>
                  </text:list>
                </text:list-item>
                <text:list-item>
                  <text:p text:style-name="P205">public void aggiornaTempoTrascorso(Player player,Istante istante, boolean avanti, int numeroIstante)</text:p>
                  <text:list>
                    <text:list-header>
                      <text:p text:style-name="P205">Aggiorna il tempo trascorso</text:p>
                      <text:p text:style-name="P205"/>
                    </text:list-header>
                  </text:list>
                </text:list-item>
                <text:list-item>
                  <text:p text:style-name="P205">void aggiornaUtilizzoRAM(Player player,Istante istante)</text:p>
                  <text:list>
                    <text:list-header>
                      <text:p text:style-name="P299">Aggiorna l'utilizzo della RAM</text:p>
                      <text:p text:style-name="P299"/>
                    </text:list-header>
                  </text:list>
                </text:list-item>
                <text:list-item>
                  <text:p text:style-name="P299">void aggiornaUtilizzoSwap(Player player,Istante istante)</text:p>
                  <text:list>
                    <text:list-header>
                      <text:p text:style-name="P299">Metodo che aggiorna l'utilizzo dello swap</text:p>
                      <text:p text:style-name="P299"><text:soft-page-break/></text:p>
                    </text:list-header>
                  </text:list>
                </text:list-item>
                <text:list-item>
                  <text:p text:style-name="P299">public void azzeraStatistiche(LinkedList&lt;Boolean&gt; contextSwitchs, Vector&lt;Vector&lt;Integer&gt;&gt; processiUltimati,ConfigurazioneIniziale configurazioneIniziale)</text:p>
                  <text:list>
                    <text:list-header>
                      <text:p text:style-name="P299">Metodo che inizializza tutte le statistiche</text:p>
                      <text:p text:style-name="P299"/>
                    </text:list-header>
                  </text:list>
                </text:list-item>
                <text:list-item>
                  <text:p text:style-name="P299">public void generaStatistiche(Player player,Istante istante,boolean avanti,int numeroIstante) </text:p>
                  <text:list>
                    <text:list-header>
                      <text:p text:style-name="P299">Metodo che inizializza le statistiche</text:p>
                      <text:p text:style-name="P299"/>
                    </text:list-header>
                  </text:list>
                </text:list-item>
                <text:list-item>
                  <text:p text:style-name="P299">private void initComponents()</text:p>
                  <text:list>
                    <text:list-header>
                      <text:p text:style-name="P299">Metodo che costruisce la vista statica</text:p>
                    </text:list-header>
                  </text:list>
                </text:list-item>
              </text:list>
            </text:list-item>
          </text:list>
        </text:list-item>
      </text:list>
      <text:p text:style-name="P42"/>
      <text:list text:style-name="L1" text:continue-numbering="true">
        <text:list-item>
          <text:list text:continue-numbering="true">
            <text:list-item>
              <text:list text:continue-numbering="true">
                <text:list-item>
                  <text:list text:continue-numbering="true">
                    <text:list-item>
                      <text:h text:style-name="P156" text:outline-level="4"><text:span text:style-name="T2"><text:s/></text:span><text:span text:style-name="T20">ViewStatoAvanzamentoProcessi</text:span></text:h>
                    </text:list-item>
                  </text:list>
                </text:list-item>
              </text:list>
            </text:list-item>
          </text:list>
        </text:list-item>
      </text:list>
      <text:list text:style-name="L36">
        <text:list-item text:start-value="1">
          <text:p text:style-name="P170">Tipo, obiettivo e funzione della classe/interfaccia:</text:p>
          <text:p text:style-name="P411"><text:span text:style-name="T3"><text:tab/></text:span><text:span text:style-name="T2">La classe estende JPanel e crea la finestra del grafico dei processi</text:span></text:p>
        </text:list-item>
      </text:list>
      <text:p text:style-name="P33"/>
      <text:list text:style-name="L36">
        <text:list-item text:start-value="1">
          <text:p text:style-name="P170">Relazioni d'uso con altre componenti:</text:p>
          <text:p text:style-name="P196"><text:tab/>Utilizza la classe interna JPanelGrafico</text:p>
        </text:list-item>
      </text:list>
      <text:p text:style-name="P33"/>
      <text:list text:style-name="L36">
        <text:list-item text:start-value="1">
          <text:p text:style-name="P170">Interfacce e relazioni di u<text:span text:style-name="T12">so da altre </text:span>componenti:</text:p>
          <text:p text:style-name="P206"><text:tab/>Viene usata da SigeMv2View per la creazione della vista statica del grafico <text:tab/>dei processi</text:p>
        </text:list-item>
      </text:list>
      <text:p text:style-name="P33"/>
      <text:list text:style-name="L36">
        <text:list-item text:start-value="1">
          <text:p text:style-name="P170">Attività svolte e dati trattati:</text:p>
          <text:list>
            <text:list-item>
              <text:p text:style-name="P170">Campi dati:</text:p>
              <text:list>
                <text:list-item>
                  <text:p text:style-name="P277">JPanelGrafico x</text:p>
                  <text:list>
                    <text:list-header>
                      <text:p text:style-name="P277">Componente JPanelGrafico su cui viene disegnato il grafico</text:p>
                      <text:p text:style-name="P277"/>
                    </text:list-header>
                  </text:list>
                </text:list-item>
                <text:list-item>
                  <text:p text:style-name="P277">JScrollPane base</text:p>
                  <text:list>
                    <text:list-header>
                      <text:p text:style-name="P277">Contiene il JPanelGrafico fornendo la funzionalità della scrollbar</text:p>
                      <text:p text:style-name="P277"/>
                    </text:list-header>
                  </text:list>
                </text:list-item>
                <text:list-item>
                  <text:p text:style-name="P277">JLabel jLabel</text:p>
                  <text:list>
                    <text:list-header>
                      <text:p text:style-name="P277">Etichetta che contiene una stringa che descrive lo stato della simulazione.</text:p>
                    </text:list-header>
                  </text:list>
                  <text:p text:style-name="P277"/>
                </text:list-item>
              </text:list>
            </text:list-item>
          </text:list>
        </text:list-item>
      </text:list>
      <text:list text:style-name="L36">
        <text:list-item text:start-value="1">
          <text:list>
            <text:list-item text:start-value="1">
              <text:p text:style-name="P170">Costruttori:</text:p>
              <text:list>
                <text:list-item>
                  <text:p text:style-name="P206">public ViewStatoAvanzamentoProcessi()</text:p>
                  <text:list>
                    <text:list-header>
                      <text:p text:style-name="P206">Unico costruttore che crea il pannello del grafico dei processi</text:p>
                    </text:list-header>
                  </text:list>
                </text:list-item>
              </text:list>
            </text:list-item>
          </text:list>
        </text:list-item>
      </text:list>
      <text:p text:style-name="P33"><text:soft-page-break/><text:tab/><text:tab/><text:tab/></text:p>
      <text:p text:style-name="P33"/>
      <text:list text:style-name="L36">
        <text:list-item text:start-value="1">
          <text:list>
            <text:list-item text:start-value="1">
              <text:p text:style-name="P206"><text:span text:style-name="T18">Metodi</text:span>:</text:p>
            </text:list-item>
          </text:list>
        </text:list-item>
      </text:list>
      <text:list text:style-name="L37">
        <text:list-item>
          <text:list>
            <text:list-item>
              <text:list>
                <text:list-item>
                  <text:p text:style-name="P142">public void disegnaGrafico(int[] idProcessi) </text:p>
                  <text:list>
                    <text:list-header>
                      <text:p text:style-name="P106">Richiama il metodo disegnaJPanelGrafico(int[] idProcessi) della classe interna JPanelGrafico, che disegna il grafico.</text:p>
                      <text:p text:style-name="P106">Disegna un insieme di istanti sul grafico.</text:p>
                      <text:p text:style-name="P106"/>
                    </text:list-header>
                  </text:list>
                </text:list-item>
              </text:list>
            </text:list-item>
          </text:list>
        </text:list-item>
      </text:list>
      <text:list text:style-name="L37">
        <text:list-item text:start-value="1">
          <text:list>
            <text:list-item text:start-value="1">
              <text:list>
                <text:list-item text:start-value="1">
                  <text:p text:style-name="P142">public void initializeViewStatoAvanzamentoProcessi(Vector procNameRef)</text:p>
                  <text:list>
                    <text:list-header>
                      <text:p text:style-name="P106">Inizializza il grafico. Questo metodo viene chiamato quando viene creata una simulazione, e imposta il grafico all'istante zero della simulazione.</text:p>
                      <text:list>
                        <text:list-header>
                          <text:p text:style-name="P207"/>
                        </text:list-header>
                      </text:list>
                    </text:list-header>
                  </text:list>
                </text:list-item>
                <text:list-item>
                  <text:p text:style-name="P207">private void resetLabelText()</text:p>
                  <text:list>
                    <text:list-header>
                      <text:p text:style-name="P207">Svuota il contenuto della JLabel</text:p>
                      <text:p text:style-name="P207"/>
                    </text:list-header>
                  </text:list>
                </text:list-item>
                <text:list-item>
                  <text:p text:style-name="P207">public void setLabelText(String text)</text:p>
                  <text:list>
                    <text:list-header>
                      <text:p text:style-name="P300">Imposta il testo contenuto nella Jlabel</text:p>
                    </text:list-header>
                  </text:list>
                </text:list-item>
              </text:list>
            </text:list-item>
          </text:list>
        </text:list-item>
      </text:list>
      <text:list text:style-name="L1" text:continue-numbering="true">
        <text:list-item>
          <text:list text:continue-numbering="true">
            <text:list-item>
              <text:h text:style-name="P164" text:outline-level="2">Specifica parte logica</text:h>
              <text:list>
                <text:list-item>
                  <text:h text:style-name="P158" text:outline-level="3">logic</text:h>
                  <text:list>
                    <text:list-item>
                      <text:h text:style-name="P152" text:outline-level="4">Processore</text:h>
                    </text:list-item>
                  </text:list>
                </text:list-item>
              </text:list>
            </text:list-item>
          </text:list>
        </text:list-item>
      </text:list>
      <text:list text:style-name="L38">
        <text:list-item>
          <text:p text:style-name="P173">Tipo, obiettivo e funzione della classe/interfaccia:</text:p>
          <text:list>
            <text:list-item>
              <text:list>
                <text:list-header>
                  <text:p text:style-name="P236">E' la classe centrale incaricata di creare la simulazione. E' anche il façade che coordina l'attività di Scheduler e GestoreMemoria.</text:p>
                </text:list-header>
              </text:list>
            </text:list-item>
          </text:list>
        </text:list-item>
      </text:list>
      <text:p text:style-name="P32"/>
      <text:list text:style-name="L38">
        <text:list-item text:start-value="1">
          <text:p text:style-name="P173">Relazioni d'uso con altre componenti:</text:p>
          <text:p text:style-name="P236"><text:tab/>Utilizza i metodi fineSimulazione, getProcessiInArrivo, eseguiAttivazione, <text:tab/>getPCBCorrente, eseguiIncremento e getProcessiTerminati della classe <text:tab/>Scheduler.</text:p>
          <text:list>
            <text:list-item>
              <text:list>
                <text:list-header>
                  <text:p text:style-name="P236">Utilizza i metodi esegui e notificaProcessoTerminato della classe GestoreMemoria.</text:p>
                  <text:p text:style-name="P236">Utilizza il metodo getRifProcesso di PCB e getId di Processo.</text:p>
                </text:list-header>
              </text:list>
            </text:list-item>
          </text:list>
        </text:list-item>
      </text:list>
      <text:p text:style-name="P32"/>
      <text:list text:style-name="L38">
        <text:list-item text:start-value="1">
          <text:p text:style-name="P173">Interfacce e relazioni di u<text:span text:style-name="T12">so da altre </text:span>componenti:</text:p>
          <text:p text:style-name="P236"><text:tab/>Viene usata dalla classe Simulazione che invoca il Processore per essere <text:tab/>creata. In quanto façade non è riferita da altre classi.</text:p>
        </text:list-item>
      </text:list>
      <text:p text:style-name="P32"/>
      <text:list text:style-name="L38">
        <text:list-item text:start-value="1">
          <text:p text:style-name="P173"><text:soft-page-break/>Attività svolte e dati trattati:</text:p>
          <text:list>
            <text:list-item>
              <text:p text:style-name="P173">Campi dati:</text:p>
              <text:list>
                <text:list-item>
                  <text:p text:style-name="P126">private Scheduler scheduler</text:p>
                </text:list-item>
              </text:list>
            </text:list-item>
          </text:list>
        </text:list-item>
      </text:list>
      <text:p text:style-name="P19"><text:tab/><text:tab/><text:tab/>Campo dati che specifica lo scheduler da utilizzare per l'ordinamento <text:tab/><text:tab/><text:tab/>dei processi.</text:p>
      <text:p text:style-name="P21"/>
      <text:list text:style-name="L38">
        <text:list-item text:start-value="1">
          <text:list>
            <text:list-item text:start-value="1">
              <text:list>
                <text:list-item text:start-value="1">
                  <text:p text:style-name="P126">private GestoreMemoria gestoreMemoria</text:p>
                </text:list-item>
              </text:list>
            </text:list-item>
          </text:list>
        </text:list-item>
      </text:list>
      <text:p text:style-name="P85"><text:tab/><text:tab/><text:tab/> Campo dati che specifica lo il gestore della memoria</text:p>
      <text:list text:style-name="L38">
        <text:list-item text:start-value="1">
          <text:list>
            <text:list-item text:start-value="1">
              <text:list>
                <text:list-item text:start-value="1">
                  <text:p text:style-name="P236">private PCB ultimoEseguito</text:p>
                  <text:list>
                    <text:list-item>
                      <text:list>
                        <text:list-header>
                          <text:p text:style-name="P236">Riferimento dell'ultimo PCB mandato in esecuzione.</text:p>
                        </text:list-header>
                      </text:list>
                    </text:list-item>
                  </text:list>
                </text:list-item>
              </text:list>
            </text:list-item>
          </text:list>
        </text:list-item>
      </text:list>
      <text:p text:style-name="P32"/>
      <text:list text:style-name="L38">
        <text:list-item text:start-value="1">
          <text:list>
            <text:list-item text:start-value="1">
              <text:p text:style-name="P173">Costruttori:</text:p>
            </text:list-item>
          </text:list>
        </text:list-item>
      </text:list>
      <text:list text:style-name="L38">
        <text:list-item text:start-value="1">
          <text:list>
            <text:list-item text:start-value="1">
              <text:list>
                <text:list-item text:start-value="1">
                  <text:p text:style-name="P236"><text:s/>public Processore(ConfigurazioneIniziale conf)</text:p>
                  <text:list>
                    <text:list-item>
                      <text:list>
                        <text:list-header>
                          <text:p text:style-name="P236">Unico costruttore della classe Processore.</text:p>
                          <text:p text:style-name="P236">Imposta lo scheduler e il gestore della memoria necessari per la simulazione.</text:p>
                        </text:list-header>
                      </text:list>
                    </text:list-item>
                  </text:list>
                </text:list-item>
              </text:list>
            </text:list-item>
          </text:list>
        </text:list-item>
      </text:list>
      <text:p text:style-name="P32"><text:tab/><text:tab/><text:tab/></text:p>
      <text:list text:style-name="L38">
        <text:list-item text:start-value="1">
          <text:list>
            <text:list-item text:start-value="1">
              <text:p text:style-name="P173">Metodi:</text:p>
              <text:list>
                <text:list-item>
                  <text:p text:style-name="P126">public LinkedList&lt;Istante&gt; creaSimulazione()</text:p>
                </text:list-item>
              </text:list>
            </text:list-item>
          </text:list>
        </text:list-item>
      </text:list>
      <text:p text:style-name="P19"><text:tab/><text:tab/><text:tab/>Metodo principale della classe Processore, incaricato di creare tutta la </text:p>
      <text:p text:style-name="P19"><text:s text:c="5"/><text:tab/><text:tab/><text:tab/>simulazione, rappresentata da una collezione di istanti.</text:p>
      <text:p text:style-name="P21"/>
      <text:list text:style-name="L38">
        <text:list-item text:start-value="1">
          <text:list>
            <text:list-item text:start-value="1">
              <text:list>
                <text:list-item text:start-value="1">
                  <text:p text:style-name="P126">private int calcolaFault(LinkedList&lt;Azione&gt; istruzioni)</text:p>
                </text:list-item>
              </text:list>
            </text:list-item>
          </text:list>
        </text:list-item>
      </text:list>
      <text:p text:style-name="P85"><text:tab/><text:tab/><text:tab/>Metodo che si occupa di estrarre il numero di fault di pagina da una <text:tab/><text:tab/><text:tab/>lista di istruzioni sulla memoria.</text:p>
      <text:list text:style-name="L38">
        <text:list-item text:start-value="1">
          <text:list>
            <text:list-item text:start-value="1">
              <text:list>
                <text:list-item text:start-value="1">
                  <text:p text:style-name="P236">private boolean controllaSwapPiena(LinkedList&lt;Azione&gt; istruzioni)</text:p>
                  <text:list>
                    <text:list-item>
                      <text:list>
                        <text:list-header>
                          <text:p text:style-name="P236">Metodo il cui compito è ritornare tramite un booleano se l'area di Swap è piena o meno.</text:p>
                          <text:p text:style-name="P236"/>
                        </text:list-header>
                      </text:list>
                    </text:list-item>
                  </text:list>
                </text:list-item>
                <text:list-item>
                  <text:p text:style-name="P126">private boolean controllaRAMPiena(LinkedList&lt;Azione&gt; istruzioni)</text:p>
                </text:list-item>
              </text:list>
            </text:list-item>
          </text:list>
        </text:list-item>
      </text:list>
      <text:p text:style-name="P19"><text:tab/><text:tab/><text:tab/>Metodo il cui compito è ritornare tramite un booleano se la RAM è <text:tab/><text:tab/><text:tab/><text:tab/>piena o meno.</text:p>
      <text:p text:style-name="P21"/>
      <text:list text:style-name="L38">
        <text:list-item text:start-value="1">
          <text:list>
            <text:list-item text:start-value="1">
              <text:list>
                <text:list-item text:start-value="1">
                  <text:p text:style-name="P126">private Istante creaIstante(PCB corrente, LinkedList&lt;Azione&gt; istruzioni,</text:p>
                  <text:p text:style-name="P126"><text:s text:c="32"/>boolean nuovoProcesso, boolean SwapPiena)</text:p>
                </text:list-item>
              </text:list>
            </text:list-item>
          </text:list>
        </text:list-item>
      </text:list>
      <text:p text:style-name="P85"><text:tab/><text:tab/><text:tab/>Metodo con il compito di creare una istanza della classe Istante <text:tab/><text:tab/><text:tab/><text:tab/>riguardante l'istante corrente della simulazione.</text:p>
      <text:list text:style-name="L38">
        <text:list-item text:start-value="1">
          <text:list>
            <text:list-item text:start-value="1">
              <text:list>
                <text:list-item text:start-value="1">
                  <text:p text:style-name="P236"><text:s/>private LinkedList&lt;FrameMemoria&gt; estraiFrame(PCB corrente)</text:p>
                  <text:list>
                    <text:list-item>
                      <text:list>
                        <text:list-header>
                          <text:p text:style-name="P302"><text:soft-page-break/>Metodo che ha il compito di estrarre i FrameMemoria necessari al processo correntemente in esecuzione nell'istante corrente della simulazione.</text:p>
                        </text:list-header>
                      </text:list>
                    </text:list-item>
                  </text:list>
                </text:list-item>
              </text:list>
            </text:list-item>
          </text:list>
        </text:list-item>
      </text:list>
      <text:p text:style-name="P41"/>
      <text:list text:style-name="L1" text:continue-numbering="true">
        <text:list-item>
          <text:list text:continue-numbering="true">
            <text:list-item>
              <text:list text:continue-numbering="true">
                <text:list-item>
                  <text:h text:style-name="P158" text:outline-level="3">logic.caricamento</text:h>
                  <text:list>
                    <text:list-item>
                      <text:h text:style-name="P152" text:outline-level="4">GestioneFile</text:h>
                    </text:list-item>
                  </text:list>
                </text:list-item>
              </text:list>
            </text:list-item>
          </text:list>
        </text:list-item>
      </text:list>
      <text:list text:style-name="L39">
        <text:list-item text:start-value="1">
          <text:p text:style-name="P171">Tipo, obiettivo e funzione della classe/interfaccia:</text:p>
          <text:p text:style-name="P197"><text:tab/>Classe pubblica e concreta; si interfaccia con i file per il funzionamento del <text:tab/>sistema di simulazione.</text:p>
        </text:list-item>
      </text:list>
      <text:p text:style-name="P33"/>
      <text:list text:style-name="L39">
        <text:list-item text:start-value="1">
          <text:p text:style-name="P171">Relazioni d'uso con altre componenti:</text:p>
          <text:p text:style-name="P197"><text:tab/>Nessuna.</text:p>
        </text:list-item>
      </text:list>
      <text:p text:style-name="P33"/>
      <text:list text:style-name="L39">
        <text:list-item text:start-value="1">
          <text:p text:style-name="P171">Interfacce e relazioni di u<text:span text:style-name="T12">so da altre </text:span>componenti:</text:p>
          <text:p text:style-name="P208"><text:tab/>Viene usata dall'interfaccia grafica per salvare e caricare configurazioni da <text:tab/>file specificandone il percorso.</text:p>
        </text:list-item>
      </text:list>
      <text:p text:style-name="P33"/>
      <text:list text:style-name="L39">
        <text:list-item text:start-value="1">
          <text:p text:style-name="P171">Attività svolte e dati trattati:</text:p>
          <text:list>
            <text:list-item>
              <text:p text:style-name="P171">Campi dati:</text:p>
              <text:list>
                <text:list-item>
                  <text:p text:style-name="P208">private String percosoFileConfigurazione:</text:p>
                </text:list-item>
              </text:list>
            </text:list-item>
          </text:list>
        </text:list-item>
      </text:list>
      <text:p text:style-name="P33"><text:tab/><text:tab/><text:tab/>il percorso del file di configurazione.</text:p>
      <text:p text:style-name="P33"/>
      <text:list text:style-name="L39">
        <text:list-item text:start-value="1">
          <text:list>
            <text:list-item text:start-value="1">
              <text:list>
                <text:list-item text:start-value="1">
                  <text:p text:style-name="P208">private ConfigurazioneIniziale configurazione:</text:p>
                </text:list-item>
              </text:list>
            </text:list-item>
          </text:list>
        </text:list-item>
      </text:list>
      <text:p text:style-name="P33"><text:tab/><text:tab/><text:tab/>la configurazione da salvare/caricare.</text:p>
      <text:p text:style-name="P33"/>
      <text:p text:style-name="P33"/>
      <text:list text:style-name="L39">
        <text:list-item text:start-value="1">
          <text:list>
            <text:list-item text:start-value="1">
              <text:p text:style-name="P171">Costruttori:</text:p>
              <text:list>
                <text:list-item>
                  <text:p text:style-name="P208">public GestioneFile(String percorsoFileConfigurazione, ConfigurazioneIniziale conf):</text:p>
                  <text:list>
                    <text:list-item>
                      <text:list>
                        <text:list-header>
                          <text:p text:style-name="P208">Costruttore della classe. Riceve come parametri il percorso del file in cui verrà salvata/caricata la ConfigurazioneIniziale. Viene inoltre passata la configurazione da salvare.</text:p>
                        </text:list-header>
                      </text:list>
                    </text:list-item>
                  </text:list>
                </text:list-item>
              </text:list>
            </text:list-item>
          </text:list>
        </text:list-item>
      </text:list>
      <text:p text:style-name="P33"/>
      <text:list text:style-name="L39">
        <text:list-item text:start-value="1">
          <text:list>
            <text:list-item text:start-value="1">
              <text:p text:style-name="P171">Metodi:</text:p>
              <text:list>
                <text:list-item>
                  <text:p text:style-name="P208">public String getPercorsoFileConfigurazione():</text:p>
                </text:list-item>
              </text:list>
            </text:list-item>
          </text:list>
        </text:list-item>
      </text:list>
      <text:p text:style-name="P33"><text:tab/><text:tab/><text:tab/>ritorna il percorso del file in cui verrà salvata/caricata la <text:tab/><text:tab/><text:tab/><text:tab/><text:tab/>configurazione.</text:p>
      <text:p text:style-name="P33"><text:soft-page-break/></text:p>
      <text:list text:style-name="L39">
        <text:list-item text:start-value="1">
          <text:list>
            <text:list-item text:start-value="1">
              <text:list>
                <text:list-item text:start-value="1">
                  <text:p text:style-name="P208">public void setPercorsoFileConfigurazione(String nuovoPercorso):</text:p>
                </text:list-item>
              </text:list>
            </text:list-item>
          </text:list>
        </text:list-item>
      </text:list>
      <text:p text:style-name="P33"><text:tab/><text:tab/><text:tab/>imposta il percorso del file di configurazione.</text:p>
      <text:p text:style-name="P33"/>
      <text:list text:style-name="L39">
        <text:list-item text:start-value="1">
          <text:list>
            <text:list-item text:start-value="1">
              <text:list>
                <text:list-item text:start-value="1">
                  <text:p text:style-name="P208">public boolean salvaFileConfigurazione (ConfigurazioneIniziale conf) </text:p>
                  <text:p text:style-name="P208">throws IOException:</text:p>
                </text:list-item>
              </text:list>
            </text:list-item>
          </text:list>
        </text:list-item>
      </text:list>
      <text:p text:style-name="P33"><text:tab/><text:tab/><text:tab/>salva la configurazione passata come parametro nel file.</text:p>
      <text:p text:style-name="P33"/>
      <text:list text:style-name="L39">
        <text:list-item text:start-value="1">
          <text:list>
            <text:list-item text:start-value="1">
              <text:list>
                <text:list-item text:start-value="1">
                  <text:p text:style-name="P208">public ConfigurazioneIniziale caricaFileConfigurazione() throws IOException, ClassNotFoundException:</text:p>
                </text:list-item>
              </text:list>
            </text:list-item>
          </text:list>
        </text:list-item>
      </text:list>
      <text:p text:style-name="P33"><text:tab/><text:tab/><text:tab/>carica la configurazione da file e la ritorna al chiamante.</text:p>
      <text:p text:style-name="P42"/>
      <text:list text:style-name="L1" text:continue-numbering="true">
        <text:list-item>
          <text:list text:continue-numbering="true">
            <text:list-item>
              <text:list text:continue-numbering="true">
                <text:list-item>
                  <text:h text:style-name="P158" text:outline-level="3">logic.gestioneMemoria</text:h>
                  <text:list>
                    <text:list-item>
                      <text:h text:style-name="P152" text:outline-level="4">GestoreMemoria</text:h>
                    </text:list-item>
                  </text:list>
                </text:list-item>
              </text:list>
            </text:list-item>
          </text:list>
        </text:list-item>
      </text:list>
      <text:list text:style-name="L40">
        <text:list-item>
          <text:p text:style-name="P174">Tipo, obiettivo e funzione della classe/interfaccia:</text:p>
          <text:p text:style-name="P237"><text:tab/>Classe astratta che rappresenta la struttura generica del sistema di gestione <text:tab/>della memoria. Riunisce le caratteristiche comuni ed essenziali per tutte le <text:tab/>possibili classi ereditate. Non implementa alcun metodo direttamente, poiché <text:tab/>le operazioni che dovrà compiere e le strutture dati che dovrà manipolare <text:tab/>sono logicamente discrepanti. L'obbiettivo di questa classe è fornire una lista <text:tab/>di azioni che rappresenta la sequenza logica delle operazioni che effettuo in <text:tab/>memoria. </text:p>
        </text:list-item>
      </text:list>
      <text:list text:style-name="L40">
        <text:list-item text:start-value="1">
          <text:p text:style-name="P174">Relazioni d'uso con altre componenti:</text:p>
          <text:p text:style-name="P237"><text:tab/>Poiché non ha campi dati propri ne metodi implementati, essa non è <text:tab/>collegata direttamente alcuna componente.</text:p>
        </text:list-item>
      </text:list>
      <text:p text:style-name="P32"/>
      <text:list text:style-name="L40">
        <text:list-item text:start-value="1">
          <text:p text:style-name="P174">Interfacce e relazioni di u<text:span text:style-name="T12">so da altre </text:span>componenti:</text:p>
          <text:p text:style-name="P239"><text:tab/>Questa classe, o le istanze delle sue sottoclassi, sono utilizzate soltanto dalla <text:tab/>classe Processore.</text:p>
        </text:list-item>
      </text:list>
      <text:p text:style-name="P32"/>
      <text:list text:style-name="L40">
        <text:list-item text:start-value="1">
          <text:p text:style-name="P174">Attività svolte e dati trattati:</text:p>
          <text:list>
            <text:list-item>
              <text:p text:style-name="P174">Campi dati:</text:p>
              <text:list>
                <text:list-item>
                  <text:p text:style-name="P239">Nessuno</text:p>
                  <text:p text:style-name="P239"/>
                </text:list-item>
              </text:list>
            </text:list-item>
          </text:list>
        </text:list-item>
      </text:list>
      <text:list text:style-name="L40">
        <text:list-item text:start-value="1">
          <text:list>
            <text:list-item text:start-value="1">
              <text:p text:style-name="P174">Costruttori:</text:p>
              <text:list>
                <text:list-item>
                  <text:p text:style-name="P239">Default Standard</text:p>
                  <text:p text:style-name="P239"/>
                </text:list-item>
              </text:list>
            </text:list-item>
          </text:list>
        </text:list-item>
      </text:list>
      <text:list text:style-name="L40">
        <text:list-item text:start-value="1">
          <text:list>
            <text:list-item text:start-value="1">
              <text:p text:style-name="P174"><text:soft-page-break/>Metodi:</text:p>
              <text:list>
                <text:list-item>
                  <text:p text:style-name="P239">public abstract void notificaProcessoTerminato(int id):<text:line-break/><text:tab/>Metodo astratto che notifica, tramite l'identificativo del processo, <text:tab/>quando esso è terminato, per liberare la memoria che esso utilizzava.</text:p>
                </text:list-item>
              </text:list>
            </text:list-item>
          </text:list>
        </text:list-item>
      </text:list>
      <text:p text:style-name="P32"/>
      <text:list text:style-name="L40">
        <text:list-item text:start-value="1">
          <text:list>
            <text:list-item text:start-value="1">
              <text:list>
                <text:list-item text:start-value="1">
                  <text:p text:style-name="P239">public abstract LinkedList&lt;Azione&gt; esegui( LinkedList&lt;FrameMemoria&gt; ListaFrame, int UT ):</text:p>
                </text:list-item>
              </text:list>
            </text:list-item>
          </text:list>
        </text:list-item>
      </text:list>
      <text:p text:style-name="P41"><text:tab/><text:tab/><text:tab/>Metodo astratto che esegue il calcolo delle operazioni in memoria da <text:tab/><text:tab/><text:tab/>effettuare affinché il processo pronto possa eseguire.</text:p>
      <text:p text:style-name="P41"/>
      <text:list text:style-name="L1" text:continue-numbering="true">
        <text:list-item>
          <text:list text:continue-numbering="true">
            <text:list-item>
              <text:list text:continue-numbering="true">
                <text:list-item>
                  <text:list text:continue-numbering="true">
                    <text:list-item>
                      <text:h text:style-name="P152" text:outline-level="4">GestoreMemoriaPaginata</text:h>
                    </text:list-item>
                  </text:list>
                </text:list-item>
              </text:list>
            </text:list-item>
          </text:list>
        </text:list-item>
      </text:list>
      <text:list text:style-name="L40">
        <text:list-item text:start-value="1">
          <text:p text:style-name="P174">Tipo, obiettivo e funzione della classe/interfaccia:<text:line-break/><text:tab/><text:span text:style-name="T13">Classe concreta che eredita direttamente dalla classe GestoreMemoria e ne <text:tab/>implementa i metodi astratti. Si occupa interamente ed esclusivamente della <text:tab/>gestione della memoria paginata, ossia quando l'utente richiede una </text:span><text:span text:style-name="T13"><text:tab/>simulazione di un sistema a memoria virtuale paginata. Questa classe <text:tab/>fornisce al Processore una lista di azioni, che descrive precisamente tutte le </text:span><text:span text:style-name="T13"><text:tab/>operazioni che dovranno esser eseguite in memoria nel corso <text:tab/>dell'esecuzione della simulazione.</text:span></text:p>
        </text:list-item>
      </text:list>
      <text:list text:style-name="L40">
        <text:list-item text:start-value="1">
          <text:p text:style-name="P174">Relazioni d'uso con altre componenti:</text:p>
          <text:p text:style-name="P237"><text:tab/>Utilizza tramite l'interfaccia IRimpiazzo, un'istanza della politica di rimpiazzo <text:tab/>delle pagine decisa in fase di configurazione del sistema.</text:p>
          <text:list>
            <text:list-item>
              <text:list>
                <text:list-header>
                  <text:p text:style-name="P237">Utilizza inoltre un'istanza della classe RAMPaginata e una della classe SwapPaginata tramite due riferimenti. Legge informazioni dalla classe ConfigurazioneIniziale. Utilizza strutture dati standard dalla libreria “java.util” in particolare LinkedList, Vector e Iterator. Costruisce istanze di AzionePagina. </text:p>
                </text:list-header>
              </text:list>
            </text:list-item>
          </text:list>
        </text:list-item>
      </text:list>
      <text:p text:style-name="P32"/>
      <text:list text:style-name="L40">
        <text:list-item text:start-value="1">
          <text:p text:style-name="P174">Interfacce e relazioni di u<text:span text:style-name="T12">so da altre </text:span>componenti:</text:p>
          <text:p text:style-name="P237"><text:tab/>Questa classe, una sua istanza per volta, è utilizzata soltanto dalla classe <text:tab/>Processore, tramite il metodo esegui.</text:p>
        </text:list-item>
      </text:list>
      <text:p text:style-name="P32"/>
      <text:list text:style-name="L40">
        <text:list-item text:start-value="1">
          <text:p text:style-name="P174">Attività svolte e dati trattati:</text:p>
          <text:list>
            <text:list-item>
              <text:p text:style-name="P174">Campi dati:</text:p>
              <text:list>
                <text:list-item>
                  <text:p text:style-name="P239">private IRimpiazzo PoliticaRimpiazzo:</text:p>
                  <text:list>
                    <text:list-header>
                      <text:p text:style-name="P239">Mantiene il riferimento alla politica di Rimpiazzo scelta.</text:p>
                      <text:p text:style-name="P239"/>
                    </text:list-header>
                  </text:list>
                </text:list-item>
                <text:list-item>
                  <text:p text:style-name="P239">private RAMPaginata MemoriaRam:</text:p>
                  <text:list>
                    <text:list-header>
                      <text:p text:style-name="P239">Mentiene il riferimento alla memoria RAM.</text:p>
                      <text:p text:style-name="P239"><text:soft-page-break/></text:p>
                    </text:list-header>
                  </text:list>
                </text:list-item>
                <text:list-item>
                  <text:p text:style-name="P239">private SwapPaginata MemoriaSwap:</text:p>
                  <text:list>
                    <text:list-header>
                      <text:p text:style-name="P239">Mantiene il riferimento alla memoria Swap.</text:p>
                      <text:p text:style-name="P239"/>
                    </text:list-header>
                  </text:list>
                </text:list-item>
                <text:list-item>
                  <text:p text:style-name="P239">private int numero_frame_ram:</text:p>
                  <text:list>
                    <text:list-header>
                      <text:p text:style-name="P239">Contiene il numero di frame disponibili in RAM.</text:p>
                      <text:p text:style-name="P239"/>
                    </text:list-header>
                  </text:list>
                </text:list-item>
                <text:list-item>
                  <text:p text:style-name="P239">private boolean PaginaNulla;</text:p>
                  <text:list>
                    <text:list-header>
                      <text:p text:style-name="P237">Segnala quando l'utente sceglie una dimensione di pagina che è pari o inferiore a zero.</text:p>
                      <text:p text:style-name="P237"/>
                    </text:list-header>
                  </text:list>
                </text:list-item>
              </text:list>
            </text:list-item>
          </text:list>
        </text:list-item>
      </text:list>
      <text:list text:style-name="L40">
        <text:list-item text:start-value="1">
          <text:list>
            <text:list-item text:start-value="1">
              <text:p text:style-name="P174">Costruttori:</text:p>
              <text:list>
                <text:list-item>
                  <text:p text:style-name="P239">public GestoreMemoriaPaginata( ConfigurazioneIniziale C )</text:p>
                  <text:list>
                    <text:list-header>
                      <text:p text:style-name="P237">Inizializza tutti i campi dati secondo le scelte derivanti dalla ConfigurazioneIniziale C.</text:p>
                      <text:p text:style-name="P237"/>
                    </text:list-header>
                  </text:list>
                </text:list-item>
              </text:list>
            </text:list-item>
          </text:list>
        </text:list-item>
      </text:list>
      <text:list text:style-name="L40">
        <text:list-item text:start-value="1">
          <text:list>
            <text:list-item text:start-value="1">
              <text:p text:style-name="P174">Metodi:</text:p>
              <text:list>
                <text:list-item>
                  <text:p text:style-name="P237">public abstract void notificaProcessoTerminato(int id):<text:line-break/><text:tab/>Metodo concreto che notifica, tramite l'identificativo del processo, <text:tab/>quando esso è terminato, per liberare le pagine che esso utilizzava.</text:p>
                </text:list-item>
              </text:list>
            </text:list-item>
          </text:list>
        </text:list-item>
      </text:list>
      <text:p text:style-name="P32"/>
      <text:list text:style-name="L40">
        <text:list-item text:start-value="1">
          <text:list>
            <text:list-item text:start-value="1">
              <text:list>
                <text:list-item text:start-value="1">
                  <text:p text:style-name="P239">public abstract LinkedList&lt;Azione&gt; esegui( LinkedList&lt;FrameMemoria&gt; ListaFrame, int UT ):</text:p>
                  <text:list>
                    <text:list-header>
                      <text:p text:style-name="P282">Metodo pubblico concreto che esegue le operazioni sulle strutture di memoria. In particolare prende come ingressi una lista di pagine le quali dovranno esser caricate in memoria RAM nonché l'unità di tempo di esecuzione. Questo metodo costruirà e ritornerà alla classe Processore la lista delle azioni che ha compiuto per portare la memoria allo stato attuale.</text:p>
                    </text:list-header>
                  </text:list>
                </text:list-item>
                <text:list-item>
                  <text:p text:style-name="P283">private int inserisci( MemoriaPaginata M, FrameMemoria F, int UT ) throws MemoriaEsaurita:</text:p>
                  <text:list>
                    <text:list-header>
                      <text:p text:style-name="P282">Metodo privato che inserisce una pagina F nella memoria M, nell'istante UT. Questo metodo potrà sollevare l'eccezione MemoriaEsaurita quando l'inserimento avviene nella memoria di Swap ed essa sarà piena. L'eccezione verrà quindi gestita dal chiamante cioè il metodo esegui. Questo metodo ritorna la posizione di inserimento.</text:p>
                    </text:list-header>
                  </text:list>
                </text:list-item>
                <text:list-item>
                  <text:p text:style-name="P283">private FrameMemoria rimuovi( Memoria M, FrameMemoria F ):</text:p>
                  <text:list>
                    <text:list-header>
                      <text:p text:style-name="P298">Metodo privato che rimuove una pagina F dalla memoria M, e ritorna contemporaneamente la pagina rimossa, che sarà diversa da F nel caso in cui dovrò rimpiazzare una pagina dalla RAM.</text:p>
                    </text:list-header>
                  </text:list>
                </text:list-item>
              </text:list>
            </text:list-item>
          </text:list>
        </text:list-item>
      </text:list>
      <text:p text:style-name="P37"><text:soft-page-break/></text:p>
      <text:list text:style-name="L1" text:continue-numbering="true">
        <text:list-item>
          <text:list text:continue-numbering="true">
            <text:list-item>
              <text:list text:continue-numbering="true">
                <text:list-item>
                  <text:list text:continue-numbering="true">
                    <text:list-item>
                      <text:h text:style-name="P152" text:outline-level="4">GestoreMemoriaSegmentata</text:h>
                    </text:list-item>
                  </text:list>
                </text:list-item>
              </text:list>
            </text:list-item>
          </text:list>
        </text:list-item>
      </text:list>
      <text:list text:style-name="L41">
        <text:list-item>
          <text:p text:style-name="P175">Tipo, obiettivo e funzione della classe/interfaccia:</text:p>
          <text:p text:style-name="P238"><text:tab/>Classe pubblica e concreta. Questa classe eredita direttamente dalla classe <text:tab/>GestoreMemoria e quindi ne implementa i metodi astratti. Manipola la <text:tab/>memoria secondo la tecnica della segmentazione. Restituisce le operazioni <text:tab/>che ad ogni istante della simulazione dovranno essere eseguite nel sistema <text:tab/>a segmentazione affinchè ogni processo possa eseguire.</text:p>
        </text:list-item>
      </text:list>
      <text:p text:style-name="P32"/>
      <text:list text:style-name="L41">
        <text:list-item text:start-value="1">
          <text:p text:style-name="P175">Relazioni d'uso con altre componenti:</text:p>
          <text:p text:style-name="P238"><text:tab/>Utilizza tramite l'interfaccia IAllocazione, un'istanza della politica di <text:tab/>allocazione dei segmenti decisa in fase di configurazione del sistema.</text:p>
          <text:list>
            <text:list-item>
              <text:list>
                <text:list-header>
                  <text:p text:style-name="P238">Utilizza inoltre un'istanza della classe RAMSegmentata e una della classe SwapSegmentata tramite due riferimenti. Legge informazioni dalla classe ConfigurazioneIniziale. Utilizza strutture dati standard dalla libreria “java.util” in particolare LinkedList, Vector e Iterator. Costruisce istanze di AzioneSegmento.</text:p>
                </text:list-header>
              </text:list>
            </text:list-item>
          </text:list>
        </text:list-item>
      </text:list>
      <text:p text:style-name="P32"/>
      <text:list text:style-name="L41">
        <text:list-item text:start-value="1">
          <text:p text:style-name="P175">Interfacce e relazioni di u<text:span text:style-name="T12">so da altre </text:span>componenti:</text:p>
          <text:p text:style-name="P238"><text:tab/>E' utilizzata dalla classe Processore tramite il metodo pubblico “esegui”.</text:p>
        </text:list-item>
      </text:list>
      <text:p text:style-name="P32"/>
      <text:list text:style-name="L41">
        <text:list-item text:start-value="1">
          <text:p text:style-name="P175">Attività svolte e dati trattati:</text:p>
          <text:list>
            <text:list-item>
              <text:p text:style-name="P175">Campi dati:</text:p>
              <text:list>
                <text:list-item>
                  <text:p text:style-name="P240">private IAllocazione PoliticaAllocazione:</text:p>
                </text:list-item>
              </text:list>
            </text:list-item>
          </text:list>
        </text:list-item>
      </text:list>
      <text:p text:style-name="P32"><text:tab/><text:tab/><text:tab/>Mantiene il riferimento alla politica di allocazione scelta. </text:p>
      <text:p text:style-name="P32"/>
      <text:list text:style-name="L41">
        <text:list-item text:start-value="1">
          <text:list>
            <text:list-item text:start-value="1">
              <text:list>
                <text:list-item text:start-value="1">
                  <text:p text:style-name="P240">private RAMSegmentata MemoriaRam:<text:line-break/><text:tab/>Riferisce un'istanza di memoria RAM con segmentazione. <text:line-break/></text:p>
                </text:list-item>
                <text:list-item>
                  <text:p text:style-name="P240">private SwapSegmentata MemoriaSwap:</text:p>
                  <text:list>
                    <text:list-item>
                      <text:list>
                        <text:list-header>
                          <text:p text:style-name="P240">Riferisce un'istanza di memoria Swap con segmentazione.</text:p>
                        </text:list-header>
                      </text:list>
                    </text:list-item>
                  </text:list>
                </text:list-item>
              </text:list>
            </text:list-item>
          </text:list>
        </text:list-item>
      </text:list>
      <text:p text:style-name="P32"><text:tab/><text:tab/><text:tab/></text:p>
      <text:list text:style-name="L41">
        <text:list-item text:start-value="1">
          <text:list>
            <text:list-item text:start-value="1">
              <text:p text:style-name="P175">Costruttori:</text:p>
              <text:list>
                <text:list-item>
                  <text:p text:style-name="P240">public GestoreMemoriaSegmentata( ConfigurazioneIniziale C ):</text:p>
                </text:list-item>
              </text:list>
            </text:list-item>
          </text:list>
        </text:list-item>
      </text:list>
      <text:p text:style-name="P35"><text:tab/><text:tab/><text:tab/>Unico costruttore per la classe che prende come parametro il <text:tab/><text:tab/><text:tab/><text:tab/>riferimento ad una configurazione iniziale per inizializzare i campi dati <text:tab/><text:tab/><text:tab/>e le strutture ad essa collegate.</text:p>
      <text:list text:style-name="L41">
        <text:list-item text:start-value="1">
          <text:list>
            <text:list-item text:start-value="1">
              <text:p text:style-name="P175">Metodi:</text:p>
              <text:list>
                <text:list-item>
                  <text:p text:style-name="P240">public void notificaProcessoTerminato(int id):</text:p>
                </text:list-item>
              </text:list>
            </text:list-item>
          </text:list>
        </text:list-item>
      </text:list>
      <text:p text:style-name="P35"><text:soft-page-break/><text:tab/><text:tab/><text:tab/>Metodo pubblico chiamato dal Processore per notificare la <text:tab/><text:tab/><text:tab/><text:tab/><text:tab/>terminazione di un processo. Chiama la cancellazione dalla memoria <text:tab/><text:tab/><text:tab/>di tutte le risorse che il processo utilizzava tramite il metodo <text:tab/><text:tab/><text:tab/><text:tab/>liberaMemoria(id) di Memoria. Si richiede l'identificativo del processo <text:tab/><text:tab/><text:tab/>terminato.</text:p>
      <text:p text:style-name="P32"/>
      <text:list text:style-name="L41">
        <text:list-item text:start-value="1">
          <text:list>
            <text:list-item text:start-value="1">
              <text:list>
                <text:list-item text:start-value="1">
                  <text:p text:style-name="P238">private FrameMemoria RimuoviFrame( Vector&lt;FrameMemoria&gt; Frames ):<text:line-break/><text:tab/>Metodo privato di utilità interna alla classe che rimuove un segmento <text:tab/>dalla RAM quando essa è piena per far posto ad un altro segmento. <text:tab/>La rimozione avviene secondo una politica FIFO. Il parametro Frames <text:tab/>dovrà contenere la lista di Segmenti presenti in memoria. Il metodo <text:tab/>ritornerà un riferimento al Segmento rimosso.</text:p>
                </text:list-item>
                <text:list-item>
                  <text:p text:style-name="P241"><text:bookmark-start text:name="DDE_LINK"/>private FrameMemoria Inserisci( MemoriaSegmentata M, FrameMemoria F ) throws MemoriaEsaurita:<text:bookmark-end text:name="DDE_LINK"/><text:line-break/><text:tab/>Metodo privato di utilità interna alla classe che inserisce il Segmento F <text:tab/>nella memoria M. Può rilanciare l'eccezione MemoriaEsaurita nel caso <text:tab/>in cui l'aggiunta del segmento in memoria Swap preveda il <text:tab/>superamento della quantità di memoria Swap disponibile. <text:tab/>L'inserimento in RAM avviene secondo la politica di allocazione <text:tab/>configurata. Il metodo ritorna il riferimento allo spazio di memoria in <text:tab/>cui si è inserito il segmento.</text:p>
                </text:list-item>
                <text:list-item>
                  <text:p text:style-name="P238">private FrameMemoria Rimuovi( MemoriaSegmentata M, FrameMemoria F ):<text:line-break/><text:tab/>Metodo privato di utilità interna alla classe che rimuove il segmento F <text:tab/>dalla memoria M nel caso essa sia Swap, in caso contrario richiama il <text:tab/>metodo RimuoviFrame. Ritorna il frame effettivamente rimosso.</text:p>
                </text:list-item>
                <text:list-item>
                  <text:p text:style-name="P303">public LinkedList&lt;Azione&gt; esegui( LinkedList&lt;FrameMemoria&gt; ListaSegmenti, int UT ):<text:line-break/><text:tab/>Metodo pubblico di fondamentale importanza. E' il metodo principale <text:tab/>per tutto il sistema. E' chiamato dal Processore passandogli la lista di <text:tab/>segmenti da caricare in quell'istante. Restituisce una LinkedList di <text:tab/>AzioneSegmento che rappresenta la sequenza ordinata di azioni <text:tab/>effettuate nella memoria.</text:p>
                </text:list-item>
              </text:list>
            </text:list-item>
          </text:list>
        </text:list-item>
      </text:list>
      <text:p text:style-name="P43"/>
      <text:list text:style-name="L1" text:continue-numbering="true">
        <text:list-item>
          <text:list text:continue-numbering="true">
            <text:list-item>
              <text:list text:continue-numbering="true">
                <text:list-item>
                  <text:list text:continue-numbering="true">
                    <text:list-item>
                      <text:h text:style-name="P152" text:outline-level="4">Azione</text:h>
                    </text:list-item>
                  </text:list>
                </text:list-item>
              </text:list>
            </text:list-item>
          </text:list>
        </text:list-item>
      </text:list>
      <text:list text:style-name="L41">
        <text:list-item text:start-value="1">
          <text:p text:style-name="P240"><text:span text:style-name="T18">Tipo, obiettivo e funzione della classe/interfaccia:<text:line-break/></text:span><text:span text:style-name="T18"><text:tab/></text:span><text:span text:style-name="T13">Classe pubblica, astratta. Questa classe rappresenta un'azione generica <text:tab/>effettuata in memoria. </text:span></text:p>
        </text:list-item>
      </text:list>
      <text:list text:style-name="L41">
        <text:list-item text:start-value="1">
          <text:p text:style-name="P175">Relazioni d'uso con altre componenti:<text:line-break/><text:tab/><text:span text:style-name="T13">Mantiene soltanto un riferimento generico a FrameMemoria coinvolto </text:span><text:soft-page-break/><text:span text:style-name="T13"><text:tab/>nell'azione.</text:span></text:p>
        </text:list-item>
      </text:list>
      <text:list text:style-name="L41">
        <text:list-item text:start-value="1">
          <text:p text:style-name="P175">Interfacce e relazioni di u<text:span text:style-name="T12">so da altre </text:span>componenti<text:span text:style-name="T13">:<text:line-break/><text:tab/>E' <text:s/>utilizzata indirettamente dal GestoreMemoria per il fatto che è classe <text:tab/>astratta e quindi non istanziabile.</text:span></text:p>
        </text:list-item>
      </text:list>
      <text:list text:style-name="L41">
        <text:list-item text:start-value="1">
          <text:p text:style-name="P175">Attività svolte e dati trattati:</text:p>
          <text:list>
            <text:list-item>
              <text:p text:style-name="P284">Campi dati:</text:p>
              <text:list>
                <text:list-item>
                  <text:p text:style-name="P284">private int TipoAzione:</text:p>
                  <text:list>
                    <text:list-header>
                      <text:p text:style-name="P284">Descrive il tipo di azione secondo la seguente tabella:<text:line-break/>-1 <text:s text:c="2"/>ERRORE FATALE<text:line-break/>0 <text:s text:c="3"/>RAM PIENA<text:line-break/>1 <text:s text:c="3"/>INSERIMENTO IN RAM<text:line-break/>2 <text:s text:c="3"/>INSERIMENTO IN SWAP<text:line-break/>3 <text:s text:c="3"/>RIMOZIONE DA RAM<text:line-break/>4 <text:s text:c="3"/>RIMOZIONE DA SWAP</text:p>
                    </text:list-header>
                  </text:list>
                </text:list-item>
                <text:list-item>
                  <text:p text:style-name="P284">private FrameMemoria Frame:<text:line-break/><text:tab/>Memorizza il riferimento al Frame generico coinvolto nell'azione.</text:p>
                </text:list-item>
              </text:list>
            </text:list-item>
          </text:list>
        </text:list-item>
      </text:list>
      <text:list text:style-name="L41">
        <text:list-item text:start-value="1">
          <text:list>
            <text:list-item text:start-value="1">
              <text:p text:style-name="P175">Costruttori:</text:p>
              <text:list>
                <text:list-item>
                  <text:p text:style-name="P284">public Azione( int T, FrameMemoria F ):<text:line-break/><text:tab/>Costruttore pubblico a due parametri. Il primo rappresenta il tipo di <text:tab/>azione, il secondo il frame coinvolto.</text:p>
                </text:list-item>
                <text:list-item>
                  <text:p text:style-name="P284"/>
                </text:list-item>
              </text:list>
            </text:list-item>
          </text:list>
        </text:list-item>
      </text:list>
      <text:list text:style-name="L41">
        <text:list-item text:start-value="1">
          <text:list>
            <text:list-item text:start-value="1">
              <text:p text:style-name="P175">Metodi:</text:p>
              <text:list>
                <text:list-item>
                  <text:p text:style-name="P240">public int getAzione():<text:line-break/><text:tab/>Ritorna il contenuto del campo dati TipoAzione.</text:p>
                </text:list-item>
                <text:list-item>
                  <text:p text:style-name="P304">public FrameMemoria getFrame():<text:line-break/><text:tab/>Ritorna il riferimento al FrameMemoria.</text:p>
                  <text:p text:style-name="P304"><text:s/></text:p>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52" text:outline-level="4">AzionePagina</text:h>
                    </text:list-item>
                  </text:list>
                </text:list-item>
              </text:list>
            </text:list-item>
          </text:list>
        </text:list-item>
      </text:list>
      <text:list text:style-name="L42">
        <text:list-item>
          <text:p text:style-name="P242"><text:span text:style-name="T18">Tipo, obiettivo e funzione della classe/interfaccia:<text:line-break/><text:tab/></text:span><text:span text:style-name="T13">Classe pubblica, concreta. Questa classe eredita da Azione generica <text:tab/>effettuata in memoria e ne specializza l'uso per una memoria paginata.</text:span></text:p>
        </text:list-item>
      </text:list>
      <text:list text:style-name="L43">
        <text:list-item text:start-value="1">
          <text:p text:style-name="P176">Relazioni d'uso con altre componenti:<text:line-break/><text:tab/><text:span text:style-name="T13">Nessuna oltre a quelle della classe padre.</text:span></text:p>
        </text:list-item>
      </text:list>
      <text:list text:style-name="L43">
        <text:list-item text:start-value="1">
          <text:p text:style-name="P176">Interfacce e relazioni di u<text:span text:style-name="T12">so da altre </text:span>componenti<text:span text:style-name="T13">:<text:line-break/><text:tab/>E' <text:s/>utilizzata direttamente ed esclusivamente dal GestoreMemoriaPaginata.</text:span></text:p>
        </text:list-item>
      </text:list>
      <text:list text:style-name="L43">
        <text:list-item text:start-value="1">
          <text:p text:style-name="P176">Attività svolte e dati trattati:</text:p>
          <text:list>
            <text:list-item>
              <text:p text:style-name="P285">Campi dati:</text:p>
              <text:list>
                <text:list-item>
                  <text:p text:style-name="P285">private int Pos:<text:line-break/><text:soft-page-break/><text:tab/>Mantiene la posizione in memoria dove la pagina è stata inserita.</text:p>
                </text:list-item>
              </text:list>
            </text:list-item>
          </text:list>
        </text:list-item>
      </text:list>
      <text:list text:style-name="L43">
        <text:list-item text:start-value="1">
          <text:list>
            <text:list-item text:start-value="1">
              <text:p text:style-name="P176">Costruttori:</text:p>
              <text:list>
                <text:list-item>
                  <text:p text:style-name="P285">public Azione( int T, FrameMemoria F, int P):<text:line-break/><text:tab/>Costruttore pubblico a due parametri. Il primo rappresenta il tipo di <text:tab/>azione, il secondo il frame coinvolto e il terzo la posizione. Richiama il <text:tab/>costruttore della classe padre.</text:p>
                  <text:p text:style-name="P285"/>
                </text:list-item>
                <text:list-item>
                  <text:p text:style-name="P285">public Azione( int T, FrameMemoria F )<text:line-break/> Costruttore pubblico a due parametri. Richiama il costruttore della classe <text:s text:c="2"/>padre. Il campo Pos assume il valore -1 per default.</text:p>
                  <text:p text:style-name="P285"/>
                </text:list-item>
              </text:list>
            </text:list-item>
          </text:list>
        </text:list-item>
      </text:list>
      <text:list text:style-name="L43">
        <text:list-item text:start-value="1">
          <text:list>
            <text:list-item text:start-value="1">
              <text:p text:style-name="P176">Metodi:</text:p>
              <text:list>
                <text:list-item>
                  <text:p text:style-name="P305">public int getPosizione():<text:line-break/><text:tab/>Ritorna il contenuto del campo dati Pos.</text:p>
                </text:list-item>
              </text:list>
            </text:list-item>
          </text:list>
        </text:list-item>
      </text:list>
      <text:p text:style-name="P41"><text:s/></text:p>
      <text:list text:style-name="L1" text:continue-numbering="true">
        <text:list-item>
          <text:list text:continue-numbering="true">
            <text:list-item>
              <text:list text:continue-numbering="true">
                <text:list-item>
                  <text:list text:continue-numbering="true">
                    <text:list-item>
                      <text:h text:style-name="P152" text:outline-level="4">AzioneSegmento</text:h>
                    </text:list-item>
                  </text:list>
                </text:list-item>
              </text:list>
            </text:list-item>
          </text:list>
        </text:list-item>
      </text:list>
      <text:list text:style-name="L42">
        <text:list-item text:start-value="1">
          <text:p text:style-name="P242"><text:span text:style-name="T18">Tipo, obiettivo e funzione della classe/interfaccia:<text:line-break/><text:tab/></text:span><text:span text:style-name="T13">Classe pubblica, concreta. Questa classe eredita da Azione generica <text:tab/>effettuata in memoria e ne specializza l'uso per una memoria segmentata.</text:span></text:p>
        </text:list-item>
      </text:list>
      <text:list text:style-name="L44">
        <text:list-item text:start-value="1">
          <text:p text:style-name="P177">Relazioni d'uso con altre componenti:<text:line-break/><text:tab/><text:span text:style-name="T13">Nessuna oltre a quelle della classe padre.</text:span></text:p>
        </text:list-item>
      </text:list>
      <text:list text:style-name="L44">
        <text:list-item text:start-value="1">
          <text:p text:style-name="P177">Interfacce e relazioni di u<text:span text:style-name="T12">so da altre </text:span>componenti<text:span text:style-name="T13">:<text:line-break/><text:tab/>E' <text:s/>utilizzata direttamente ed esclusivamente dal <text:tab/>GestoreMemoriaSegmentata.</text:span></text:p>
        </text:list-item>
      </text:list>
      <text:list text:style-name="L44">
        <text:list-item text:start-value="1">
          <text:p text:style-name="P177">Attività svolte e dati trattati:</text:p>
          <text:list>
            <text:list-item>
              <text:p text:style-name="P286">Campi dati:</text:p>
              <text:list>
                <text:list-item>
                  <text:p text:style-name="P286">private FrameMemoria Destinazione:<text:line-break/><text:tab/>Mantiene il riferimento al frame di destinazione in memoria dove il <text:tab/>segmento è stato inserito.</text:p>
                </text:list-item>
              </text:list>
            </text:list-item>
          </text:list>
        </text:list-item>
      </text:list>
      <text:list text:style-name="L44">
        <text:list-item text:start-value="1">
          <text:list>
            <text:list-item text:start-value="1">
              <text:p text:style-name="P177">Costruttori:</text:p>
              <text:list>
                <text:list-item>
                  <text:p text:style-name="P286">public AzioneSegmento( int T, FrameMemoria F, FrameMemoria D ):<text:line-break/><text:tab/>Costruttore pubblico a tre parametri. Il primo rappresenta il tipo di <text:tab/>azione, il secondo il frame coinvolto e il terzo il frame destinazione. <text:tab/>Richiama il costruttore della classe padre.</text:p>
                </text:list-item>
                <text:list-item>
                  <text:p text:style-name="P286">public AzionePagina( int T, FrameMemoria F):<text:line-break/><text:tab/>Costruttore pubblico a due parametri. Richiama il costruttore della <text:tab/>classe <text:s text:c="2"/>padre. Il campo Destinazione assume il valore “null” per default.</text:p>
                </text:list-item>
              </text:list>
            </text:list-item>
          </text:list>
        </text:list-item>
      </text:list>
      <text:list text:style-name="L44">
        <text:list-item text:start-value="1">
          <text:list>
            <text:list-item text:start-value="1">
              <text:p text:style-name="P177">Metodi:</text:p>
              <text:list>
                <text:list-item>
                  <text:p text:style-name="P306"><text:soft-page-break/>public int getDestinazione():<text:line-break/><text:tab/>Ritorna il contenuto del campo dati Destinazione.</text:p>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52" text:outline-level="4">IAllocazione</text:h>
                    </text:list-item>
                  </text:list>
                </text:list-item>
              </text:list>
            </text:list-item>
          </text:list>
        </text:list-item>
      </text:list>
      <text:list text:style-name="L42">
        <text:list-item text:start-value="1">
          <text:p text:style-name="P242"><text:span text:style-name="T18">Tipo, obiettivo e funzione della classe/interfaccia:<text:line-break/><text:tab/></text:span><text:span text:style-name="T13">Interfaccia pubblica che definisce la struttura comune a tutte le politiche di <text:tab/>allocazione dei segmenti.</text:span></text:p>
        </text:list-item>
      </text:list>
      <text:list text:style-name="L45">
        <text:list-item text:start-value="1">
          <text:p text:style-name="P178">Relazioni d'uso con altre componenti:<text:line-break/><text:tab/><text:span text:style-name="T13">Nessuna.</text:span></text:p>
        </text:list-item>
      </text:list>
      <text:list text:style-name="L45">
        <text:list-item text:start-value="1">
          <text:p text:style-name="P178">Interfacce e relazioni di u<text:span text:style-name="T12">so da altre </text:span>componenti<text:span text:style-name="T13">:<text:line-break/><text:tab/>E' <text:s/>utilizzata esclusivamente dal GestoreMemoriaSegmentata.</text:span></text:p>
        </text:list-item>
      </text:list>
      <text:list text:style-name="L45">
        <text:list-item text:start-value="1">
          <text:p text:style-name="P178">Attività svolte e dati trattati:</text:p>
          <text:list>
            <text:list-item>
              <text:p text:style-name="P287">Campi dati:</text:p>
              <text:list>
                <text:list-item>
                  <text:p text:style-name="P287">Nessuno.</text:p>
                </text:list-item>
              </text:list>
            </text:list-item>
          </text:list>
        </text:list-item>
      </text:list>
      <text:list text:style-name="L45">
        <text:list-item text:start-value="1">
          <text:list>
            <text:list-item text:start-value="1">
              <text:p text:style-name="P178">Costruttori:</text:p>
              <text:list>
                <text:list-item>
                  <text:p text:style-name="P287">Nessuno.</text:p>
                </text:list-item>
              </text:list>
            </text:list-item>
          </text:list>
        </text:list-item>
      </text:list>
      <text:list text:style-name="L45">
        <text:list-item text:start-value="1">
          <text:list>
            <text:list-item text:start-value="1">
              <text:p text:style-name="P178">Metodi:</text:p>
              <text:list>
                <text:list-item>
                  <text:p text:style-name="P307">public FrameMemoria Alloca ( FrameMemoria F, Vector&lt;FrameMemoria&gt; Liberi ):<text:line-break/><text:tab/>Sarà implementato da ogni politica di allocazione. Il metodo dovrà <text:tab/>restituire il FrameMemoria libero che secondo la politica rispecchia <text:tab/>meglio le caratteristiche del frame passatogli F. Liberi è un vettore il <text:tab/>quale contiene tutti i FrameMemoria liberi all'interno della memoria <text:tab/>RAM.</text:p>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52" text:outline-level="4">IRimpiazzo</text:h>
                    </text:list-item>
                  </text:list>
                </text:list-item>
              </text:list>
            </text:list-item>
          </text:list>
        </text:list-item>
      </text:list>
      <text:list text:style-name="L42">
        <text:list-item text:start-value="1">
          <text:p text:style-name="P242"><text:span text:style-name="T18">Tipo, obiettivo e funzione della classe/interfaccia:<text:line-break/></text:span><text:span text:style-name="T18"><text:tab/></text:span><text:span text:style-name="T13">Interfaccia pubblica che definisce la struttura comune a tutte le politiche di <text:tab/>rimpiazzo delle pagine.</text:span></text:p>
        </text:list-item>
      </text:list>
      <text:list text:style-name="L46">
        <text:list-item text:start-value="1">
          <text:p text:style-name="P179">Relazioni d'uso con altre componenti:<text:line-break/><text:tab/><text:span text:style-name="T13">Nessuna.</text:span></text:p>
        </text:list-item>
      </text:list>
      <text:list text:style-name="L46">
        <text:list-item text:start-value="1">
          <text:p text:style-name="P179">Interfacce e relazioni di u<text:span text:style-name="T12">so da altre </text:span>componenti<text:span text:style-name="T13">:<text:line-break/></text:span><text:span text:style-name="T13"><text:tab/>E' <text:s/>utilizzata esclusivamente dal GestoreMemoriaPaginata.</text:span></text:p>
        </text:list-item>
      </text:list>
      <text:list text:style-name="L46">
        <text:list-item text:start-value="1">
          <text:p text:style-name="P179">Attività svolte e dati trattati:</text:p>
          <text:list>
            <text:list-item>
              <text:p text:style-name="P288">Campi dati:</text:p>
              <text:list>
                <text:list-item>
                  <text:p text:style-name="P288">Nessuno.</text:p>
                </text:list-item>
              </text:list>
            </text:list-item>
          </text:list>
        </text:list-item>
      </text:list>
      <text:list text:style-name="L46">
        <text:list-item text:start-value="1">
          <text:list>
            <text:list-item text:start-value="1">
              <text:p text:style-name="P179">Costruttori:</text:p>
              <text:list>
                <text:list-item>
                  <text:p text:style-name="P288"><text:soft-page-break/>Nessuno.</text:p>
                </text:list-item>
              </text:list>
            </text:list-item>
          </text:list>
        </text:list-item>
      </text:list>
      <text:list text:style-name="L46">
        <text:list-item text:start-value="1">
          <text:list>
            <text:list-item text:start-value="1">
              <text:p text:style-name="P179">Metodi:</text:p>
              <text:list>
                <text:list-item>
                  <text:p text:style-name="P243">public void InserisciEntry( FrameMemoria F, int Posizione, int UT, boolean M ):<text:line-break/><text:tab/>Implementato dalle politiche di rimpiazzo servirà per aggiornare i dati <text:tab/>derivati dall'inserimento in RAM di una pagina.</text:p>
                </text:list-item>
                <text:list-item>
                  <text:p text:style-name="P243">public void LiberaEntry( int Posizione ):<text:line-break/><text:tab/>Resetta i dati in fase di rimozione di una pagina.</text:p>
                </text:list-item>
                <text:list-item>
                  <text:p text:style-name="P243">public FrameMemoria SelezionaEntry():<text:line-break/><text:tab/>Seleziona la pagina da rimuovere secondo la politica prescelta.</text:p>
                </text:list-item>
                <text:list-item>
                  <text:p text:style-name="P243">public void AggiornaEntry( int Posizione, boolean M ):<text:line-break/><text:tab/>Aggiorna i dati dopo un accesso alla pagina da parte di un processo.</text:p>
                </text:list-item>
                <text:list-item>
                  <text:p text:style-name="P308">public void AggiornaEntries( ):<text:line-break/><text:tab/>Aggiorna i dati di tutte le pagine in memoria quando il gestore della <text:tab/>memoria lo richiede ai fini del corretto funzionamento degli algoritmi di <text:tab/>rimpiazzo.</text:p>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52" text:outline-level="4">FirstFit,BestFit,NextFit,QuickFit,WorstFit</text:h>
                    </text:list-item>
                  </text:list>
                </text:list-item>
              </text:list>
            </text:list-item>
          </text:list>
        </text:list-item>
      </text:list>
      <text:list text:style-name="L42">
        <text:list-item text:start-value="1">
          <text:p text:style-name="P242"><text:span text:style-name="T18">Tipo, obiettivo e funzione della classe/interfaccia:<text:line-break/></text:span><text:span text:style-name="T18"><text:tab/></text:span><text:span text:style-name="T13">Classi pubbliche concrete che implementano l'interfaccia IAllocazione. In <text:tab/>particolare implementano il metodo Alloca secondo la politica dalla quale <text:tab/>prende il nome la classe, rispettivamente: <text:line-break/><text:tab/>FirstFit: Restituisce un riferimento al primo spazio di memoria disponibile a <text:tab/>contenere il segmento.<text:line-break/><text:tab/>BestFit: Restituisce un riferimento allo spazio di memoria le cui dimensioni <text:tab/>sono il più possibile vicine al segmento da inserire.</text:span></text:p>
          <text:list>
            <text:list-item>
              <text:list>
                <text:list-header>
                  <text:p text:style-name="P289">NextFit: Come FirstFit soltanto inizia la ricerca dall'ultimo elemento visitato.</text:p>
                  <text:p text:style-name="P289">QuickFit: Come BestFit salvo diversa implementazione.</text:p>
                  <text:p text:style-name="P289">WorstFit: <text:s/>Restituisce un riferimento allo spazio di dimensione maggiore.</text:p>
                </text:list-header>
              </text:list>
            </text:list-item>
          </text:list>
        </text:list-item>
      </text:list>
      <text:list text:style-name="L47">
        <text:list-item text:start-value="1">
          <text:p text:style-name="P180">Relazioni d'uso con altre componenti:<text:line-break/><text:tab/><text:span text:style-name="T13">Utilizzano la classe Vector standard dalla libreria java.util.</text:span></text:p>
        </text:list-item>
      </text:list>
      <text:list text:style-name="L47">
        <text:list-item text:start-value="1">
          <text:p text:style-name="P180">Interfacce e relazioni di u<text:span text:style-name="T12">so da altre </text:span>componenti<text:span text:style-name="T13">:<text:line-break/><text:tab/>Sono utilizzate esclusivamente dal GestoreMemoriaSegmentata in fase di </text:span><text:span text:style-name="T13"><text:tab/>allocazione dei segmenti. .</text:span></text:p>
        </text:list-item>
      </text:list>
      <text:list text:style-name="L47">
        <text:list-item text:start-value="1">
          <text:p text:style-name="P180">Attività svolte e dati trattati:</text:p>
          <text:list>
            <text:list-item>
              <text:p text:style-name="P290">Campi dati:</text:p>
              <text:list>
                <text:list-item>
                  <text:p text:style-name="P290">Nessuno, eccetto NextFit che mantiene un riferimento (FrameMemoria Next) allo spazio libero successivo dal quale iniziare la ricerca.</text:p>
                </text:list-item>
              </text:list>
            </text:list-item>
          </text:list>
        </text:list-item>
      </text:list>
      <text:list text:style-name="L47">
        <text:list-item text:start-value="1">
          <text:list>
            <text:list-item text:start-value="1">
              <text:p text:style-name="P180">Costruttori:</text:p>
              <text:list>
                <text:list-item>
                  <text:p text:style-name="P290"><text:soft-page-break/>Nessuno.</text:p>
                </text:list-item>
              </text:list>
            </text:list-item>
          </text:list>
        </text:list-item>
      </text:list>
      <text:list text:style-name="L47">
        <text:list-item text:start-value="1">
          <text:list>
            <text:list-item text:start-value="1">
              <text:p text:style-name="P180">Metodi:</text:p>
              <text:list>
                <text:list-item>
                  <text:p text:style-name="P309">public FrameMemoria Alloca ( FrameMemoria F, Vector&lt;FrameMemoria&gt; Liberi ): <text:line-break/><text:tab/>Implementa l'algoritmo di allocazione secondo quanto decritto <text:tab/>nell'obbiettivo della classe, restituendo un riferimento allo spazio sul <text:tab/>quale effettuare l'allocazione. Come parametri richiede un riferimento <text:tab/>F al segmento da inserire e un Vector di riferimenti agli spazi liberi in <text:tab/>memoria.</text:p>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52" text:outline-level="4">A</text:h>
                    </text:list-item>
                  </text:list>
                </text:list-item>
              </text:list>
            </text:list-item>
          </text:list>
        </text:list-item>
      </text:list>
      <text:list text:style-name="L42">
        <text:list-item text:start-value="1">
          <text:p text:style-name="P242"><text:span text:style-name="T18">Tipo, obiettivo e funzione della classe/interfaccia:<text:line-break/><text:tab/></text:span><text:span text:style-name="T13">Classe pubblica concreta che implementa l'interfaccia IRimpiazzo. Essa <text:tab/>prende il nome di A per Anging cioè implementa l'algoritmo </text:span><text:span text:style-name="T13"><text:tab/>dell'invecchiamento.</text:span></text:p>
        </text:list-item>
      </text:list>
      <text:list text:style-name="L48">
        <text:list-item text:start-value="1">
          <text:p text:style-name="P181">Relazioni d'uso con altre componenti:<text:line-break/><text:tab/><text:span text:style-name="T13">Utilizzano la classe Vector standard dalla libreria java.util per mantenere una <text:tab/>struttura di Dati con i quali effettuare decisioni per il rimpiazzo delle pagine.</text:span></text:p>
        </text:list-item>
      </text:list>
      <text:list text:style-name="L48">
        <text:list-item text:start-value="1">
          <text:p text:style-name="P181">Interfacce e relazioni di u<text:span text:style-name="T12">so da altre </text:span>componenti<text:span text:style-name="T13">:<text:line-break/></text:span><text:span text:style-name="T13"><text:tab/>Sono utilizzate esclusivamente dal GestoreMemoriaPaginata in fase di <text:tab/>rimpiazzo delle pagine.</text:span></text:p>
        </text:list-item>
      </text:list>
      <text:list text:style-name="L48">
        <text:list-item text:start-value="1">
          <text:p text:style-name="P181">Attività svolte e dati trattati:</text:p>
          <text:list>
            <text:list-item>
              <text:p text:style-name="P291">Campi dati:</text:p>
              <text:list>
                <text:list-item>
                  <text:p text:style-name="P291">private class Dati:</text:p>
                  <text:list>
                    <text:list-header>
                      <text:p text:style-name="P291">Classe interna privata che memorizza un intero Contatore che memorizza l'età di una pagina, un boolean R che indica se recentemente la pagina è stata riferita e il riferimento F alla pagina in questione.</text:p>
                    </text:list-header>
                  </text:list>
                </text:list-item>
                <text:list-item>
                  <text:p text:style-name="P291">private Vector&lt;Dati&gt; Tabella:<text:line-break/><text:tab/>Vettore privato che memorizza una sequenza di Dati come immagine <text:tab/>della memoria.</text:p>
                </text:list-item>
              </text:list>
            </text:list-item>
          </text:list>
        </text:list-item>
      </text:list>
      <text:list text:style-name="L48">
        <text:list-item text:start-value="1">
          <text:list>
            <text:list-item text:start-value="1">
              <text:p text:style-name="P181">Costruttori:</text:p>
              <text:list>
                <text:list-item>
                  <text:p text:style-name="P291">public A( int dim ): <text:line-break/><text:tab/>Data la dimensione intera della memoria interpretata come il numero <text:tab/>di FrameMemoria, istanzia Tabella con valori di default.</text:p>
                </text:list-item>
              </text:list>
            </text:list-item>
          </text:list>
        </text:list-item>
      </text:list>
      <text:list text:style-name="L48">
        <text:list-item text:start-value="1">
          <text:list>
            <text:list-item text:start-value="1">
              <text:p text:style-name="P181">Metodi:</text:p>
              <text:list>
                <text:list-item>
                  <text:p text:style-name="P244">public void InserisciEntry( FrameMemoria F, int Posizione, int UT, boolean M ):</text:p>
                  <text:list>
                    <text:list-header>
                      <text:p text:style-name="P244">Viene richiamato quando carico in memoria RAM una pagina. Inizializza i dati relativi a quella pagina, in particolare F è il riferiferimento alla pagina <text:soft-page-break/>mentre gli altri parametri sono inutilizzati.</text:p>
                    </text:list-header>
                  </text:list>
                </text:list-item>
                <text:list-item>
                  <text:p text:style-name="P244">public void LiberaEntry( int Posizione ):<text:line-break/><text:tab/>Resetta i campi dati relativi alla pagina nella Posizione specificata dal <text:tab/>parametro.</text:p>
                </text:list-item>
                <text:list-item>
                  <text:p text:style-name="P244">public FrameMemoria SelezionaEntry():</text:p>
                  <text:list>
                    <text:list-header>
                      <text:p text:style-name="P244">Implementa l'algoritmo vero e proprio. Semplicemente restituisce un riferimento alla pagina il cui Contatore è il minore possibile, ossia la pagina memo utilizzata.</text:p>
                    </text:list-header>
                  </text:list>
                </text:list-item>
                <text:list-item>
                  <text:p text:style-name="P244">public void AggiornaEntry( int Posizione, boolean M ):</text:p>
                  <text:list>
                    <text:list-header>
                      <text:p text:style-name="P244">Imposta R a true quando una pagina la pagina nella posizione specificata è stata riferita. Il Parametro M è inutilizzato in questo algoritmo.</text:p>
                    </text:list-header>
                  </text:list>
                </text:list-item>
                <text:list-item>
                  <text:p text:style-name="P310">public void AggiornaEntries():<text:line-break/><text:tab/>Per ogni pagina, imposta il campo R a false e incrementa il contatore <text:tab/>se la pagina era recentemente riferita altrimenti lo decrementa.</text:p>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52" text:outline-level="4">C</text:h>
                    </text:list-item>
                  </text:list>
                </text:list-item>
              </text:list>
            </text:list-item>
          </text:list>
        </text:list-item>
      </text:list>
      <text:list text:style-name="L42">
        <text:list-item text:start-value="1">
          <text:p text:style-name="P242"><text:span text:style-name="T18">Tipo, obiettivo e funzione della classe/interfaccia:<text:line-break/><text:tab/></text:span><text:span text:style-name="T13">Classe pubblica concreta che implementa l'interfaccia IRimpiazzo. Essa <text:tab/>prende il nome di C per Clock cioè implementa l'algoritmo dell'orologio.</text:span></text:p>
        </text:list-item>
      </text:list>
      <text:list text:style-name="L49">
        <text:list-item text:start-value="1">
          <text:p text:style-name="P182">Relazioni d'uso con altre componenti:<text:line-break/><text:tab/><text:span text:style-name="T13">Utilizzano la classe Vector standard dalla libreria java.util per mantenere una <text:tab/>struttura di Dati con i quali effettuare decisioni per il rimpiazzo delle pagine.</text:span></text:p>
        </text:list-item>
      </text:list>
      <text:list text:style-name="L49">
        <text:list-item text:start-value="1">
          <text:p text:style-name="P182">Interfacce e relazioni di u<text:span text:style-name="T12">so da altre </text:span>componenti<text:span text:style-name="T13">:<text:line-break/><text:tab/>Sono utilizzate esclusivamente dal GestoreMemoriaPaginata in fase di <text:tab/>rimpiazzo delle pagine.</text:span></text:p>
        </text:list-item>
      </text:list>
      <text:list text:style-name="L49">
        <text:list-item text:start-value="1">
          <text:p text:style-name="P182">Attività svolte e dati trattati:</text:p>
          <text:list>
            <text:list-item>
              <text:p text:style-name="P292">Campi dati:</text:p>
              <text:list>
                <text:list-item>
                  <text:p text:style-name="P292">private class Dati:</text:p>
                  <text:list>
                    <text:list-header>
                      <text:p text:style-name="P292">Classe interna privata che memorizza un boolean R che indica se recentemente la pagina è stata riferita e il riferimento F alla pagina in questione.</text:p>
                    </text:list-header>
                  </text:list>
                </text:list-item>
                <text:list-item>
                  <text:p text:style-name="P292">private Vector&lt;Dati&gt; Tabella:<text:line-break/><text:tab/>Vettore privato che memorizza una sequenza di Dati come immagine <text:tab/>della memoria.</text:p>
                </text:list-item>
                <text:list-item>
                  <text:p text:style-name="P292">private int Lancetta:</text:p>
                  <text:list>
                    <text:list-header>
                      <text:p text:style-name="P292">Memorizza il punto in cui era arrivata la lancetta dell'orologio.</text:p>
                    </text:list-header>
                  </text:list>
                </text:list-item>
              </text:list>
            </text:list-item>
          </text:list>
        </text:list-item>
      </text:list>
      <text:list text:style-name="L49">
        <text:list-item text:start-value="1">
          <text:list>
            <text:list-item text:start-value="1">
              <text:p text:style-name="P182">Costruttori:</text:p>
              <text:list>
                <text:list-item>
                  <text:p text:style-name="P292">public C( int dim ): <text:line-break/><text:tab/>Data la dimensione intera della memoria interpretata come il numero <text:soft-page-break/><text:tab/>di FrameMemoria, istanzia Tabella con valori di default.</text:p>
                </text:list-item>
              </text:list>
            </text:list-item>
          </text:list>
        </text:list-item>
      </text:list>
      <text:list text:style-name="L49">
        <text:list-item text:start-value="1">
          <text:list>
            <text:list-item text:start-value="1">
              <text:p text:style-name="P182">Metodi:</text:p>
              <text:list>
                <text:list-item>
                  <text:p text:style-name="P245">public void InserisciEntry( FrameMemoria F, int Posizione, int UT, boolean M ):</text:p>
                  <text:list>
                    <text:list-header>
                      <text:p text:style-name="P245">Viene richiamato quando carico in memoria RAM una pagina. Inizializza i dati relativi a quella pagina, in particolare F è il riferiferimento alla pagina e imposta R a true, mentre gli altri parametri sono inutilizzati.</text:p>
                    </text:list-header>
                  </text:list>
                </text:list-item>
                <text:list-item>
                  <text:p text:style-name="P245">public void LiberaEntry( int Posizione ):<text:line-break/><text:tab/>Resetta i campi dati relativi alla pagina nella Posizione specificata dal <text:tab/>parametro.</text:p>
                </text:list-item>
                <text:list-item>
                  <text:p text:style-name="P245">public FrameMemoria SelezionaEntry():</text:p>
                  <text:list>
                    <text:list-header>
                      <text:p text:style-name="P245">Implementa l'algoritmo vero e proprio. Semplicemente restituisce un riferimento alla pagina indicata dalla lancetta se essa non è stata recentemente riferita altrimenti imposta R a false e avanza la lancetta di una posizione per ricompiere il controllo.</text:p>
                    </text:list-header>
                  </text:list>
                </text:list-item>
                <text:list-item>
                  <text:p text:style-name="P245">public void AggiornaEntry( int Posizione, boolean M ):</text:p>
                  <text:list>
                    <text:list-header>
                      <text:p text:style-name="P245">Non fa nulla in questo algoritmo.</text:p>
                    </text:list-header>
                  </text:list>
                </text:list-item>
                <text:list-item>
                  <text:p text:style-name="P245">public void AggiornaEntries():</text:p>
                  <text:list>
                    <text:list-header>
                      <text:p text:style-name="P311">Non fa nulla in questo algoritmo.</text:p>
                    </text:list-header>
                  </text:list>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52" text:outline-level="4">FIFO</text:h>
                    </text:list-item>
                  </text:list>
                </text:list-item>
              </text:list>
            </text:list-item>
          </text:list>
        </text:list-item>
      </text:list>
      <text:list text:style-name="L42">
        <text:list-item text:start-value="1">
          <text:p text:style-name="P242"><text:span text:style-name="T18">Tipo, obiettivo e funzione della classe/interfaccia:<text:line-break/><text:tab/></text:span><text:span text:style-name="T13">Classe pubblica concreta che implementa l'interfaccia IRimpiazzo. Essa <text:tab/>prende il nome di FIFO per FirstInFirstOut cioè rimpiazza la pagina che è <text:tab/>entrata per prima in memoria sebbene questa sia stata utilizzata di recente.</text:span></text:p>
        </text:list-item>
      </text:list>
      <text:list text:style-name="L50">
        <text:list-item text:start-value="1">
          <text:p text:style-name="P183">Relazioni d'uso con altre componenti:<text:line-break/><text:tab/><text:span text:style-name="T13">Utilizzano la classe Vector standard dalla libreria java.util per mantenere una <text:tab/>struttura di Dati con i quali effettuare decisioni per il rimpiazzo delle pagine.</text:span></text:p>
        </text:list-item>
      </text:list>
      <text:list text:style-name="L50">
        <text:list-item text:start-value="1">
          <text:p text:style-name="P183">Interfacce e relazioni di u<text:span text:style-name="T12">so da altre </text:span>componenti<text:span text:style-name="T13">:<text:line-break/></text:span><text:span text:style-name="T13"><text:tab/>Sono utilizzate esclusivamente dal GestoreMemoriaPaginata in fase di </text:span><text:span text:style-name="T13"><text:tab/>rimpiazzo delle pagine.</text:span></text:p>
        </text:list-item>
      </text:list>
      <text:list text:style-name="L50">
        <text:list-item text:start-value="1">
          <text:p text:style-name="P183">Attività svolte e dati trattati:</text:p>
          <text:list>
            <text:list-item>
              <text:p text:style-name="P293">Campi dati:</text:p>
              <text:list>
                <text:list-item>
                  <text:p text:style-name="P293">private class Dati:</text:p>
                  <text:list>
                    <text:list-header>
                      <text:p text:style-name="P293">Classe interna privata che memorizza in un intero TArrivo l'unità di tempo in cui la pagina è stata caricata in RAM, oltre che il riferimento F alla pagina.</text:p>
                      <text:p text:style-name="P293">Si implementa anche un metodo private boolean Minore( Dati D ) che confronta due Dati e ne indica se uno è minore dell'altro.</text:p>
                    </text:list-header>
                  </text:list>
                </text:list-item>
                <text:list-item>
                  <text:p text:style-name="P293"><text:soft-page-break/>private Vector&lt;Dati&gt; Tabella:<text:line-break/><text:tab/>Vettore privato che memorizza una sequenza di Dati come immagine <text:tab/>della memoria.</text:p>
                </text:list-item>
              </text:list>
            </text:list-item>
          </text:list>
        </text:list-item>
      </text:list>
      <text:list text:style-name="L50">
        <text:list-item text:start-value="1">
          <text:list>
            <text:list-item text:start-value="1">
              <text:p text:style-name="P183">Costruttori:</text:p>
              <text:list>
                <text:list-item>
                  <text:p text:style-name="P293">public FIFO( int dim ): <text:line-break/><text:tab/>Data la dimensione intera della memoria interpretata come il numero <text:tab/>di FrameMemoria, istanzia Tabella con valori di default.</text:p>
                </text:list-item>
              </text:list>
            </text:list-item>
          </text:list>
        </text:list-item>
      </text:list>
      <text:list text:style-name="L50">
        <text:list-item text:start-value="1">
          <text:list>
            <text:list-item text:start-value="1">
              <text:p text:style-name="P183">Metodi:</text:p>
              <text:list>
                <text:list-item>
                  <text:p text:style-name="P246">public void InserisciEntry( FrameMemoria F, int Posizione, int UT, boolean M ):<text:line-break/><text:tab/>Imposta F riferimento alla pagina e imposta Tarrivo a UT, mentre gli<text:tab/> altri parametri sono inutilizzati.</text:p>
                </text:list-item>
              </text:list>
            </text:list-item>
          </text:list>
        </text:list-item>
      </text:list>
      <text:list text:style-name="L50">
        <text:list-item text:start-value="1">
          <text:list>
            <text:list-item text:start-value="1">
              <text:list>
                <text:list-item text:start-value="1">
                  <text:p text:style-name="P246">public void LiberaEntry( int Posizione ):<text:line-break/><text:tab/>Resetta i campi dati relativi alla pagina nella Posizione specificata dal <text:tab/>parametro.</text:p>
                </text:list-item>
                <text:list-item>
                  <text:p text:style-name="P246">public FrameMemoria SelezionaEntry():</text:p>
                  <text:list>
                    <text:list-item>
                      <text:list>
                        <text:list-header>
                          <text:p text:style-name="P246">Implementa l'algoritmo. Restituisce un riferimento alla pagina il cui Tarrivo è minore.</text:p>
                        </text:list-header>
                      </text:list>
                    </text:list-item>
                  </text:list>
                </text:list-item>
                <text:list-item>
                  <text:p text:style-name="P246">public void AggiornaEntry( int Posizione, boolean M ):</text:p>
                  <text:list>
                    <text:list-item>
                      <text:list>
                        <text:list-header>
                          <text:p text:style-name="P246">Non fa nulla in questo algoritmo.</text:p>
                        </text:list-header>
                      </text:list>
                    </text:list-item>
                  </text:list>
                </text:list-item>
                <text:list-item>
                  <text:p text:style-name="P246">public void AggiornaEntries():<text:line-break/><text:tab/>Non fa nulla in questo algoritmo.</text:p>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52" text:outline-level="4">LRU</text:h>
                    </text:list-item>
                  </text:list>
                </text:list-item>
              </text:list>
            </text:list-item>
          </text:list>
        </text:list-item>
      </text:list>
      <text:list text:style-name="L51">
        <text:list-item text:start-value="1">
          <text:p text:style-name="P247"><text:span text:style-name="T18">Tipo, obiettivo e funzione della classe/interfaccia:<text:line-break/><text:tab/></text:span><text:span text:style-name="T13">Classe pubblica concreta che implementa l'interfaccia IRimpiazzo. Essa <text:tab/>prende il nome di LRU per Least Recently Used cioè rimpiazza la pagina <text:tab/>usata meno di recente. </text:span></text:p>
        </text:list-item>
      </text:list>
      <text:list text:style-name="L52">
        <text:list-item text:start-value="1">
          <text:p text:style-name="P184">Relazioni d'uso con altre componenti:<text:line-break/><text:tab/><text:span text:style-name="T13">Utilizzano la classe Vector standard dalla libreria java.util per mantenere una <text:tab/>struttura di Dati con i quali effettuare decisioni per il rimpiazzo delle pagine.</text:span></text:p>
        </text:list-item>
      </text:list>
      <text:list text:style-name="L52">
        <text:list-item text:start-value="1">
          <text:p text:style-name="P184">Interfacce e relazioni di u<text:span text:style-name="T12">so da altre </text:span>componenti<text:span text:style-name="T13">:<text:line-break/><text:tab/>Sono utilizzate esclusivamente dal GestoreMemoriaPaginata in fase di <text:tab/>rimpiazzo delle pagine.</text:span></text:p>
        </text:list-item>
      </text:list>
      <text:list text:style-name="L52">
        <text:list-item text:start-value="1">
          <text:p text:style-name="P184">Attività svolte e dati trattati:</text:p>
          <text:list>
            <text:list-item>
              <text:p text:style-name="P294">Campi dati:</text:p>
              <text:list>
                <text:list-item>
                  <text:p text:style-name="P294">private int Contatore:<text:line-break/><text:tab/>Memorizza un contatore incrementato ad ogni riferimento in memoria.</text:p>
                </text:list-item>
                <text:list-item>
                  <text:p text:style-name="P294">private class Dati:</text:p>
                  <text:list>
                    <text:list-header>
                      <text:p text:style-name="P294"><text:soft-page-break/>Classe interna privata che memorizza in un intero UltimoAccesso il Contatore corrente, oltre che il riferimento F alla pagina.</text:p>
                    </text:list-header>
                  </text:list>
                </text:list-item>
                <text:list-item>
                  <text:p text:style-name="P294">private Vector&lt;Dati&gt; Tabella:<text:line-break/><text:tab/>Vettore privato che memorizza una sequenza di Dati come immagine <text:tab/>della memoria.</text:p>
                </text:list-item>
              </text:list>
            </text:list-item>
          </text:list>
        </text:list-item>
      </text:list>
      <text:list text:style-name="L52">
        <text:list-item text:start-value="1">
          <text:list>
            <text:list-item text:start-value="1">
              <text:p text:style-name="P184">Costruttori:</text:p>
              <text:list>
                <text:list-item>
                  <text:p text:style-name="P294">public LRU( int dim ): <text:line-break/><text:tab/>Data la dimensione intera della memoria interpretata come il numero <text:tab/>di FrameMemoria, istanzia Tabella con valori di default e inizializza il <text:tab/>Contatore a 0.</text:p>
                </text:list-item>
              </text:list>
            </text:list-item>
          </text:list>
        </text:list-item>
      </text:list>
      <text:list text:style-name="L52">
        <text:list-item text:start-value="1">
          <text:list>
            <text:list-item text:start-value="1">
              <text:p text:style-name="P184">Metodi:</text:p>
              <text:list>
                <text:list-item>
                  <text:p text:style-name="P248">public void InserisciEntry( FrameMemoria F, int Posizione, int UT, boolean M ):<text:line-break/><text:tab/>Imposta F riferiferimento alla pagina nella Posizione indicata, e <text:tab/>imposta UltimoAccesso con il valore corrente del Contatore, <text:tab/>incrementandolo successivamente.</text:p>
                </text:list-item>
              </text:list>
            </text:list-item>
          </text:list>
        </text:list-item>
      </text:list>
      <text:list text:style-name="L52">
        <text:list-item text:start-value="1">
          <text:list>
            <text:list-item text:start-value="1">
              <text:list>
                <text:list-item text:start-value="1">
                  <text:p text:style-name="P248">public void LiberaEntry( int Posizione ):<text:line-break/><text:tab/>Resetta i campi dati relativi alla pagina nella Posizione specificata dal <text:tab/>parametro.</text:p>
                </text:list-item>
                <text:list-item>
                  <text:p text:style-name="P248">public FrameMemoria SelezionaEntry():</text:p>
                  <text:list>
                    <text:list-item>
                      <text:list>
                        <text:list-header>
                          <text:p text:style-name="P248">Implementa l'algoritmo. Restituisce un riferimento alla pagina il cui valore di UltimoAccesso è minore.</text:p>
                        </text:list-header>
                      </text:list>
                    </text:list-item>
                  </text:list>
                </text:list-item>
                <text:list-item>
                  <text:p text:style-name="P248">public void AggiornaEntry( int Posizione, boolean M ):</text:p>
                  <text:list>
                    <text:list-item>
                      <text:list>
                        <text:list-header>
                          <text:p text:style-name="P248">Aggiorna l'UltimoAccesso della pagina in Posizione e incrementa Contatore.</text:p>
                        </text:list-header>
                      </text:list>
                    </text:list-item>
                  </text:list>
                </text:list-item>
                <text:list-item>
                  <text:p text:style-name="P248">public void AggiornaEntries():</text:p>
                  <text:list>
                    <text:list-item>
                      <text:list>
                        <text:list-header>
                          <text:p text:style-name="P248">Non fa nulla in questo algoritmo.</text:p>
                        </text:list-header>
                      </text:list>
                    </text:list-item>
                  </text:list>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52" text:outline-level="4">NFU</text:h>
                    </text:list-item>
                  </text:list>
                </text:list-item>
              </text:list>
            </text:list-item>
          </text:list>
        </text:list-item>
      </text:list>
      <text:list text:style-name="L51">
        <text:list-item text:start-value="1">
          <text:p text:style-name="P247"><text:span text:style-name="T18">Tipo, obiettivo e funzione della classe/interfaccia:<text:line-break/><text:tab/></text:span><text:span text:style-name="T13">Classe pubblica concreta che implementa l'interfaccia IRimpiazzo. Essa <text:tab/>prende il nome di NFU per Not Frequently Used cioè rimpiazza la pagina <text:tab/>usata meno di frequente. </text:span></text:p>
        </text:list-item>
      </text:list>
      <text:list text:style-name="L53">
        <text:list-item text:start-value="1">
          <text:p text:style-name="P185">Relazioni d'uso con altre componenti:<text:line-break/><text:tab/><text:span text:style-name="T13">Utilizzano la classe Vector standard dalla libreria java.util per mantenere una </text:span><text:span text:style-name="T13"><text:tab/>struttura di Dati con i quali effettuare decisioni per il rimpiazzo delle pagine.</text:span></text:p>
        </text:list-item>
      </text:list>
      <text:list text:style-name="L53">
        <text:list-item text:start-value="1">
          <text:p text:style-name="P185">Interfacce e relazioni di u<text:span text:style-name="T12">so da altre </text:span>componenti<text:span text:style-name="T13">:<text:line-break/><text:tab/>Sono utilizzate esclusivamente dal GestoreMemoriaPaginata in fase di <text:tab/>rimpiazzo delle pagine.</text:span></text:p>
        </text:list-item>
      </text:list>
      <text:list text:style-name="L53">
        <text:list-item text:start-value="1">
          <text:p text:style-name="P185"><text:soft-page-break/>Attività svolte e dati trattati:</text:p>
          <text:list>
            <text:list-item>
              <text:p text:style-name="P295">Campi dati:</text:p>
              <text:list>
                <text:list-item>
                  <text:p text:style-name="P295">private class Dati:</text:p>
                  <text:list>
                    <text:list-item>
                      <text:list>
                        <text:list-header>
                          <text:p text:style-name="P295">Classe interna privata che memorizza in un intero Contatore il numero di utilizzi della pagina, in un boolean R se è stata riferita di recente, infine il riferimento F alla pagina.</text:p>
                        </text:list-header>
                      </text:list>
                    </text:list-item>
                  </text:list>
                </text:list-item>
                <text:list-item>
                  <text:p text:style-name="P295">private Vector&lt;Dati&gt; Tabella:<text:line-break/><text:tab/>Vettore privato che memorizza una sequenza di Dati come immagine <text:tab/>della memoria.</text:p>
                </text:list-item>
              </text:list>
            </text:list-item>
          </text:list>
        </text:list-item>
      </text:list>
      <text:list text:style-name="L53">
        <text:list-item text:start-value="1">
          <text:list>
            <text:list-item text:start-value="1">
              <text:p text:style-name="P185">Costruttori:</text:p>
              <text:list>
                <text:list-item>
                  <text:p text:style-name="P295">public NFU( int dim ): <text:line-break/><text:tab/>Data la dimensione intera della memoria interpretata come il numero <text:tab/>di FrameMemoria, istanzia Tabella con valori di default.</text:p>
                </text:list-item>
              </text:list>
            </text:list-item>
          </text:list>
        </text:list-item>
      </text:list>
      <text:list text:style-name="L53">
        <text:list-item text:start-value="1">
          <text:list>
            <text:list-item text:start-value="1">
              <text:p text:style-name="P185">Metodi:</text:p>
              <text:list>
                <text:list-item>
                  <text:p text:style-name="P249">public void InserisciEntry( FrameMemoria F, int Posizione, int UT, boolean M ):<text:line-break/><text:tab/>Imposta F riferimento alla pagina nella Posizione indicata, imposta il <text:tab/>Contatore a zero e R a true.</text:p>
                </text:list-item>
              </text:list>
            </text:list-item>
          </text:list>
        </text:list-item>
      </text:list>
      <text:list text:style-name="L53">
        <text:list-item text:start-value="1">
          <text:list>
            <text:list-item text:start-value="1">
              <text:list>
                <text:list-item text:start-value="1">
                  <text:p text:style-name="P249">public void LiberaEntry( int Posizione ):<text:line-break/><text:tab/>Resetta i campi dati relativi alla pagina nella Posizione specificata dal <text:tab/>parametro.</text:p>
                </text:list-item>
                <text:list-item>
                  <text:p text:style-name="P249">public FrameMemoria SelezionaEntry():</text:p>
                  <text:list>
                    <text:list-item>
                      <text:list>
                        <text:list-header>
                          <text:p text:style-name="P249">Implementa l'algoritmo. Restituisce un riferimento alla pagina il cui valore di Contatore è minore.</text:p>
                        </text:list-header>
                      </text:list>
                    </text:list-item>
                  </text:list>
                </text:list-item>
                <text:list-item>
                  <text:p text:style-name="P249">public void AggiornaEntry( int Posizione, boolean M ):</text:p>
                  <text:list>
                    <text:list-item>
                      <text:list>
                        <text:list-header>
                          <text:p text:style-name="P249">Imposta il campo R a true significando che la pagina è stata riferita.</text:p>
                        </text:list-header>
                      </text:list>
                    </text:list-item>
                  </text:list>
                </text:list-item>
                <text:list-item>
                  <text:p text:style-name="P249">public void AggiornaEntries():<text:line-break/><text:tab/>Per ogni pagina se essa è stata riferita, cioè R è true, incremento il <text:tab/>Contatore e resetto R.</text:p>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52" text:outline-level="4">NRU</text:h>
                    </text:list-item>
                  </text:list>
                </text:list-item>
              </text:list>
            </text:list-item>
          </text:list>
        </text:list-item>
      </text:list>
      <text:list text:style-name="L51">
        <text:list-item text:start-value="1">
          <text:p text:style-name="P247"><text:span text:style-name="T18">Tipo, obiettivo e funzione della classe/interfaccia:<text:line-break/><text:tab/></text:span><text:span text:style-name="T13">Classe pubblica concreta che implementa l'interfaccia IRimpiazzo. Essa <text:tab/>prende il nome di NRU per Not Recently Used cioè rimpiazza la pagina non <text:tab/>usata di recente. </text:span></text:p>
        </text:list-item>
      </text:list>
      <text:list text:style-name="L54">
        <text:list-item text:start-value="1">
          <text:p text:style-name="P186">Relazioni d'uso con altre componenti:<text:line-break/><text:tab/><text:span text:style-name="T13">Utilizzano la classe Vector standard dalla libreria java.util per mantenere una <text:tab/>struttura di Dati con i quali effettuare decisioni per il rimpiazzo delle pagine.</text:span></text:p>
        </text:list-item>
      </text:list>
      <text:list text:style-name="L54">
        <text:list-item text:start-value="1">
          <text:p text:style-name="P186">Interfacce e relazioni di u<text:span text:style-name="T12">so da altre </text:span>componenti<text:span text:style-name="T13">:<text:line-break/></text:span><text:soft-page-break/><text:span text:style-name="T13"><text:tab/>Sono utilizzate esclusivamente dal GestoreMemoriaPaginata in fase di <text:tab/>rimpiazzo delle pagine.</text:span></text:p>
        </text:list-item>
      </text:list>
      <text:list text:style-name="L54">
        <text:list-item text:start-value="1">
          <text:p text:style-name="P186">Attività svolte e dati trattati:</text:p>
          <text:list>
            <text:list-item>
              <text:p text:style-name="P296">Campi dati:</text:p>
              <text:list>
                <text:list-item>
                  <text:p text:style-name="P296">private class Dati:</text:p>
                  <text:list>
                    <text:list-header>
                      <text:p text:style-name="P296">Classe interna privata che memorizza un boolean M che indica se la pagina è stata modificata, un boolean R che indica se la pagina è stata riferita, oltre al riferimento F alla pagina. Si implementa un metodo int Classe() che ritorna la classe a cui appartiene una pagina:</text:p>
                      <text:p text:style-name="P296">R=false<text:tab/>M=false<text:tab/>Classe=0</text:p>
                      <text:p text:style-name="P296">R=false<text:tab/>M=true<text:tab/>Classe=1</text:p>
                      <text:p text:style-name="P296">R=true<text:tab/>M=false<text:tab/>Classe=2</text:p>
                      <text:p text:style-name="P296">R=true<text:tab/>M=true<text:tab/>Classe=3</text:p>
                    </text:list-header>
                  </text:list>
                </text:list-item>
                <text:list-item>
                  <text:p text:style-name="P296">private Vector&lt;Dati&gt; Tabella:<text:line-break/><text:tab/>Vettore privato che memorizza una sequenza di Dati come immagine <text:tab/>della memoria.</text:p>
                </text:list-item>
              </text:list>
            </text:list-item>
          </text:list>
        </text:list-item>
      </text:list>
      <text:list text:style-name="L54">
        <text:list-item text:start-value="1">
          <text:list>
            <text:list-item text:start-value="1">
              <text:p text:style-name="P186">Costruttori:</text:p>
              <text:list>
                <text:list-item>
                  <text:p text:style-name="P296">public NRU( int dim ): <text:line-break/><text:tab/>Data la dimensione intera della memoria interpretata come il numero <text:tab/>di FrameMemoria, istanzia Tabella con valori di default.</text:p>
                </text:list-item>
              </text:list>
            </text:list-item>
          </text:list>
        </text:list-item>
      </text:list>
      <text:list text:style-name="L54">
        <text:list-item text:start-value="1">
          <text:list>
            <text:list-item text:start-value="1">
              <text:p text:style-name="P186">Metodi:</text:p>
              <text:list>
                <text:list-item>
                  <text:p text:style-name="P250">public void InserisciEntry( FrameMemoria F, int Posizione, int UT, boolean M ):<text:line-break/><text:tab/>Imposta F riferimento alla pagina nella Posizione indicata, imposta R a <text:tab/>true e M con il valore del parametro passato.</text:p>
                </text:list-item>
              </text:list>
            </text:list-item>
          </text:list>
        </text:list-item>
      </text:list>
      <text:list text:style-name="L54">
        <text:list-item text:start-value="1">
          <text:list>
            <text:list-item text:start-value="1">
              <text:list>
                <text:list-item text:start-value="1">
                  <text:p text:style-name="P250">public void LiberaEntry( int Posizione ):<text:line-break/><text:tab/>Resetta i campi dati relativi alla pagina nella Posizione specificata dal <text:tab/>parametro.</text:p>
                </text:list-item>
                <text:list-item>
                  <text:p text:style-name="P250">public FrameMemoria SelezionaEntry():</text:p>
                  <text:list>
                    <text:list-item>
                      <text:list>
                        <text:list-header>
                          <text:p text:style-name="P250">Implementa l'algoritmo. Restituisce un riferimento alla pagina di Classe minore.</text:p>
                        </text:list-header>
                      </text:list>
                    </text:list-item>
                  </text:list>
                </text:list-item>
                <text:list-item>
                  <text:p text:style-name="P250">public void AggiornaEntry( int Posizione, boolean M ):</text:p>
                  <text:list>
                    <text:list-item>
                      <text:list>
                        <text:list-header>
                          <text:p text:style-name="P250">Aggiorna R e M della pagina in Posizione.</text:p>
                        </text:list-header>
                      </text:list>
                    </text:list-item>
                  </text:list>
                </text:list-item>
                <text:list-item>
                  <text:p text:style-name="P250">public void AggiornaEntries():<text:line-break/><text:tab/>Per ogni pagina resetta R a false.</text:p>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52" text:outline-level="4">SC</text:h>
                    </text:list-item>
                  </text:list>
                </text:list-item>
              </text:list>
            </text:list-item>
          </text:list>
        </text:list-item>
      </text:list>
      <text:list text:style-name="L51">
        <text:list-item text:start-value="1">
          <text:p text:style-name="P247"><text:span text:style-name="T18">Tipo, obiettivo e funzione della classe/interfaccia:<text:line-break/><text:tab/></text:span><text:span text:style-name="T13">Classe pubblica concreta che implementa l'interfaccia IRimpiazzo. Essa </text:span><text:soft-page-break/><text:span text:style-name="T13"><text:tab/>prende il nome di SC per Second Chance cioè FIFO soltanto con controllo di <text:tab/>riferimento. </text:span></text:p>
        </text:list-item>
      </text:list>
      <text:list text:style-name="L55">
        <text:list-item text:start-value="1">
          <text:p text:style-name="P187">Relazioni d'uso con altre componenti:<text:line-break/><text:tab/><text:span text:style-name="T13">Utilizzano la classe Vector standard dalla libreria java.util per mantenere una <text:tab/>struttura di Dati con i quali effettuare decisioni per il rimpiazzo delle pagine.</text:span></text:p>
        </text:list-item>
      </text:list>
      <text:list text:style-name="L55">
        <text:list-item text:start-value="1">
          <text:p text:style-name="P187">Interfacce e relazioni di u<text:span text:style-name="T12">so da altre </text:span>componenti<text:span text:style-name="T13">:<text:line-break/><text:tab/>Sono utilizzate esclusivamente dal GestoreMemoriaPaginata in fase di <text:tab/>rimpiazzo delle pagine.</text:span></text:p>
        </text:list-item>
      </text:list>
      <text:list text:style-name="L55">
        <text:list-item text:start-value="1">
          <text:p text:style-name="P187">Attività svolte e dati trattati:</text:p>
          <text:list>
            <text:list-item>
              <text:p text:style-name="P297">Campi dati:</text:p>
              <text:list>
                <text:list-item>
                  <text:p text:style-name="P297">private class Dati:</text:p>
                  <text:list>
                    <text:list-item>
                      <text:list>
                        <text:list-header>
                          <text:p text:style-name="P297">Classe interna privata che memorizza in un intero TArrivo l'unità di tempo in cui la pagina è stata caricata in RAM, un boolean R che indica se la pagina è stata recentemente riferita, oltre al riferimento F alla pagina.</text:p>
                        </text:list-header>
                      </text:list>
                    </text:list-item>
                  </text:list>
                </text:list-item>
                <text:list-item>
                  <text:p text:style-name="P297">private Vector&lt;Dati&gt; Tabella:<text:line-break/><text:tab/>Vettore privato che memorizza una sequenza di Dati come immagine <text:tab/>della memoria.</text:p>
                </text:list-item>
              </text:list>
            </text:list-item>
          </text:list>
        </text:list-item>
      </text:list>
      <text:list text:style-name="L55">
        <text:list-item text:start-value="1">
          <text:list>
            <text:list-item text:start-value="1">
              <text:p text:style-name="P187">Costruttori:</text:p>
              <text:list>
                <text:list-item>
                  <text:p text:style-name="P297">public SC( int dim ): <text:line-break/><text:tab/>Data la dimensione intera della memoria interpretata come il numero <text:tab/>di FrameMemoria, istanzia Tabella con valori di default e inizializza il <text:tab/>Contatore a 0.</text:p>
                </text:list-item>
              </text:list>
            </text:list-item>
          </text:list>
        </text:list-item>
      </text:list>
      <text:list text:style-name="L55">
        <text:list-item text:start-value="1">
          <text:list>
            <text:list-item text:start-value="1">
              <text:p text:style-name="P187">Metodi:</text:p>
              <text:list>
                <text:list-item>
                  <text:p text:style-name="P251">public void InserisciEntry( FrameMemoria F, int Posizione, int UT, boolean M ):<text:line-break/><text:tab/>Imposta F riferimento alla pagina nella Posizione indicata, e imposta <text:tab/>TArrivo con il valore corrente di UT, R ovviamente sarà true.</text:p>
                </text:list-item>
              </text:list>
            </text:list-item>
          </text:list>
        </text:list-item>
      </text:list>
      <text:list text:style-name="L55">
        <text:list-item text:start-value="1">
          <text:list>
            <text:list-item text:start-value="1">
              <text:list>
                <text:list-item text:start-value="1">
                  <text:p text:style-name="P251">public void LiberaEntry( int Posizione ):<text:line-break/><text:tab/>Resetta i campi dati relativi alla pagina nella Posizione specificata dal <text:tab/>parametro.</text:p>
                </text:list-item>
                <text:list-item>
                  <text:p text:style-name="P251">public FrameMemoria SelezionaEntry():</text:p>
                  <text:list>
                    <text:list-item>
                      <text:list>
                        <text:list-header>
                          <text:p text:style-name="P251">Implementa l'algoritmo. Restituisce un riferimento alla pagina il cui valore di TArrivo è minore e contemporaneamente il campo R sia false.</text:p>
                        </text:list-header>
                      </text:list>
                    </text:list-item>
                  </text:list>
                </text:list-item>
                <text:list-item>
                  <text:p text:style-name="P251">public void AggiornaEntry( int Posizione, boolean M ):</text:p>
                  <text:list>
                    <text:list-item>
                      <text:list>
                        <text:list-header>
                          <text:p text:style-name="P251">Non esegue nulla in questo algoritmo.</text:p>
                        </text:list-header>
                      </text:list>
                    </text:list-item>
                  </text:list>
                </text:list-item>
                <text:list-item>
                  <text:p text:style-name="P251">public void AggiornaEntries():<text:line-break/><text:tab/>Non esegue nulla in questo algoritmo.</text:p>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52" text:outline-level="4"><text:soft-page-break/>RAMPaginata</text:h>
                    </text:list-item>
                  </text:list>
                </text:list-item>
              </text:list>
            </text:list-item>
          </text:list>
        </text:list-item>
      </text:list>
      <text:list text:style-name="L56">
        <text:list-item>
          <text:p text:style-name="P313">Tipo, obiettivo e funzione della classe/interfaccia:</text:p>
        </text:list-item>
      </text:list>
      <text:p text:style-name="P57">Classe che nel nostro sistema modella la RAM sotto forma di collezione di pagine. E’ quindi l’implementazione della RAM che verrà usata quando l’utente sceglie come tecnica di gestione della memoria la paginazione. La classe offre tutti i metodi necessari per l’inserimento, la rimozione e la ricerca delle pagine.</text:p>
      <text:p text:style-name="P50"/>
      <text:list text:style-name="L57">
        <text:list-item>
          <text:p text:style-name="P314">Relazioni d'uso con altre componenti:</text:p>
        </text:list-item>
      </text:list>
      <text:p text:style-name="P58">Eredita direttamente da MemoriaPaginata, classe base per il tipo di memorie modellate come collezioni di pagine. Ovviamente usa la classe Pagina e i suoi metodi, anche per gestire le pagine in memoria.</text:p>
      <text:p text:style-name="P50"/>
      <text:list text:style-name="L58">
        <text:list-item>
          <text:p text:style-name="P322">Interfacce e relazioni di uso da altre componenti:</text:p>
        </text:list-item>
      </text:list>
      <text:p text:style-name="P58">La classe viene usata esclusivamente dalla classe GestoreMemoriaPaginata.</text:p>
      <text:p text:style-name="P50"/>
      <text:list text:style-name="L59">
        <text:list-item>
          <text:p text:style-name="P323">Attività svolte e dati trattati:</text:p>
          <text:list>
            <text:list-item>
              <text:p text:style-name="P323">Costruttori:</text:p>
              <text:list>
                <text:list-item>
                  <text:p text:style-name="P356">public RAMPaginata(ConfigurazioneIniziale conf) throws PaginaNulla:</text:p>
                  <text:p text:style-name="P362"><text:line-break/><text:tab/>Unico costruttore, attraverso il riferimento all’istanza di <text:tab/>ConfigurazioneIniziale imposta la dimensione della RAM quantificata <text:tab/>come numero di pagine. In caso di errata dimensione della pagina <text:tab/>(&lt;=0) lancia l’eccezione PaginaNulla.</text:p>
                </text:list-item>
              </text:list>
            </text:list-item>
          </text:list>
        </text:list-item>
      </text:list>
      <text:p text:style-name="P48"/>
      <text:list text:style-name="L59">
        <text:list-item text:start-value="1">
          <text:list>
            <text:list-item text:start-value="1">
              <text:p text:style-name="P392"><text:span text:style-name="T18">Metodi</text:span>:</text:p>
              <text:list>
                <text:list-item>
                  <text:p text:style-name="P355">public int aggiungi(FrameMemoria pag) throws MemoriaEsaurita:</text:p>
                </text:list-item>
              </text:list>
            </text:list-item>
          </text:list>
        </text:list-item>
      </text:list>
      <text:p text:style-name="P59">Metodo che aggiunge una pagina nella RAM. Se ha successo, ritorna un int che rappresenta l'id della "cella" in cui ha inserito la pagina, quindi l’indice del Vector memoria in cui il riferimento è stato inserito; in caso di fallimento solleva un'eccezione che deve essere opportunamente gestita. Richiede un parametro di tipo FrameMemoria, il riferimento alla pagina da aggiungere in RAM.</text:p>
      <text:p text:style-name="P45"/>
      <text:list text:style-name="L60">
        <text:list-item>
          <text:list>
            <text:list-item>
              <text:list>
                <text:list-item>
                  <text:p text:style-name="P364">public boolean cerca(FrameMemoria pag):</text:p>
                </text:list-item>
              </text:list>
            </text:list-item>
          </text:list>
        </text:list-item>
      </text:list>
      <text:p text:style-name="P65">Metodo che cerca se una pagina è già presente in RAM: serve per verificare se scatta un page fault o meno. Chiede come parametro il riferimento alla pagina.</text:p>
      <text:p text:style-name="P45"/>
      <text:list text:style-name="L61">
        <text:list-item>
          <text:list>
            <text:list-item>
              <text:list>
                <text:list-item>
                  <text:p text:style-name="P390"><text:soft-page-break/>public int indiceDi(FrameMemoria pag):</text:p>
                </text:list-item>
              </text:list>
            </text:list-item>
          </text:list>
        </text:list-item>
      </text:list>
      <text:p text:style-name="P66">Metodo che, dato un riferimento di tipo FrameMemoria, ritorna un int rappresentante la sua posizione all'interno della RAM. Utile in qualche politica di rimpiazzo delle pagine.</text:p>
      <text:p text:style-name="P45"/>
      <text:list text:style-name="L62">
        <text:list-item>
          <text:list>
            <text:list-item>
              <text:list>
                <text:list-item>
                  <text:p text:style-name="P365">public void liberaMemoria(int idProcesso):</text:p>
                </text:list-item>
              </text:list>
            </text:list-item>
          </text:list>
        </text:list-item>
      </text:list>
      <text:p text:style-name="P65">Metodo che marca come eliminabili le pagine riferite da un processo che finito la sua esecuzione. Durante il prossimo inserimento di una pagina, queste pagine saranno considerate memoria libera, quindi si potranno inserire nuove pagine senza interrogare la politica di rimpiazzo. Richiede come parametro un int, l’identificativo univoco del processo che ha finito la sua esecuzione.</text:p>
      <text:p text:style-name="P45"/>
      <text:list text:style-name="L63">
        <text:list-item>
          <text:list>
            <text:list-item>
              <text:list>
                <text:list-item>
                  <text:p text:style-name="P366">public boolean rimuovi(FrameMemoria pag):</text:p>
                </text:list-item>
              </text:list>
            </text:list-item>
          </text:list>
        </text:list-item>
      </text:list>
      <text:p text:style-name="P67">Metodo che marca la pagina come non più in RAM, liberando spazio. Questo metodo viene usato subito dopo aver scelto la pagina da rimpiazzare: quest’ultima è quella riferita dal parametro pag.</text:p>
      <text:p text:style-name="P52"/>
      <text:list text:style-name="L1" text:continue-numbering="true">
        <text:list-item>
          <text:list text:continue-numbering="true">
            <text:list-item>
              <text:list text:continue-numbering="true">
                <text:list-item>
                  <text:list text:continue-numbering="true">
                    <text:list-item>
                      <text:h text:style-name="P152" text:outline-level="4">SwapPaginata</text:h>
                    </text:list-item>
                  </text:list>
                </text:list-item>
              </text:list>
            </text:list-item>
          </text:list>
        </text:list-item>
      </text:list>
      <text:list text:style-name="L64">
        <text:list-item>
          <text:p text:style-name="P324">Tipo, obiettivo e funzione della classe/interfaccia:</text:p>
        </text:list-item>
      </text:list>
      <text:p text:style-name="P69">Classe che nel nostro sistema modella lo swap sotto forma di collezione di pagine. E’ quindi l’implementazione dello swap che verrà usata quando l’utente sceglie come tecnica di gestione della memoria la paginazione. La classe offre tutti i metodi necessari per l’inserimento, la rimozione e la ricerca delle pagine.</text:p>
      <text:p text:style-name="P45"/>
      <text:list text:style-name="L65">
        <text:list-item>
          <text:p text:style-name="P325">Relazioni d'uso con altre componenti:</text:p>
        </text:list-item>
      </text:list>
      <text:p text:style-name="P71">Eredita direttamente da MemoriaPaginata, classe base per il tipo di memorie modellate come collezioni di pagine. Ovviamente usa la classe Pagina e i suoi metodi, anche per gestire le pagine in memoria.</text:p>
      <text:p text:style-name="P45"/>
      <text:list text:style-name="L66">
        <text:list-item>
          <text:p text:style-name="P326">Interfacce e relazioni di uso da altre componenti:</text:p>
        </text:list-item>
      </text:list>
      <text:p text:style-name="P70">La classe viene usata esclusivamente dalla classe GestoreMemoriaPaginata.</text:p>
      <text:p text:style-name="P50"/>
      <text:list text:style-name="L67">
        <text:list-item>
          <text:p text:style-name="P327">Attività svolte e dati trattati:</text:p>
          <text:list>
            <text:list-item>
              <text:p text:style-name="P327">Costruttori:</text:p>
              <text:list>
                <text:list-item>
                  <text:p text:style-name="P363">public SwapPaginata(ConfigurazioneIniziale conf) throws PaginaNulla:</text:p>
                </text:list-item>
              </text:list>
            </text:list-item>
          </text:list>
        </text:list-item>
      </text:list>
      <text:p text:style-name="P60">Unico costruttore, attraverso il riferimento all’istanza di ConfigurazioneIniziale imposta la dimensione dello swap quantificata <text:soft-page-break/>come numero di pagine. Lancia l’eccezione PaginaNulla nel caso di errata impostazione della grandezza della pagina (&lt;=0).</text:p>
      <text:p text:style-name="P46"/>
      <text:list text:style-name="L68">
        <text:list-item>
          <text:list>
            <text:list-item>
              <text:p text:style-name="P328">Metodi:</text:p>
              <text:list>
                <text:list-item>
                  <text:p text:style-name="P357">public int aggiungi(FrameMemoria pag) throws MemoriaEsaurita:</text:p>
                </text:list-item>
              </text:list>
            </text:list-item>
          </text:list>
        </text:list-item>
      </text:list>
      <text:p text:style-name="P59">Metodo che aggiunge una pagina nello swap. Se la memoria non è piena, aggiunge la pagina; altrimenti lancia un’eccezione e a quel punto il programma termina (se lo swap è pieno, lo è di conseguenza anche la RAM e ciò provoca il termine del programma). Come parametro riceve il riferimento alla pagina da inserire.</text:p>
      <text:p text:style-name="P45"/>
      <text:list text:style-name="L69">
        <text:list-item>
          <text:list>
            <text:list-item>
              <text:list>
                <text:list-item>
                  <text:p text:style-name="P367">public void liberaMemoria(int idProcesso):</text:p>
                </text:list-item>
              </text:list>
            </text:list-item>
          </text:list>
        </text:list-item>
      </text:list>
      <text:p text:style-name="P62">Metodo che rimuove dallo swap le pagine riferite da un processo che ha finito la sua esecuzione. Richiede come parametro un int, l’identificativo univoco del processo che ha finito la sua esecuzione.</text:p>
      <text:p text:style-name="P45"/>
      <text:list text:style-name="L70">
        <text:list-item>
          <text:list>
            <text:list-item>
              <text:list>
                <text:list-item>
                  <text:p text:style-name="P368">public boolean rimuovi(FrameMemoria pag):</text:p>
                </text:list-item>
              </text:list>
            </text:list-item>
          </text:list>
        </text:list-item>
      </text:list>
      <text:p text:style-name="P72">Metodo che rimuove dallo swap la pagina riferita dal parametro pag.</text:p>
      <text:p text:style-name="P51"/>
      <text:list text:style-name="L1" text:continue-numbering="true">
        <text:list-item>
          <text:list text:continue-numbering="true">
            <text:list-item>
              <text:list text:continue-numbering="true">
                <text:list-item>
                  <text:list text:continue-numbering="true">
                    <text:list-item>
                      <text:h text:style-name="P152" text:outline-level="4">RAMSegmentata</text:h>
                    </text:list-item>
                  </text:list>
                </text:list-item>
              </text:list>
            </text:list-item>
          </text:list>
        </text:list-item>
      </text:list>
      <text:list text:style-name="L71">
        <text:list-item>
          <text:p text:style-name="P329">Tipo, obiettivo e funzione della classe/interfaccia:</text:p>
        </text:list-item>
      </text:list>
      <text:p text:style-name="P73">Classe che nel nostro sistema modella la RAM sotto forma di collezione di segmenti. E’ quindi l’implementazione della RAM che verrà usata quando l’utente sceglie come tecnica di gestione della memoria la segmentazione. La classe offre tutti i metodi necessari per l’inserimento, la rimozione e la ricerca dei segmenti.</text:p>
      <text:p text:style-name="P45"/>
      <text:list text:style-name="L72">
        <text:list-item>
          <text:p text:style-name="P315">Relazioni d'uso con altre componenti:</text:p>
        </text:list-item>
      </text:list>
      <text:p text:style-name="P75">Eredita direttamente da MemoriaSegmentata, classe base per il tipo di memorie modellate come collezioni di segmenti. Ovviamente usa la classe Segmento e i suoi metodi, anche per gestire i segmenti in memoria.</text:p>
      <text:p text:style-name="P50"/>
      <text:list text:style-name="L73">
        <text:list-item>
          <text:p text:style-name="P330">Interfacce e relazioni di uso da altre componenti:</text:p>
        </text:list-item>
      </text:list>
      <text:p text:style-name="P74">La classe viene usata esclusivamente dalla classe GestoreMemoriaSegmentata.</text:p>
      <text:p text:style-name="P49"/>
      <text:list text:style-name="L74">
        <text:list-item>
          <text:p text:style-name="P331">Attività svolte e dati trattati:</text:p>
          <text:list>
            <text:list-item>
              <text:p text:style-name="P331">Costruttori:</text:p>
              <text:list>
                <text:list-item>
                  <text:p text:style-name="P358">public RAMSegmentata(ConfigurazioneIniziale conf):</text:p>
                </text:list-item>
              </text:list>
            </text:list-item>
          </text:list>
        </text:list-item>
      </text:list>
      <text:p text:style-name="P77"><text:soft-page-break/>Unico costruttore, attraverso il riferimento all’istanza di ConfigurazioneIniziale imposta la dimensione della RAM in termini di byte.</text:p>
      <text:p text:style-name="P77"/>
      <text:list text:style-name="L75">
        <text:list-item>
          <text:list>
            <text:list-item>
              <text:p text:style-name="P332">Metodi:</text:p>
              <text:list>
                <text:list-item>
                  <text:p text:style-name="P359">public void aggiungi(FrameMemoria seg, FrameMemoria spazio):</text:p>
                </text:list-item>
              </text:list>
            </text:list-item>
          </text:list>
        </text:list-item>
      </text:list>
      <text:p text:style-name="P59">Metodo che aggiunge un segmento nella RAM. Prende come parametri il riferimento al segmento da inserire e il riferimento allo spazio scelto dalla politica di allocazione dei segmenti.</text:p>
      <text:p text:style-name="P45"/>
      <text:list text:style-name="L76">
        <text:list-item>
          <text:list>
            <text:list-item>
              <text:list>
                <text:list-item>
                  <text:p text:style-name="P369">public boolean cerca(FrameMemoria seg):</text:p>
                </text:list-item>
              </text:list>
            </text:list-item>
          </text:list>
        </text:list-item>
      </text:list>
      <text:p text:style-name="P72">Metodo che cerca se un segmento è già presente in RAM: serve per verificare se scatta un page fault o meno. Chiede come parametro il riferimento al segmento.</text:p>
      <text:p text:style-name="P45"/>
      <text:list text:style-name="L77">
        <text:list-item>
          <text:list>
            <text:list-item>
              <text:list>
                <text:list-item>
                  <text:p text:style-name="P370">public void liberaMemoria(int idProcesso):</text:p>
                </text:list-item>
              </text:list>
            </text:list-item>
          </text:list>
        </text:list-item>
      </text:list>
      <text:p text:style-name="P63">Metodo che elimina i segmenti non più riferiti perchè il relativo processo ha terminato la sua esecuzione. Nel caso i segmenti da eliminare siano contigui a spazi vuoti, viene creato un unico spazio di dimensione uguale alla somma delle grandezze di spazi e segmento. Prende come parametro l’identificativo univoco del processo <text:s/>che ha finito di eseguire.</text:p>
      <text:p text:style-name="P45"/>
      <text:list text:style-name="L78">
        <text:list-item>
          <text:list>
            <text:list-item>
              <text:list>
                <text:list-item>
                  <text:p text:style-name="P371">public boolean rimuovi(FrameMemoria seg):</text:p>
                </text:list-item>
              </text:list>
            </text:list-item>
          </text:list>
        </text:list-item>
      </text:list>
      <text:p text:style-name="P72">Metodo che rimuove il segmento riferito da seg. Nel caso il segmento da eliminare sia contiguo a spazi vuoti, viene creato un unico spazio di dimensione uguale alla somma delle grandezze di spazi e segmento.</text:p>
      <text:p text:style-name="P45"/>
      <text:list text:style-name="L79">
        <text:list-item>
          <text:list>
            <text:list-item>
              <text:list>
                <text:list-item>
                  <text:p text:style-name="P372">public Vector&lt;FrameMemoria&gt; getFrameLiberi():</text:p>
                </text:list-item>
              </text:list>
            </text:list-item>
          </text:list>
        </text:list-item>
      </text:list>
      <text:p text:style-name="P63">Metodo che costruisce e restituisce un Vector composto dagli spazi vuoti disponibili in RAM. Utile per gli algoritmi di allocazione dei segmenti.</text:p>
      <text:p text:style-name="P45"/>
      <text:list text:style-name="L80">
        <text:list-item>
          <text:list>
            <text:list-item>
              <text:list>
                <text:list-item>
                  <text:p text:style-name="P373">public Vector&lt;FrameMemoria&gt; getFrameOccupati():</text:p>
                </text:list-item>
              </text:list>
            </text:list-item>
          </text:list>
        </text:list-item>
      </text:list>
      <text:p text:style-name="P78">Metodo che costruisce e restituisce un Vector composto dai segmenti presenti in RAM. Utile per gli algoritmi di rimpiazzo dei segmenti.</text:p>
      <text:p text:style-name="P47"><text:tab/></text:p>
      <text:list text:style-name="L81">
        <text:list-item>
          <text:list>
            <text:list-item>
              <text:list>
                <text:list-item>
                  <text:p text:style-name="P374">public FrameMemoria getSpazioMaggiore():</text:p>
                </text:list-item>
              </text:list>
            </text:list-item>
          </text:list>
        </text:list-item>
      </text:list>
      <text:p text:style-name="P68">Metodo che restituisce il segmento con lo spazio libero più grande. Utile per gli algoritmi di rimpiazzo dei segmenti.</text:p>
      <text:list text:style-name="L82">
        <text:list-item>
          <text:p text:style-name="P415"><text:soft-page-break/>public int indiceDi(FrameMemoria seg)</text:p>
          <text:list>
            <text:list-item>
              <text:list>
                <text:list-header>
                  <text:p text:style-name="P415">Metodo che, dato un frame memoria, ritorna la sua posizione all'interno della RAM.</text:p>
                </text:list-header>
              </text:list>
            </text:list-item>
          </text:list>
        </text:list-item>
      </text:list>
      <text:p text:style-name="P53"/>
      <text:list text:style-name="L1" text:continue-numbering="true">
        <text:list-item>
          <text:list text:continue-numbering="true">
            <text:list-item>
              <text:list text:continue-numbering="true">
                <text:list-item>
                  <text:list text:continue-numbering="true">
                    <text:list-item>
                      <text:h text:style-name="P152" text:outline-level="4">SwapSegmentata</text:h>
                    </text:list-item>
                  </text:list>
                </text:list-item>
              </text:list>
            </text:list-item>
          </text:list>
        </text:list-item>
      </text:list>
      <text:list text:style-name="L83">
        <text:list-item>
          <text:p text:style-name="P316">Tipo, obiettivo e funzione della classe/interfaccia:</text:p>
        </text:list-item>
      </text:list>
      <text:p text:style-name="P69">Classe che nel nostro sistema modella lo swap sotto forma di collezione di segmenti. E’ quindi l’implementazione dello swap che verrà usata quando l’utente sceglie come tecnica di gestione della memoria la segmentazione. La classe offre tutti i metodi necessari per l’inserimento, la rimozione e la ricerca dei segmenti.</text:p>
      <text:p text:style-name="P45"/>
      <text:list text:style-name="L84">
        <text:list-item>
          <text:p text:style-name="P333">Relazioni d'uso con altre componenti:</text:p>
        </text:list-item>
      </text:list>
      <text:p text:style-name="P69">Eredita direttamente da MemoriaSegmentata, classe base per il tipo di memorie modellate come collezioni di segmenti. Ovviamente usa la classe Segmento e i suoi metodi, anche per gestire i segmenti in memoria.</text:p>
      <text:p text:style-name="P45"/>
      <text:list text:style-name="L85">
        <text:list-item>
          <text:p text:style-name="P317">Interfacce e relazioni di uso da altre componenti:</text:p>
        </text:list-item>
      </text:list>
      <text:p text:style-name="P74">La classe viene usata esclusivamente dalla classe GestoreMemoriaSegmentata.</text:p>
      <text:p text:style-name="P50"/>
      <text:list text:style-name="L86">
        <text:list-item>
          <text:p text:style-name="P334">Attività svolte e dati trattati:</text:p>
          <text:list>
            <text:list-item>
              <text:p text:style-name="P334">Costruttori:</text:p>
              <text:list>
                <text:list-item>
                  <text:p text:style-name="P360">public SwapSegmentata(ConfigurazioneIniziale conf):</text:p>
                </text:list-item>
              </text:list>
            </text:list-item>
          </text:list>
        </text:list-item>
      </text:list>
      <text:p text:style-name="P61">Unico costruttore, attraverso il riferimento all’istanza di ConfigurazioneIniziale imposta la dimensione dello swap in termini di byte.</text:p>
      <text:p text:style-name="P61"/>
      <text:list text:style-name="L87">
        <text:list-item>
          <text:list>
            <text:list-item>
              <text:p text:style-name="P318">Metodi:</text:p>
              <text:list>
                <text:list-item>
                  <text:p text:style-name="P361">public void aggiungi(FrameMemoria seg) throws MemoriaEsaurita:</text:p>
                </text:list-item>
              </text:list>
            </text:list-item>
          </text:list>
        </text:list-item>
      </text:list>
      <text:p text:style-name="P76">Metodo che aggiunge un segmento nello swap. Se la memoria non è piena, aggiunge il segmento; altrimenti lancia un’eccezione e a quel punto il programma termina (se lo swap è pieno, lo è di conseguenza anche la RAM e ciò provoca il termine del programma). Come parametro riceve il riferimento al segmento da inserire.</text:p>
      <text:p text:style-name="P45"/>
      <text:list text:style-name="L88">
        <text:list-item>
          <text:list>
            <text:list-item>
              <text:list>
                <text:list-item>
                  <text:p text:style-name="P375">public void liberaMemoria(int idProcesso):</text:p>
                </text:list-item>
              </text:list>
            </text:list-item>
          </text:list>
        </text:list-item>
      </text:list>
      <text:p text:style-name="P63">Metodo che rimuove dallo swap i segmenti riferiti da un processo che ha finito la sua esecuzione. Richiede come parametro un int, <text:soft-page-break/>l’identificativo univoco del processo che ha finito la sua esecuzione.</text:p>
      <text:p text:style-name="P45"/>
      <text:list text:style-name="L89">
        <text:list-item>
          <text:list>
            <text:list-item>
              <text:list>
                <text:list-item>
                  <text:p text:style-name="P376">public boolean rimuovi(FrameMemoria seg):</text:p>
                </text:list-item>
              </text:list>
            </text:list-item>
          </text:list>
        </text:list-item>
      </text:list>
      <text:p text:style-name="P72">Metodo che rimuove dallo swap la pagina riferita dal parametro seg.</text:p>
      <text:p text:style-name="P72"/>
      <text:list text:style-name="L1" text:continue-numbering="true">
        <text:list-item>
          <text:list text:continue-numbering="true">
            <text:list-item>
              <text:list text:continue-numbering="true">
                <text:list-item>
                  <text:list text:continue-numbering="true">
                    <text:list-item>
                      <text:h text:style-name="P152" text:outline-level="4">Memoria</text:h>
                    </text:list-item>
                  </text:list>
                </text:list-item>
              </text:list>
            </text:list-item>
          </text:list>
        </text:list-item>
      </text:list>
      <text:list text:style-name="L90">
        <text:list-item>
          <text:p text:style-name="P335">Tipo, obiettivo e funzione della classe/interfaccia:</text:p>
        </text:list-item>
      </text:list>
      <text:p text:style-name="P69">Classe astratta che rappresenta una generica memoria: verrà poi implementata da tutte le memorie, sia paginate che segmentate.</text:p>
      <text:p text:style-name="P45"/>
      <text:list text:style-name="L91">
        <text:list-item>
          <text:p text:style-name="P336">Relazioni d'uso con altre componenti:</text:p>
        </text:list-item>
      </text:list>
      <text:p text:style-name="P73">La classe contiene al suo interno la struttura dati essenziale per realizzare le memorie, costituita dall’utilizzo della classe java.util.Vector istanziata con FrameMemoria.</text:p>
      <text:p text:style-name="P45"/>
      <text:list text:style-name="L92">
        <text:list-item>
          <text:p text:style-name="P319">Interfacce e relazioni di uso da altre componenti:</text:p>
        </text:list-item>
      </text:list>
      <text:p text:style-name="P71">Questa classe è la classe base per tutte le memorie, perciò viene ereditata direttamente sia da MemoriaPaginata sia da MemoriaSegmentata. Indirettamente, viene utilizzata da tutte le successive istanziazioni delle memorie.</text:p>
      <text:p text:style-name="P45"/>
      <text:list text:style-name="L93">
        <text:list-item>
          <text:p text:style-name="P337">Attività svolte e dati trattati:</text:p>
          <text:list>
            <text:list-item>
              <text:p text:style-name="P337">Campi dati:</text:p>
              <text:list>
                <text:list-item>
                  <text:p text:style-name="P391">protected Vector&lt;FrameMemoria&gt; memoria:</text:p>
                </text:list-item>
              </text:list>
            </text:list-item>
          </text:list>
        </text:list-item>
      </text:list>
      <text:p text:style-name="P63">Rappresenta la struttura dati che è il cuore di ogni memoria. E’ incaricata di mantenere i riferimenti ai FrameMemoria.</text:p>
      <text:p text:style-name="P45"/>
      <text:list text:style-name="L94">
        <text:list-item>
          <text:list>
            <text:list-item>
              <text:p text:style-name="P377"><text:span text:style-name="T18">Metodi</text:span>:</text:p>
              <text:list>
                <text:list-item>
                  <text:p text:style-name="P378">public abstract boolean rimuovi(FrameMemoria frame):</text:p>
                </text:list-item>
              </text:list>
            </text:list-item>
          </text:list>
        </text:list-item>
      </text:list>
      <text:p text:style-name="P79">Metodo astratto la cui implementazione dovrà rimuovere un FrameMemoria dalla memoria. Il FrameMemoria da togliere è quello riferito dal parametro richiesto frame. Ritorna TRUE se la rimozione ha successo, FALSE altrimenti.</text:p>
      <text:p text:style-name="P45"><text:s/></text:p>
      <text:list text:style-name="L95">
        <text:list-item>
          <text:list>
            <text:list-item>
              <text:list>
                <text:list-item>
                  <text:p text:style-name="P379">public abstract boolean cerca(FrameMemoria frame):</text:p>
                </text:list-item>
              </text:list>
            </text:list-item>
          </text:list>
        </text:list-item>
      </text:list>
      <text:p text:style-name="P72">Metodo astratto la cui implementazione dovrà cercare un FrameMemoria nella memoria. frame è il riferimento al FrameMemoria da cercare. Ritorna TRUE se il frame è in memoria, FALSE altrimenti.</text:p>
      <text:p text:style-name="P45"><text:s text:c="4"/></text:p>
      <text:list text:style-name="L96">
        <text:list-item>
          <text:list>
            <text:list-item>
              <text:list>
                <text:list-item>
                  <text:p text:style-name="P380"><text:soft-page-break/>public abstract void liberaMemoria(int idProcesso):</text:p>
                </text:list-item>
              </text:list>
            </text:list-item>
          </text:list>
        </text:list-item>
      </text:list>
      <text:p text:style-name="P72">Metodo astratto la cui implementazione dovrà rimuovere tutti i FrameMemoria riferiti da un processo che ha finito la sua esecuzione. Richiede come parametro un int che è l’identificativo univoco del processo che ha finito di eseguire.</text:p>
      <text:p text:style-name="P52"/>
      <text:list text:style-name="L1" text:continue-numbering="true">
        <text:list-item>
          <text:list text:continue-numbering="true">
            <text:list-item>
              <text:list text:continue-numbering="true">
                <text:list-item>
                  <text:list text:continue-numbering="true">
                    <text:list-item>
                      <text:h text:style-name="P152" text:outline-level="4">MemoriaPaginata</text:h>
                    </text:list-item>
                  </text:list>
                </text:list-item>
              </text:list>
            </text:list-item>
          </text:list>
        </text:list-item>
      </text:list>
      <text:list text:style-name="L97">
        <text:list-item>
          <text:p text:style-name="P338">Tipo, obiettivo e funzione della classe/interfaccia:</text:p>
        </text:list-item>
      </text:list>
      <text:p text:style-name="P69">Classe astratta che rappresenta le memorie che utilizzano paginazione. Verrà concretizzata poi dalle classi RAMPaginata, SwapPaginata.</text:p>
      <text:p text:style-name="P45"/>
      <text:list text:style-name="L98">
        <text:list-item>
          <text:p text:style-name="P320">Relazioni d'uso con altre componenti:</text:p>
        </text:list-item>
      </text:list>
      <text:p text:style-name="P71">Eredita direttamente da Memoria.</text:p>
      <text:p text:style-name="P45"/>
      <text:list text:style-name="L99">
        <text:list-item>
          <text:p text:style-name="P339">Interfacce e relazioni di uso da altre componenti:</text:p>
        </text:list-item>
      </text:list>
      <text:p text:style-name="P73">Questa classe astratta verrà implementata e usata concretamente esclusivamente da RAMPaginata e SwapPaginata.</text:p>
      <text:p text:style-name="P45"/>
      <text:list text:style-name="L100">
        <text:list-item>
          <text:p text:style-name="P340">Attività svolte e dati trattati:</text:p>
          <text:list>
            <text:list-item>
              <text:p text:style-name="P340">Campi dati:</text:p>
              <text:list>
                <text:list-item>
                  <text:p text:style-name="P381">protected int pagineResidue:</text:p>
                </text:list-item>
              </text:list>
            </text:list-item>
          </text:list>
        </text:list-item>
      </text:list>
      <text:p text:style-name="P63">Campo dati che indica il numero di pagine che la memoria può ancora contenere.</text:p>
      <text:p text:style-name="P45"/>
      <text:list text:style-name="L101">
        <text:list-item>
          <text:list>
            <text:list-item>
              <text:p text:style-name="P341">Costruttori:</text:p>
              <text:list>
                <text:list-item>
                  <text:p text:style-name="P382">public MemoriaPaginata(int dimMemoria, int dimPagina) throws PaginaNulla:</text:p>
                </text:list-item>
              </text:list>
            </text:list-item>
          </text:list>
        </text:list-item>
      </text:list>
      <text:p text:style-name="P72">Costruttore di MemoriaPaginata: si limita a inizializzare il numero di pagine residue in memoria. Lancia un’eccezione nel caso in cui la dimensione della pagina sia stata impostata a 0. Richiede due parametri: dimMemoria che rappresenta la dimensione della memoria espressa in byte, dimPagina che rappresenta la dimensione della pagina espressa in byte.</text:p>
      <text:p text:style-name="P45"/>
      <text:list text:style-name="L102">
        <text:list-item>
          <text:list>
            <text:list-item>
              <text:p text:style-name="P342">Metodi:</text:p>
              <text:list>
                <text:list-item>
                  <text:p text:style-name="P383">public abstract int aggiungi(FrameMemoria frame) throws MemoriaEsaurita:</text:p>
                </text:list-item>
              </text:list>
            </text:list-item>
          </text:list>
        </text:list-item>
      </text:list>
      <text:p text:style-name="P64">Metodo astratto la cui implementazione nelle sottoclassi dovrà permettere l'inserimento di una pagina in memoria. Richiede come parametro un riferimento alla pagina da inserire. Ritorna un int rappresentante la posizione di inserimento del frame all’interno del <text:soft-page-break/>Vector memoria. In caso di spazio insufficiente, è previsto il lancio di un’eccezione che dovrà essere opportunamente gestita.</text:p>
      <text:p text:style-name="P23"/>
      <text:list text:style-name="L1" text:continue-numbering="true">
        <text:list-item>
          <text:list text:continue-numbering="true">
            <text:list-item>
              <text:list text:continue-numbering="true">
                <text:list-item>
                  <text:list text:continue-numbering="true">
                    <text:list-item>
                      <text:h text:style-name="P152" text:outline-level="4">MemoriaSegmentata</text:h>
                    </text:list-item>
                  </text:list>
                </text:list-item>
              </text:list>
            </text:list-item>
          </text:list>
        </text:list-item>
      </text:list>
      <text:list text:style-name="L103">
        <text:list-item>
          <text:p text:style-name="P343">Tipo, obiettivo e funzione della classe/interfaccia:</text:p>
        </text:list-item>
      </text:list>
      <text:p text:style-name="P73">Classe astratta che rappresenta le memorie che utilizzano segmentazione. Verrà concretizzata poi dalle classi RAMSegmentata, SwapSegmentata.</text:p>
      <text:p text:style-name="P49"/>
      <text:list text:style-name="L104">
        <text:list-item>
          <text:p text:style-name="P344">Relazioni d'uso con altre componenti:</text:p>
        </text:list-item>
      </text:list>
      <text:p text:style-name="P73">Eredita direttamente da Memoria.</text:p>
      <text:p text:style-name="P45"/>
      <text:list text:style-name="L105">
        <text:list-item>
          <text:p text:style-name="P345">Interfacce e relazioni di uso da altre componenti:</text:p>
        </text:list-item>
      </text:list>
      <text:p text:style-name="P69">Questa classe astratta verrà implementata e usata concretamente esclusivamente da RAMSegmentata e SwapSegmentata.</text:p>
      <text:p text:style-name="P45"/>
      <text:list text:style-name="L106">
        <text:list-item>
          <text:p text:style-name="P346">Attività svolte e dati trattati:</text:p>
          <text:list>
            <text:list-item>
              <text:p text:style-name="P346">Campi dati:</text:p>
              <text:list>
                <text:list-item>
                  <text:p text:style-name="P384">protected int spazioResiduo:</text:p>
                </text:list-item>
              </text:list>
            </text:list-item>
          </text:list>
        </text:list-item>
      </text:list>
      <text:p text:style-name="P72">Campo dati di tipo int che indica lo spazio residuo della RAM espresso in byte.</text:p>
      <text:p text:style-name="P45"/>
      <text:list text:style-name="L107">
        <text:list-item>
          <text:list>
            <text:list-item>
              <text:p text:style-name="P347">Costruttori:</text:p>
              <text:list>
                <text:list-item>
                  <text:p text:style-name="P385">public MemoriaSegmentata(int spazio):</text:p>
                </text:list-item>
              </text:list>
            </text:list-item>
          </text:list>
        </text:list-item>
      </text:list>
      <text:p text:style-name="P63">Costruttore di MemoriaPaginata: si limita a inizializzare lo spazio residuo della memoria espresso in byte.</text:p>
      <text:p text:style-name="P45"/>
      <text:list text:style-name="L108">
        <text:list-item>
          <text:list>
            <text:list-item>
              <text:list>
                <text:list-item>
                  <text:p text:style-name="P386">public abstract void aggiungi(FrameMemoria frame, FrameMemoria spazio) throws MemoriaEsaurita:</text:p>
                </text:list-item>
              </text:list>
            </text:list-item>
          </text:list>
        </text:list-item>
      </text:list>
      <text:p text:style-name="P72">Metodo astratto la cui implementazione nelle sottoclassi dovrà permettere l'aggiunta di un segmento in memoria. Chiede come parametro il riferimento al segmento da inserire. Può lanciare l’eccezione MemoriaEsaurita nel caso in cui non ci sia più spazio per inserire il segmento.</text:p>
      <text:p text:style-name="P52"/>
      <text:list text:style-name="L1" text:continue-numbering="true">
        <text:list-item>
          <text:list text:continue-numbering="true">
            <text:list-item>
              <text:list text:continue-numbering="true">
                <text:list-item>
                  <text:list text:continue-numbering="true">
                    <text:list-item>
                      <text:h text:style-name="P152" text:outline-level="4">PaginaNulla</text:h>
                    </text:list-item>
                  </text:list>
                </text:list-item>
              </text:list>
            </text:list-item>
          </text:list>
        </text:list-item>
      </text:list>
      <text:list text:style-name="L109">
        <text:list-item>
          <text:p text:style-name="P348">Tipo, obiettivo e funzione della classe/interfaccia:</text:p>
        </text:list-item>
      </text:list>
      <text:p text:style-name="P81">La classe rappresenta un’eccezione lanciata quando si cerca di inizializzare <text:soft-page-break/>una memoria avendo impostato la dimensione della pagina a 0.</text:p>
      <text:p text:style-name="P45"/>
      <text:list text:style-name="L110">
        <text:list-item>
          <text:p text:style-name="P349">Interfacce e relazioni di uso da altre componenti:</text:p>
        </text:list-item>
      </text:list>
      <text:p text:style-name="P73">L’eccezione è lanciata esclusivamente dalle memorie che usano paginazione.</text:p>
      <text:list text:style-name="L1" text:continue-numbering="true">
        <text:list-item>
          <text:list text:continue-numbering="true">
            <text:list-item>
              <text:list text:continue-numbering="true">
                <text:list-item>
                  <text:list text:continue-numbering="true">
                    <text:list-item>
                      <text:h text:style-name="P152" text:outline-level="4">MemoriaEsaurita</text:h>
                    </text:list-item>
                  </text:list>
                </text:list-item>
              </text:list>
            </text:list-item>
          </text:list>
        </text:list-item>
      </text:list>
      <text:list text:style-name="L111">
        <text:list-item>
          <text:p text:style-name="P350">Tipo, obiettivo e funzione della classe/interfaccia:</text:p>
        </text:list-item>
      </text:list>
      <text:p text:style-name="P69">La classe rappresenta un’eccezione lanciata quando si cerca di inserire un FrameMemoria in una memoria già piena. Restituisce anche la dimensione residua della memoria (utile soltanto in caso di segmentazione).</text:p>
      <text:p text:style-name="P45"/>
      <text:list text:style-name="L112">
        <text:list-item>
          <text:p text:style-name="P351">Interfacce e relazioni di uso da altre componenti:</text:p>
        </text:list-item>
      </text:list>
      <text:p text:style-name="P73">L’eccezione è lanciata da tutte le classi che rappresentano le memorie e implementano quindi <text:s/>la classe Memoria.</text:p>
      <text:p text:style-name="P45"/>
      <text:list text:style-name="L113">
        <text:list-item>
          <text:p text:style-name="P352">Attività svolte e dati trattati:</text:p>
          <text:list>
            <text:list-item>
              <text:p text:style-name="P321">Campi dato:</text:p>
              <text:list>
                <text:list-item>
                  <text:p text:style-name="P387">private int spazioResiduo:</text:p>
                </text:list-item>
              </text:list>
            </text:list-item>
          </text:list>
        </text:list-item>
      </text:list>
      <text:p text:style-name="P63">Intero che rappresenta lo spazio residuo espresso in byte <text:s/>rimanente in Memoria.</text:p>
      <text:p text:style-name="P45"/>
      <text:list text:style-name="L114">
        <text:list-item>
          <text:list>
            <text:list-item>
              <text:p text:style-name="P353">Costruttori:</text:p>
              <text:list>
                <text:list-item>
                  <text:p text:style-name="P388">public MemoriaEsaurita(int dimensione):</text:p>
                </text:list-item>
              </text:list>
            </text:list-item>
          </text:list>
        </text:list-item>
      </text:list>
      <text:p text:style-name="P80"><text:span text:style-name="T8">Costruttore dell'eccezione MemoriaEsaurita. Chiede come parametro un intero</text:span> <text:span text:style-name="T8">che rappresenta lo spazio residuo rimasto in memoria.</text:span></text:p>
      <text:p text:style-name="P45"><text:s text:c="4"/></text:p>
      <text:list text:style-name="L115">
        <text:list-item>
          <text:list>
            <text:list-item>
              <text:p text:style-name="P354">Metodi:</text:p>
              <text:list>
                <text:list-item>
                  <text:p text:style-name="P389">public int getSpazioResiduo():</text:p>
                </text:list-item>
              </text:list>
            </text:list-item>
          </text:list>
        </text:list-item>
      </text:list>
      <text:p text:style-name="P63">Funzione che ritorna un intero rappresentante lo spazio residuo espresso in byte.</text:p>
      <text:p text:style-name="P22"/>
      <text:list text:style-name="L1" text:continue-numbering="true">
        <text:list-item>
          <text:list text:continue-numbering="true">
            <text:list-item>
              <text:list text:continue-numbering="true">
                <text:list-item>
                  <text:list text:continue-numbering="true">
                    <text:list-item>
                      <text:h text:style-name="P152" text:outline-level="4">FrameMemoria</text:h>
                    </text:list-item>
                  </text:list>
                </text:list-item>
              </text:list>
            </text:list-item>
          </text:list>
        </text:list-item>
      </text:list>
      <text:list text:style-name="L39">
        <text:list-item text:start-value="1">
          <text:p text:style-name="P171">Tipo, obiettivo e funzione della classe/interfaccia:</text:p>
          <text:p text:style-name="P197"><text:tab/>Interfaccia pubblica; racchiude gli aspetti comuni di pagine e segmenti.</text:p>
        </text:list-item>
      </text:list>
      <text:p text:style-name="P33"/>
      <text:list text:style-name="L39">
        <text:list-item text:start-value="1">
          <text:p text:style-name="P171">Relazioni d'uso con altre componenti:</text:p>
          <text:p text:style-name="P197"><text:tab/>Nessuna.</text:p>
        </text:list-item>
      </text:list>
      <text:p text:style-name="P33"><text:soft-page-break/></text:p>
      <text:list text:style-name="L39">
        <text:list-item text:start-value="1">
          <text:p text:style-name="P171">Interfacce e relazioni di u<text:span text:style-name="T12">so da altre </text:span>componenti:</text:p>
          <text:p text:style-name="P208"><text:tab/>Viene implementata dalle classi: Pagina e Segmento.</text:p>
          <text:list>
            <text:list-item>
              <text:list>
                <text:list-header>
                  <text:p text:style-name="P208">Viene utilizzata in tutte le classi che compongono e interagiscono con il gestore della memoria.</text:p>
                </text:list-header>
              </text:list>
            </text:list-item>
          </text:list>
        </text:list-item>
      </text:list>
      <text:p text:style-name="P33"/>
      <text:list text:style-name="L39">
        <text:list-item text:start-value="1">
          <text:p text:style-name="P171">Attività svolte e dati trattati:</text:p>
          <text:list>
            <text:list-item>
              <text:p text:style-name="P171">Campi dati:</text:p>
              <text:list>
                <text:list-header>
                  <text:p text:style-name="P208">Nessuno</text:p>
                </text:list-header>
              </text:list>
            </text:list-item>
          </text:list>
        </text:list-item>
      </text:list>
      <text:p text:style-name="P33"/>
      <text:list text:style-name="L39">
        <text:list-item text:start-value="1">
          <text:list>
            <text:list-item text:start-value="1">
              <text:p text:style-name="P171">Costruttori:</text:p>
              <text:list>
                <text:list-header>
                  <text:p text:style-name="P208">Nessuno.</text:p>
                </text:list-header>
              </text:list>
            </text:list-item>
          </text:list>
        </text:list-item>
      </text:list>
      <text:p text:style-name="P33"/>
      <text:list text:style-name="L39">
        <text:list-item text:start-value="1">
          <text:list>
            <text:list-item text:start-value="1">
              <text:p text:style-name="P171">Metodi:</text:p>
              <text:list>
                <text:list-item>
                  <text:p text:style-name="P208">public String getIndirizzo():</text:p>
                </text:list-item>
              </text:list>
            </text:list-item>
          </text:list>
        </text:list-item>
      </text:list>
      <text:p text:style-name="P33"><text:tab/><text:tab/><text:tab/>ritorna l'indirizzo del <text:bookmark-start text:name="DDE_LINK7"/>FrameMemoria<text:bookmark-end text:name="DDE_LINK7"/>.</text:p>
      <text:p text:style-name="P33"/>
      <text:list text:style-name="L39">
        <text:list-item text:start-value="1">
          <text:list>
            <text:list-item text:start-value="1">
              <text:list>
                <text:list-item text:start-value="1">
                  <text:p text:style-name="P208">public int getDimensione():</text:p>
                </text:list-item>
              </text:list>
            </text:list-item>
          </text:list>
        </text:list-item>
      </text:list>
      <text:p text:style-name="P33"><text:tab/><text:tab/><text:tab/>ritorna la dimensione del FrameMemoria.</text:p>
      <text:p text:style-name="P33"/>
      <text:list text:style-name="L39">
        <text:list-item text:start-value="1">
          <text:list>
            <text:list-item text:start-value="1">
              <text:list>
                <text:list-item text:start-value="1">
                  <text:p text:style-name="P208">public boolean getInRAM():</text:p>
                </text:list-item>
              </text:list>
            </text:list-item>
          </text:list>
        </text:list-item>
      </text:list>
      <text:p text:style-name="P33"><text:tab/><text:tab/><text:tab/>ritorna un booleano che indica se il FrameMemoria è in RAM.</text:p>
      <text:p text:style-name="P33"/>
      <text:list text:style-name="L39">
        <text:list-item text:start-value="1">
          <text:list>
            <text:list-item text:start-value="1">
              <text:list>
                <text:list-item text:start-value="1">
                  <text:p text:style-name="P208">public boolean setInRAM(boolean nuovoStato):</text:p>
                </text:list-item>
              </text:list>
            </text:list-item>
          </text:list>
        </text:list-item>
      </text:list>
      <text:p text:style-name="P33"><text:tab/><text:tab/><text:tab/>specifica se il FrameMemoria è in RAM.</text:p>
      <text:p text:style-name="P33"/>
      <text:list text:style-name="L39">
        <text:list-item text:start-value="1">
          <text:list>
            <text:list-item text:start-value="1">
              <text:list>
                <text:list-item text:start-value="1">
                  <text:p text:style-name="P208">public boolean getSolaLettura():</text:p>
                </text:list-item>
              </text:list>
            </text:list-item>
          </text:list>
        </text:list-item>
      </text:list>
      <text:p text:style-name="P33"><text:tab/><text:tab/><text:tab/>ritorna un booleano che indica se il FrameMemoria è di sola lettura.</text:p>
      <text:p text:style-name="P33"/>
      <text:list text:style-name="L39">
        <text:list-item text:start-value="1">
          <text:list>
            <text:list-item text:start-value="1">
              <text:list>
                <text:list-item text:start-value="1">
                  <text:p text:style-name="P208">public boolean setSolaLettura(boolean nuovoStato):</text:p>
                </text:list-item>
              </text:list>
            </text:list-item>
          </text:list>
        </text:list-item>
      </text:list>
      <text:p text:style-name="P33"><text:tab/><text:tab/><text:tab/>marca/smarca il FrameMemoria in sola lettura.</text:p>
      <text:p text:style-name="P33"/>
      <text:list text:style-name="L39">
        <text:list-item text:start-value="1">
          <text:list>
            <text:list-item text:start-value="1">
              <text:list>
                <text:list-item text:start-value="1">
                  <text:p text:style-name="P208">public int getIdProcesso():</text:p>
                </text:list-item>
              </text:list>
            </text:list-item>
          </text:list>
        </text:list-item>
      </text:list>
      <text:p text:style-name="P33"><text:tab/><text:tab/><text:tab/>ritorna l'id del processo che detiene il FrameMemoria.</text:p>
      <text:p text:style-name="P33"/>
      <text:list text:style-name="L39">
        <text:list-item text:start-value="1">
          <text:list>
            <text:list-item text:start-value="1">
              <text:list>
                <text:list-item text:start-value="1">
                  <text:p text:style-name="P208">public boolean setIdProcesso(int idProcessoPassato):</text:p>
                </text:list-item>
              </text:list>
            </text:list-item>
          </text:list>
        </text:list-item>
      </text:list>
      <text:p text:style-name="P33"><text:tab/><text:tab/><text:tab/>imposta il processo che detiene il FrameMemoria.</text:p>
      <text:p text:style-name="P33"/>
      <text:list text:style-name="L39">
        <text:list-item text:start-value="1">
          <text:list>
            <text:list-item text:start-value="1">
              <text:list>
                <text:list-item text:start-value="1">
                  <text:p text:style-name="P208">public boolean getModifica():</text:p>
                </text:list-item>
              </text:list>
            </text:list-item>
          </text:list>
        </text:list-item>
      </text:list>
      <text:p text:style-name="P33"><text:tab/><text:tab/><text:tab/>ritorna un booleano che indica se il FrameMemoria è stato modificato.</text:p>
      <text:p text:style-name="P33"><text:soft-page-break/></text:p>
      <text:list text:style-name="L39">
        <text:list-item text:start-value="1">
          <text:list>
            <text:list-item text:start-value="1">
              <text:list>
                <text:list-item text:start-value="1">
                  <text:p text:style-name="P208">public boolean setModifica(boolean nuovoStato):</text:p>
                </text:list-item>
              </text:list>
            </text:list-item>
          </text:list>
        </text:list-item>
      </text:list>
      <text:p text:style-name="P33"><text:tab/><text:tab/><text:tab/>marca/smarca il FrameMemoria come modificato.</text:p>
      <text:list text:style-name="L1" text:continue-numbering="true">
        <text:list-item>
          <text:list text:continue-numbering="true">
            <text:list-item>
              <text:list text:continue-numbering="true">
                <text:list-item>
                  <text:list text:continue-numbering="true">
                    <text:list-item>
                      <text:h text:style-name="P152" text:outline-level="4">Pagina</text:h>
                    </text:list-item>
                  </text:list>
                </text:list-item>
              </text:list>
            </text:list-item>
          </text:list>
        </text:list-item>
      </text:list>
      <text:list text:style-name="L39">
        <text:list-item text:start-value="1">
          <text:p text:style-name="P171">Tipo, obiettivo e funzione della classe/interfaccia:</text:p>
          <text:p text:style-name="P197"><text:tab/>Classe pubblica e concreta; rappresenta una pagina che può risiedere in <text:tab/>memoria. Implementa l'interfaccia FrameMemoria.</text:p>
        </text:list-item>
      </text:list>
      <text:p text:style-name="P33"/>
      <text:list text:style-name="L39">
        <text:list-item text:start-value="1">
          <text:p text:style-name="P171">Relazioni d'uso con altre componenti:</text:p>
          <text:p text:style-name="P197"><text:tab/>Nessuna.</text:p>
        </text:list-item>
      </text:list>
      <text:p text:style-name="P33"/>
      <text:list text:style-name="L39">
        <text:list-item text:start-value="1">
          <text:p text:style-name="P171">Interfacce e relazioni di u<text:span text:style-name="T12">so da altre </text:span>componenti:</text:p>
          <text:p text:style-name="P208"><text:tab/>Viene usata dal gestore della memoria e da tutte le classi che interagiscono <text:tab/>con lui.</text:p>
        </text:list-item>
      </text:list>
      <text:p text:style-name="P33"/>
      <text:list text:style-name="L39">
        <text:list-item text:start-value="1">
          <text:p text:style-name="P171">Attività svolte e dati trattati:</text:p>
          <text:list>
            <text:list-item>
              <text:p text:style-name="P171">Campi dati:</text:p>
              <text:list>
                <text:list-item>
                  <text:p text:style-name="P208">private boolean solaLettura:</text:p>
                </text:list-item>
              </text:list>
            </text:list-item>
          </text:list>
        </text:list-item>
      </text:list>
      <text:p text:style-name="P33"><text:tab/><text:tab/><text:tab/>indica se la pagina è di sola lettura.</text:p>
      <text:p text:style-name="P33"/>
      <text:list text:style-name="L39">
        <text:list-item text:start-value="1">
          <text:list>
            <text:list-item text:start-value="1">
              <text:list>
                <text:list-item text:start-value="1">
                  <text:p text:style-name="P208">private boolean bloccata:</text:p>
                </text:list-item>
              </text:list>
            </text:list-item>
          </text:list>
        </text:list-item>
      </text:list>
      <text:p text:style-name="P33"><text:tab/><text:tab/><text:tab/>indica se la pagina è bloccata.</text:p>
      <text:p text:style-name="P33"/>
      <text:list text:style-name="L39">
        <text:list-item text:start-value="1">
          <text:list>
            <text:list-item text:start-value="1">
              <text:list>
                <text:list-item text:start-value="1">
                  <text:p text:style-name="P208">private boolean modificata:</text:p>
                </text:list-item>
              </text:list>
            </text:list-item>
          </text:list>
        </text:list-item>
      </text:list>
      <text:p text:style-name="P33"><text:tab/><text:tab/><text:tab/>indica se la pagina è modificata.</text:p>
      <text:p text:style-name="P33"/>
      <text:list text:style-name="L39">
        <text:list-item text:start-value="1">
          <text:list>
            <text:list-item text:start-value="1">
              <text:list>
                <text:list-item text:start-value="1">
                  <text:p text:style-name="P208">private final String INDIRIZZO:</text:p>
                </text:list-item>
              </text:list>
            </text:list-item>
          </text:list>
        </text:list-item>
      </text:list>
      <text:p text:style-name="P33"><text:tab/><text:tab/><text:tab/>l'indirizzo della pagina.</text:p>
      <text:p text:style-name="P33"/>
      <text:list text:style-name="L39">
        <text:list-item text:start-value="1">
          <text:list>
            <text:list-item text:start-value="1">
              <text:list>
                <text:list-item text:start-value="1">
                  <text:p text:style-name="P208">private static int DIMENSIONE:</text:p>
                </text:list-item>
              </text:list>
            </text:list-item>
          </text:list>
        </text:list-item>
      </text:list>
      <text:p text:style-name="P33"><text:tab/><text:tab/><text:tab/>la dimensione della pagina.</text:p>
      <text:p text:style-name="P33"/>
      <text:list text:style-name="L39">
        <text:list-item text:start-value="1">
          <text:list>
            <text:list-item text:start-value="1">
              <text:list>
                <text:list-item text:start-value="1">
                  <text:p text:style-name="P208">private boolean inRAM:</text:p>
                </text:list-item>
              </text:list>
            </text:list-item>
          </text:list>
        </text:list-item>
      </text:list>
      <text:p text:style-name="P33"><text:tab/><text:tab/><text:tab/>indica se la pagina è in RAM.</text:p>
      <text:p text:style-name="P33"/>
      <text:list text:style-name="L39">
        <text:list-item text:start-value="1">
          <text:list>
            <text:list-item text:start-value="1">
              <text:list>
                <text:list-item text:start-value="1">
                  <text:p text:style-name="P208">private int idProcesso:</text:p>
                </text:list-item>
              </text:list>
            </text:list-item>
          </text:list>
        </text:list-item>
      </text:list>
      <text:p text:style-name="P33"><text:tab/><text:tab/><text:tab/>l'id del processo che possiede la pagina.</text:p>
      <text:p text:style-name="P33"/>
      <text:p text:style-name="P33"/>
      <text:list text:style-name="L39">
        <text:list-item text:start-value="1">
          <text:list>
            <text:list-item text:start-value="1">
              <text:p text:style-name="P171"><text:soft-page-break/>Costruttori:</text:p>
              <text:list>
                <text:list-item>
                  <text:p text:style-name="P208">public Pagina(String indirizzoPagina,int dimensione,int idProcesso):</text:p>
                  <text:list>
                    <text:list-item>
                      <text:list>
                        <text:list-header>
                          <text:p text:style-name="P208">Costruttore della classe. Crea una pagina specificando il suo indirizzo, la dimensione e l'id del processo che la possiede.</text:p>
                        </text:list-header>
                      </text:list>
                    </text:list-item>
                  </text:list>
                </text:list-item>
              </text:list>
            </text:list-item>
          </text:list>
        </text:list-item>
      </text:list>
      <text:p text:style-name="P33"/>
      <text:list text:style-name="L39">
        <text:list-item text:start-value="1">
          <text:list>
            <text:list-item text:start-value="1">
              <text:p text:style-name="P171">Metodi:</text:p>
              <text:list>
                <text:list-item>
                  <text:p text:style-name="P208">public boolean getSolaLettura():</text:p>
                </text:list-item>
              </text:list>
            </text:list-item>
          </text:list>
        </text:list-item>
      </text:list>
      <text:p text:style-name="P33"><text:tab/><text:tab/><text:tab/>ritorna un booleano che indica se una pagina è di sola lettura.</text:p>
      <text:p text:style-name="P33"/>
      <text:list text:style-name="L39">
        <text:list-item text:start-value="1">
          <text:list>
            <text:list-item text:start-value="1">
              <text:list>
                <text:list-item text:start-value="1">
                  <text:p text:style-name="P208">public boolean setSolaLettura(boolean nuovoStato):</text:p>
                </text:list-item>
              </text:list>
            </text:list-item>
          </text:list>
        </text:list-item>
      </text:list>
      <text:p text:style-name="P33"><text:tab/><text:tab/><text:tab/>marca/smarca una pagina in stato di sola lettura.</text:p>
      <text:p text:style-name="P33"/>
      <text:list text:style-name="L39">
        <text:list-item text:start-value="1">
          <text:list>
            <text:list-item text:start-value="1">
              <text:list>
                <text:list-item text:start-value="1">
                  <text:p text:style-name="P208">public boolean getBloccata():</text:p>
                </text:list-item>
              </text:list>
            </text:list-item>
          </text:list>
        </text:list-item>
      </text:list>
      <text:p text:style-name="P33"><text:tab/><text:tab/><text:tab/>ritorna un booleano che indica se una pagina è bloccata.</text:p>
      <text:p text:style-name="P33"/>
      <text:list text:style-name="L39">
        <text:list-item text:start-value="1">
          <text:list>
            <text:list-item text:start-value="1">
              <text:list>
                <text:list-item text:start-value="1">
                  <text:p text:style-name="P208">public boolean setBloccata(boolean nuovoStato):</text:p>
                </text:list-item>
              </text:list>
            </text:list-item>
          </text:list>
        </text:list-item>
      </text:list>
      <text:p text:style-name="P33"><text:tab/><text:tab/><text:tab/>marca/smarca una pagina come bloccata.</text:p>
      <text:p text:style-name="P33"/>
      <text:list text:style-name="L39">
        <text:list-item text:start-value="1">
          <text:list>
            <text:list-item text:start-value="1">
              <text:list>
                <text:list-item text:start-value="1">
                  <text:p text:style-name="P208">public String getIndirizzo():</text:p>
                </text:list-item>
              </text:list>
            </text:list-item>
          </text:list>
        </text:list-item>
      </text:list>
      <text:p text:style-name="P33"><text:tab/><text:tab/><text:tab/>ritorna l'indirizzo della pagina in memoria.</text:p>
      <text:p text:style-name="P33"/>
      <text:list text:style-name="L39">
        <text:list-item text:start-value="1">
          <text:list>
            <text:list-item text:start-value="1">
              <text:list>
                <text:list-item text:start-value="1">
                  <text:p text:style-name="P208">public boolean getInRAM():</text:p>
                </text:list-item>
              </text:list>
            </text:list-item>
          </text:list>
        </text:list-item>
      </text:list>
      <text:p text:style-name="P33"><text:tab/><text:tab/><text:tab/>ritorna un booleano che indica se una pagina è in RAM.</text:p>
      <text:p text:style-name="P33"/>
      <text:list text:style-name="L39">
        <text:list-item text:start-value="1">
          <text:list>
            <text:list-item text:start-value="1">
              <text:list>
                <text:list-item text:start-value="1">
                  <text:p text:style-name="P208">public boolean setInRAM(boolean nuovoStato):</text:p>
                </text:list-item>
              </text:list>
            </text:list-item>
          </text:list>
        </text:list-item>
      </text:list>
      <text:p text:style-name="P33"><text:tab/><text:tab/><text:tab/>marca/smarca una pagina come in RAM.</text:p>
      <text:p text:style-name="P33"/>
      <text:list text:style-name="L39">
        <text:list-item text:start-value="1">
          <text:list>
            <text:list-item text:start-value="1">
              <text:list>
                <text:list-item text:start-value="1">
                  <text:p text:style-name="P208">public int getDimensione():</text:p>
                </text:list-item>
              </text:list>
            </text:list-item>
          </text:list>
        </text:list-item>
      </text:list>
      <text:p text:style-name="P33"><text:tab/><text:tab/><text:tab/>ritorna la dimensione di una pagina.</text:p>
      <text:p text:style-name="P33"/>
      <text:list text:style-name="L39">
        <text:list-item text:start-value="1">
          <text:list>
            <text:list-item text:start-value="1">
              <text:list>
                <text:list-item text:start-value="1">
                  <text:p text:style-name="P208">public int getIdProcesso():</text:p>
                </text:list-item>
              </text:list>
            </text:list-item>
          </text:list>
        </text:list-item>
      </text:list>
      <text:p text:style-name="P33"><text:tab/><text:tab/><text:tab/>ritorna l'id del processo che detiene la pagina.</text:p>
      <text:p text:style-name="P33"/>
      <text:list text:style-name="L39">
        <text:list-item text:start-value="1">
          <text:list>
            <text:list-item text:start-value="1">
              <text:list>
                <text:list-item text:start-value="1">
                  <text:p text:style-name="P208">public boolean setIdProcesso(int idProcessoPassato):</text:p>
                </text:list-item>
              </text:list>
            </text:list-item>
          </text:list>
        </text:list-item>
      </text:list>
      <text:p text:style-name="P33"><text:tab/><text:tab/><text:tab/>imposta il processo che detiene la pagina.</text:p>
      <text:p text:style-name="P33"/>
      <text:list text:style-name="L39">
        <text:list-item text:start-value="1">
          <text:list>
            <text:list-item text:start-value="1">
              <text:list>
                <text:list-item text:start-value="1">
                  <text:p text:style-name="P208">public boolean getModifica():</text:p>
                </text:list-item>
              </text:list>
            </text:list-item>
          </text:list>
        </text:list-item>
      </text:list>
      <text:p text:style-name="P33"><text:tab/><text:tab/><text:tab/>ritorna un booleano che indica se una pagina è modificata.</text:p>
      <text:p text:style-name="P33"/>
      <text:list text:style-name="L39">
        <text:list-item text:start-value="1">
          <text:list>
            <text:list-item text:start-value="1">
              <text:list>
                <text:list-item text:start-value="1">
                  <text:p text:style-name="P208">public boolean setModifica(boolean nuovoStato):</text:p>
                </text:list-item>
              </text:list>
            </text:list-item>
          </text:list>
        </text:list-item>
      </text:list>
      <text:p text:style-name="P33"><text:soft-page-break/><text:tab/><text:tab/><text:tab/>marca/smarca una pagina come modificata.</text:p>
      <text:list text:style-name="L1" text:continue-numbering="true">
        <text:list-item>
          <text:list text:continue-numbering="true">
            <text:list-item>
              <text:list text:continue-numbering="true">
                <text:list-item>
                  <text:list text:continue-numbering="true">
                    <text:list-item>
                      <text:h text:style-name="P152" text:outline-level="4">Segmento</text:h>
                    </text:list-item>
                  </text:list>
                </text:list-item>
              </text:list>
            </text:list-item>
          </text:list>
        </text:list-item>
      </text:list>
      <text:list text:style-name="L39">
        <text:list-item text:start-value="1">
          <text:p text:style-name="P171">Tipo, obiettivo e funzione della classe/interfaccia:</text:p>
          <text:p text:style-name="P197"><text:tab/>Classe pubblica e concreta; rappresenta un segmento che può risiedere in <text:tab/>memoria.<text:bookmark-start text:name="DDE_LINK8"/> Implementa l'interfaccia FrameMemoria.<text:bookmark-end text:name="DDE_LINK8"/></text:p>
        </text:list-item>
      </text:list>
      <text:p text:style-name="P33"/>
      <text:list text:style-name="L39">
        <text:list-item text:start-value="1">
          <text:p text:style-name="P171">Relazioni d'uso con altre componenti:</text:p>
          <text:p text:style-name="P197"><text:tab/>Nessuna.</text:p>
        </text:list-item>
      </text:list>
      <text:p text:style-name="P33"/>
      <text:list text:style-name="L39">
        <text:list-item text:start-value="1">
          <text:p text:style-name="P171">Interfacce e relazioni di u<text:span text:style-name="T12">so da altre </text:span>componenti:</text:p>
          <text:p text:style-name="P208"><text:tab/>Viene usata dal gestore della memoria e da tutte le classi che interagiscono <text:tab/>con lui.</text:p>
        </text:list-item>
      </text:list>
      <text:p text:style-name="P33"/>
      <text:list text:style-name="L39">
        <text:list-item text:start-value="1">
          <text:p text:style-name="P171">Attività svolte e dati trattati:</text:p>
          <text:list>
            <text:list-item>
              <text:p text:style-name="P171">Campi dati:</text:p>
              <text:list>
                <text:list-item>
                  <text:p text:style-name="P208">private boolean solaLettura:</text:p>
                </text:list-item>
              </text:list>
            </text:list-item>
          </text:list>
        </text:list-item>
      </text:list>
      <text:p text:style-name="P33"><text:tab/><text:tab/><text:tab/>indica se il segmento è di sola lettura.</text:p>
      <text:p text:style-name="P33"/>
      <text:list text:style-name="L39">
        <text:list-item text:start-value="1">
          <text:list>
            <text:list-item text:start-value="1">
              <text:list>
                <text:list-item text:start-value="1">
                  <text:p text:style-name="P208">private boolean modificato:</text:p>
                </text:list-item>
              </text:list>
            </text:list-item>
          </text:list>
        </text:list-item>
      </text:list>
      <text:p text:style-name="P33"><text:tab/><text:tab/><text:tab/>indica se il segmento è modificato.</text:p>
      <text:p text:style-name="P33"/>
      <text:list text:style-name="L39">
        <text:list-item text:start-value="1">
          <text:list>
            <text:list-item text:start-value="1">
              <text:list>
                <text:list-item text:start-value="1">
                  <text:p text:style-name="P208">private final String INDIRIZZO:</text:p>
                </text:list-item>
              </text:list>
            </text:list-item>
          </text:list>
        </text:list-item>
      </text:list>
      <text:p text:style-name="P33"><text:tab/><text:tab/><text:tab/>l'indirizzo del segmento.</text:p>
      <text:p text:style-name="P33"/>
      <text:list text:style-name="L39">
        <text:list-item text:start-value="1">
          <text:list>
            <text:list-item text:start-value="1">
              <text:list>
                <text:list-item text:start-value="1">
                  <text:p text:style-name="P208">private int dimensione:</text:p>
                </text:list-item>
              </text:list>
            </text:list-item>
          </text:list>
        </text:list-item>
      </text:list>
      <text:p text:style-name="P33"><text:tab/><text:tab/><text:tab/>la dimensione del segmento.</text:p>
      <text:p text:style-name="P33"/>
      <text:list text:style-name="L39">
        <text:list-item text:start-value="1">
          <text:list>
            <text:list-item text:start-value="1">
              <text:list>
                <text:list-item text:start-value="1">
                  <text:p text:style-name="P208">private boolean inRAM:</text:p>
                </text:list-item>
              </text:list>
            </text:list-item>
          </text:list>
        </text:list-item>
      </text:list>
      <text:p text:style-name="P33"><text:tab/><text:tab/><text:tab/>indica se il segmento è in RAM.</text:p>
      <text:p text:style-name="P33"/>
      <text:list text:style-name="L39">
        <text:list-item text:start-value="1">
          <text:list>
            <text:list-item text:start-value="1">
              <text:list>
                <text:list-item text:start-value="1">
                  <text:p text:style-name="P208">private int idProcesso:</text:p>
                </text:list-item>
              </text:list>
            </text:list-item>
          </text:list>
        </text:list-item>
      </text:list>
      <text:p text:style-name="P33"><text:tab/><text:tab/><text:tab/>l'id del processo che possiede il segmento.</text:p>
      <text:p text:style-name="P33"/>
      <text:list text:style-name="L39">
        <text:list-item text:start-value="1">
          <text:list>
            <text:list-item text:start-value="1">
              <text:list>
                <text:list-item text:start-value="1">
                  <text:p text:style-name="P208">private int tempoInRAM:</text:p>
                </text:list-item>
              </text:list>
            </text:list-item>
          </text:list>
        </text:list-item>
      </text:list>
      <text:p text:style-name="P33"><text:tab/><text:tab/><text:tab/>il tempo trascorso da quando il segmento è in RAM.</text:p>
      <text:p text:style-name="P33"><text:tab/><text:tab/><text:tab/></text:p>
      <text:p text:style-name="P33"/>
      <text:p text:style-name="P33"/>
      <text:list text:style-name="L39">
        <text:list-item text:start-value="1">
          <text:list>
            <text:list-item text:start-value="1">
              <text:p text:style-name="P171">Costruttori:</text:p>
              <text:list>
                <text:list-item>
                  <text:p text:style-name="P208"><text:soft-page-break/>public Segmento(String indirizzo, int dimensione, int idProcesso):</text:p>
                  <text:list>
                    <text:list-item>
                      <text:list>
                        <text:list-header>
                          <text:p text:style-name="P208">Costruttore della classe. Crea un segmento specificando l'indirizzo, la dimensione e l'id del processo che lo possiede.</text:p>
                        </text:list-header>
                      </text:list>
                    </text:list-item>
                  </text:list>
                </text:list-item>
              </text:list>
            </text:list-item>
          </text:list>
        </text:list-item>
      </text:list>
      <text:p text:style-name="P33"/>
      <text:list text:style-name="L39">
        <text:list-item text:start-value="1">
          <text:list>
            <text:list-item text:start-value="1">
              <text:p text:style-name="P171">Metodi:</text:p>
              <text:list>
                <text:list-item>
                  <text:p text:style-name="P208">public boolean getSolaLettura()</text:p>
                </text:list-item>
              </text:list>
            </text:list-item>
          </text:list>
        </text:list-item>
      </text:list>
      <text:p text:style-name="P33"><text:tab/><text:tab/><text:tab/>ritorna un booleano che indica se il segmento è di sola lettura.</text:p>
      <text:p text:style-name="P33"/>
      <text:list text:style-name="L39">
        <text:list-item text:start-value="1">
          <text:list>
            <text:list-item text:start-value="1">
              <text:list>
                <text:list-item text:start-value="1">
                  <text:p text:style-name="P208">public boolean setSolaLettura(boolean nuovoStato)</text:p>
                </text:list-item>
              </text:list>
            </text:list-item>
          </text:list>
        </text:list-item>
      </text:list>
      <text:p text:style-name="P33"><text:tab/><text:tab/><text:tab/>marca/smarca un segmento come sola lettura.</text:p>
      <text:p text:style-name="P33"/>
      <text:list text:style-name="L39">
        <text:list-item text:start-value="1">
          <text:list>
            <text:list-item text:start-value="1">
              <text:list>
                <text:list-item text:start-value="1">
                  <text:p text:style-name="P208">public int getDimensione()</text:p>
                </text:list-item>
              </text:list>
            </text:list-item>
          </text:list>
        </text:list-item>
      </text:list>
      <text:p text:style-name="P33"><text:tab/><text:tab/><text:tab/>ritorna la dimensione del segmento.</text:p>
      <text:p text:style-name="P33"/>
      <text:list text:style-name="L39">
        <text:list-item text:start-value="1">
          <text:list>
            <text:list-item text:start-value="1">
              <text:list>
                <text:list-item text:start-value="1">
                  <text:p text:style-name="P208">public String getIndirizzo()</text:p>
                </text:list-item>
              </text:list>
            </text:list-item>
          </text:list>
        </text:list-item>
      </text:list>
      <text:p text:style-name="P33"><text:tab/><text:tab/><text:tab/>ritorna l'indirizzo del segmento.</text:p>
      <text:p text:style-name="P33"/>
      <text:list text:style-name="L39">
        <text:list-item text:start-value="1">
          <text:list>
            <text:list-item text:start-value="1">
              <text:list>
                <text:list-item text:start-value="1">
                  <text:p text:style-name="P208">public boolean getInRAM()</text:p>
                </text:list-item>
              </text:list>
            </text:list-item>
          </text:list>
        </text:list-item>
      </text:list>
      <text:p text:style-name="P33"><text:tab/><text:tab/><text:tab/>ritorna un booleano che indica se il segmento è in RAM.</text:p>
      <text:p text:style-name="P33"/>
      <text:list text:style-name="L39">
        <text:list-item text:start-value="1">
          <text:list>
            <text:list-item text:start-value="1">
              <text:list>
                <text:list-item text:start-value="1">
                  <text:p text:style-name="P208">public boolean setInRAM(boolean nuovoStato)</text:p>
                </text:list-item>
              </text:list>
            </text:list-item>
          </text:list>
        </text:list-item>
      </text:list>
      <text:p text:style-name="P33"><text:tab/><text:tab/><text:tab/>marca/smarca un segmento come in RAM.</text:p>
      <text:p text:style-name="P33"/>
      <text:list text:style-name="L39">
        <text:list-item text:start-value="1">
          <text:list>
            <text:list-item text:start-value="1">
              <text:list>
                <text:list-item text:start-value="1">
                  <text:p text:style-name="P208">public int getIdProcesso()</text:p>
                </text:list-item>
              </text:list>
            </text:list-item>
          </text:list>
        </text:list-item>
      </text:list>
      <text:p text:style-name="P33"><text:tab/><text:tab/><text:tab/>ritorna l'id del processo che possiede il segmento.</text:p>
      <text:p text:style-name="P33"/>
      <text:list text:style-name="L39">
        <text:list-item text:start-value="1">
          <text:list>
            <text:list-item text:start-value="1">
              <text:list>
                <text:list-item text:start-value="1">
                  <text:p text:style-name="P208">public boolean setIdProcesso(int idProcessoPassato)</text:p>
                </text:list-item>
              </text:list>
            </text:list-item>
          </text:list>
        </text:list-item>
      </text:list>
      <text:p text:style-name="P33"><text:tab/><text:tab/><text:tab/>imposta il processo che detiene il segmento.</text:p>
      <text:p text:style-name="P33"/>
      <text:list text:style-name="L39">
        <text:list-item text:start-value="1">
          <text:list>
            <text:list-item text:start-value="1">
              <text:list>
                <text:list-item text:start-value="1">
                  <text:p text:style-name="P208">public boolean getModifica()</text:p>
                </text:list-item>
              </text:list>
            </text:list-item>
          </text:list>
        </text:list-item>
      </text:list>
      <text:p text:style-name="P33"><text:tab/><text:tab/><text:tab/>ritorna un booleano che indica se il segmento è modificato.</text:p>
      <text:p text:style-name="P33"/>
      <text:list text:style-name="L39">
        <text:list-item text:start-value="1">
          <text:list>
            <text:list-item text:start-value="1">
              <text:list>
                <text:list-item text:start-value="1">
                  <text:p text:style-name="P208">public boolean setModifica(boolean nuovoStato)</text:p>
                </text:list-item>
              </text:list>
            </text:list-item>
          </text:list>
        </text:list-item>
      </text:list>
      <text:p text:style-name="P33"><text:tab/><text:tab/><text:tab/>marca/smarca un segmento come modificato.</text:p>
      <text:p text:style-name="P33"/>
      <text:list text:style-name="L39">
        <text:list-item text:start-value="1">
          <text:list>
            <text:list-item text:start-value="1">
              <text:list>
                <text:list-item text:start-value="1">
                  <text:p text:style-name="P208">public int getTempoInRam()</text:p>
                </text:list-item>
              </text:list>
            </text:list-item>
          </text:list>
        </text:list-item>
      </text:list>
      <text:p text:style-name="P33"><text:tab/><text:tab/><text:tab/>ritorna il tempo trascorso da quando il segmento è in RAM.</text:p>
      <text:p text:style-name="P33"/>
      <text:list text:style-name="L39">
        <text:list-item text:start-value="1">
          <text:list>
            <text:list-item text:start-value="1">
              <text:list>
                <text:list-item text:start-value="1">
                  <text:p text:style-name="P208">public boolean setTempoInRAM(int nuovoTempo)</text:p>
                </text:list-item>
              </text:list>
            </text:list-item>
          </text:list>
        </text:list-item>
      </text:list>
      <text:p text:style-name="P33"><text:tab/><text:tab/><text:tab/>imposta il tempo trascorso da quando il segmento è in RAM.</text:p>
      <text:p text:style-name="P42"><text:soft-page-break/></text:p>
      <text:list text:style-name="L1" text:continue-numbering="true">
        <text:list-item>
          <text:list text:continue-numbering="true">
            <text:list-item>
              <text:list text:continue-numbering="true">
                <text:list-item>
                  <text:h text:style-name="P158" text:outline-level="3">logic.parametri</text:h>
                  <text:list>
                    <text:list-item>
                      <text:h text:style-name="P152" text:outline-level="4">ConfigurazioneIniziale</text:h>
                    </text:list-item>
                  </text:list>
                </text:list-item>
              </text:list>
            </text:list-item>
          </text:list>
        </text:list-item>
      </text:list>
      <text:list text:style-name="L39">
        <text:list-item text:start-value="1">
          <text:p text:style-name="P171">Tipo, obiettivo e funzione della classe/interfaccia:</text:p>
          <text:p text:style-name="P197"><text:tab/>Classe pubblica e concreta. Rappresenta la configurazione del sistema di <text:tab/>simulazione. Estende la classe Serializable per permettere la <text:tab/>serializzazione in file.</text:p>
        </text:list-item>
      </text:list>
      <text:p text:style-name="P33"/>
      <text:list text:style-name="L39">
        <text:list-item text:start-value="1">
          <text:p text:style-name="P171">Relazioni d'uso con altre componenti:</text:p>
          <text:p text:style-name="P197"><text:tab/>Nessuna.</text:p>
        </text:list-item>
      </text:list>
      <text:p text:style-name="P33"/>
      <text:list text:style-name="L39">
        <text:list-item text:start-value="1">
          <text:p text:style-name="P171">Interfacce e relazioni di u<text:span text:style-name="T12">so da altre </text:span>componenti:</text:p>
          <text:p text:style-name="P208"><text:tab/>Viene usata dalle classi: SwapPaginata, GestoreMemoriaPaginata, <text:tab/>Simulazione, Processore, RAMSegmentata, Player, GestioneFile, <text:tab/>AssociazioneProcessiJDialog, RAMPaginata, GestoreMemoriaSegmentata, <text:tab/>SwapSegmentata.</text:p>
        </text:list-item>
      </text:list>
      <text:p text:style-name="P33"/>
      <text:list text:style-name="L39">
        <text:list-item text:start-value="1">
          <text:p text:style-name="P171">Attività svolte e dati trattati:</text:p>
          <text:list>
            <text:list-item>
              <text:p text:style-name="P171">Campi dati:</text:p>
              <text:list>
                <text:list-item>
                  <text:p text:style-name="P208">private final int BANDA_BUS_DATI:</text:p>
                </text:list-item>
              </text:list>
            </text:list-item>
          </text:list>
        </text:list-item>
      </text:list>
      <text:p text:style-name="P33"><text:tab/><text:tab/><text:tab/>capacità del bus-dati espressa in KB.</text:p>
      <text:p text:style-name="P33"/>
      <text:list text:style-name="L39">
        <text:list-item text:start-value="1">
          <text:list>
            <text:list-item text:start-value="1">
              <text:list>
                <text:list-item text:start-value="1">
                  <text:p text:style-name="P208">private final int POLITICA_GESTIONE_MEMORIA:</text:p>
                </text:list-item>
              </text:list>
            </text:list-item>
          </text:list>
        </text:list-item>
      </text:list>
      <text:p text:style-name="P33"><text:tab/><text:tab/><text:tab/>specifica la politica di gestione della memoria (vedi Analisi dei <text:tab/><text:tab/><text:tab/><text:tab/>Requisiti).</text:p>
      <text:p text:style-name="P33"/>
      <text:list text:style-name="L39">
        <text:list-item text:start-value="1">
          <text:list>
            <text:list-item text:start-value="1">
              <text:list>
                <text:list-item text:start-value="1">
                  <text:p text:style-name="P208">private final int MODALITA_GESTIONE_MEMORIA:</text:p>
                </text:list-item>
              </text:list>
            </text:list-item>
          </text:list>
        </text:list-item>
      </text:list>
      <text:p text:style-name="P33"><text:tab/><text:tab/><text:tab/>specifica la modalità di gestione della memoria: <text:tab/><text:tab/><text:tab/><text:tab/><text:tab/><text:tab/>paginazione o segmentazione.</text:p>
      <text:p text:style-name="P33"/>
      <text:list text:style-name="L39">
        <text:list-item text:start-value="1">
          <text:list>
            <text:list-item text:start-value="1">
              <text:list>
                <text:list-item text:start-value="1">
                  <text:p text:style-name="P208">private final int POLITICA_SCHEDULAZIONE_PROCESSI:</text:p>
                </text:list-item>
              </text:list>
            </text:list-item>
          </text:list>
        </text:list-item>
      </text:list>
      <text:p text:style-name="P33"><text:tab/><text:tab/><text:tab/>specifica la politica di schedulazione dei processi(vedi Analisi dei <text:tab/><text:tab/><text:tab/><text:tab/>Requisiti).</text:p>
      <text:p text:style-name="P33"/>
      <text:list text:style-name="L39">
        <text:list-item text:start-value="1">
          <text:list>
            <text:list-item text:start-value="1">
              <text:list>
                <text:list-item text:start-value="1">
                  <text:p text:style-name="P208">private final int DIMENSIONE_RAM:</text:p>
                </text:list-item>
              </text:list>
            </text:list-item>
          </text:list>
        </text:list-item>
      </text:list>
      <text:p text:style-name="P33"><text:tab/><text:tab/><text:tab/>specifica la dimensione della memoria centrale RAM espressa in KB.</text:p>
      <text:p text:style-name="P33"/>
      <text:list text:style-name="L39">
        <text:list-item text:start-value="1">
          <text:list>
            <text:list-item text:start-value="1">
              <text:list>
                <text:list-item text:start-value="1">
                  <text:p text:style-name="P208"><text:soft-page-break/>private final int DIMENSIONE_SWAP:</text:p>
                </text:list-item>
              </text:list>
            </text:list-item>
          </text:list>
        </text:list-item>
      </text:list>
      <text:p text:style-name="P33"><text:tab/><text:tab/><text:tab/>specifica la dimensione dell'area di Swap espressa in KB.</text:p>
      <text:p text:style-name="P33"/>
      <text:list text:style-name="L39">
        <text:list-item text:start-value="1">
          <text:list>
            <text:list-item text:start-value="1">
              <text:list>
                <text:list-item text:start-value="1">
                  <text:p text:style-name="P208">private final int TEMPO_CONTEXT_SWITCH:</text:p>
                </text:list-item>
              </text:list>
            </text:list-item>
          </text:list>
        </text:list-item>
      </text:list>
      <text:p text:style-name="P33"><text:tab/><text:tab/><text:tab/>specifica il tempo di context-switch espresso in millisecondi.</text:p>
      <text:p text:style-name="P33"/>
      <text:list text:style-name="L39">
        <text:list-item text:start-value="1">
          <text:list>
            <text:list-item text:start-value="1">
              <text:list>
                <text:list-item text:start-value="1">
                  <text:p text:style-name="P208">private final int TEMPO_ACCESSO_DISCO:</text:p>
                </text:list-item>
              </text:list>
            </text:list-item>
          </text:list>
        </text:list-item>
      </text:list>
      <text:p text:style-name="P33"><text:tab/><text:tab/><text:tab/>specifica il tempo di accesso al disco espresso in millisecondi.</text:p>
      <text:p text:style-name="P33"/>
      <text:list text:style-name="L39">
        <text:list-item text:start-value="1">
          <text:list>
            <text:list-item text:start-value="1">
              <text:list>
                <text:list-item text:start-value="1">
                  <text:p text:style-name="P208">private final int DIMENSIONE_PAGINA:</text:p>
                </text:list-item>
              </text:list>
            </text:list-item>
          </text:list>
        </text:list-item>
      </text:list>
      <text:p text:style-name="P33"><text:tab/><text:tab/><text:tab/>specifica la dimensione di una pagina espressa in KB.</text:p>
      <text:p text:style-name="P33"/>
      <text:list text:style-name="L39">
        <text:list-item text:start-value="1">
          <text:list>
            <text:list-item text:start-value="1">
              <text:list>
                <text:list-item text:start-value="1">
                  <text:p text:style-name="P208">private final LinkedList&lt;Processo&gt; LISTA_PROCESSI:</text:p>
                </text:list-item>
              </text:list>
            </text:list-item>
          </text:list>
        </text:list-item>
      </text:list>
      <text:p text:style-name="P33"><text:tab/><text:tab/><text:tab/>lista dei processi da usare nella simulazione.</text:p>
      <text:p text:style-name="P33"/>
      <text:p text:style-name="P33"/>
      <text:list text:style-name="L39">
        <text:list-item text:start-value="1">
          <text:list>
            <text:list-item text:start-value="1">
              <text:p text:style-name="P171">Costruttori:</text:p>
              <text:list>
                <text:list-item>
                  <text:p text:style-name="P197">public ConfigurazioneIniziale(int bandaBusDati, int politicaGestioneMemoria, int modalitaGestioneMemoria, int politicaSchedulazione, int dimRAM, int dimSwap, int tempoContextSwitch, int tempoAccessoDisco, int dimPagina, LinkedList&lt;Processo&gt; listaProcessi) </text:p>
                  <text:p text:style-name="P197">throws EccezioneConfigurazioneNonValida:</text:p>
                  <text:list>
                    <text:list-item>
                      <text:list>
                        <text:list-header>
                          <text:p text:style-name="P197">Costruttore della classe. Inizializza tutti i campi dati controllando che i valori inseriti siano corretti e ragionevoli.</text:p>
                        </text:list-header>
                      </text:list>
                    </text:list-item>
                  </text:list>
                </text:list-item>
              </text:list>
            </text:list-item>
          </text:list>
        </text:list-item>
      </text:list>
      <text:p text:style-name="P33"/>
      <text:list text:style-name="L39">
        <text:list-item text:start-value="1">
          <text:list>
            <text:list-item text:start-value="1">
              <text:p text:style-name="P171">Metodi:</text:p>
              <text:list>
                <text:list-item>
                  <text:p text:style-name="P208">public int getBandaBusDati():</text:p>
                </text:list-item>
              </text:list>
            </text:list-item>
          </text:list>
        </text:list-item>
      </text:list>
      <text:p text:style-name="P33"><text:tab/><text:tab/><text:tab/>ritorna la banda del bus-dati espressa in KB.</text:p>
      <text:p text:style-name="P33"/>
      <text:list text:style-name="L39">
        <text:list-item text:start-value="1">
          <text:list>
            <text:list-item text:start-value="1">
              <text:list>
                <text:list-item text:start-value="1">
                  <text:p text:style-name="P208">public int getDimensionePagina():</text:p>
                </text:list-item>
              </text:list>
            </text:list-item>
          </text:list>
        </text:list-item>
      </text:list>
      <text:p text:style-name="P33"><text:tab/><text:tab/><text:tab/>ritorna la dimensione di una pagina espressa in KB.</text:p>
      <text:p text:style-name="P33"/>
      <text:list text:style-name="L39">
        <text:list-item text:start-value="1">
          <text:list>
            <text:list-item text:start-value="1">
              <text:list>
                <text:list-item text:start-value="1">
                  <text:p text:style-name="P208">public int getDimensioneRAM():</text:p>
                </text:list-item>
              </text:list>
            </text:list-item>
          </text:list>
        </text:list-item>
      </text:list>
      <text:p text:style-name="P33"><text:tab/><text:tab/><text:tab/>ritorna la dimensione della RAM espressa in KB.</text:p>
      <text:p text:style-name="P33"/>
      <text:list text:style-name="L39">
        <text:list-item text:start-value="1">
          <text:list>
            <text:list-item text:start-value="1">
              <text:list>
                <text:list-item text:start-value="1">
                  <text:p text:style-name="P208">public int getDimensioneSwap():</text:p>
                </text:list-item>
              </text:list>
            </text:list-item>
          </text:list>
        </text:list-item>
      </text:list>
      <text:p text:style-name="P33"><text:tab/><text:tab/><text:tab/>ritorna la dimensione dell'area di Swap espressa in KB.</text:p>
      <text:p text:style-name="P33"/>
      <text:list text:style-name="L39">
        <text:list-item text:start-value="1">
          <text:list>
            <text:list-item text:start-value="1">
              <text:list>
                <text:list-item text:start-value="1">
                  <text:p text:style-name="P208">public int getModalitaGestioneMemoria():</text:p>
                </text:list-item>
              </text:list>
            </text:list-item>
          </text:list>
        </text:list-item>
      </text:list>
      <text:p text:style-name="P33"><text:tab/><text:tab/><text:tab/>ritorna la modalità di gestione della memoria.</text:p>
      <text:p text:style-name="P33"><text:soft-page-break/></text:p>
      <text:list text:style-name="L39">
        <text:list-item text:start-value="1">
          <text:list>
            <text:list-item text:start-value="1">
              <text:list>
                <text:list-item text:start-value="1">
                  <text:p text:style-name="P208">public int getPoliticaGestioneMemoria():</text:p>
                </text:list-item>
              </text:list>
            </text:list-item>
          </text:list>
        </text:list-item>
      </text:list>
      <text:p text:style-name="P33"><text:tab/><text:tab/><text:tab/>ritorna la politica di gestione della memoria.</text:p>
      <text:p text:style-name="P33"/>
      <text:list text:style-name="L39">
        <text:list-item text:start-value="1">
          <text:list>
            <text:list-item text:start-value="1">
              <text:list>
                <text:list-item text:start-value="1">
                  <text:p text:style-name="P208">public int getPoliticaSchedulazioneProcessi():</text:p>
                </text:list-item>
              </text:list>
            </text:list-item>
          </text:list>
        </text:list-item>
      </text:list>
      <text:p text:style-name="P33"><text:tab/><text:tab/><text:tab/>ritorna la politica di schedulazione dei processi.</text:p>
      <text:p text:style-name="P33"/>
      <text:list text:style-name="L39">
        <text:list-item text:start-value="1">
          <text:list>
            <text:list-item text:start-value="1">
              <text:list>
                <text:list-item text:start-value="1">
                  <text:p text:style-name="P208">public int getTempoAccessoDisco():</text:p>
                </text:list-item>
              </text:list>
            </text:list-item>
          </text:list>
        </text:list-item>
      </text:list>
      <text:p text:style-name="P33"><text:tab/><text:tab/><text:tab/>ritorna il tempo di accesso al disco espresso in millisecondi.</text:p>
      <text:p text:style-name="P33"/>
      <text:list text:style-name="L39">
        <text:list-item text:start-value="1">
          <text:list>
            <text:list-item text:start-value="1">
              <text:list>
                <text:list-item text:start-value="1">
                  <text:p text:style-name="P208">public int getTempoContextSwitch():</text:p>
                </text:list-item>
              </text:list>
            </text:list-item>
          </text:list>
        </text:list-item>
      </text:list>
      <text:p text:style-name="P33"><text:tab/><text:tab/><text:tab/>ritorna il tempo di context-switch espresso in millisecondi.</text:p>
      <text:p text:style-name="P33"/>
      <text:list text:style-name="L39">
        <text:list-item text:start-value="1">
          <text:list>
            <text:list-item text:start-value="1">
              <text:list>
                <text:list-item text:start-value="1">
                  <text:p text:style-name="P208">public LinkedList&lt;Processo&gt; getListaProcessi():</text:p>
                </text:list-item>
              </text:list>
            </text:list-item>
          </text:list>
        </text:list-item>
      </text:list>
      <text:p text:style-name="P33"><text:tab/><text:tab/><text:tab/>ritorna la lista dei processi che saranno oggetto della simulazione.</text:p>
      <text:p text:style-name="P42"/>
      <text:list text:style-name="L1" text:continue-numbering="true">
        <text:list-item>
          <text:list text:continue-numbering="true">
            <text:list-item>
              <text:list text:continue-numbering="true">
                <text:list-item>
                  <text:list text:continue-numbering="true">
                    <text:list-item>
                      <text:h text:style-name="P152" text:outline-level="4">EccezioneConfigurazioneNonValida</text:h>
                    </text:list-item>
                  </text:list>
                </text:list-item>
              </text:list>
            </text:list-item>
          </text:list>
        </text:list-item>
      </text:list>
      <text:list text:style-name="L39">
        <text:list-item text:start-value="1">
          <text:p text:style-name="P171">Tipo, obiettivo e funzione della classe/interfaccia:</text:p>
          <text:p text:style-name="P197"><text:tab/>Classe pubblica e concreta; estende la classe Exception. Rappresenta <text:tab/>un'eccezione lanciata nel momento in cui viene creata una <text:tab/>ConfigurazioneIniziale non valida.</text:p>
        </text:list-item>
      </text:list>
      <text:p text:style-name="P33"/>
      <text:list text:style-name="L39">
        <text:list-item text:start-value="1">
          <text:p text:style-name="P171">Relazioni d'uso con altre componenti:</text:p>
          <text:p text:style-name="P197"><text:tab/>Nessuna.</text:p>
        </text:list-item>
      </text:list>
      <text:p text:style-name="P33"/>
      <text:list text:style-name="L39">
        <text:list-item text:start-value="1">
          <text:p text:style-name="P171">Interfacce e relazioni di u<text:span text:style-name="T12">so da altre </text:span>componenti:</text:p>
          <text:p text:style-name="P208"><text:tab/>Viene usata dalla classe ConfigurazioneIniziale.</text:p>
        </text:list-item>
      </text:list>
      <text:p text:style-name="P33"/>
      <text:list text:style-name="L39">
        <text:list-item text:start-value="1">
          <text:p text:style-name="P171">Attività svolte e dati trattati:</text:p>
          <text:list>
            <text:list-item>
              <text:p text:style-name="P171">Campi dati:</text:p>
              <text:list>
                <text:list-header>
                  <text:p text:style-name="P278">Nessuno.</text:p>
                </text:list-header>
              </text:list>
            </text:list-item>
          </text:list>
        </text:list-item>
      </text:list>
      <text:p text:style-name="P33"/>
      <text:list text:style-name="L39">
        <text:list-item text:start-value="1">
          <text:list>
            <text:list-item text:start-value="1">
              <text:p text:style-name="P171">Costruttori:</text:p>
              <text:list>
                <text:list-item>
                  <text:p text:style-name="P208">Quello di default.</text:p>
                </text:list-item>
              </text:list>
            </text:list-item>
          </text:list>
        </text:list-item>
      </text:list>
      <text:list text:style-name="L39">
        <text:list-item text:start-value="1">
          <text:list>
            <text:list-item text:start-value="1">
              <text:p text:style-name="P171">Metodi:</text:p>
              <text:list>
                <text:list-header>
                  <text:p text:style-name="P208">Nessuno.</text:p>
                </text:list-header>
              </text:list>
            </text:list-item>
          </text:list>
        </text:list-item>
      </text:list>
      <text:p text:style-name="P42"/>
      <text:list text:style-name="L1" text:continue-numbering="true">
        <text:list-item>
          <text:list text:continue-numbering="true">
            <text:list-item>
              <text:list text:continue-numbering="true">
                <text:list-item>
                  <text:list text:continue-numbering="true">
                    <text:list-item>
                      <text:h text:style-name="P152" text:outline-level="4"><text:soft-page-break/>Id</text:h>
                    </text:list-item>
                  </text:list>
                </text:list-item>
              </text:list>
            </text:list-item>
          </text:list>
        </text:list-item>
      </text:list>
      <text:list text:style-name="L116">
        <text:list-item text:start-value="1">
          <text:p text:style-name="P172">Tipo, obiettivo e funzione della classe/interfaccia:</text:p>
          <text:p text:style-name="P412"><text:span text:style-name="T3"><text:tab/></text:span><text:span text:style-name="T2">Classe che si occupa di generare gli identificatori univoci da asseganre ai </text:span><text:span text:style-name="T2"><text:tab/>processi. </text:span></text:p>
        </text:list-item>
      </text:list>
      <text:p text:style-name="P33"/>
      <text:list text:style-name="L116">
        <text:list-item text:start-value="1">
          <text:p text:style-name="P172">Relazioni d'uso con altre componenti:</text:p>
          <text:p text:style-name="P198"><text:tab/>Nessuna.</text:p>
        </text:list-item>
      </text:list>
      <text:p text:style-name="P33"/>
      <text:list text:style-name="L116">
        <text:list-item text:start-value="1">
          <text:p text:style-name="P172">Interfacce e relazioni di u<text:span text:style-name="T12">so da altre </text:span>componenti:</text:p>
          <text:p text:style-name="P209"><text:tab/>Viene usata da Processo per generare il proprio id.</text:p>
        </text:list-item>
      </text:list>
      <text:p text:style-name="P33"/>
      <text:list text:style-name="L116">
        <text:list-item text:start-value="1">
          <text:p text:style-name="P172">Attività svolte e dati trattati:</text:p>
          <text:list>
            <text:list-item>
              <text:p text:style-name="P172">Campi dati:</text:p>
              <text:list>
                <text:list-item>
                  <text:p text:style-name="P279">private static int counter:</text:p>
                  <text:list>
                    <text:list-item>
                      <text:list>
                        <text:list-header>
                          <text:p text:style-name="P279">Campo dati statico che conta le istanze degli oggetti di tipo Id.</text:p>
                          <text:p text:style-name="P279"/>
                        </text:list-header>
                      </text:list>
                    </text:list-item>
                  </text:list>
                </text:list-item>
              </text:list>
            </text:list-item>
          </text:list>
        </text:list-item>
      </text:list>
      <text:p text:style-name="P33"/>
      <text:list text:style-name="L116">
        <text:list-item text:start-value="1">
          <text:list>
            <text:list-item text:start-value="1">
              <text:p text:style-name="P172">Costruttori:</text:p>
              <text:list>
                <text:list-item>
                  <text:p text:style-name="P209">public Id():</text:p>
                </text:list-item>
              </text:list>
            </text:list-item>
          </text:list>
        </text:list-item>
      </text:list>
      <text:p text:style-name="P33"><text:tab/><text:tab/><text:tab/>Costruttore unico della classe.</text:p>
      <text:p text:style-name="P33"/>
      <text:list text:style-name="L116">
        <text:list-item text:start-value="1">
          <text:list>
            <text:list-item text:start-value="1">
              <text:p text:style-name="P172">Metodi:</text:p>
            </text:list-item>
          </text:list>
        </text:list-item>
      </text:list>
      <text:list text:style-name="L117">
        <text:list-item>
          <text:list>
            <text:list-item>
              <text:list>
                <text:list-item>
                  <text:p text:style-name="P143">public static void resetCounter()</text:p>
                  <text:list>
                    <text:list-item>
                      <text:list>
                        <text:list-header>
                          <text:p text:style-name="P210">Metodo che si occupa di resettare il campo dati counter in modo da far ripartire l'assegnazione degli id da zero. </text:p>
                        </text:list-header>
                      </text:list>
                    </text:list-item>
                  </text:list>
                </text:list-item>
              </text:list>
            </text:list-item>
          </text:list>
        </text:list-item>
      </text:list>
      <text:list text:style-name="L118">
        <text:list-item>
          <text:list>
            <text:list-item>
              <text:list>
                <text:list-item>
                  <text:list>
                    <text:list-item>
                      <text:list>
                        <text:list-header>
                          <text:p text:style-name="P107"/>
                        </text:list-header>
                      </text:list>
                    </text:list-item>
                  </text:list>
                </text:list-item>
                <text:list-item>
                  <text:p text:style-name="P252">public static int returnNewIdi()</text:p>
                  <text:list>
                    <text:list-item>
                      <text:list>
                        <text:list-header>
                          <text:p text:style-name="P211">Metodo che si occupa di ritornare un intero rappresentante un nuovo id. <text:s/></text:p>
                        </text:list-header>
                      </text:list>
                    </text:list-item>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52" text:outline-level="4">Processo</text:h>
                    </text:list-item>
                  </text:list>
                </text:list-item>
              </text:list>
            </text:list-item>
          </text:list>
        </text:list-item>
      </text:list>
      <text:list text:style-name="L116">
        <text:list-item text:start-value="1">
          <text:p text:style-name="P172">Tipo, obiettivo e funzione della classe/interfaccia:</text:p>
          <text:p text:style-name="P198"><text:tab/>La classe Processo rappresenta la classe base per tutti i processi. Essa <text:tab/>contiene in sé tutti i campi dati e metodi comuni ad ogni tipo di processo. </text:p>
        </text:list-item>
      </text:list>
      <text:p text:style-name="P33"/>
      <text:list text:style-name="L116">
        <text:list-item text:start-value="1">
          <text:p text:style-name="P172">Relazioni d'uso con altre componenti:</text:p>
          <text:p text:style-name="P198"><text:tab/>Utilizza il metodo getIstanteRichiesta della classe interna Accesso. Utilizza la <text:tab/>classe FrameMemoria per impostare le richieste di accesso alla memoria.</text:p>
        </text:list-item>
      </text:list>
      <text:p text:style-name="P33"/>
      <text:list text:style-name="L116">
        <text:list-item text:start-value="1">
          <text:p text:style-name="P172"><text:soft-page-break/>Interfacce e relazioni di u<text:span text:style-name="T12">so da altre </text:span>componenti:</text:p>
          <text:p text:style-name="P209"><text:tab/>Viene usata da ConfigurazioneIniziale, da Processore e infine da Scheduler, <text:tab/>come lista di processi in arrivo.</text:p>
          <text:list>
            <text:list-item>
              <text:list>
                <text:list-header>
                  <text:p text:style-name="P209">Viene usata da PCB come campo dati.</text:p>
                </text:list-header>
              </text:list>
            </text:list-item>
          </text:list>
        </text:list-item>
      </text:list>
      <text:p text:style-name="P33"/>
      <text:list text:style-name="L116">
        <text:list-item text:start-value="1">
          <text:p text:style-name="P172">Attività svolte e dati trattati:</text:p>
          <text:list>
            <text:list-item>
              <text:p text:style-name="P172">Campi dati:</text:p>
              <text:list>
                <text:list-item>
                  <text:p text:style-name="P279">private java.utils.ArrayLIst&lt;Accesso&gt; accessi:</text:p>
                  <text:list>
                    <text:list-item>
                      <text:list>
                        <text:list-header>
                          <text:p text:style-name="P279">Campo dati che contiene la lista degli accessi a FrameMemoria che un processo andrà a richiedere durante il suo ciclo di vita. </text:p>
                        </text:list-header>
                      </text:list>
                    </text:list-item>
                  </text:list>
                </text:list-item>
              </text:list>
            </text:list-item>
          </text:list>
        </text:list-item>
      </text:list>
      <text:p text:style-name="P36"/>
      <text:list text:style-name="L119">
        <text:list-item>
          <text:list>
            <text:list-item>
              <text:list>
                <text:list-item>
                  <text:p text:style-name="P144"><text:span text:style-name="T15">private</text:span> int id:</text:p>
                  <text:list>
                    <text:list-item>
                      <text:list>
                        <text:list-header>
                          <text:p text:style-name="P212">Campo dati che identifica univocamente ogni istanza della classe. Da inizializzare con un'apposita chiamata ad un metodo della classe Id. </text:p>
                        </text:list-header>
                      </text:list>
                    </text:list-item>
                  </text:list>
                </text:list-item>
              </text:list>
            </text:list-item>
          </text:list>
        </text:list-item>
      </text:list>
      <text:list text:style-name="L120">
        <text:list-item>
          <text:list>
            <text:list-item>
              <text:list>
                <text:list-item>
                  <text:list>
                    <text:list-item>
                      <text:list>
                        <text:list-header>
                          <text:p text:style-name="P108"/>
                        </text:list-header>
                      </text:list>
                    </text:list-item>
                  </text:list>
                </text:list-item>
                <text:list-item>
                  <text:p text:style-name="P253"><text:span text:style-name="T13">private</text:span> java.lang.String nome:</text:p>
                  <text:list>
                    <text:list-item>
                      <text:list>
                        <text:list-header>
                          <text:p text:style-name="P280">Campo dati contenente il nome associato al processo </text:p>
                          <text:p text:style-name="P280"/>
                        </text:list-header>
                      </text:list>
                    </text:list-item>
                  </text:list>
                </text:list-item>
              </text:list>
            </text:list-item>
          </text:list>
        </text:list-item>
      </text:list>
      <text:list text:style-name="L119">
        <text:list-item text:start-value="1">
          <text:list>
            <text:list-item text:start-value="1">
              <text:list>
                <text:list-item text:start-value="1">
                  <text:p text:style-name="P144"><text:span text:style-name="T15">private</text:span> int tempoArrivo:</text:p>
                  <text:list>
                    <text:list-item>
                      <text:list>
                        <text:list-header>
                          <text:p text:style-name="P212">Campo dati contenente l'istante in cui un processo diventa attivo, ciò è l'istante a partire dal quale un processo può concorrere per andare in esecuzione. <text:s/></text:p>
                        </text:list-header>
                      </text:list>
                    </text:list-item>
                  </text:list>
                </text:list-item>
              </text:list>
            </text:list-item>
          </text:list>
        </text:list-item>
      </text:list>
      <text:list text:style-name="L121">
        <text:list-item>
          <text:list>
            <text:list-item>
              <text:list>
                <text:list-item>
                  <text:list>
                    <text:list-item>
                      <text:list>
                        <text:list-header>
                          <text:p text:style-name="P109"/>
                        </text:list-header>
                      </text:list>
                    </text:list-item>
                  </text:list>
                </text:list-item>
                <text:list-item>
                  <text:p text:style-name="P254"><text:span text:style-name="T13">private</text:span> int tempoEsecuzione:</text:p>
                  <text:list>
                    <text:list-item>
                      <text:list>
                        <text:list-header>
                          <text:p text:style-name="P281">Campo dati che contiene il tempo totale d'esecuzione di un processo.</text:p>
                        </text:list-header>
                      </text:list>
                    </text:list-item>
                  </text:list>
                </text:list-item>
              </text:list>
            </text:list-item>
          </text:list>
        </text:list-item>
      </text:list>
      <text:list text:style-name="L116">
        <text:list-item>
          <text:list>
            <text:list-item>
              <text:list>
                <text:list-item>
                  <text:list>
                    <text:list-item>
                      <text:list>
                        <text:list-header>
                          <text:p text:style-name="P279"/>
                        </text:list-header>
                      </text:list>
                    </text:list-item>
                  </text:list>
                </text:list-item>
              </text:list>
            </text:list-item>
          </text:list>
        </text:list-item>
      </text:list>
      <text:p text:style-name="P33"/>
      <text:list text:style-name="L116">
        <text:list-item text:start-value="1">
          <text:list>
            <text:list-item text:start-value="1">
              <text:p text:style-name="P172">Costruttori:</text:p>
              <text:list>
                <text:list-item>
                  <text:p text:style-name="P413"><text:span text:style-name="T3">public Processo(</text:span><text:span text:style-name="Source_20_Text"><text:span text:style-name="T2">java.lang.String nome, int tarrivo, int tesecuzione</text:span></text:span><text:span text:style-name="T2"> </text:span><text:span text:style-name="T3">):</text:span></text:p>
                </text:list-item>
              </text:list>
            </text:list-item>
          </text:list>
        </text:list-item>
      </text:list>
      <text:p text:style-name="P33"><text:tab/><text:tab/><text:tab/>Costrutture di un'istanza della classe Processo. Necessita del nome, <text:tab/><text:tab/><text:tab/>del tempo di arrivo e di quello di esecuzione.</text:p>
      <text:p text:style-name="P33"/>
      <text:list text:style-name="L116">
        <text:list-item text:start-value="1">
          <text:list>
            <text:list-item text:start-value="1">
              <text:p text:style-name="P172">Metodi:</text:p>
            </text:list-item>
          </text:list>
        </text:list-item>
      </text:list>
      <text:list text:style-name="L119">
        <text:list-item text:start-value="1">
          <text:list>
            <text:list-item text:start-value="1">
              <text:list>
                <text:list-item text:start-value="1">
                  <text:p text:style-name="P144">public boolean equals(java.lang.Object processo)</text:p>
                  <text:list>
                    <text:list-item>
                      <text:list>
                        <text:list-header>
                          <text:p text:style-name="P212">Metodo che esegue l'uguaglianza fra due processi <text:s/></text:p>
                        </text:list-header>
                      </text:list>
                    </text:list-item>
                  </text:list>
                </text:list-item>
              </text:list>
            </text:list-item>
          </text:list>
        </text:list-item>
      </text:list>
      <text:list text:style-name="L122">
        <text:list-item>
          <text:list>
            <text:list-item>
              <text:list>
                <text:list-item>
                  <text:list>
                    <text:list-item>
                      <text:list>
                        <text:list-header>
                          <text:p text:style-name="P110"/>
                        </text:list-header>
                      </text:list>
                    </text:list-item>
                  </text:list>
                </text:list-item>
                <text:list-item>
                  <text:p text:style-name="P255">public java.lang.ArrayList getAccessi()</text:p>
                  <text:list>
                    <text:list-item>
                      <text:list>
                        <text:list-header>
                          <text:p text:style-name="P213">Metodo che ritorna la lista degli accessi ordinata per istante di richiesta crescente. </text:p>
                          <text:p text:style-name="P213"/>
                        </text:list-header>
                      </text:list>
                    </text:list-item>
                  </text:list>
                </text:list-item>
              </text:list>
            </text:list-item>
          </text:list>
        </text:list-item>
      </text:list>
      <text:list text:style-name="L119">
        <text:list-item text:start-value="1">
          <text:list>
            <text:list-item text:start-value="1">
              <text:list>
                <text:list-item text:start-value="1">
                  <text:p text:style-name="P144"><text:soft-page-break/>public int getId()</text:p>
                  <text:list>
                    <text:list-item>
                      <text:list>
                        <text:list-header>
                          <text:p text:style-name="P212">Metodo che permette di visualizzare l'id di un oggetto che istanzia la classe <text:s/></text:p>
                        </text:list-header>
                      </text:list>
                    </text:list-item>
                  </text:list>
                </text:list-item>
              </text:list>
            </text:list-item>
          </text:list>
        </text:list-item>
      </text:list>
      <text:list text:style-name="L123">
        <text:list-item>
          <text:list>
            <text:list-item>
              <text:list>
                <text:list-item>
                  <text:list>
                    <text:list-item>
                      <text:list>
                        <text:list-header>
                          <text:p text:style-name="P111"/>
                        </text:list-header>
                      </text:list>
                    </text:list-item>
                  </text:list>
                </text:list-item>
                <text:list-item>
                  <text:p text:style-name="P256">public java.lang.String getNome()</text:p>
                  <text:list>
                    <text:list-item>
                      <text:list>
                        <text:list-header>
                          <text:p text:style-name="P214">Metodo che ritorna il nome associato ad un processo </text:p>
                          <text:p text:style-name="P214"/>
                        </text:list-header>
                      </text:list>
                    </text:list-item>
                  </text:list>
                </text:list-item>
              </text:list>
            </text:list-item>
          </text:list>
        </text:list-item>
      </text:list>
      <text:list text:style-name="L116">
        <text:list-item text:start-value="1">
          <text:list>
            <text:list-item text:start-value="1">
              <text:list>
                <text:list-item text:start-value="1">
                  <text:p text:style-name="P413"><text:span text:style-name="T3">public i</text:span><text:span text:style-name="Source_20_Text"><text:span text:style-name="T2">nt getTempoArrivo(</text:span></text:span><text:span text:style-name="T3">):</text:span></text:p>
                </text:list-item>
              </text:list>
            </text:list-item>
          </text:list>
        </text:list-item>
      </text:list>
      <text:p text:style-name="P33"><text:tab/><text:tab/><text:tab/>Metodo che ritorna l'istante di attivazione di un processo. </text:p>
      <text:p text:style-name="P31"/>
      <text:list text:style-name="L124">
        <text:list-item>
          <text:list>
            <text:list-item>
              <text:list>
                <text:list-item>
                  <text:p text:style-name="P145">public int getTempoEsecuzione()</text:p>
                  <text:list>
                    <text:list-item>
                      <text:list>
                        <text:list-header>
                          <text:p text:style-name="P215">Metodo che ritorna il tempo totale d'esecuzione di un processo. <text:s/></text:p>
                        </text:list-header>
                      </text:list>
                    </text:list-item>
                  </text:list>
                </text:list-item>
              </text:list>
            </text:list-item>
          </text:list>
        </text:list-item>
      </text:list>
      <text:list text:style-name="L125">
        <text:list-item>
          <text:list>
            <text:list-item>
              <text:list>
                <text:list-item>
                  <text:list>
                    <text:list-item>
                      <text:list>
                        <text:list-header>
                          <text:p text:style-name="P112"/>
                        </text:list-header>
                      </text:list>
                    </text:list-item>
                  </text:list>
                </text:list-item>
                <text:list-item>
                  <text:p text:style-name="P257">public boolean richiestaFrameMemoria(FrameMemoria frame, int richiesta)</text:p>
                  <text:list>
                    <text:list-item>
                      <text:list>
                        <text:list-header>
                          <text:p text:style-name="P216">Metodo che si occupa di aggiungere una richiesta d'accesso ad un FrameMemoria nel campo dati accessi. <text:s/></text:p>
                          <text:p text:style-name="P216"/>
                        </text:list-header>
                      </text:list>
                    </text:list-item>
                  </text:list>
                </text:list-item>
              </text:list>
            </text:list-item>
          </text:list>
        </text:list-item>
      </text:list>
      <text:list text:style-name="L124">
        <text:list-item text:start-value="1">
          <text:list>
            <text:list-item text:start-value="1">
              <text:list>
                <text:list-item text:start-value="1">
                  <text:p text:style-name="P145">public java.lang.String toString()</text:p>
                  <text:list>
                    <text:list-item>
                      <text:list>
                        <text:list-header>
                          <text:p text:style-name="P215">Metodo che converte a stringa un processo ritornandone il nome. <text:s/></text:p>
                        </text:list-header>
                      </text:list>
                    </text:list-item>
                  </text:list>
                </text:list-item>
              </text:list>
            </text:list-item>
          </text:list>
        </text:list-item>
      </text:list>
      <text:p text:style-name="P42"/>
      <text:list text:style-name="L1" text:continue-numbering="true">
        <text:list-item>
          <text:list text:continue-numbering="true">
            <text:list-item>
              <text:list text:continue-numbering="true">
                <text:list-item>
                  <text:list text:continue-numbering="true">
                    <text:list-item>
                      <text:h text:style-name="P152" text:outline-level="4">ProcessoConPriorita</text:h>
                    </text:list-item>
                  </text:list>
                </text:list-item>
              </text:list>
            </text:list-item>
          </text:list>
        </text:list-item>
      </text:list>
      <text:list text:style-name="L116">
        <text:list-item text:start-value="1">
          <text:p text:style-name="P172">Tipo, obiettivo e funzione della classe/interfaccia:</text:p>
          <text:p text:style-name="P412"><text:span text:style-name="T3"><text:tab/></text:span><text:span text:style-name="T2">La classe ProcessoConPriorita estende la classe Processo e rappresenta i </text:span><text:span text:style-name="T2"><text:tab/>processi che, oltre ai dati comuni ad ogni processo ed ereditati dunque dalla <text:tab/>classe Processo, sono caratterizzati dall'avere una certa priorità, la quale <text:tab/>non si esclude possa anche cambiare nel corso dell'evoluzione della <text:tab/>simulazione. </text:span></text:p>
        </text:list-item>
      </text:list>
      <text:p text:style-name="P33"/>
      <text:list text:style-name="L116">
        <text:list-item text:start-value="1">
          <text:p text:style-name="P172">Relazioni d'uso con altre componenti:</text:p>
          <text:p text:style-name="P198"><text:tab/>Utilizza il metodo getIstanteRichiesta della classe interna Accesso. Utilizza la <text:tab/>classe FrameMemoria per impostare le richieste di accesso alla memoria.</text:p>
        </text:list-item>
      </text:list>
      <text:p text:style-name="P33"/>
      <text:list text:style-name="L116">
        <text:list-item text:start-value="1">
          <text:p text:style-name="P172">Interfacce e relazioni di u<text:span text:style-name="T12">so da altre </text:span>componenti:</text:p>
          <text:p text:style-name="P209"><text:tab/>Viene usata da tutte le implementazioni di PoliticaOrdinamentoProcessi con <text:tab/>priorità.</text:p>
        </text:list-item>
      </text:list>
      <text:p text:style-name="P33"/>
      <text:list text:style-name="L116">
        <text:list-item text:start-value="1">
          <text:p text:style-name="P172">Attività svolte e dati trattati:</text:p>
          <text:list>
            <text:list-item>
              <text:p text:style-name="P172">Campi dati:</text:p>
              <text:list>
                <text:list-item>
                  <text:p text:style-name="P279">private int priorita:</text:p>
                  <text:list>
                    <text:list-item>
                      <text:list>
                        <text:list-header>
                          <text:p text:style-name="P279"><text:soft-page-break/>Campo dati contenente la priorità associata al processo. </text:p>
                        </text:list-header>
                      </text:list>
                    </text:list-item>
                  </text:list>
                </text:list-item>
              </text:list>
            </text:list-item>
          </text:list>
        </text:list-item>
      </text:list>
      <text:p text:style-name="P33"/>
      <text:list text:style-name="L116">
        <text:list-item text:start-value="1">
          <text:list>
            <text:list-item text:start-value="1">
              <text:p text:style-name="P172">Costruttori:</text:p>
              <text:list>
                <text:list-item>
                  <text:p text:style-name="P413"><text:span text:style-name="T3">public Processo(</text:span><text:span text:style-name="Source_20_Text"><text:span text:style-name="T3">java.lang.String nome, int tarrivo, int tesecuzione, int </text:span></text:span><text:span text:style-name="Source_20_Text"><text:span text:style-name="T3">priorita</text:span></text:span><text:span text:style-name="T3">):</text:span></text:p>
                </text:list-item>
              </text:list>
            </text:list-item>
          </text:list>
        </text:list-item>
      </text:list>
      <text:p text:style-name="P33"><text:tab/><text:tab/><text:tab/>L'unico costruttore. Invoca il costruttore di Processo e inoltre imposta il <text:tab/><text:tab/><text:tab/>campo dati priorita.</text:p>
      <text:p text:style-name="P33"/>
      <text:list text:style-name="L116">
        <text:list-item text:start-value="1">
          <text:list>
            <text:list-item text:start-value="1">
              <text:p text:style-name="P209"><text:span text:style-name="T18">Metodi</text:span>:</text:p>
            </text:list-item>
          </text:list>
        </text:list-item>
      </text:list>
      <text:list text:style-name="L126">
        <text:list-item>
          <text:list>
            <text:list-item>
              <text:list>
                <text:list-item>
                  <text:p text:style-name="P146">public int getPriorita()</text:p>
                  <text:list>
                    <text:list-item>
                      <text:list>
                        <text:list-header>
                          <text:p text:style-name="P217">Metodo che ritorna il valore di priorità associato al processo. <text:s text:c="2"/></text:p>
                        </text:list-header>
                      </text:list>
                    </text:list-item>
                  </text:list>
                </text:list-item>
              </text:list>
            </text:list-item>
          </text:list>
        </text:list-item>
      </text:list>
      <text:list text:style-name="L127">
        <text:list-item>
          <text:list>
            <text:list-item>
              <text:list>
                <text:list-item>
                  <text:list>
                    <text:list-item>
                      <text:list>
                        <text:list-header>
                          <text:p text:style-name="P113"/>
                        </text:list-header>
                      </text:list>
                    </text:list-item>
                  </text:list>
                </text:list-item>
              </text:list>
            </text:list-item>
          </text:list>
        </text:list-item>
      </text:list>
      <text:list text:style-name="L126">
        <text:list-item text:start-value="1">
          <text:list>
            <text:list-item text:start-value="1">
              <text:list>
                <text:list-item text:start-value="1">
                  <text:p text:style-name="P146">public void setPriorita(int priorita)</text:p>
                  <text:list>
                    <text:list-item>
                      <text:list>
                        <text:list-header>
                          <text:p text:style-name="P301">Metodo che si occupa di definire la priorità da associare al processo. </text:p>
                        </text:list-header>
                      </text:list>
                    </text:list-item>
                  </text:list>
                </text:list-item>
              </text:list>
            </text:list-item>
          </text:list>
        </text:list-item>
      </text:list>
      <text:list text:style-name="L1" text:continue-numbering="true">
        <text:list-item>
          <text:list text:continue-numbering="true">
            <text:list-item>
              <text:list text:continue-numbering="true">
                <text:list-item>
                  <text:h text:style-name="P158" text:outline-level="3">logic.simulazione</text:h>
                  <text:list>
                    <text:list-item>
                      <text:h text:style-name="P152" text:outline-level="4">Simulazione</text:h>
                    </text:list-item>
                  </text:list>
                </text:list-item>
              </text:list>
            </text:list-item>
          </text:list>
        </text:list-item>
      </text:list>
      <text:list text:style-name="L39">
        <text:list-item text:start-value="1">
          <text:p text:style-name="P171">Tipo, obiettivo e funzione della classe/interfaccia:</text:p>
          <text:p text:style-name="P197"><text:tab/>Classe pubblica e concreta; crea e avvia un processore che crea tutti gli <text:tab/>istanti della simulazione. Tali istanti vengono mantenuti internamente a <text:tab/>questa classe.</text:p>
        </text:list-item>
      </text:list>
      <text:p text:style-name="P33"/>
      <text:list text:style-name="L39">
        <text:list-item text:start-value="1">
          <text:p text:style-name="P171">Relazioni d'uso con altre componenti:</text:p>
          <text:p text:style-name="P197"><text:tab/>Utilizza il metodo creaSimulazione() della classe Processore per creare gli <text:tab/>istanti della simulazione.</text:p>
        </text:list-item>
      </text:list>
      <text:p text:style-name="P33"/>
      <text:list text:style-name="L39">
        <text:list-item text:start-value="1">
          <text:p text:style-name="P171">Interfacce e relazioni di u<text:span text:style-name="T12">so da altre </text:span>componenti:</text:p>
          <text:p text:style-name="P208"><text:tab/>Viene usata dalla classe Player.</text:p>
        </text:list-item>
      </text:list>
      <text:p text:style-name="P33"/>
      <text:list text:style-name="L39">
        <text:list-item text:start-value="1">
          <text:p text:style-name="P171">Attività svolte e dati trattati:</text:p>
          <text:list>
            <text:list-item>
              <text:p text:style-name="P171">Campi dati:</text:p>
              <text:list>
                <text:list-item>
                  <text:p text:style-name="P208">private Processore proc:</text:p>
                </text:list-item>
              </text:list>
            </text:list-item>
          </text:list>
        </text:list-item>
      </text:list>
      <text:p text:style-name="P33"><text:tab/><text:tab/><text:tab/>istanza di processore che si occupa della generazione degli istanti.</text:p>
      <text:p text:style-name="P33"/>
      <text:list text:style-name="L39">
        <text:list-item text:start-value="1">
          <text:list>
            <text:list-item text:start-value="1">
              <text:list>
                <text:list-item text:start-value="1">
                  <text:p text:style-name="P208">private LinkedList&lt;Istante&gt; listaIstanti:</text:p>
                </text:list-item>
              </text:list>
            </text:list-item>
          </text:list>
        </text:list-item>
      </text:list>
      <text:p text:style-name="P33"><text:tab/><text:tab/><text:tab/>lista di istanti generata dal processore.</text:p>
      <text:p text:style-name="P33"/>
      <text:list text:style-name="L39">
        <text:list-item text:start-value="1">
          <text:list>
            <text:list-item text:start-value="1">
              <text:list>
                <text:list-item text:start-value="1">
                  <text:p text:style-name="P208">private ConfigurazioneIniziale conf:</text:p>
                </text:list-item>
              </text:list>
            </text:list-item>
          </text:list>
        </text:list-item>
      </text:list>
      <text:p text:style-name="P33"><text:soft-page-break/><text:tab/><text:tab/><text:tab/>parametri di configurazione per il sistema di simulazione.</text:p>
      <text:p text:style-name="P33"/>
      <text:list text:style-name="L39">
        <text:list-item text:start-value="1">
          <text:list>
            <text:list-item text:start-value="1">
              <text:p text:style-name="P171">Costruttori:</text:p>
              <text:list>
                <text:list-item>
                  <text:p text:style-name="P208">public Simulazione(ConfigurazioneIniziale conf):</text:p>
                </text:list-item>
              </text:list>
            </text:list-item>
          </text:list>
        </text:list-item>
      </text:list>
      <text:p text:style-name="P33"><text:tab/><text:tab/><text:tab/>costruttore della classe, che riceve come parametro la configurazione <text:tab/><text:tab/><text:tab/>iniziale del sistema</text:p>
      <text:p text:style-name="P33"/>
      <text:list text:style-name="L39">
        <text:list-item text:start-value="1">
          <text:list>
            <text:list-item text:start-value="1">
              <text:p text:style-name="P171">Metodi:</text:p>
              <text:list>
                <text:list-item>
                  <text:p text:style-name="P208">public LinkedList&lt;Istante&gt; crea():</text:p>
                </text:list-item>
              </text:list>
            </text:list-item>
          </text:list>
        </text:list-item>
      </text:list>
      <text:p text:style-name="P33"><text:tab/><text:tab/><text:tab/>da il via alla creazione della simulazione: il processore può cominciare</text:p>
      <text:p text:style-name="P33"><text:s text:c="5"/><text:tab/><text:tab/><text:tab/>ad interagire con lo scheduler e il gestore della memoria.</text:p>
      <text:p text:style-name="P33"/>
      <text:list text:style-name="L39">
        <text:list-item text:start-value="1">
          <text:list>
            <text:list-item text:start-value="1">
              <text:list>
                <text:list-item text:start-value="1">
                  <text:p text:style-name="P208">public int numeroIstanti():</text:p>
                </text:list-item>
              </text:list>
            </text:list-item>
          </text:list>
        </text:list-item>
      </text:list>
      <text:p text:style-name="P33"><text:tab/><text:tab/><text:tab/>ritorna il numero degli istanti che compongono la simulazione.</text:p>
      <text:p text:style-name="P42"/>
      <text:list text:style-name="L1" text:continue-numbering="true">
        <text:list-item>
          <text:list text:continue-numbering="true">
            <text:list-item>
              <text:list text:continue-numbering="true">
                <text:list-item>
                  <text:list text:continue-numbering="true">
                    <text:list-item>
                      <text:h text:style-name="P152" text:outline-level="4">Player</text:h>
                    </text:list-item>
                  </text:list>
                </text:list-item>
              </text:list>
            </text:list-item>
          </text:list>
        </text:list-item>
      </text:list>
      <text:list text:style-name="L39">
        <text:list-item text:start-value="1">
          <text:p text:style-name="P171">Tipo, obiettivo e funzione della classe/interfaccia:</text:p>
          <text:p text:style-name="P197"><text:tab/>Classe pubblica e concreta; scorre gli istanti che compongono una <text:tab/>simulazione, in avanti o in dietro nel tempo.</text:p>
        </text:list-item>
      </text:list>
      <text:p text:style-name="P33"/>
      <text:list text:style-name="L39">
        <text:list-item text:start-value="1">
          <text:p text:style-name="P171">Relazioni d'uso con altre componenti:</text:p>
          <text:p text:style-name="P197"><text:tab/>Utilizza il metodo crea() della classe Simulazione per creare la simulazione <text:tab/>con i relativi istanti. Vengono inoltre utilizzati i metodi get della classe Istante, <text:tab/>per identificare eventuali eventi rilevanti nel corso della simulazione. <text:tab/>Vengono utilizzati i metodi AggiornaStatistiche e AzzeraStatistiche della <text:tab/>classe interna Statistiche.</text:p>
        </text:list-item>
      </text:list>
      <text:p text:style-name="P33"/>
      <text:list text:style-name="L39">
        <text:list-item text:start-value="1">
          <text:p text:style-name="P171">Interfacce e relazioni di u<text:span text:style-name="T12">so da altre </text:span>componenti:</text:p>
          <text:p text:style-name="P208"><text:tab/>Viene usata dalla GUI per lo scorrimento della simulazione.</text:p>
        </text:list-item>
      </text:list>
      <text:p text:style-name="P33"/>
      <text:list text:style-name="L39">
        <text:list-item text:start-value="1">
          <text:p text:style-name="P171">Attività svolte e dati trattati:</text:p>
          <text:list>
            <text:list-item>
              <text:p text:style-name="P171">Campi dati:</text:p>
              <text:list>
                <text:list-item>
                  <text:p text:style-name="P208">private Simulazione simulazioneEseguita:</text:p>
                </text:list-item>
              </text:list>
            </text:list-item>
          </text:list>
        </text:list-item>
      </text:list>
      <text:p text:style-name="P33"><text:tab/><text:tab/><text:tab/>la simulazione contenente gli istanti da scorrere con il Player.</text:p>
      <text:p text:style-name="P33"/>
      <text:list text:style-name="L39">
        <text:list-item text:start-value="1">
          <text:list>
            <text:list-item text:start-value="1">
              <text:list>
                <text:list-item text:start-value="1">
                  <text:p text:style-name="P208">private LinkedList&lt;Istante&gt; listaIstanti:</text:p>
                </text:list-item>
              </text:list>
            </text:list-item>
          </text:list>
        </text:list-item>
      </text:list>
      <text:p text:style-name="P33"><text:tab/><text:tab/><text:tab/>la lista degli istanti generati dalla simulazione.</text:p>
      <text:p text:style-name="P33"/>
      <text:list text:style-name="L39">
        <text:list-item text:start-value="1">
          <text:list>
            <text:list-item text:start-value="1">
              <text:list>
                <text:list-item text:start-value="1">
                  <text:p text:style-name="P208">private int indiceElementoCorrente:</text:p>
                </text:list-item>
              </text:list>
            </text:list-item>
          </text:list>
        </text:list-item>
      </text:list>
      <text:p text:style-name="P34"><text:soft-page-break/><text:tab/><text:tab/><text:tab/>l'indice dell'istante corrente; utilizzato per ottimizzare lo scorrimento <text:tab/><text:tab/><text:tab/>degli istanti.</text:p>
      <text:p text:style-name="P33"/>
      <text:list text:style-name="L39">
        <text:list-item text:start-value="1">
          <text:list>
            <text:list-item text:start-value="1">
              <text:list>
                <text:list-item text:start-value="1">
                  <text:p text:style-name="P208">private ListIterator&lt;Istante&gt; istanteCorrente:</text:p>
                </text:list-item>
              </text:list>
            </text:list-item>
          </text:list>
        </text:list-item>
      </text:list>
      <text:p text:style-name="P34"><text:tab/><text:tab/><text:tab/>Iteratore che punta all'istante corrente; viene utilizzato per scorrere la <text:tab/><text:tab/><text:tab/>lista.</text:p>
      <text:p text:style-name="P33"/>
      <text:list text:style-name="L39">
        <text:list-item text:start-value="1">
          <text:list>
            <text:list-item text:start-value="1">
              <text:list>
                <text:list-item text:start-value="1">
                  <text:p text:style-name="P208">public enum Evento{FAULT, SWITCH, FULL_RAM, FULL_SWAP, END_PROC, NEW_PROC}:</text:p>
                  <text:list>
                    <text:list-item>
                      <text:list>
                        <text:list-header>
                          <text:p text:style-name="P197">Enumerazione per la definizione degli eventi significativi che possono essere ricercati nella lista di istanti.</text:p>
                        </text:list-header>
                      </text:list>
                    </text:list-item>
                  </text:list>
                </text:list-item>
              </text:list>
            </text:list-item>
          </text:list>
        </text:list-item>
      </text:list>
      <text:p text:style-name="P34"/>
      <text:list text:style-name="L39">
        <text:list-item text:start-value="1">
          <text:list>
            <text:list-item text:start-value="1">
              <text:list>
                <text:list-item text:start-value="1">
                  <text:p text:style-name="P208">public static Statistiche stat:</text:p>
                  <text:list>
                    <text:list-item>
                      <text:list>
                        <text:list-header>
                          <text:p text:style-name="P208">Istanza della classe Statistiche.</text:p>
                        </text:list-header>
                      </text:list>
                    </text:list-item>
                  </text:list>
                </text:list-item>
              </text:list>
            </text:list-item>
          </text:list>
        </text:list-item>
      </text:list>
      <text:p text:style-name="P34"/>
      <text:list text:style-name="L39">
        <text:list-item text:start-value="1">
          <text:list>
            <text:list-item text:start-value="1">
              <text:p text:style-name="P171">Costruttori:</text:p>
              <text:list>
                <text:list-item>
                  <text:p text:style-name="P208">public Player(ConfigurazioneIniziale conf):</text:p>
                </text:list-item>
              </text:list>
            </text:list-item>
          </text:list>
        </text:list-item>
      </text:list>
      <text:p text:style-name="P33"><text:tab/><text:tab/><text:tab/>costruttore della classe, che riceve come parametro la configurazione <text:tab/><text:tab/><text:tab/>iniziale del sistema.</text:p>
      <text:p text:style-name="P33"/>
      <text:list text:style-name="L39">
        <text:list-item text:start-value="1">
          <text:list>
            <text:list-item text:start-value="1">
              <text:p text:style-name="P171">Metodi:</text:p>
              <text:list>
                <text:list-item>
                  <text:p text:style-name="P208">public boolean caricaSimulazione():</text:p>
                </text:list-item>
              </text:list>
            </text:list-item>
          </text:list>
        </text:list-item>
      </text:list>
      <text:p text:style-name="P33"><text:tab/><text:tab/><text:tab/>carica la simulazione e inizializza l'iteratore per lo scorrimento della <text:tab/><text:tab/><text:tab/>simulazione; ritorna un booleano che comunica lo stato di successo o <text:tab/><text:tab/><text:tab/>fallimento dell'operazione.</text:p>
      <text:p text:style-name="P33"/>
      <text:list text:style-name="L39">
        <text:list-item text:start-value="1">
          <text:list>
            <text:list-item text:start-value="1">
              <text:list>
                <text:list-item text:start-value="1">
                  <text:p text:style-name="P208">public Istante istantePrecedente():</text:p>
                </text:list-item>
              </text:list>
            </text:list-item>
          </text:list>
        </text:list-item>
      </text:list>
      <text:p text:style-name="P33"><text:tab/><text:tab/><text:tab/>ritorna l'istante precedente a quello attuale. Se viene ritornato un <text:tab/><text:tab/><text:tab/><text:tab/>riferimento nullo, significa che non ci sono istanti precedente.</text:p>
      <text:p text:style-name="P33"/>
      <text:list text:style-name="L39">
        <text:list-item text:start-value="1">
          <text:list>
            <text:list-item text:start-value="1">
              <text:list>
                <text:list-item text:start-value="1">
                  <text:p text:style-name="P208">public Istante istanteSuccessivo():</text:p>
                </text:list-item>
              </text:list>
            </text:list-item>
          </text:list>
        </text:list-item>
      </text:list>
      <text:p text:style-name="P33"><text:tab/><text:tab/><text:tab/>ritorna l'istante successivo a quello attuale. Se viene ritornato un <text:tab/><text:tab/><text:tab/><text:tab/>puntatore nullo, significa che non ci sono istanti successivi.</text:p>
      <text:p text:style-name="P33"/>
      <text:list text:style-name="L39">
        <text:list-item text:start-value="1">
          <text:list>
            <text:list-item text:start-value="1">
              <text:list>
                <text:list-item text:start-value="1">
                  <text:p text:style-name="P208">public LinkedList&lt;Istante&gt; precedenteIstanteSignificativo (Evento e):</text:p>
                </text:list-item>
              </text:list>
            </text:list-item>
          </text:list>
        </text:list-item>
      </text:list>
      <text:p text:style-name="P34"><text:tab/><text:tab/><text:tab/>ritorna l'istante significativo precedente all'istante corrente. Un istante <text:tab/><text:tab/><text:tab/>significativo, corrisponde ad uno o più eventi del tipo: fault in memoria <text:tab/><text:tab/><text:tab/>principale RAM, context-switch, riempimento della memoria centrale, <text:tab/><text:tab/><text:tab/>riempimento dell'area di Swap, terminazione di un processo, arrivo di <text:tab/><text:tab/><text:tab/>uno o più processi.</text:p>
      <text:p text:style-name="P33"><text:soft-page-break/></text:p>
      <text:list text:style-name="L39">
        <text:list-item text:start-value="1">
          <text:list>
            <text:list-item text:start-value="1">
              <text:list>
                <text:list-item text:start-value="1">
                  <text:p text:style-name="P208">public LinkedList&lt;Istante&gt; prossimoIstanteSignificativo (Evento e):</text:p>
                </text:list-item>
              </text:list>
            </text:list-item>
          </text:list>
        </text:list-item>
      </text:list>
      <text:p text:style-name="P33"><text:tab/><text:tab/><text:tab/>ritorna l'istante significativo successivo all'istante corrente. Un istante <text:tab/><text:tab/><text:tab/>significativo, corrisponde ad uno o più eventi del tipo: fault in memoria <text:tab/><text:tab/><text:tab/>principale RAM, context-switch, riempimento della memoria centrale, <text:tab/><text:tab/><text:tab/>riempimento dell'area di Swap, terminazione di un processo, arrivo di <text:tab/><text:tab/><text:tab/>uno o più processi.</text:p>
      <text:p text:style-name="P33"/>
      <text:list text:style-name="L39">
        <text:list-item text:start-value="1">
          <text:list>
            <text:list-item text:start-value="1">
              <text:list>
                <text:list-item text:start-value="1">
                  <text:p text:style-name="P208">public Istante primoIstante():</text:p>
                </text:list-item>
              </text:list>
            </text:list-item>
          </text:list>
        </text:list-item>
      </text:list>
      <text:p text:style-name="P33"><text:tab/><text:tab/><text:tab/>Ritorna il primo istante della simulazione.</text:p>
      <text:p text:style-name="P33"/>
      <text:list text:style-name="L39">
        <text:list-item text:start-value="1">
          <text:list>
            <text:list-item text:start-value="1">
              <text:list>
                <text:list-item text:start-value="1">
                  <text:p text:style-name="P208">public LinkedList&lt;Istante&gt; ultimoIstante():</text:p>
                </text:list-item>
              </text:list>
            </text:list-item>
          </text:list>
        </text:list-item>
      </text:list>
      <text:p text:style-name="P33"><text:tab/><text:tab/><text:tab/>Ritorna una lista di istanti che porta all'ultimo istante della simulazione.</text:p>
      <text:p text:style-name="P33"/>
      <text:list text:style-name="L39">
        <text:list-item text:start-value="1">
          <text:list>
            <text:list-item text:start-value="1">
              <text:list>
                <text:list-item text:start-value="1">
                  <text:p text:style-name="P208">public int numeroIstanti():</text:p>
                  <text:list>
                    <text:list-item>
                      <text:list>
                        <text:list-header>
                          <text:p text:style-name="P208">Ritorna il numero di istanti che compongono la simulazione.</text:p>
                        </text:list-header>
                      </text:list>
                    </text:list-item>
                  </text:list>
                </text:list-item>
              </text:list>
            </text:list-item>
          </text:list>
        </text:list-item>
      </text:list>
      <text:p text:style-name="P33"/>
      <text:list text:style-name="L39">
        <text:list-item text:start-value="1">
          <text:list>
            <text:list-item text:start-value="1">
              <text:list>
                <text:list-item text:start-value="1">
                  <text:p text:style-name="P208">public Statistiche getStatistiche():</text:p>
                </text:list-item>
              </text:list>
            </text:list-item>
          </text:list>
        </text:list-item>
      </text:list>
      <text:p text:style-name="P33"><text:tab/><text:tab/><text:tab/>Ritorna un riferimento all'oggetto interno stat in modo che dall'esterno <text:tab/><text:tab/><text:tab/>siano accessibili i metodi della classe Statistiche.</text:p>
      <text:p text:style-name="P33"/>
      <text:list text:style-name="L1" text:continue-numbering="true">
        <text:list-item>
          <text:list text:continue-numbering="true">
            <text:list-item>
              <text:list text:continue-numbering="true">
                <text:list-item>
                  <text:list text:continue-numbering="true">
                    <text:list-item>
                      <text:h text:style-name="P152" text:outline-level="4">Statistiche</text:h>
                    </text:list-item>
                  </text:list>
                </text:list-item>
              </text:list>
            </text:list-item>
          </text:list>
        </text:list-item>
      </text:list>
      <text:list text:style-name="L39">
        <text:list-item text:start-value="1">
          <text:p text:style-name="P171">Tipo, obiettivo e funzione della classe/interfaccia:</text:p>
          <text:p text:style-name="P197"><text:tab/>Classe pubblica e concreta, interna alla classe Player; raccoglie dati statistici <text:tab/>nel range di istanti che va dall'inizio della simulazione all'istante corrente.</text:p>
        </text:list-item>
      </text:list>
      <text:p text:style-name="P33"/>
      <text:list text:style-name="L39">
        <text:list-item text:start-value="1">
          <text:p text:style-name="P171">Relazioni d'uso con altre componenti:</text:p>
          <text:p text:style-name="P197"><text:tab/>Nessuna.</text:p>
        </text:list-item>
      </text:list>
      <text:p text:style-name="P33"/>
      <text:list text:style-name="L39">
        <text:list-item text:start-value="1">
          <text:p text:style-name="P171">Interfacce e relazioni di u<text:span text:style-name="T12">so da altre </text:span>componenti:</text:p>
          <text:p text:style-name="P208"><text:tab/>Viene usata dalla classe Player per aggiornare le statistiche.</text:p>
        </text:list-item>
      </text:list>
      <text:p text:style-name="P33"/>
      <text:list text:style-name="L39">
        <text:list-item text:start-value="1">
          <text:p text:style-name="P171">Attività svolte e dati trattati:</text:p>
          <text:list>
            <text:list-item>
              <text:p text:style-name="P171">Campi dati:</text:p>
              <text:list>
                <text:list-item>
                  <text:p text:style-name="P208">private int utilizzoRAM:</text:p>
                </text:list-item>
              </text:list>
            </text:list-item>
          </text:list>
        </text:list-item>
      </text:list>
      <text:p text:style-name="P33"><text:tab/><text:tab/><text:tab/>la quantità in KB di RAM utilizzata.</text:p>
      <text:p text:style-name="P33"/>
      <text:list text:style-name="L39">
        <text:list-item text:start-value="1">
          <text:list>
            <text:list-item text:start-value="1">
              <text:list>
                <text:list-item text:start-value="1">
                  <text:p text:style-name="P208">private int utilizzoSwap:</text:p>
                </text:list-item>
              </text:list>
            </text:list-item>
          </text:list>
        </text:list-item>
      </text:list>
      <text:p text:style-name="P33"><text:tab/><text:tab/><text:tab/>la quantità in KB di Swap utilizzata.</text:p>
      <text:p text:style-name="P33"><text:soft-page-break/></text:p>
      <text:list text:style-name="L39">
        <text:list-item text:start-value="1">
          <text:list>
            <text:list-item text:start-value="1">
              <text:list>
                <text:list-item text:start-value="1">
                  <text:p text:style-name="P208">private int numeroFault:</text:p>
                </text:list-item>
              </text:list>
            </text:list-item>
          </text:list>
        </text:list-item>
      </text:list>
      <text:p text:style-name="P33"><text:tab/><text:tab/><text:tab/>numero di Fault avvenuti in memoria.</text:p>
      <text:p text:style-name="P33"/>
      <text:list text:style-name="L39">
        <text:list-item text:start-value="1">
          <text:list>
            <text:list-item text:start-value="1">
              <text:list>
                <text:list-item text:start-value="1">
                  <text:p text:style-name="P208">private int numeroIstantiRimanenti:</text:p>
                </text:list-item>
              </text:list>
            </text:list-item>
          </text:list>
        </text:list-item>
      </text:list>
      <text:p text:style-name="P33"><text:tab/><text:tab/><text:tab/>numero di istanti rimanenti alla fine della simulazione.</text:p>
      <text:p text:style-name="P33"/>
      <text:p text:style-name="P33"/>
      <text:p text:style-name="P33"/>
      <text:list text:style-name="L39">
        <text:list-item text:start-value="1">
          <text:list>
            <text:list-item text:start-value="1">
              <text:p text:style-name="P171">Costruttori:</text:p>
              <text:list>
                <text:list-item>
                  <text:p text:style-name="P208">Statistiche():</text:p>
                  <text:list>
                    <text:list-item>
                      <text:list>
                        <text:list-header>
                          <text:p text:style-name="P208">Costruttore della classe. Inizializza tutti i campi a zero.</text:p>
                        </text:list-header>
                      </text:list>
                    </text:list-item>
                  </text:list>
                </text:list-item>
              </text:list>
            </text:list-item>
          </text:list>
        </text:list-item>
      </text:list>
      <text:p text:style-name="P33"/>
      <text:list text:style-name="L39">
        <text:list-item text:start-value="1">
          <text:list>
            <text:list-item text:start-value="1">
              <text:p text:style-name="P171">Metodi:</text:p>
              <text:list>
                <text:list-item>
                  <text:p text:style-name="P208">public int getUtilizzoRAM():</text:p>
                </text:list-item>
              </text:list>
            </text:list-item>
          </text:list>
        </text:list-item>
      </text:list>
      <text:p text:style-name="P33"><text:tab/><text:tab/><text:tab/>ritorna la quantità in KB di RAM utilizzata.</text:p>
      <text:p text:style-name="P33"/>
      <text:list text:style-name="L39">
        <text:list-item text:start-value="1">
          <text:list>
            <text:list-item text:start-value="1">
              <text:list>
                <text:list-item text:start-value="1">
                  <text:p text:style-name="P208">public int getUtilizzoSwap():</text:p>
                </text:list-item>
              </text:list>
            </text:list-item>
          </text:list>
        </text:list-item>
      </text:list>
      <text:p text:style-name="P33"><text:tab/><text:tab/><text:tab/>ritorna la quantità in KB di Swap utilizzata.</text:p>
      <text:p text:style-name="P33"/>
      <text:list text:style-name="L39">
        <text:list-item text:start-value="1">
          <text:list>
            <text:list-item text:start-value="1">
              <text:list>
                <text:list-item text:start-value="1">
                  <text:p text:style-name="P208">public int getNumeroFault():</text:p>
                </text:list-item>
              </text:list>
            </text:list-item>
          </text:list>
        </text:list-item>
      </text:list>
      <text:p text:style-name="P33"><text:tab/><text:tab/><text:tab/>ritorna il numero di fault avvenuti in memoria.</text:p>
      <text:p text:style-name="P33"><text:bookmark-start text:name="DDE_LINK10"/></text:p>
      <text:list text:style-name="L39">
        <text:list-item text:start-value="1">
          <text:list>
            <text:list-item text:start-value="1">
              <text:list>
                <text:list-item text:start-value="1">
                  <text:p text:style-name="P208"><text:bookmark-end text:name="DDE_LINK10"/>public int getNumeroIstantiRimanenti():</text:p>
                </text:list-item>
              </text:list>
            </text:list-item>
          </text:list>
        </text:list-item>
      </text:list>
      <text:p text:style-name="P33"><text:tab/><text:tab/><text:tab/>ritorna il numero di istanti rimanenti alla fine della simulazione.</text:p>
      <text:p text:style-name="P33"/>
      <text:list text:style-name="L39">
        <text:list-item text:start-value="1">
          <text:list>
            <text:list-item text:start-value="1">
              <text:list>
                <text:list-item text:start-value="1">
                  <text:p text:style-name="P208">private void AggiornaOccupazioni(Istante nuovoIstante, boolean avanti):</text:p>
                </text:list-item>
              </text:list>
            </text:list-item>
          </text:list>
        </text:list-item>
      </text:list>
      <text:p text:style-name="P33"><text:tab/><text:tab/><text:tab/>aggiorna i campi utilizzoRAM e utilizzoSwap.</text:p>
      <text:p text:style-name="P33"/>
      <text:list text:style-name="L39">
        <text:list-item text:start-value="1">
          <text:list>
            <text:list-item text:start-value="1">
              <text:list>
                <text:list-item text:start-value="1">
                  <text:p text:style-name="P208">void AggiornaStatistiche(Istante nuovoIstante, boolean avanti ):</text:p>
                </text:list-item>
              </text:list>
            </text:list-item>
          </text:list>
        </text:list-item>
      </text:list>
      <text:p text:style-name="P34"><text:tab/><text:tab/><text:tab/>aggiorna le statistiche specificando il nuovo istante, e se quest'ultimo <text:tab/><text:tab/><text:tab/>è precedente o successivo a quello corrente.</text:p>
      <text:p text:style-name="P33"/>
      <text:list text:style-name="L39">
        <text:list-item text:start-value="1">
          <text:list>
            <text:list-item text:start-value="1">
              <text:list>
                <text:list-item text:start-value="1">
                  <text:p text:style-name="P208">void AggiornaStatistiche(LinkedList&lt;Istante&gt; listaNuoviIstanti,</text:p>
                  <text:p text:style-name="P208">boolean avanti):</text:p>
                </text:list-item>
              </text:list>
            </text:list-item>
          </text:list>
        </text:list-item>
      </text:list>
      <text:p text:style-name="P34"><text:tab/><text:tab/><text:tab/>aggiorna le statistiche specificando una lista di Istante, e se <text:tab/><text:tab/><text:tab/><text:tab/><text:tab/>quest'ultimi sono precedenti o successivi all'istante corrente.</text:p>
      <text:p text:style-name="P33"/>
      <text:list text:style-name="L39">
        <text:list-item text:start-value="1">
          <text:list>
            <text:list-item text:start-value="1">
              <text:list>
                <text:list-item text:start-value="1">
                  <text:p text:style-name="P208">void AzzeraStatistiche():</text:p>
                </text:list-item>
              </text:list>
            </text:list-item>
          </text:list>
        </text:list-item>
      </text:list>
      <text:p text:style-name="P42"><text:tab/><text:tab/><text:tab/>azzera le statistiche.</text:p>
      <text:p text:style-name="P42"><text:soft-page-break/></text:p>
      <text:list text:style-name="L1" text:continue-numbering="true">
        <text:list-item>
          <text:list text:continue-numbering="true">
            <text:list-item>
              <text:list text:continue-numbering="true">
                <text:list-item>
                  <text:list text:continue-numbering="true">
                    <text:list-item>
                      <text:h text:style-name="P152" text:outline-level="4">Istante</text:h>
                    </text:list-item>
                  </text:list>
                </text:list-item>
              </text:list>
            </text:list-item>
          </text:list>
        </text:list-item>
      </text:list>
      <text:list text:style-name="L39">
        <text:list-item text:start-value="1">
          <text:p text:style-name="P171">Tipo, obiettivo e funzione della classe/interfaccia:</text:p>
          <text:p text:style-name="P197"><text:tab/>Classe pubblica e concreta; rappresenta una singola unità di tempo della <text:tab/>simulazione. Al suo interno le informazioni sono rappresentate in modo <text:tab/>differenziale; ciò significa che ogni istante rappresenta solo le differenze <text:tab/>rispetto all'istante precedente.</text:p>
        </text:list-item>
      </text:list>
      <text:p text:style-name="P33"/>
      <text:list text:style-name="L39">
        <text:list-item text:start-value="1">
          <text:p text:style-name="P171">Relazioni d'uso con altre componenti:</text:p>
          <text:p text:style-name="P197"><text:tab/>Nessuna.</text:p>
        </text:list-item>
      </text:list>
      <text:p text:style-name="P33"/>
      <text:list text:style-name="L39">
        <text:list-item text:start-value="1">
          <text:p text:style-name="P171">Interfacce e relazioni di u<text:span text:style-name="T12">so da altre </text:span>componenti:</text:p>
          <text:p text:style-name="P208"><text:tab/>Viene usata dalla classe Player la quale interroga i campi dato per scoprire <text:tab/>eventi significativi.</text:p>
        </text:list-item>
      </text:list>
      <text:p text:style-name="P33"/>
      <text:list text:style-name="L39">
        <text:list-item text:start-value="1">
          <text:p text:style-name="P171">Attività svolte e dati trattati:</text:p>
          <text:list>
            <text:list-item>
              <text:p text:style-name="P171">Campi dati:</text:p>
              <text:list>
                <text:list-item>
                  <text:p text:style-name="P208">private PCB processoInEsecuzione:</text:p>
                </text:list-item>
              </text:list>
            </text:list-item>
          </text:list>
        </text:list-item>
      </text:list>
      <text:p text:style-name="P33"><text:tab/><text:tab/><text:tab/>il processo in esecuzione nel'istante corrente.</text:p>
      <text:p text:style-name="P33"/>
      <text:list text:style-name="L39">
        <text:list-item text:start-value="1">
          <text:list>
            <text:list-item text:start-value="1">
              <text:list>
                <text:list-item text:start-value="1">
                  <text:p text:style-name="P208">private PCB processoPrecedenteTerminato:</text:p>
                </text:list-item>
              </text:list>
            </text:list-item>
          </text:list>
        </text:list-item>
      </text:list>
      <text:p text:style-name="P33"><text:tab/><text:tab/><text:tab/>il processo terminato nell'istante corrente, cioè che ha eseguito il suo <text:tab/><text:tab/><text:tab/>ultimo quanto di tempo nell'istante precedente.</text:p>
      <text:p text:style-name="P33"/>
      <text:list text:style-name="L39">
        <text:list-item text:start-value="1">
          <text:list>
            <text:list-item text:start-value="1">
              <text:list>
                <text:list-item text:start-value="1">
                  <text:p text:style-name="P208">private boolean nuovoProcesso:</text:p>
                </text:list-item>
              </text:list>
            </text:list-item>
          </text:list>
        </text:list-item>
      </text:list>
      <text:p text:style-name="P33"><text:tab/><text:tab/><text:tab/>indica se sono arrivati nuovi processi nella coda dei pronti.</text:p>
      <text:p text:style-name="P33"/>
      <text:list text:style-name="L39">
        <text:list-item text:start-value="1">
          <text:list>
            <text:list-item text:start-value="1">
              <text:list>
                <text:list-item text:start-value="1">
                  <text:p text:style-name="P208">private int numeroFault:</text:p>
                </text:list-item>
              </text:list>
            </text:list-item>
          </text:list>
        </text:list-item>
      </text:list>
      <text:p text:style-name="P33"><text:tab/><text:tab/><text:tab/>numero di fault generati nell'istante corrente.</text:p>
      <text:p text:style-name="P33"/>
      <text:list text:style-name="L39">
        <text:list-item text:start-value="1">
          <text:list>
            <text:list-item text:start-value="1">
              <text:list>
                <text:list-item text:start-value="1">
                  <text:p text:style-name="P208">private LinkedList&lt;Azione&gt; cambiamentiInMemoria:</text:p>
                </text:list-item>
              </text:list>
            </text:list-item>
          </text:list>
        </text:list-item>
      </text:list>
      <text:p text:style-name="P33"><text:tab/><text:tab/><text:tab/>i cambiamenti avvenuti in memoria (RAM e Swap).</text:p>
      <text:p text:style-name="P33"/>
      <text:list text:style-name="L39">
        <text:list-item text:start-value="1">
          <text:list>
            <text:list-item text:start-value="1">
              <text:list>
                <text:list-item text:start-value="1">
                  <text:p text:style-name="P208">private boolean full_RAM:</text:p>
                </text:list-item>
              </text:list>
            </text:list-item>
          </text:list>
        </text:list-item>
      </text:list>
      <text:p text:style-name="P33"><text:tab/><text:tab/><text:tab/>indica se la memoria RAM si è riempita a tal punto da non poter <text:tab/><text:tab/><text:tab/><text:tab/>caricare nuove pagine/segmenti.</text:p>
      <text:p text:style-name="P33"/>
      <text:list text:style-name="L39">
        <text:list-item text:start-value="1">
          <text:list>
            <text:list-item text:start-value="1">
              <text:list>
                <text:list-item text:start-value="1">
                  <text:p text:style-name="P208">private boolean full_Swap:</text:p>
                </text:list-item>
              </text:list>
            </text:list-item>
          </text:list>
        </text:list-item>
      </text:list>
      <text:p text:style-name="P33"><text:tab/><text:tab/><text:tab/>indica se l'area di Swap ha raggiunto la sua capacità massima.</text:p>
      <text:p text:style-name="P33"><text:soft-page-break/></text:p>
      <text:list text:style-name="L128">
        <text:list-item>
          <text:p text:style-name="P218">private Vector&lt;FrameMemoria&gt; statoRAM</text:p>
          <text:list>
            <text:list-item>
              <text:list>
                <text:list-header>
                  <text:p text:style-name="P218">indica lo stato della RAM</text:p>
                  <text:p text:style-name="P218"/>
                </text:list-header>
              </text:list>
            </text:list-item>
          </text:list>
        </text:list-item>
        <text:list-item>
          <text:p text:style-name="P218">private Vector&lt;FrameMemoria&gt; statoSwap</text:p>
          <text:list>
            <text:list-item>
              <text:list>
                <text:list-header>
                  <text:p text:style-name="P218">indica lo stato dello Swap</text:p>
                </text:list-header>
              </text:list>
            </text:list-item>
          </text:list>
        </text:list-item>
      </text:list>
      <text:p text:style-name="P33"/>
      <text:p text:style-name="P33"/>
      <text:list text:style-name="L39">
        <text:list-item text:start-value="1">
          <text:list>
            <text:list-item text:start-value="1">
              <text:p text:style-name="P171">Costruttori:</text:p>
              <text:list>
                <text:list-item>
                  <text:p text:style-name="P208">public Istante(PCB inEsecuzione, PCB terminato, boolean nuovoProcesso, int fault,LinkedList&lt;Azione&gt; memoria, boolean full_RAM, boolean full_Swap):</text:p>
                </text:list-item>
              </text:list>
            </text:list-item>
          </text:list>
        </text:list-item>
      </text:list>
      <text:p text:style-name="P33"><text:tab/><text:tab/><text:tab/>costruttore della classe. Inizializza tutti i campi dati precedentemente <text:tab/><text:tab/><text:tab/>descritti.</text:p>
      <text:p text:style-name="P33"/>
      <text:list text:style-name="L39">
        <text:list-item text:start-value="1">
          <text:list>
            <text:list-item text:start-value="1">
              <text:p text:style-name="P171">Metodi:</text:p>
              <text:list>
                <text:list-item>
                  <text:p text:style-name="P208">public PCB getProcessoInEsecuzione():</text:p>
                </text:list-item>
              </text:list>
            </text:list-item>
          </text:list>
        </text:list-item>
      </text:list>
      <text:p text:style-name="P33"><text:tab/><text:tab/><text:tab/>ritorna il PCB del processo in esecuzione nell'istante corrente.</text:p>
      <text:p text:style-name="P33"/>
      <text:list text:style-name="L39">
        <text:list-item text:start-value="1">
          <text:list>
            <text:list-item text:start-value="1">
              <text:list>
                <text:list-item text:start-value="1">
                  <text:p text:style-name="P208">public PCB getProcessoPrecedenteTerminato():</text:p>
                </text:list-item>
              </text:list>
            </text:list-item>
          </text:list>
        </text:list-item>
      </text:list>
      <text:p text:style-name="P33"><text:tab/><text:tab/><text:tab/>ritorna il PCB del processo terminato nell'istante corrente.</text:p>
      <text:p text:style-name="P33"/>
      <text:list text:style-name="L39">
        <text:list-item text:start-value="1">
          <text:list>
            <text:list-item text:start-value="1">
              <text:list>
                <text:list-item text:start-value="1">
                  <text:p text:style-name="P208">public boolean getNuovoProcesso():</text:p>
                </text:list-item>
              </text:list>
            </text:list-item>
          </text:list>
        </text:list-item>
      </text:list>
      <text:p text:style-name="P34"><text:tab/><text:tab/><text:tab/>ritorna un booleano che indica se nell'istante corrente sono arrivati <text:tab/><text:tab/><text:tab/>nuovi processi nella coda dei pronti.</text:p>
      <text:p text:style-name="P33"/>
      <text:list text:style-name="L39">
        <text:list-item text:start-value="1">
          <text:list>
            <text:list-item text:start-value="1">
              <text:list>
                <text:list-item text:start-value="1">
                  <text:p text:style-name="P208">public int getFault():</text:p>
                </text:list-item>
              </text:list>
            </text:list-item>
          </text:list>
        </text:list-item>
      </text:list>
      <text:p text:style-name="P33"><text:tab/><text:tab/><text:tab/>ritorna il numero di fault generati in memoria nell'istante corrente.</text:p>
      <text:p text:style-name="P33"/>
      <text:list text:style-name="L39">
        <text:list-item text:start-value="1">
          <text:list>
            <text:list-item text:start-value="1">
              <text:list>
                <text:list-item text:start-value="1">
                  <text:p text:style-name="P208">public LinkedList&lt;Azione&gt; getCambiamentiInMemoria():</text:p>
                </text:list-item>
              </text:list>
            </text:list-item>
          </text:list>
        </text:list-item>
      </text:list>
      <text:p text:style-name="P34"><text:tab/><text:tab/><text:tab/>ritorna una lista di Azione, che indica ogni operazione elementare <text:tab/><text:tab/><text:tab/><text:tab/>avvenuta in memoria. Per maggiori dettagli vedere la documentazione <text:tab/><text:tab/><text:tab/>della classe Azione.</text:p>
      <text:p text:style-name="P33"/>
      <text:list text:style-name="L39">
        <text:list-item text:start-value="1">
          <text:list>
            <text:list-item text:start-value="1">
              <text:list>
                <text:list-item text:start-value="1">
                  <text:p text:style-name="P208">public boolean getFull_RAM():</text:p>
                </text:list-item>
              </text:list>
            </text:list-item>
          </text:list>
        </text:list-item>
      </text:list>
      <text:p text:style-name="P34"><text:tab/><text:tab/><text:tab/>ritorna un booleano che indica se la RAM è stata riempita a tal punto <text:tab/><text:tab/><text:tab/>da non permettere l'inserimento di nuove pagine/segmenti, fino a che <text:tab/><text:tab/><text:tab/>una parte di essa non sarà liberata.</text:p>
      <text:p text:style-name="P33"/>
      <text:list text:style-name="L39">
        <text:list-item text:start-value="1">
          <text:list>
            <text:list-item text:start-value="1">
              <text:list>
                <text:list-item text:start-value="1">
                  <text:p text:style-name="P208">public boolean getFull_Swap():</text:p>
                </text:list-item>
              </text:list>
            </text:list-item>
          </text:list>
        </text:list-item>
      </text:list>
      <text:p text:style-name="P34"><text:soft-page-break/><text:tab/><text:tab/><text:tab/>ritorna un booleano che indica se nell'istante corrente l'area di Swap <text:tab/><text:tab/><text:tab/>ha <text:s/>raggiunto la sua capacità massima.</text:p>
      <text:p text:style-name="P34"/>
      <text:list text:style-name="L129">
        <text:list-item>
          <text:p text:style-name="P199">public Vector&lt;FrameMemoria&gt; getStatoRAM()</text:p>
          <text:list>
            <text:list-item>
              <text:list>
                <text:list-header>
                  <text:p text:style-name="P199">Ritorna lo stato della RAM</text:p>
                  <text:p text:style-name="P199"/>
                </text:list-header>
              </text:list>
            </text:list-item>
          </text:list>
        </text:list-item>
        <text:list-item>
          <text:p text:style-name="P199">public Vector&lt;FrameMemoria&gt; getStatoSwap()</text:p>
          <text:list>
            <text:list-item>
              <text:list>
                <text:list-header>
                  <text:p text:style-name="P199">Ritorna lo stato dello Swap</text:p>
                </text:list-header>
              </text:list>
            </text:list-item>
          </text:list>
        </text:list-item>
      </text:list>
      <text:p text:style-name="P34"/>
      <text:list text:style-name="L1" text:continue-numbering="true">
        <text:list-item>
          <text:list text:continue-numbering="true">
            <text:list-item>
              <text:list text:continue-numbering="true">
                <text:list-item>
                  <text:h text:style-name="P157" text:outline-level="3">logic.schedulazione</text:h>
                  <text:list>
                    <text:list-item>
                      <text:h text:style-name="P152" text:outline-level="4">PoliticaOrdinamentoProcessi</text:h>
                    </text:list-item>
                  </text:list>
                </text:list-item>
              </text:list>
            </text:list-item>
          </text:list>
        </text:list-item>
      </text:list>
      <text:list text:style-name="L38">
        <text:list-item text:start-value="1">
          <text:p text:style-name="P173">Tipo, obiettivo e funzione della classe/interfaccia:</text:p>
          <text:p><text:span text:style-name="T3"><text:tab/></text:span><text:span text:style-name="T2">Una Politica di Ordinamento dei Processi ha il compito di ordinare i processi <text:tab/>che sono attivi in un sistema, scegliendo quale di questi deve eseguire ad <text:tab/>ogni istante. Una politica di ordinamento viene specializzata a seconda dei <text:tab/>sistemi in cui questa verrà applicata. Elemento comune tra le varie politiche <text:tab/>di ordinamento, è quello di dover mantenere i processi pronti all'interno di <text:tab/>una struttura dati.</text:span></text:p>
        </text:list-item>
      </text:list>
      <text:p text:style-name="P32"/>
      <text:list text:style-name="L38">
        <text:list-item text:start-value="1">
          <text:p text:style-name="P173">Relazioni d'uso con altre componenti:</text:p>
          <text:p text:style-name="P236"><text:tab/>Nessuna</text:p>
        </text:list-item>
      </text:list>
      <text:p text:style-name="P32"/>
      <text:list text:style-name="L38">
        <text:list-item text:start-value="1">
          <text:p text:style-name="P173">Interfacce e relazioni di u<text:span text:style-name="T12">so da altre </text:span>componenti:</text:p>
          <text:p text:style-name="P236"><text:tab/>Nessuna (vengono utilizzate le sue implementazioni).</text:p>
        </text:list-item>
      </text:list>
      <text:p text:style-name="P32"/>
      <text:list text:style-name="L38">
        <text:list-item text:start-value="1">
          <text:p text:style-name="P173">Attività svolte e dati trattati:</text:p>
          <text:list>
            <text:list-item>
              <text:p text:style-name="P173">Campi dati:</text:p>
              <text:list>
                <text:list-header>
                  <text:p text:style-name="P236">Nessuno</text:p>
                </text:list-header>
              </text:list>
            </text:list-item>
          </text:list>
        </text:list-item>
      </text:list>
      <text:p text:style-name="P32"/>
      <text:list text:style-name="L38">
        <text:list-item text:start-value="1">
          <text:list>
            <text:list-item text:start-value="1">
              <text:p text:style-name="P173">Costruttori:</text:p>
              <text:list>
                <text:list-header>
                  <text:p text:style-name="P236">Nessuno</text:p>
                </text:list-header>
              </text:list>
            </text:list-item>
          </text:list>
        </text:list-item>
      </text:list>
      <text:p text:style-name="P32"><text:tab/><text:tab/><text:tab/></text:p>
      <text:list text:style-name="L38">
        <text:list-item text:start-value="1">
          <text:list>
            <text:list-item text:start-value="1">
              <text:p text:style-name="P173">Metodi:</text:p>
              <text:list>
                <text:list-item>
                  <text:p text:style-name="P114">public void<text:span text:style-name="T13"> esegui()</text:span></text:p>
                </text:list-item>
              </text:list>
            </text:list-item>
          </text:list>
        </text:list-item>
      </text:list>
      <text:p text:style-name="P18"><text:span text:style-name="T3"><text:tab/><text:tab/><text:tab/></text:span><text:span text:style-name="T2">Metodo che simula l'esecuzione del processo che sta detenendo la <text:tab/><text:tab/><text:tab/>CPU. La simulazione dell'esecuzione avviene aumentando il numero <text:tab/><text:tab/><text:tab/>di istanti eseguiti di tale processo di un certo valore passato come <text:tab/></text:span><text:soft-page-break/><text:span text:style-name="T2"><text:tab/><text:tab/><text:tab/>parametro, valore che viene calcolato dallo scheduler.</text:span></text:p>
      <text:p text:style-name="P21"/>
      <text:list text:style-name="L38">
        <text:list-item text:start-value="1">
          <text:list>
            <text:list-item text:start-value="1">
              <text:list>
                <text:list-item text:start-value="1">
                  <text:p text:style-name="P126">public java.util.ArrayList getCodaPronti()</text:p>
                </text:list-item>
              </text:list>
            </text:list-item>
          </text:list>
        </text:list-item>
      </text:list>
      <text:p text:style-name="P85"><text:tab/><text:tab/><text:tab/>Metodo che ritorna un ArrayList contenente tutti i riferimenti a <text:tab/><text:tab/><text:tab/><text:tab/>Processo a cui sono associati i PCB contenuti nella coda dei pronti</text:p>
      <text:list text:style-name="L38">
        <text:list-item text:start-value="1">
          <text:list>
            <text:list-item text:start-value="1">
              <text:list>
                <text:list-item text:start-value="1">
                  <text:p text:style-name="P236">public PCB estrai()</text:p>
                  <text:list>
                    <text:list-item>
                      <text:list>
                        <text:list-header>
                          <text:p text:style-name="P236">Rimuove il primo elemento dalla struttura dati definita nella classe che lo implementerà.</text:p>
                          <text:p text:style-name="P236"/>
                        </text:list-header>
                      </text:list>
                    </text:list-item>
                  </text:list>
                </text:list-item>
                <text:list-item>
                  <text:p><text:span text:style-name="T3">public void </text:span><text:span text:style-name="T4">setScheduler</text:span><text:span text:style-name="T3">(</text:span><text:a xlink:type="simple" xlink:href="/Docs/University/Ing_Software_mod_A/PoliticheOrdinamentoProcessi/logic/schedulazione/Scheduler.html"><text:span text:style-name="T19">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114">Metodo che imposta il campo dato di tipo Scheduler che dovrà essere previsto da ogni politica di ordinamento concreta che implementi direttamente questa interfaccia.</text:p>
                          <text:p text:style-name="P114"/>
                        </text:list-header>
                      </text:list>
                    </text:list-item>
                  </text:list>
                </text:list-item>
                <text:list-item>
                  <text:p text:style-name="P236">public void inserisci(PCB pcb)</text:p>
                  <text:list>
                    <text:list-item>
                      <text:list>
                        <text:list-header>
                          <text:p text:style-name="P236">Inserisce il PCB passato per riferimento nella struttura dati della classe che implementerà questa interfaccia.</text:p>
                        </text:list-header>
                      </text:list>
                    </text:list-item>
                  </text:list>
                  <text:p text:style-name="P236"/>
                </text:list-item>
                <text:list-item>
                  <text:p text:style-name="P236">public int size()</text:p>
                  <text:list>
                    <text:list-item>
                      <text:list>
                        <text:list-header>
                          <text:p text:style-name="P236">Ritorna il numero di PCB correnti presenti nella struttura dati definita nella classe che andrà ad implementarlo.</text:p>
                        </text:list-header>
                      </text:list>
                    </text:list-item>
                  </text:list>
                </text:list-item>
              </text:list>
            </text:list-item>
          </text:list>
        </text:list-item>
      </text:list>
      <text:p text:style-name="P32"/>
      <text:list text:style-name="L1" text:continue-numbering="true">
        <text:list-item>
          <text:list text:continue-numbering="true">
            <text:list-item>
              <text:list text:continue-numbering="true">
                <text:list-item>
                  <text:list text:continue-numbering="true">
                    <text:list-item>
                      <text:h text:style-name="P152" text:outline-level="4">ConQuanti</text:h>
                    </text:list-item>
                  </text:list>
                </text:list-item>
              </text:list>
            </text:list-item>
          </text:list>
        </text:list-item>
      </text:list>
      <text:list text:style-name="L116">
        <text:list-item text:start-value="1">
          <text:p text:style-name="P172">Tipo, obiettivo e funzione della classe/interfaccia:</text:p>
          <text:p text:style-name="P412"><text:span text:style-name="T3"><text:tab/></text:span><text:span text:style-name="T2">Classe astratta che implementa l'interfaccia PoliticaOrdinamentoProcessi. Lo <text:tab/>scopo di questa classe è quello di definire una ulteriore caratteristica del </text:span><text:span text:style-name="T2"><text:tab/>comportamento di una politica di ordinamento concreta. Una politica con <text:tab/>quanti stabilisce un intervallo di tempo (detto timeslice) durante il quale un <text:tab/>processo può eseguire. Alla scadenza del quanto di tempo, se il processo <text:tab/>non ha finito la sua esecuzione esso potrà essere re-inserito nella coda dei <text:tab/>processi pronti oppure continuare con la sua esecuzione a seconda di cosa <text:tab/>le classi concrete che implementano la presente prevedranno di fare.</text:span></text:p>
        </text:list-item>
      </text:list>
      <text:p text:style-name="P33"/>
      <text:list text:style-name="L116">
        <text:list-item text:start-value="1">
          <text:p text:style-name="P172">Relazioni d'uso con altre componenti:</text:p>
          <text:p text:style-name="P198"><text:tab/>Nessuna.</text:p>
        </text:list-item>
      </text:list>
      <text:p text:style-name="P33"/>
      <text:list text:style-name="L116">
        <text:list-item text:start-value="1">
          <text:p text:style-name="P172">Interfacce e relazioni di u<text:span text:style-name="T12">so da altre </text:span>componenti:</text:p>
          <text:p text:style-name="P209"><text:tab/>Nessuna.</text:p>
        </text:list-item>
      </text:list>
      <text:p text:style-name="P33"><text:soft-page-break/></text:p>
      <text:list text:style-name="L116">
        <text:list-item text:start-value="1">
          <text:p text:style-name="P172">Attività svolte e dati trattati:</text:p>
          <text:list>
            <text:list-item>
              <text:p text:style-name="P172">Campi dati:</text:p>
              <text:list>
                <text:list-item>
                  <text:p text:style-name="P209">private int contatore:</text:p>
                </text:list-item>
              </text:list>
            </text:list-item>
          </text:list>
        </text:list-item>
      </text:list>
      <text:p text:style-name="P54"><text:span text:style-name="T3"><text:tab/><text:tab/><text:tab/></text:span><text:span text:style-name="T2">Campo dato di tipo intero che indica per il processo attualmente in <text:tab/><text:tab/><text:tab/>esecuzione quante unità di tempo del quanto a sua disposizione sono </text:span><text:span text:style-name="T2"><text:tab/><text:tab/><text:tab/>state sfruttate.</text:span></text:p>
      <text:p text:style-name="P33"/>
      <text:list text:style-name="L116">
        <text:list-item text:start-value="1">
          <text:list>
            <text:list-item text:start-value="1">
              <text:p text:style-name="P172">Costruttori:</text:p>
              <text:list>
                <text:list-item>
                  <text:p text:style-name="P209">public ConQuanti(int timeSlice):</text:p>
                </text:list-item>
              </text:list>
            </text:list-item>
          </text:list>
        </text:list-item>
      </text:list>
      <text:p text:style-name="P33"><text:tab/><text:tab/><text:tab/>costruttore della classe, che riceve come parametro il valore del <text:tab/><text:tab/><text:tab/><text:tab/>timeslice della politica.</text:p>
      <text:p text:style-name="P33"/>
      <text:list text:style-name="L116">
        <text:list-item text:start-value="1">
          <text:list>
            <text:list-item text:start-value="1">
              <text:p text:style-name="P172">Metodi:</text:p>
              <text:list>
                <text:list-item>
                  <text:p text:style-name="P209">public int getContatore():</text:p>
                </text:list-item>
              </text:list>
            </text:list-item>
          </text:list>
        </text:list-item>
      </text:list>
      <text:p text:style-name="P54"><text:span text:style-name="T3"><text:tab/><text:tab/><text:tab/></text:span><text:span text:style-name="T2">Ritorna il valore del contatore che si occupa di quante unità di tempo, <text:tab/><text:tab/><text:tab/>rispetto al timeSlice sono state sfruttate dal processo in esecuzione.</text:span></text:p>
      <text:p text:style-name="P33"/>
      <text:list text:style-name="L116">
        <text:list-item text:start-value="1">
          <text:list>
            <text:list-item text:start-value="1">
              <text:list>
                <text:list-item text:start-value="1">
                  <text:p text:style-name="P209">public int getTimeSlice():</text:p>
                </text:list-item>
              </text:list>
            </text:list-item>
          </text:list>
        </text:list-item>
      </text:list>
      <text:p text:style-name="P54"><text:span text:style-name="T3"><text:tab/><text:tab/><text:tab/></text:span><text:span text:style-name="T2">Ritorna il valore del campo dato timeSlice.</text:span></text:p>
      <text:p text:style-name="P33"/>
      <text:list text:style-name="L116">
        <text:list-item text:start-value="1">
          <text:list>
            <text:list-item text:start-value="1">
              <text:list>
                <text:list-item text:start-value="1">
                  <text:p text:style-name="P209">public void reset():</text:p>
                </text:list-item>
              </text:list>
            </text:list-item>
          </text:list>
        </text:list-item>
      </text:list>
      <text:p text:style-name="P54"><text:span text:style-name="T3"><text:tab/><text:tab/><text:tab/>Azzera il valore del contatore dei quanti di tempo sfruttati dal PCB in <text:tab/><text:tab/><text:tab/>esecuzione</text:span><text:span text:style-name="T2">.</text:span></text:p>
      <text:p text:style-name="P33"/>
      <text:list text:style-name="L116">
        <text:list-item text:start-value="1">
          <text:list>
            <text:list-item text:start-value="1">
              <text:list>
                <text:list-item text:start-value="1">
                  <text:p text:style-name="P209">public void setContatore(int contatore):</text:p>
                </text:list-item>
              </text:list>
            </text:list-item>
          </text:list>
        </text:list-item>
      </text:list>
      <text:p text:style-name="P33"><text:tab/><text:tab/><text:tab/>Setta il valore del contatore.</text:p>
      <text:p text:style-name="P33"/>
      <text:list text:style-name="L116">
        <text:list-item text:start-value="1">
          <text:list>
            <text:list-item text:start-value="1">
              <text:list>
                <text:list-item text:start-value="1">
                  <text:p text:style-name="P209">public void setTimeSlice(int timeSlice):</text:p>
                </text:list-item>
              </text:list>
            </text:list-item>
          </text:list>
        </text:list-item>
      </text:list>
      <text:p text:style-name="P44"><text:tab/><text:tab/><text:tab/>Setta il valore di timeslice.</text:p>
      <text:list text:style-name="L1" text:continue-numbering="true">
        <text:list-item>
          <text:list text:continue-numbering="true">
            <text:list-item>
              <text:list text:continue-numbering="true">
                <text:list-item>
                  <text:list text:continue-numbering="true">
                    <text:list-item>
                      <text:h text:style-name="P152" text:outline-level="4">FCFS</text:h>
                    </text:list-item>
                  </text:list>
                </text:list-item>
              </text:list>
            </text:list-item>
          </text:list>
        </text:list-item>
      </text:list>
      <text:list text:style-name="L116">
        <text:list-item text:start-value="1">
          <text:p text:style-name="P172">Tipo, obiettivo e funzione della classe/interfaccia:</text:p>
          <text:p text:style-name="P198"><text:tab/>La classe FCFS implementa l'interfaccia PoliticaOrdinamentoProcessi e <text:tab/>rappresenta il funzionamento della politica di ordinamento First Come First <text:tab/>Served, tipica dei sistemi Batch. Questo tipo di politica ordina la coda dei <text:tab/>processi pronti secondo il loro tempo d'arrivo e li fa eseguire uno alla <text:tab/>volta fino al completamento. La classe possiede quindi una struttura dati di <text:tab/>tipo FIFO, contenente PCB, sulla quale vengono fatte le operazioni di <text:tab/>inserimento e di estrazione. Dunque, l'estrazione del PCB da mandare in <text:soft-page-break/><text:tab/>esecuzione sarà fatto in testa alla struttura mentre ogni nuovo PCB che <text:tab/>entra nello stato di pronto verrà inserito in coda.</text:p>
        </text:list-item>
      </text:list>
      <text:p text:style-name="P33"/>
      <text:list text:style-name="L116">
        <text:list-item text:start-value="1">
          <text:p text:style-name="P172">Relazioni d'uso con altre componenti:</text:p>
          <text:p text:style-name="P198"><text:tab/>Utilizza il metodo IncrementaTempoScheduler dell'oggetto scheduler per <text:tab/>simulare l'esecuzione da parte del metodo che possiede la CPU, nel metodo <text:tab/>esegui.</text:p>
        </text:list-item>
      </text:list>
      <text:p text:style-name="P33"/>
      <text:list text:style-name="L116">
        <text:list-item text:start-value="1">
          <text:p text:style-name="P172">Interfacce e relazioni di u<text:span text:style-name="T12">so da altre </text:span>componenti:</text:p>
          <text:p text:style-name="P209"><text:tab/>Viene usata dallo Scheduler nel caso sia la PoliticaOrdinamentoProcessi <text:tab/>scelta.</text:p>
        </text:list-item>
      </text:list>
      <text:p text:style-name="P33"/>
      <text:list text:style-name="L116">
        <text:list-item text:start-value="1">
          <text:p text:style-name="P172">Attività svolte e dati trattati:</text:p>
          <text:list>
            <text:list-item>
              <text:p text:style-name="P172">Campi dati:</text:p>
              <text:list>
                <text:list-item>
                  <text:p text:style-name="P209">protected java.utils.LinkedList codaPronti:</text:p>
                </text:list-item>
              </text:list>
            </text:list-item>
          </text:list>
        </text:list-item>
      </text:list>
      <text:p text:style-name="P33"><text:tab/><text:tab/><text:tab/>Coda dei processi pronti, si comporta come una coda FIFO.</text:p>
      <text:p text:style-name="P33"/>
      <text:list text:style-name="L116">
        <text:list-item text:start-value="1">
          <text:list>
            <text:list-item text:start-value="1">
              <text:list>
                <text:list-item text:start-value="1">
                  <text:p text:style-name="P209">protected Scheduler scheduler:</text:p>
                </text:list-item>
              </text:list>
            </text:list-item>
          </text:list>
        </text:list-item>
      </text:list>
      <text:p text:style-name="P33"><text:tab/><text:tab/><text:tab/>Riferimento allo scheduler.</text:p>
      <text:p text:style-name="P33"/>
      <text:list text:style-name="L116">
        <text:list-item text:start-value="1">
          <text:list>
            <text:list-item text:start-value="1">
              <text:p text:style-name="P172">Costruttori:</text:p>
              <text:list>
                <text:list-item>
                  <text:p text:style-name="P209">public FCFS():</text:p>
                </text:list-item>
              </text:list>
            </text:list-item>
          </text:list>
        </text:list-item>
      </text:list>
      <text:p text:style-name="P54"><text:span text:style-name="T3"><text:tab/><text:tab/><text:tab/></text:span><text:span text:style-name="T2">Costruttore che si occupa di inizializzare la struttura dati utilizzata per <text:tab/><text:tab/><text:tab/>rappresentare la coda dei processi pronti per l'esecuzione</text:span><text:span text:style-name="T3">.</text:span></text:p>
      <text:p text:style-name="P33"/>
      <text:list text:style-name="L116">
        <text:list-item text:start-value="1">
          <text:list>
            <text:list-item text:start-value="1">
              <text:p text:style-name="P172">Metodi:</text:p>
              <text:list>
                <text:list-item>
                  <text:p text:style-name="P209">public void esegui():</text:p>
                </text:list-item>
              </text:list>
            </text:list-item>
          </text:list>
        </text:list-item>
      </text:list>
      <text:p text:style-name="P54"><text:span text:style-name="T3"><text:tab/><text:tab/><text:tab/>Simula l'esecuzione del processo che “possiede” la CPU</text:span><text:span text:style-name="T2">.</text:span></text:p>
      <text:p text:style-name="P44"/>
      <text:list text:style-name="L130">
        <text:list-item text:start-value="1">
          <text:list>
            <text:list-item text:start-value="1">
              <text:list>
                <text:list-item text:start-value="1">
                  <text:p text:style-name="P127">public java.util.ArrayList getCodaPronti()</text:p>
                </text:list-item>
              </text:list>
            </text:list-item>
          </text:list>
        </text:list-item>
      </text:list>
      <text:p text:style-name="P85"><text:tab/><text:tab/><text:tab/>Metodo che ritorna un ArrayList contenente tutti i riferimenti a <text:tab/><text:tab/><text:tab/><text:tab/>Processo a cui sono associati i PCB contenuti nella coda dei pronti</text:p>
      <text:list text:style-name="L130">
        <text:list-item text:start-value="1">
          <text:list>
            <text:list-item text:start-value="1">
              <text:list>
                <text:list-item text:start-value="1">
                  <text:p text:style-name="P258">public PCB estrai()</text:p>
                  <text:list>
                    <text:list-item>
                      <text:list>
                        <text:list-header>
                          <text:p text:style-name="P258">Rimuove il primo elemento dalla coda dei pronti.</text:p>
                          <text:p text:style-name="P258"/>
                        </text:list-header>
                      </text:list>
                    </text:list-item>
                  </text:list>
                </text:list-item>
                <text:list-item>
                  <text:p><text:span text:style-name="T3">public void </text:span><text:span text:style-name="T4">setScheduler</text:span><text:span text:style-name="T3">(</text:span><text:a xlink:type="simple" xlink:href="/Docs/University/Ing_Software_mod_A/PoliticheOrdinamentoProcessi/logic/schedulazione/Scheduler.html"><text:span text:style-name="T19">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115">Metodo che imposta il campo scheduler.</text:p>
                          <text:p text:style-name="P115"/>
                        </text:list-header>
                      </text:list>
                    </text:list-item>
                  </text:list>
                </text:list-item>
                <text:list-item>
                  <text:p text:style-name="P258">public void inserisci(PCB pcb)</text:p>
                  <text:list>
                    <text:list-item>
                      <text:list>
                        <text:list-header>
                          <text:p text:style-name="P258"><text:soft-page-break/>Inserisce il PCB passato per riferimento nella coda dei pronti</text:p>
                        </text:list-header>
                      </text:list>
                    </text:list-item>
                  </text:list>
                  <text:p text:style-name="P258"/>
                </text:list-item>
                <text:list-item>
                  <text:p text:style-name="P258">public int size()</text:p>
                  <text:list>
                    <text:list-item>
                      <text:list>
                        <text:list-header>
                          <text:p text:style-name="P219">Ritorna il numero di PCB correnti presenti nella coda dei pronti.</text:p>
                        </text:list-header>
                      </text:list>
                    </text:list-item>
                  </text:list>
                </text:list-item>
              </text:list>
            </text:list-item>
          </text:list>
        </text:list-item>
      </text:list>
      <text:p text:style-name="P33"/>
      <text:list text:style-name="L1" text:continue-numbering="true">
        <text:list-item>
          <text:list text:continue-numbering="true">
            <text:list-item>
              <text:list text:continue-numbering="true">
                <text:list-item>
                  <text:list text:continue-numbering="true">
                    <text:list-item>
                      <text:h text:style-name="P152" text:outline-level="4">PCB</text:h>
                    </text:list-item>
                  </text:list>
                </text:list-item>
              </text:list>
            </text:list-item>
          </text:list>
        </text:list-item>
      </text:list>
      <text:list text:style-name="L116">
        <text:list-item text:start-value="1">
          <text:p text:style-name="P172">Tipo, obiettivo e funzione della classe/interfaccia:</text:p>
          <text:p text:style-name="P198"><text:tab/>Classe che rappresenta un process control block, ovvero un particolare <text:tab/>oggetto che indicheremo con l'acronimo PCB e che si occupa di mantenere <text:tab/>memorizzati tutti i dati di un processo che evolvono col trascorrere della <text:tab/>simulazione. Istanze di questa classe perciò si occupano di memorizzare i <text:tab/>dati dinamici relativi a dei processi. Ogni processo sarà associato ad <text:tab/>un'istanza di questa classe e ogni istanza di questa classe sarà associata ad <text:tab/>uno ed un solo processo. Dunque dall'istanza di PCB potrà identificare in <text:tab/>modo univoco il processo associato, risalendo ai dati dinamici che lo <text:tab/>caratterizzano. </text:p>
        </text:list-item>
      </text:list>
      <text:p text:style-name="P33"/>
      <text:list text:style-name="L116">
        <text:list-item text:start-value="1">
          <text:p text:style-name="P172">Relazioni d'uso con altre componenti:</text:p>
          <text:p text:style-name="P198"><text:tab/>Utilizza il metodo getTempoEsecuzione dell'oggetto processo per <text:tab/>determinare gli istanti da eseguire, al momento della creazione.</text:p>
          <text:list>
            <text:list-item>
              <text:list>
                <text:list-header>
                  <text:p text:style-name="P198">Utilizza il metodo equals dell'oggetto processo per confrontare due processi rappresentati da due PCB.</text:p>
                </text:list-header>
              </text:list>
            </text:list-item>
          </text:list>
        </text:list-item>
      </text:list>
      <text:p text:style-name="P33"/>
      <text:list text:style-name="L116">
        <text:list-item text:start-value="1">
          <text:p text:style-name="P172">Interfacce e relazioni di u<text:span text:style-name="T12">so da altre </text:span>componenti:</text:p>
          <text:p text:style-name="P209"><text:tab/>Viene utilizzata da ogni implementazione dell'interfaccia <text:tab/>PoliticaOrdinamentoProcessi per mantenere la lista dei PCB rappresentanti i <text:tab/>processi nello stato di ponto.</text:p>
        </text:list-item>
      </text:list>
      <text:p text:style-name="P33"><text:tab/><text:tab/>Viene utilizzata dalla classe Scheduler che crea ogni istanza di PCB a partire <text:tab/><text:tab/>da un processo che passa dallo stato “in arrivo” a quello “terminato”. Lo <text:tab/><text:tab/><text:tab/>Scheduler inoltre mantiene un riferimento al processo attualmente in <text:tab/><text:tab/><text:tab/>esecuzione e ad una lista di quelli terminati.</text:p>
      <text:p text:style-name="P33"><text:tab/><text:tab/>Viene utilizzata dalla classe Processore, che riceve dallo Scheduler un <text:tab/><text:tab/><text:tab/>riferimento al PCB in esecuzione, ne estrae i FrameMemoria necessari e <text:tab/><text:tab/><text:tab/>controlla che il PCB precedentemente in esecuzione non sia terminato.</text:p>
      <text:p text:style-name="P33"><text:tab/><text:tab/>Viene utilizzata dalla classe Istante, di cui ogni istanza memorizza il PCB in <text:tab/><text:tab/>esecuzione e quello appena terminato in un dato istante di tempo della <text:tab/><text:tab/><text:tab/>simulazione.</text:p>
      <text:p text:style-name="P33"/>
      <text:list text:style-name="L116">
        <text:list-item text:start-value="1">
          <text:p text:style-name="P172">Attività svolte e dati trattati:</text:p>
          <text:list>
            <text:list-item>
              <text:p text:style-name="P172"><text:soft-page-break/>Campi dati:</text:p>
              <text:list>
                <text:list-item>
                  <text:p text:style-name="P209">private int istantiDaEseguire:</text:p>
                </text:list-item>
              </text:list>
            </text:list-item>
          </text:list>
        </text:list-item>
      </text:list>
      <text:p text:style-name="P33"><text:tab/><text:tab/><text:tab/>Campo dati contenente in ogni momento il numero totale di istanti <text:tab/><text:tab/><text:tab/><text:tab/>d'esecuzione che mancano al processo associato al PCB per <text:tab/><text:tab/><text:tab/><text:tab/>terminare la sua esecuzione. </text:p>
      <text:p text:style-name="P33"/>
      <text:list text:style-name="L116">
        <text:list-item text:start-value="1">
          <text:list>
            <text:list-item text:start-value="1">
              <text:list>
                <text:list-item text:start-value="1">
                  <text:p text:style-name="P209">private int istantiEseguiti:</text:p>
                </text:list-item>
              </text:list>
            </text:list-item>
          </text:list>
        </text:list-item>
      </text:list>
      <text:p text:style-name="P33"><text:tab/><text:tab/><text:tab/>Campo dati contenente per ogni unità di tempo il numero di istanti per <text:tab/><text:tab/><text:tab/>cui il processo associato al PCB ha eseguito. </text:p>
      <text:p text:style-name="P33"/>
      <text:list text:style-name="L116">
        <text:list-item text:start-value="1">
          <text:list>
            <text:list-item text:start-value="1">
              <text:list>
                <text:list-item text:start-value="1">
                  <text:p text:style-name="P209">private Processo processo:</text:p>
                </text:list-item>
              </text:list>
            </text:list-item>
          </text:list>
        </text:list-item>
      </text:list>
      <text:p text:style-name="P33"><text:tab/><text:tab/><text:tab/>Campo dati che si occupa di mantenere un riferimento al processo a <text:tab/><text:tab/><text:tab/>cui il PCB sarà associato.</text:p>
      <text:p text:style-name="P33"/>
      <text:list text:style-name="L116">
        <text:list-item text:start-value="1">
          <text:list>
            <text:list-item text:start-value="1">
              <text:p text:style-name="P172">Costruttori:</text:p>
              <text:list>
                <text:list-item>
                  <text:p text:style-name="P209">public PCB(Processo processo):</text:p>
                </text:list-item>
              </text:list>
            </text:list-item>
          </text:list>
        </text:list-item>
      </text:list>
      <text:p text:style-name="P33"><text:tab/><text:tab/><text:tab/>Costruttore si occupa di creare un'istanza della classe PCB. In esso <text:tab/><text:tab/><text:tab/>vengono inizializzati i campi dati processo, col processo da associare <text:tab/><text:tab/><text:tab/>al PCB, e istantiDaEseguire, col valore totale degli istanti d'esecuzione <text:tab/><text:tab/><text:tab/>del processo. Gli altri campi della classe PCB verranno definiti con <text:tab/><text:tab/><text:tab/>inizializzazioni automatiche. </text:p>
      <text:p text:style-name="P33"/>
      <text:list text:style-name="L116">
        <text:list-item text:start-value="1">
          <text:list>
            <text:list-item text:start-value="1">
              <text:p text:style-name="P172">Metodi:</text:p>
              <text:list>
                <text:list-item>
                  <text:p text:style-name="P209">public boolean equals(java.lang.Object o):</text:p>
                </text:list-item>
              </text:list>
            </text:list-item>
          </text:list>
        </text:list-item>
      </text:list>
      <text:p text:style-name="P33"><text:tab/><text:tab/><text:tab/>Metodo che permette di verificare se due oggetti di tipo PCB sono <text:tab/><text:tab/><text:tab/><text:tab/>uguali. Due oggetti PCB sono uguali solo se si riferiscono allo stesso <text:tab/><text:tab/><text:tab/>processo. Dunque il metodo al suo interno reinvoca il metodo equals <text:tab/><text:tab/><text:tab/>definito per la classe Processo.</text:p>
      <text:p text:style-name="P44"/>
      <text:list text:style-name="L131">
        <text:list-item text:start-value="1">
          <text:list>
            <text:list-item text:start-value="1">
              <text:list>
                <text:list-item text:start-value="1">
                  <text:p text:style-name="P128">public int getIstantiDaEseguire()</text:p>
                </text:list-item>
              </text:list>
            </text:list-item>
          </text:list>
        </text:list-item>
      </text:list>
      <text:p text:style-name="Text_20_body"><text:span text:style-name="T3"><text:tab/><text:tab/><text:tab/></text:span><text:span text:style-name="T2">Metodo che ritorna il numero di istanti per cui il processo deve ancora <text:tab/><text:tab/><text:tab/>eseguire prima di terminare.</text:span> </text:p>
      <text:list text:style-name="L131">
        <text:list-item text:start-value="1">
          <text:list>
            <text:list-item text:start-value="1">
              <text:list>
                <text:list-item text:start-value="1">
                  <text:p text:style-name="P259">public int getIstantiEseguiti()</text:p>
                  <text:list>
                    <text:list-item>
                      <text:list>
                        <text:list-header>
                          <text:p text:style-name="P259">Ritorna il numero di istanti eseguiti dal processo associato.</text:p>
                          <text:p text:style-name="P259"/>
                        </text:list-header>
                      </text:list>
                    </text:list-item>
                  </text:list>
                </text:list-item>
                <text:list-item>
                  <text:p text:style-name="P116">public Processo getRifProcesso()</text:p>
                  <text:list>
                    <text:list-item>
                      <text:list>
                        <text:list-header>
                          <text:p text:style-name="P116">Metodo che permette d'accedere al valore del campo dati processo.</text:p>
                          <text:p text:style-name="P116"/>
                        </text:list-header>
                      </text:list>
                    </text:list-item>
                  </text:list>
                </text:list-item>
                <text:list-item>
                  <text:p text:style-name="P259">public void incIstantiEseguiti()</text:p>
                  <text:list>
                    <text:list-item>
                      <text:list>
                        <text:list-header>
                          <text:p text:style-name="P259"><text:soft-page-break/>Metodo che incrementa gli istantiEseguiti e decrementa gli istantiDaEseguire di un'unità di tempo.</text:p>
                        </text:list-header>
                      </text:list>
                    </text:list-item>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52" text:outline-level="4">Priorita</text:h>
                    </text:list-item>
                  </text:list>
                </text:list-item>
              </text:list>
            </text:list-item>
          </text:list>
        </text:list-item>
      </text:list>
      <text:list text:style-name="L116">
        <text:list-item text:start-value="1">
          <text:p text:style-name="P172">Tipo, obiettivo e funzione della classe/interfaccia:</text:p>
          <text:p text:style-name="P198"><text:tab/>Questa classe implementa la politica di ordinamento con priorità, politica che <text:tab/>richiede che i PCB da gestire siano associati ad oggetti di tipo <text:tab/>ProcessoConPriorita, in quanto l'ordinamento della coda dei pronti si basa <text:tab/>sulla priorità. La coda dei PCB pronti è ordinata per priorità decrescente e <text:tab/>viene estratto il PCB con priorità maggiore. </text:p>
        </text:list-item>
      </text:list>
      <text:p text:style-name="P33"/>
      <text:list text:style-name="L116">
        <text:list-item text:start-value="1">
          <text:p text:style-name="P172">Relazioni d'uso con altre componenti:</text:p>
          <text:p text:style-name="P198"><text:tab/>Viene usata dallo Scheduler nel caso sia la PoliticaOrdinamentoProcessi <text:tab/>scelta.</text:p>
        </text:list-item>
      </text:list>
      <text:p text:style-name="P33"/>
      <text:list text:style-name="L116">
        <text:list-item text:start-value="1">
          <text:p text:style-name="P172">Interfacce e relazioni di u<text:span text:style-name="T12">so da altre </text:span>componenti:</text:p>
          <text:p text:style-name="P209"><text:tab/>Nessuna</text:p>
        </text:list-item>
      </text:list>
      <text:p text:style-name="P33"/>
      <text:list text:style-name="L116">
        <text:list-item text:start-value="1">
          <text:p text:style-name="P172">Attività svolte e dati trattati:</text:p>
          <text:list>
            <text:list-item>
              <text:p text:style-name="P172">Campi dati:</text:p>
              <text:list>
                <text:list-item>
                  <text:p text:style-name="P209">protected java.utils.LinkedList codaPronti:</text:p>
                </text:list-item>
              </text:list>
            </text:list-item>
          </text:list>
        </text:list-item>
      </text:list>
      <text:p text:style-name="P33"><text:tab/><text:tab/><text:tab/>Coda dei processi pronti, si comporta come una coda FIFO.</text:p>
      <text:p text:style-name="P33"/>
      <text:list text:style-name="L116">
        <text:list-item text:start-value="1">
          <text:list>
            <text:list-item text:start-value="1">
              <text:list>
                <text:list-item text:start-value="1">
                  <text:p text:style-name="P209">protected Scheduler scheduler:</text:p>
                </text:list-item>
              </text:list>
            </text:list-item>
          </text:list>
        </text:list-item>
      </text:list>
      <text:p text:style-name="P33"><text:tab/><text:tab/><text:tab/>Riferimento allo scheduler.</text:p>
      <text:p text:style-name="P33"/>
      <text:list text:style-name="L116">
        <text:list-item text:start-value="1">
          <text:list>
            <text:list-item text:start-value="1">
              <text:p text:style-name="P172">Costruttori:</text:p>
              <text:list>
                <text:list-item>
                  <text:p text:style-name="P209">public Priorita():</text:p>
                </text:list-item>
              </text:list>
            </text:list-item>
          </text:list>
        </text:list-item>
      </text:list>
      <text:p text:style-name="P54"><text:span text:style-name="T3"><text:tab/><text:tab/><text:tab/></text:span><text:span text:style-name="T2">Costruttore che si occupa di inizializzare la struttura dati utilizzata per <text:tab/><text:tab/><text:tab/>rappresentare la coda dei processi pronti per l'esecuzione</text:span><text:span text:style-name="T3">.</text:span></text:p>
      <text:p text:style-name="P33"/>
      <text:list text:style-name="L116">
        <text:list-item text:start-value="1">
          <text:list>
            <text:list-item text:start-value="1">
              <text:p text:style-name="P172">Metodi:</text:p>
              <text:list>
                <text:list-item>
                  <text:p text:style-name="P209">public void esegui():</text:p>
                </text:list-item>
              </text:list>
            </text:list-item>
          </text:list>
        </text:list-item>
      </text:list>
      <text:p text:style-name="P54"><text:span text:style-name="T3"><text:tab/><text:tab/><text:tab/>Simula l'esecuzione del processo che “possiede” la CPU</text:span><text:span text:style-name="T2">.</text:span></text:p>
      <text:p text:style-name="P44"/>
      <text:list text:style-name="L132">
        <text:list-item text:start-value="1">
          <text:list>
            <text:list-item text:start-value="1">
              <text:list>
                <text:list-item text:start-value="1">
                  <text:p text:style-name="P129">public java.util.ArrayList getCodaPronti()</text:p>
                </text:list-item>
              </text:list>
            </text:list-item>
          </text:list>
        </text:list-item>
      </text:list>
      <text:p text:style-name="P85"><text:tab/><text:tab/><text:tab/>Metodo che ritorna un ArrayList contenente tutti i riferimenti a <text:tab/><text:tab/><text:tab/><text:tab/>Processo a cui sono associati i PCB contenuti nella coda dei pronti</text:p>
      <text:list text:style-name="L132">
        <text:list-item text:start-value="1">
          <text:list>
            <text:list-item text:start-value="1">
              <text:list>
                <text:list-item text:start-value="1">
                  <text:p text:style-name="P260">public PCB estrai()</text:p>
                  <text:list>
                    <text:list-item>
                      <text:list>
                        <text:list-header>
                          <text:p text:style-name="P260"><text:soft-page-break/>Estrae il PCB che deve eseguire. In particolare questo è il primo della coda, ossia il PCB con priorità maggiore. </text:p>
                          <text:p text:style-name="P260"/>
                        </text:list-header>
                      </text:list>
                    </text:list-item>
                  </text:list>
                </text:list-item>
                <text:list-item>
                  <text:p><text:span text:style-name="T3">public void </text:span><text:span text:style-name="T4">setScheduler</text:span><text:span text:style-name="T3">(</text:span><text:a xlink:type="simple" xlink:href="/Docs/University/Ing_Software_mod_A/PoliticheOrdinamentoProcessi/logic/schedulazione/Scheduler.html"><text:span text:style-name="T19">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117">Metodo che imposta il campo scheduler.</text:p>
                          <text:p text:style-name="P117"/>
                        </text:list-header>
                      </text:list>
                    </text:list-item>
                  </text:list>
                </text:list-item>
                <text:list-item>
                  <text:p text:style-name="P260">public void inserisci(PCB pcb)</text:p>
                  <text:list>
                    <text:list-item>
                      <text:list>
                        <text:list-header>
                          <text:p text:style-name="P260">Metodo che effettua l'inserimento di un PCB nella coda dei processi pronti. L'inserimento mantiene la coda ordinata per priorità decrescente. </text:p>
                        </text:list-header>
                      </text:list>
                    </text:list-item>
                  </text:list>
                  <text:p text:style-name="P260"/>
                </text:list-item>
                <text:list-item>
                  <text:p text:style-name="P260">public int size()</text:p>
                  <text:list>
                    <text:list-item>
                      <text:list>
                        <text:list-header>
                          <text:p text:style-name="P220">Ritorna il numero di PCB correnti presenti nella coda dei pronti.</text:p>
                        </text:list-header>
                      </text:list>
                    </text:list-item>
                  </text:list>
                </text:list-item>
              </text:list>
            </text:list-item>
          </text:list>
        </text:list-item>
      </text:list>
      <text:p text:style-name="P33"/>
      <text:list text:style-name="L1" text:continue-numbering="true">
        <text:list-item>
          <text:list text:continue-numbering="true">
            <text:list-item>
              <text:list text:continue-numbering="true">
                <text:list-item>
                  <text:list text:continue-numbering="true">
                    <text:list-item>
                      <text:h text:style-name="P152" text:outline-level="4">RR</text:h>
                    </text:list-item>
                  </text:list>
                </text:list-item>
              </text:list>
            </text:list-item>
          </text:list>
        </text:list-item>
      </text:list>
      <text:list text:style-name="L116">
        <text:list-item text:start-value="1">
          <text:p text:style-name="P172">Tipo, obiettivo e funzione della classe/interfaccia:</text:p>
          <text:p text:style-name="P198"><text:tab/>Classe concreta, estende la classe astratta ConQuanti e implementa <text:tab/>l'interfaccia PoliticaOrdinamentoProcessi. Questa classe ha il compito di <text:tab/>simulare una politica di ordinamento per sistemi interattivi. La politica Round <text:tab/>Robin, è una politica con ordinamento a quanti, ovvero ogni processo <text:tab/>esegue per al più un quanto di tempo alla volta. La struttura dati su cui <text:tab/>vengono mantenuti i processi pronti diventa quindi una lista circolare di <text:tab/>processi. L'inserimento viene sempre fatto in coda a questa lista, mentre <text:tab/>l'estrazione dalla testa. </text:p>
        </text:list-item>
      </text:list>
      <text:p text:style-name="P33"/>
      <text:list text:style-name="L116">
        <text:list-item text:start-value="1">
          <text:p text:style-name="P172">Relazioni d'uso con altre componenti:</text:p>
          <text:p text:style-name="P198"><text:tab/>Utilizza il metodo IncrementaTempoScheduler dell'oggetto scheduler per <text:tab/>simulare l'esecuzione da parte del metodo che possiede la CPU, nel metodo <text:tab/>esegui.</text:p>
        </text:list-item>
      </text:list>
      <text:p text:style-name="P33"/>
      <text:list text:style-name="L116">
        <text:list-item text:start-value="1">
          <text:p text:style-name="P172">Interfacce e relazioni di u<text:span text:style-name="T12">so da altre </text:span>componenti:</text:p>
          <text:p text:style-name="P209"><text:tab/>Viene usata dallo Scheduler nel caso sia la PoliticaOrdinamentoProcessi <text:tab/>scelta.</text:p>
        </text:list-item>
      </text:list>
      <text:p text:style-name="P33"/>
      <text:list text:style-name="L116">
        <text:list-item text:start-value="1">
          <text:p text:style-name="P172">Attività svolte e dati trattati:</text:p>
          <text:list>
            <text:list-item>
              <text:p text:style-name="P172">Campi dati:</text:p>
              <text:list>
                <text:list-item>
                  <text:p text:style-name="P209">protected java.utils.LinkedList codaPronti:</text:p>
                </text:list-item>
              </text:list>
            </text:list-item>
          </text:list>
        </text:list-item>
      </text:list>
      <text:p text:style-name="P33"><text:tab/><text:tab/><text:tab/>Coda dei processi pronti, si comporta come una coda FIFO.</text:p>
      <text:p text:style-name="P33"/>
      <text:list text:style-name="L116">
        <text:list-item text:start-value="1">
          <text:list>
            <text:list-item text:start-value="1">
              <text:list>
                <text:list-item text:start-value="1">
                  <text:p text:style-name="P209"><text:soft-page-break/>protected Scheduler scheduler:</text:p>
                </text:list-item>
              </text:list>
            </text:list-item>
          </text:list>
        </text:list-item>
      </text:list>
      <text:p text:style-name="P33"><text:tab/><text:tab/><text:tab/>Riferimento allo scheduler.</text:p>
      <text:p text:style-name="P33"/>
      <text:list text:style-name="L116">
        <text:list-item text:start-value="1">
          <text:list>
            <text:list-item text:start-value="1">
              <text:list>
                <text:list-item text:start-value="1">
                  <text:p text:style-name="P209">private PCB ultimoEseguito:</text:p>
                </text:list-item>
              </text:list>
            </text:list-item>
          </text:list>
        </text:list-item>
      </text:list>
      <text:p text:style-name="P33"><text:tab/><text:tab/><text:tab/>Riferimento dell'ultimo PCB mandato in esecuzione. Servirà nel <text:tab/><text:tab/><text:tab/><text:tab/>metodo esegui e, nel caso ultimoEseguito e il PCB in esecuzione <text:tab/><text:tab/><text:tab/><text:tab/>fossero differenti, deve essere resettato il contatore. </text:p>
      <text:p text:style-name="P33"/>
      <text:list text:style-name="L116">
        <text:list-item text:start-value="1">
          <text:list>
            <text:list-item text:start-value="1">
              <text:p text:style-name="P172">Costruttori:</text:p>
              <text:list>
                <text:list-item>
                  <text:p text:style-name="P209">public RR():</text:p>
                </text:list-item>
              </text:list>
            </text:list-item>
          </text:list>
        </text:list-item>
      </text:list>
      <text:p text:style-name="P33"><text:tab/><text:tab/><text:tab/>Costruttore di default. Richiama il costruttore ad un parametro, con <text:tab/><text:tab/><text:tab/>valore 3. Assegna di default un valore di quanto uguale a 3. </text:p>
      <text:p text:style-name="P33"/>
      <text:list text:style-name="L116">
        <text:list-item text:start-value="1">
          <text:list>
            <text:list-item text:start-value="1">
              <text:list>
                <text:list-item text:start-value="1">
                  <text:p text:style-name="P209">public RR(int timeSlice):</text:p>
                </text:list-item>
              </text:list>
            </text:list-item>
          </text:list>
        </text:list-item>
      </text:list>
      <text:p text:style-name="P33"><text:tab/><text:tab/><text:tab/>Costruttore che riceve come parametro un intero rappresentante il <text:tab/><text:tab/><text:tab/><text:tab/>valore di time slice scelto. </text:p>
      <text:p text:style-name="P33"/>
      <text:list text:style-name="L116">
        <text:list-item text:start-value="1">
          <text:list>
            <text:list-item text:start-value="1">
              <text:p text:style-name="P172">Metodi:</text:p>
              <text:list>
                <text:list-item>
                  <text:p text:style-name="P209">public void esegui():</text:p>
                </text:list-item>
              </text:list>
            </text:list-item>
          </text:list>
        </text:list-item>
      </text:list>
      <text:p text:style-name="P54"><text:span text:style-name="T3"><text:tab/><text:tab/><text:tab/>Simula l'esecuzione del processo che “possiede” la CPU</text:span><text:span text:style-name="T2">.</text:span></text:p>
      <text:p text:style-name="P44"/>
      <text:list text:style-name="L133">
        <text:list-item text:start-value="1">
          <text:list>
            <text:list-item text:start-value="1">
              <text:list>
                <text:list-item text:start-value="1">
                  <text:p text:style-name="P130">public java.util.ArrayList getCodaPronti()</text:p>
                </text:list-item>
              </text:list>
            </text:list-item>
          </text:list>
        </text:list-item>
      </text:list>
      <text:p text:style-name="P85"><text:tab/><text:tab/><text:tab/>Metodo che ritorna un ArrayList contenente tutti i riferimenti a <text:tab/><text:tab/><text:tab/><text:tab/>Processo a cui sono associati i PCB contenuti nella coda dei pronti</text:p>
      <text:list text:style-name="L133">
        <text:list-item text:start-value="1">
          <text:list>
            <text:list-item text:start-value="1">
              <text:list>
                <text:list-item text:start-value="1">
                  <text:p text:style-name="P261">public PCB estrai()</text:p>
                  <text:list>
                    <text:list-item>
                      <text:list>
                        <text:list-header>
                          <text:p text:style-name="P261">Rimuove il primo elemento dalla coda dei pronti.</text:p>
                          <text:p text:style-name="P261"/>
                        </text:list-header>
                      </text:list>
                    </text:list-item>
                  </text:list>
                </text:list-item>
                <text:list-item>
                  <text:p><text:span text:style-name="T3">public void </text:span><text:span text:style-name="T4">setScheduler</text:span><text:span text:style-name="T3">(</text:span><text:a xlink:type="simple" xlink:href="/Docs/University/Ing_Software_mod_A/PoliticheOrdinamentoProcessi/logic/schedulazione/Scheduler.html"><text:span text:style-name="T19">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118">Metodo che imposta il campo scheduler.</text:p>
                          <text:p text:style-name="P118"/>
                        </text:list-header>
                      </text:list>
                    </text:list-item>
                  </text:list>
                </text:list-item>
                <text:list-item>
                  <text:p text:style-name="P261">public void inserisci(PCB pcb)</text:p>
                  <text:list>
                    <text:list-item>
                      <text:list>
                        <text:list-header>
                          <text:p text:style-name="P261">Inserisce il PCB passato per riferimento nella coda dei pronti</text:p>
                        </text:list-header>
                      </text:list>
                    </text:list-item>
                  </text:list>
                  <text:p text:style-name="P261"/>
                </text:list-item>
                <text:list-item>
                  <text:p text:style-name="P261">public int size()</text:p>
                  <text:list>
                    <text:list-item>
                      <text:list>
                        <text:list-header>
                          <text:p text:style-name="P221">Ritorna il numero di PCB correnti presenti nella coda dei pronti.</text:p>
                        </text:list-header>
                      </text:list>
                    </text:list-item>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52" text:outline-level="4">RRConPriorita</text:h>
                    </text:list-item>
                  </text:list>
                </text:list-item>
              </text:list>
            </text:list-item>
          </text:list>
        </text:list-item>
      </text:list>
      <text:list text:style-name="L116">
        <text:list-item text:start-value="1">
          <text:p text:style-name="P172">Tipo, obiettivo e funzione della classe/interfaccia:</text:p>
          <text:p text:style-name="P198"><text:tab/>Classe concreta, estende la classe astratta ConQuanti, e implementa <text:soft-page-break/><text:tab/>l'interfaccia PoliticaOrdinamentoProcessi. Questa classe ha il compito di <text:tab/>simulare una politica di ordinamento Round Robin con priorità. Questa è una <text:tab/>politica con ordinamento a quanti, ovvero ogni processo esegue per al più un <text:tab/>quanto di tempo alla volta. La particolarità di questa politica, a differenza di <text:tab/>quella Round Robin, è che i processi vengono mantenuti in una struttura dati <text:tab/>ordinata per priorità. Ogni processo coinvolto in questa politica, ha infatti un <text:tab/>valore di priorità proprio, che determina in quale lista della struttura dati <text:tab/>questo deve essere inserito. L'estrazione di un PCB associato ad un <text:tab/>processo, procederà cercando quello con priorità più alta. Al termine della <text:tab/>sua esecuzione il PCB verrà rimesso in coda alla lista da cui Ã¨ stato <text:tab/>estratto. La politica non prevede prerilascio per priorità, quindi se durante <text:tab/>l'esecuzione di un processo con priorità bassa, ne arrivasse uno con priorità <text:tab/>più alta, il primo rimarrebbe in esecuzione fino al termine del quanto di tempo <text:tab/>a sua disposizione, mentre l'altro verrebbe inserito nella coda dei pronti. Non <text:tab/>capiterà che un PCB con priorità bassa vada in esecuzione prima di un PCB <text:tab/>con priorità alta, già presente nella coda dei pronti. </text:p>
        </text:list-item>
      </text:list>
      <text:p text:style-name="P33"/>
      <text:list text:style-name="L116">
        <text:list-item text:start-value="1">
          <text:p text:style-name="P172">Relazioni d'uso con altre componenti:</text:p>
          <text:p text:style-name="P198"><text:tab/>Utilizza il metodo getPriorita della classe ProcessoConPriorita.</text:p>
        </text:list-item>
      </text:list>
      <text:p text:style-name="P33"/>
      <text:list text:style-name="L116">
        <text:list-item text:start-value="1">
          <text:p text:style-name="P172">Interfacce e relazioni di u<text:span text:style-name="T12">so da altre </text:span>componenti:</text:p>
          <text:p text:style-name="P209"><text:tab/>Viene usata dallo Scheduler nel caso sia la PoliticaOrdinamentoProcessi <text:tab/>scelta.</text:p>
        </text:list-item>
      </text:list>
      <text:p text:style-name="P33"/>
      <text:list text:style-name="L116">
        <text:list-item text:start-value="1">
          <text:p text:style-name="P172">Attività svolte e dati trattati:</text:p>
          <text:list>
            <text:list-item>
              <text:p text:style-name="P172">Campi dati:</text:p>
              <text:list>
                <text:list-item>
                  <text:p text:style-name="P209">protected java.utils.LinkedList codaPronti:</text:p>
                </text:list-item>
              </text:list>
            </text:list-item>
          </text:list>
        </text:list-item>
      </text:list>
      <text:p text:style-name="P33"><text:tab/><text:tab/><text:tab/>Coda dei processi pronti, si comporta come una coda FIFO.</text:p>
      <text:p text:style-name="P33"/>
      <text:list text:style-name="L116">
        <text:list-item text:start-value="1">
          <text:list>
            <text:list-item text:start-value="1">
              <text:list>
                <text:list-item text:start-value="1">
                  <text:p text:style-name="P209">protected Scheduler scheduler:</text:p>
                </text:list-item>
              </text:list>
            </text:list-item>
          </text:list>
        </text:list-item>
      </text:list>
      <text:p text:style-name="P33"><text:tab/><text:tab/><text:tab/>Riferimento allo scheduler.</text:p>
      <text:p text:style-name="P33"/>
      <text:list text:style-name="L116">
        <text:list-item text:start-value="1">
          <text:list>
            <text:list-item text:start-value="1">
              <text:list>
                <text:list-item text:start-value="1">
                  <text:p text:style-name="P209">private PCB ultimoEseguito:</text:p>
                </text:list-item>
              </text:list>
            </text:list-item>
          </text:list>
        </text:list-item>
      </text:list>
      <text:p text:style-name="P33"><text:tab/><text:tab/><text:tab/>Riferimento dell'ultimo PCB mandato in esecuzione. Servirà nel <text:tab/><text:tab/><text:tab/><text:tab/>metodo esegui e, nel caso ultimoEseguito e il PCB in esecuzione <text:tab/><text:tab/><text:tab/><text:tab/>fossero differenti, deve essere resettato il contatore. </text:p>
      <text:p text:style-name="P33"/>
      <text:list text:style-name="L116">
        <text:list-item text:start-value="1">
          <text:list>
            <text:list-item text:start-value="1">
              <text:p text:style-name="P172">Costruttori:</text:p>
              <text:list>
                <text:list-item>
                  <text:p text:style-name="P209">public RRConPriorita():</text:p>
                </text:list-item>
              </text:list>
            </text:list-item>
          </text:list>
        </text:list-item>
      </text:list>
      <text:p text:style-name="P33"><text:tab/><text:tab/><text:tab/>Costruttore di default. Richiama il costruttore ad un parametro, con <text:soft-page-break/><text:tab/><text:tab/><text:tab/>valore 3. Assegna di default un valore di quanto uguale a 3. </text:p>
      <text:p text:style-name="P33"/>
      <text:list text:style-name="L116">
        <text:list-item text:start-value="1">
          <text:list>
            <text:list-item text:start-value="1">
              <text:list>
                <text:list-item text:start-value="1">
                  <text:p text:style-name="P209">public RRConPriorita(int timeSlice):</text:p>
                </text:list-item>
              </text:list>
            </text:list-item>
          </text:list>
        </text:list-item>
      </text:list>
      <text:p text:style-name="P33"><text:tab/><text:tab/><text:tab/>Costruttore che riceve come parametro un intero rappresentante il <text:tab/><text:tab/><text:tab/><text:tab/>valore di time slice scelto. </text:p>
      <text:p text:style-name="P33"/>
      <text:list text:style-name="L116">
        <text:list-item text:start-value="1">
          <text:list>
            <text:list-item text:start-value="1">
              <text:p text:style-name="P172">Metodi:</text:p>
              <text:list>
                <text:list-item>
                  <text:p text:style-name="P209">public void esegui():</text:p>
                </text:list-item>
              </text:list>
            </text:list-item>
          </text:list>
        </text:list-item>
      </text:list>
      <text:p text:style-name="P54"><text:span text:style-name="T3"><text:tab/><text:tab/><text:tab/>Simula l'esecuzione del processo che “possiede” la CPU</text:span><text:span text:style-name="T2">.</text:span></text:p>
      <text:p text:style-name="P44"/>
      <text:list text:style-name="L134">
        <text:list-item text:start-value="1">
          <text:list>
            <text:list-item text:start-value="1">
              <text:list>
                <text:list-item text:start-value="1">
                  <text:p text:style-name="P131">public java.util.ArrayList getCodaPronti()</text:p>
                </text:list-item>
              </text:list>
            </text:list-item>
          </text:list>
        </text:list-item>
      </text:list>
      <text:p text:style-name="P85"><text:tab/><text:tab/><text:tab/>Metodo che ritorna un ArrayList contenente tutti i riferimenti a <text:tab/><text:tab/><text:tab/><text:tab/>Processo a cui sono associati i PCB contenuti nella coda dei pronti</text:p>
      <text:list text:style-name="L134">
        <text:list-item text:start-value="1">
          <text:list>
            <text:list-item text:start-value="1">
              <text:list>
                <text:list-item text:start-value="1">
                  <text:p text:style-name="P262">public PCB estrai()</text:p>
                  <text:list>
                    <text:list-item>
                      <text:list>
                        <text:list-header>
                          <text:p text:style-name="P262">Estrae e ritorna il PCB del processo che deve andare in esecuzione. L'estrazione viene fatta cercando il PCB con priorità maggiore all'interno della codaPronti. </text:p>
                          <text:p text:style-name="P262"/>
                        </text:list-header>
                      </text:list>
                    </text:list-item>
                  </text:list>
                </text:list-item>
                <text:list-item>
                  <text:p><text:span text:style-name="T3">public void </text:span><text:span text:style-name="T4">setScheduler</text:span><text:span text:style-name="T3">(</text:span><text:a xlink:type="simple" xlink:href="/Docs/University/Ing_Software_mod_A/PoliticheOrdinamentoProcessi/logic/schedulazione/Scheduler.html"><text:span text:style-name="T19">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119">Metodo che imposta il campo scheduler.</text:p>
                          <text:p text:style-name="P119"/>
                        </text:list-header>
                      </text:list>
                    </text:list-item>
                  </text:list>
                </text:list-item>
                <text:list-item>
                  <text:p text:style-name="P262">public void inserisci(PCB pcb)</text:p>
                  <text:list>
                    <text:list-item>
                      <text:list>
                        <text:list-header>
                          <text:p text:style-name="P262">Inserisce il PCB passato per riferimento nella coda dei pronti</text:p>
                        </text:list-header>
                      </text:list>
                    </text:list-item>
                  </text:list>
                  <text:p text:style-name="P262"/>
                </text:list-item>
                <text:list-item>
                  <text:p text:style-name="P262">public int size()</text:p>
                  <text:list>
                    <text:list-item>
                      <text:list>
                        <text:list-header>
                          <text:p text:style-name="P222">Ritorna il numero di PCB correnti presenti nella coda dei pronti.</text:p>
                        </text:list-header>
                      </text:list>
                    </text:list-item>
                  </text:list>
                </text:list-item>
              </text:list>
            </text:list-item>
          </text:list>
        </text:list-item>
      </text:list>
      <text:p text:style-name="P33"/>
      <text:list text:style-name="L1" text:continue-numbering="true">
        <text:list-item>
          <text:list text:continue-numbering="true">
            <text:list-item>
              <text:list text:continue-numbering="true">
                <text:list-item>
                  <text:list text:continue-numbering="true">
                    <text:list-item>
                      <text:h text:style-name="P152" text:outline-level="4">RRConPrioritaConPrerilascio</text:h>
                    </text:list-item>
                  </text:list>
                </text:list-item>
              </text:list>
            </text:list-item>
          </text:list>
        </text:list-item>
      </text:list>
      <text:list text:style-name="L116">
        <text:list-item text:start-value="1">
          <text:p text:style-name="P172">Tipo, obiettivo e funzione della classe/interfaccia:</text:p>
          <text:p text:style-name="P198"><text:tab/>Classe concreta che estende la classe concreta RRConPriorita. Questa <text:tab/>classe ha il compito di simulare una politica di ordinamento per sistemi <text:tab/>interattivi, più precisamente la politica Round Robin con priorità e con <text:tab/>prerilascio per priorità. Questa è una politica con ordinamento a quanti, <text:tab/>ovvero ogni processo esegue per al più un quanto di tempo alla volta. La <text:tab/>particolarità di questa politica, a differenza di quella Round Robin, è che i <text:tab/>processi vengono mantenuti in una struttura dati ordinata per priorità. Ogni <text:tab/>processo coinvolto in questa politica, ha infatti un valore di priorità proprio, <text:tab/>che determina in quale lista della struttura dati questo deve essere inserito. <text:soft-page-break/><text:tab/>L'estrazione di un PCB associato ad un processo, procederà cercando quello <text:tab/>con priorità più alta. Al termine della sua esecuzione il PCB verrà rimesso in <text:tab/>coda alla lista da cui è stato estratto. La politica, a differenza di quella da cui <text:tab/>deriva, prevede prerilascio per priorità, quindi nel caso stesse eseguendo un <text:tab/>processo con priorità bassa, e ne arrivasse uno con priorità più alta, il primo <text:tab/>verrebbe rimesso nella coda dei pronti, e mandato in esecuzione quello <text:tab/>appena arrivato. </text:p>
        </text:list-item>
      </text:list>
      <text:p text:style-name="P33"/>
      <text:list text:style-name="L116">
        <text:list-item text:start-value="1">
          <text:p text:style-name="P172">Relazioni d'uso con altre componenti:</text:p>
          <text:p text:style-name="P198"><text:tab/>Utilizza il metodo getPriorita della classe ProcessoConPriorita.</text:p>
        </text:list-item>
      </text:list>
      <text:p text:style-name="P33"/>
      <text:list text:style-name="L116">
        <text:list-item text:start-value="1">
          <text:p text:style-name="P172">Interfacce e relazioni di u<text:span text:style-name="T12">so da altre </text:span>componenti:</text:p>
          <text:p text:style-name="P209"><text:tab/>Viene usata dallo Scheduler nel caso sia la PoliticaOrdinamentoProcessi <text:tab/>scelta.</text:p>
        </text:list-item>
      </text:list>
      <text:p text:style-name="P33"/>
      <text:list text:style-name="L116">
        <text:list-item text:start-value="1">
          <text:p text:style-name="P172">Attività svolte e dati trattati:</text:p>
          <text:list>
            <text:list-item>
              <text:p text:style-name="P172">Campi dati:</text:p>
              <text:list>
                <text:list-header>
                  <text:p text:style-name="P209">Nessuno</text:p>
                </text:list-header>
              </text:list>
            </text:list-item>
          </text:list>
        </text:list-item>
      </text:list>
      <text:p text:style-name="P33"/>
      <text:list text:style-name="L116">
        <text:list-item text:start-value="1">
          <text:list>
            <text:list-item text:start-value="1">
              <text:p text:style-name="P172">Costruttori:</text:p>
              <text:list>
                <text:list-item>
                  <text:p text:style-name="P209">public RRConPrioritaConPrerilascio():</text:p>
                </text:list-item>
              </text:list>
            </text:list-item>
          </text:list>
        </text:list-item>
      </text:list>
      <text:p text:style-name="P33"><text:tab/><text:tab/><text:tab/>Costruttore di default. Richiama il costruttore ad un parametro, con <text:tab/><text:tab/><text:tab/>valore 3. Assegna di default un valore di quanto uguale a 3. </text:p>
      <text:p text:style-name="P33"/>
      <text:list text:style-name="L116">
        <text:list-item text:start-value="1">
          <text:list>
            <text:list-item text:start-value="1">
              <text:list>
                <text:list-item text:start-value="1">
                  <text:p text:style-name="P209">public RRConPrioritaConPrerilascio(int timeSlice):</text:p>
                </text:list-item>
              </text:list>
            </text:list-item>
          </text:list>
        </text:list-item>
      </text:list>
      <text:p text:style-name="P54"><text:span text:style-name="T3"><text:tab/><text:tab/><text:tab/>Costruttore che riceve come parametro un intero rappresentante il <text:tab/></text:span><text:span text:style-name="T3"><text:tab/><text:tab/><text:tab/>valore di time slice scelto. </text:span></text:p>
      <text:p text:style-name="P33"/>
      <text:list text:style-name="L116">
        <text:list-item text:start-value="1">
          <text:list>
            <text:list-item text:start-value="1">
              <text:p text:style-name="P209"><text:span text:style-name="T18">Metodi</text:span>:</text:p>
            </text:list-item>
          </text:list>
        </text:list-item>
      </text:list>
      <text:list text:style-name="L135">
        <text:list-item>
          <text:list>
            <text:list-item>
              <text:list>
                <text:list-item>
                  <text:p text:style-name="P263">public void inserisci(PCB pcb)</text:p>
                  <text:list>
                    <text:list-item>
                      <text:list>
                        <text:list-header>
                          <text:p text:style-name="P263">Metodo per inserire un nuovo PCB pronto all'interno della struttura dati. Prima di inserire il PCB del processo pronto nella codaPronti, viene controllato se la priorità di quest'ultimo è maggiore del PCB del processo che sta eseguendo. In questo caso il PCB del processo in esecuzione viene reinserito nella coda dei pronti e viene schedulato quello appena arrivato. Altrimenti il PCB passato come parametro viene inserito come avviene nello stesso metodo della classe RRConPriorita. </text:p>
                        </text:list-header>
                      </text:list>
                    </text:list-item>
                  </text:list>
                  <text:p text:style-name="P263"/>
                </text:list-item>
                <text:list-item>
                  <text:p text:style-name="P147">public PCB minore(PCB pronto, PCB inEsecuzione)</text:p>
                  <text:list>
                    <text:list-header>
                      <text:p text:style-name="P263"><text:soft-page-break/>Metodo di confronto tra due PCB, vengono confrontate le priorità dei PCB passati come parametri. </text:p>
                    </text:list-header>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52" text:outline-level="4">SJF</text:h>
                    </text:list-item>
                  </text:list>
                </text:list-item>
              </text:list>
            </text:list-item>
          </text:list>
        </text:list-item>
      </text:list>
      <text:list text:style-name="L116">
        <text:list-item text:start-value="1">
          <text:p text:style-name="P172">Tipo, obiettivo e funzione della classe/interfaccia:</text:p>
          <text:p text:style-name="P198"><text:tab/>Classe concreta. Questa classe rappresenta la politica di ordinamento <text:tab/>Shortest Job First, che viene usualmente applicata nei sistemi Batch. Essa <text:tab/>richiede la conoscenza dei tempi di esecuzione infatti viene eseguito sempre <text:tab/>il lavoro più breve. Ovviamente, non è equo con i lavori non presenti all'inizio, <text:tab/>a differenza della classe che estenderà questa politica (SRTF). La struttura <text:tab/>dati che conterrà i processi pronti sarà quindi ordinata per tempi di <text:tab/>esecuzione crescenti. <text:s/></text:p>
        </text:list-item>
      </text:list>
      <text:p text:style-name="P33"/>
      <text:list text:style-name="L116">
        <text:list-item text:start-value="1">
          <text:p text:style-name="P172">Relazioni d'uso con altre componenti:</text:p>
          <text:p text:style-name="P198"><text:tab/>Utilizza il metodo getIstantiDaEseguire della classe PCB.</text:p>
        </text:list-item>
      </text:list>
      <text:p text:style-name="P33"/>
      <text:list text:style-name="L116">
        <text:list-item text:start-value="1">
          <text:p text:style-name="P172">Interfacce e relazioni di u<text:span text:style-name="T12">so da altre </text:span>componenti:</text:p>
          <text:p text:style-name="P209"><text:tab/>Viene usata dallo Scheduler nel caso sia la PoliticaOrdinamentoProcessi <text:tab/>scelta.</text:p>
        </text:list-item>
      </text:list>
      <text:p text:style-name="P33"/>
      <text:list text:style-name="L116">
        <text:list-item text:start-value="1">
          <text:p text:style-name="P172">Attività svolte e dati trattati:</text:p>
          <text:list>
            <text:list-item>
              <text:p text:style-name="P172">Campi dati:</text:p>
              <text:list>
                <text:list-item>
                  <text:p text:style-name="P209">protected java.utils.LinkedList codaPronti:</text:p>
                </text:list-item>
              </text:list>
            </text:list-item>
          </text:list>
        </text:list-item>
      </text:list>
      <text:p text:style-name="P33"><text:tab/><text:tab/><text:tab/>Coda dei processi pronti, è ordinata per tempo di esecuzione <text:tab/><text:tab/><text:tab/><text:tab/>crescente.</text:p>
      <text:p text:style-name="P33"/>
      <text:list text:style-name="L116">
        <text:list-item text:start-value="1">
          <text:list>
            <text:list-item text:start-value="1">
              <text:list>
                <text:list-item text:start-value="1">
                  <text:p text:style-name="P209">protected Scheduler scheduler:</text:p>
                </text:list-item>
              </text:list>
            </text:list-item>
          </text:list>
        </text:list-item>
      </text:list>
      <text:p text:style-name="P33"><text:tab/><text:tab/><text:tab/>Riferimento allo scheduler.</text:p>
      <text:p text:style-name="P33"/>
      <text:list text:style-name="L116">
        <text:list-item text:start-value="1">
          <text:list>
            <text:list-item text:start-value="1">
              <text:p text:style-name="P172">Costruttori:</text:p>
              <text:list>
                <text:list-item>
                  <text:p text:style-name="P209">public SJF():</text:p>
                </text:list-item>
              </text:list>
            </text:list-item>
          </text:list>
        </text:list-item>
      </text:list>
      <text:p text:style-name="P33"><text:tab/><text:tab/><text:tab/>Costruttore di default. Richiama il costruttore ad un parametro, con <text:tab/><text:tab/><text:tab/>valore 3. Assegna di default un valore di quanto uguale a 3. </text:p>
      <text:p text:style-name="P33"/>
      <text:list text:style-name="L116">
        <text:list-item text:start-value="1">
          <text:list>
            <text:list-item text:start-value="1">
              <text:p text:style-name="P172">Metodi:</text:p>
              <text:list>
                <text:list-item>
                  <text:p text:style-name="P209">public void esegui():</text:p>
                </text:list-item>
              </text:list>
            </text:list-item>
          </text:list>
        </text:list-item>
      </text:list>
      <text:p text:style-name="P54"><text:span text:style-name="T3"><text:tab/><text:tab/><text:tab/>Simula l'esecuzione del processo che “possiede” la CPU</text:span><text:span text:style-name="T2">.</text:span></text:p>
      <text:p text:style-name="P44"/>
      <text:list text:style-name="L136">
        <text:list-item text:start-value="1">
          <text:list>
            <text:list-item text:start-value="1">
              <text:list>
                <text:list-item text:start-value="1">
                  <text:p text:style-name="P132">public java.util.ArrayList getCodaPronti()</text:p>
                </text:list-item>
              </text:list>
            </text:list-item>
          </text:list>
        </text:list-item>
      </text:list>
      <text:p text:style-name="P85"><text:soft-page-break/><text:tab/><text:tab/><text:tab/>Metodo che ritorna un ArrayList contenente tutti i riferimenti a <text:tab/><text:tab/><text:tab/><text:tab/>Processo a cui sono associati i PCB contenuti nella coda dei pronti</text:p>
      <text:list text:style-name="L136">
        <text:list-item text:start-value="1">
          <text:list>
            <text:list-item text:start-value="1">
              <text:list>
                <text:list-item text:start-value="1">
                  <text:p text:style-name="P264">public PCB estrai()</text:p>
                  <text:list>
                    <text:list-item>
                      <text:list>
                        <text:list-header>
                          <text:p text:style-name="P264">Rimuove il primo elemento dalla coda dei pronti.</text:p>
                          <text:p text:style-name="P264"/>
                        </text:list-header>
                      </text:list>
                    </text:list-item>
                  </text:list>
                </text:list-item>
                <text:list-item>
                  <text:p><text:span text:style-name="T3">public void </text:span><text:span text:style-name="T4">setScheduler</text:span><text:span text:style-name="T3">(</text:span><text:a xlink:type="simple" xlink:href="/Docs/University/Ing_Software_mod_A/PoliticheOrdinamentoProcessi/logic/schedulazione/Scheduler.html"><text:span text:style-name="T19">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120">Metodo che imposta il campo scheduler.</text:p>
                          <text:p text:style-name="P120"/>
                        </text:list-header>
                      </text:list>
                    </text:list-item>
                  </text:list>
                </text:list-item>
                <text:list-item>
                  <text:p text:style-name="P264">public void inserisci(PCB pcb)</text:p>
                  <text:list>
                    <text:list-item>
                      <text:list>
                        <text:list-header>
                          <text:p text:style-name="P264">Inserisce un nuovo PCB nella coda dei processi pronti. Viene effettuato mantenendo la struttura dati ordinata per tempo di esecuzione crescente. </text:p>
                        </text:list-header>
                      </text:list>
                    </text:list-item>
                  </text:list>
                  <text:p text:style-name="P264"/>
                </text:list-item>
                <text:list-item>
                  <text:p text:style-name="P264">public int size()</text:p>
                  <text:list>
                    <text:list-item>
                      <text:list>
                        <text:list-header>
                          <text:p text:style-name="P223">Ritorna il numero di PCB correnti presenti nella coda dei pronti.</text:p>
                        </text:list-header>
                      </text:list>
                    </text:list-item>
                  </text:list>
                </text:list-item>
              </text:list>
            </text:list-item>
          </text:list>
        </text:list-item>
      </text:list>
      <text:p text:style-name="P33"/>
      <text:list text:style-name="L1" text:continue-numbering="true">
        <text:list-item>
          <text:list text:continue-numbering="true">
            <text:list-item>
              <text:list text:continue-numbering="true">
                <text:list-item>
                  <text:list text:continue-numbering="true">
                    <text:list-item>
                      <text:h text:style-name="P152" text:outline-level="4">SRTN</text:h>
                    </text:list-item>
                  </text:list>
                </text:list-item>
              </text:list>
            </text:list-item>
          </text:list>
        </text:list-item>
      </text:list>
      <text:list text:style-name="L116">
        <text:list-item text:start-value="1">
          <text:p text:style-name="P172">Tipo, obiettivo e funzione della classe/interfaccia:</text:p>
          <text:p text:style-name="P198"><text:tab/>Classe concreta che estende la classe SJF. La classe SRTN implementa la <text:tab/>politica di ordinamento Shortest Remaining Time Next, ovvero una politica <text:tab/>con prerilascio per sistemi Batch. Eredita i metodi esegui(), estrai(), size() e <text:tab/>getCodaPronti() dalla classe superiore, mentre implementa il metodo <text:tab/>minore(PCB a, PCB b) Questa politica di ordinamento ha un comportamento <text:tab/>simile alla politica SJF, ma applica il prerilascio quando arriva un PCB con <text:tab/>tempo di esecuzione minore rispetto a quello che sta eseguendo. I PCB <text:tab/>vengono mantenuti ordinati rispetto al tempo di esecuzione in maniera <text:tab/>crescente, su una struttura dati. L'estrazione invece viene fatta dalla testa <text:tab/>della struttura dati, proprio perché questa viene mantenuta ordinata. </text:p>
        </text:list-item>
      </text:list>
      <text:p text:style-name="P33"/>
      <text:list text:style-name="L116">
        <text:list-item text:start-value="1">
          <text:p text:style-name="P172">Relazioni d'uso con altre componenti:</text:p>
          <text:p text:style-name="P198"><text:tab/>Utilizza il metodo getIstantiDaEseguire della classe PCB.</text:p>
        </text:list-item>
      </text:list>
      <text:p text:style-name="P33"/>
      <text:list text:style-name="L116">
        <text:list-item text:start-value="1">
          <text:p text:style-name="P172">Interfacce e relazioni di u<text:span text:style-name="T12">so da altre </text:span>componenti:</text:p>
          <text:p text:style-name="P209"><text:tab/>Viene usata dallo Scheduler nel caso sia la PoliticaOrdinamentoProcessi <text:tab/>scelta.</text:p>
        </text:list-item>
      </text:list>
      <text:p text:style-name="P33"/>
      <text:list text:style-name="L116">
        <text:list-item text:start-value="1">
          <text:p text:style-name="P172">Attività svolte e dati trattati:</text:p>
          <text:list>
            <text:list-item>
              <text:p text:style-name="P172">Campi dati:</text:p>
              <text:list>
                <text:list-header>
                  <text:p text:style-name="P209"><text:soft-page-break/>Nessuno.</text:p>
                </text:list-header>
              </text:list>
            </text:list-item>
          </text:list>
        </text:list-item>
      </text:list>
      <text:p text:style-name="P33"/>
      <text:list text:style-name="L116">
        <text:list-item text:start-value="1">
          <text:list>
            <text:list-item text:start-value="1">
              <text:p text:style-name="P172">Costruttori:</text:p>
              <text:list>
                <text:list-item>
                  <text:p text:style-name="P209">public SRTN():</text:p>
                </text:list-item>
              </text:list>
            </text:list-item>
          </text:list>
        </text:list-item>
      </text:list>
      <text:p text:style-name="P33"><text:tab/><text:tab/><text:tab/>Costruttore, richiama i costruttori della classe superiore (SJF), e crea <text:tab/><text:tab/><text:tab/>la struttura dati per implementare la politica di ordinamento SRTN. </text:p>
      <text:p text:style-name="P33"/>
      <text:list text:style-name="L116">
        <text:list-item text:start-value="1">
          <text:list>
            <text:list-item text:start-value="1">
              <text:p text:style-name="P172">Metodi:</text:p>
            </text:list-item>
          </text:list>
        </text:list-item>
      </text:list>
      <text:list text:style-name="L137">
        <text:list-item text:start-value="1">
          <text:list>
            <text:list-item text:start-value="1">
              <text:list>
                <text:list-item text:start-value="1">
                  <text:p text:style-name="P148">public PCB minore(PCB pronto, PCB inEsecuzione)</text:p>
                  <text:list>
                    <text:list-item>
                      <text:list>
                        <text:list-header>
                          <text:p text:style-name="P224">Metodo di confronto tra due PCB, vengono confrontati i tempi di esecuzione dei PCB passati come parametri. </text:p>
                        </text:list-header>
                      </text:list>
                    </text:list-item>
                  </text:list>
                </text:list-item>
              </text:list>
            </text:list-item>
          </text:list>
        </text:list-item>
      </text:list>
      <text:list text:style-name="L138">
        <text:list-item>
          <text:list>
            <text:list-item>
              <text:list>
                <text:list-item>
                  <text:list>
                    <text:list-item>
                      <text:list>
                        <text:list-header>
                          <text:p text:style-name="P121"/>
                        </text:list-header>
                      </text:list>
                    </text:list-item>
                  </text:list>
                </text:list-item>
                <text:list-item>
                  <text:p text:style-name="P265">public void inserisci(PCB pcb)</text:p>
                  <text:list>
                    <text:list-item>
                      <text:list>
                        <text:list-header>
                          <text:p text:style-name="P265">Inserisce un nuovo PCB pronto all'interno della struttura dati. Prima di inserire il PCB del processo pronto nella codaPronti, viene controllato se il tempo di esecuzione di quest'ultimo è minore del PCB del processo che sta eseguendo. In questo caso il PCB del processo in esecuzione viene reinserito nella coda dei pronti e viene schedulato quello appena arrivato. Altrimenti il PCB passato come parametro viene inserito come avviene nello stesso metodo della classe SJF. </text:p>
                        </text:list-header>
                      </text:list>
                    </text:list-item>
                  </text:list>
                </text:list-item>
              </text:list>
            </text:list-item>
          </text:list>
        </text:list-item>
      </text:list>
      <text:p text:style-name="P32"/>
      <text:list text:style-name="L1" text:continue-numbering="true">
        <text:list-item>
          <text:list text:continue-numbering="true">
            <text:list-item>
              <text:list text:continue-numbering="true">
                <text:list-item>
                  <text:list text:continue-numbering="true">
                    <text:list-item>
                      <text:h text:style-name="P152" text:outline-level="4">Scheduler</text:h>
                    </text:list-item>
                  </text:list>
                </text:list-item>
              </text:list>
            </text:list-item>
          </text:list>
        </text:list-item>
      </text:list>
      <text:list text:style-name="L116">
        <text:list-item text:start-value="1">
          <text:p text:style-name="P172">Tipo, obiettivo e funzione della classe/interfaccia:</text:p>
          <text:p text:style-name="P412"><text:span text:style-name="T3"><text:tab/>Questa classe implementa i meccanismi necessari per realizzare una </text:span><text:span text:style-name="T3"><text:tab/>simulazione discreta di processi in un elaboratore multi-programmato. </text:span><text:span text:style-name="T2">Lo <text:tab/>Scheduler viene interrogato per ogni istante dal Processore, a cui ritorna un <text:tab/>riferimento al PCB correntemente in esecuzione, che potrà essere un <text:tab/>riferimento nullo nel caso in cui nessun processo abbia il controllo della CPU. <text:tab/>L'esecuzione dei vari processi avverrà in maniera specializzata a seconda <text:tab/>della politica di ordinamento scelta. </text:span></text:p>
        </text:list-item>
      </text:list>
      <text:p text:style-name="P33"/>
      <text:list text:style-name="L116">
        <text:list-item text:start-value="1">
          <text:p text:style-name="P172">Relazioni d'uso con altre componenti:</text:p>
          <text:p text:style-name="P198"><text:tab/>Utilizza il metodo getTempoArrivo della classe Processo.</text:p>
          <text:list>
            <text:list-item>
              <text:list>
                <text:list-header>
                  <text:p text:style-name="P198">Utilizza il metodo inserisci, esegui ed estrai di PoliticaOrdinamentoProcessi.</text:p>
                  <text:p text:style-name="P198">Utilizza il metodo incIstantiEseguiti, getIstantiDaEseguire e getRifProcesso di PCB.</text:p>
                </text:list-header>
              </text:list>
            </text:list-item>
          </text:list>
        </text:list-item>
      </text:list>
      <text:p text:style-name="P33"/>
      <text:list text:style-name="L116">
        <text:list-item text:start-value="1">
          <text:p text:style-name="P172">Interfacce e relazioni di u<text:span text:style-name="T12">so da altre </text:span>componenti:</text:p>
          <text:p text:style-name="P209"><text:tab/>Viene usata dall'interfaccia PoliticaOrdinamentoProcessi, da tutte le sue <text:soft-page-break/><text:tab/>implementazioni e dal Processore.</text:p>
        </text:list-item>
      </text:list>
      <text:p text:style-name="P33"/>
      <text:list text:style-name="L116">
        <text:list-item text:start-value="1">
          <text:p text:style-name="P172">Attività svolte e dati trattati:</text:p>
          <text:list>
            <text:list-item>
              <text:p text:style-name="P172">Campi dati:</text:p>
              <text:list>
                <text:list-item>
                  <text:p text:style-name="P209">package boolean fineSimulazione:</text:p>
                </text:list-item>
              </text:list>
            </text:list-item>
          </text:list>
        </text:list-item>
      </text:list>
      <text:p text:style-name="P33"><text:tab/><text:tab/><text:tab/>Indica se la simulazione è giunta al termine o meno. </text:p>
      <text:p text:style-name="P33"/>
      <text:list text:style-name="L116">
        <text:list-item text:start-value="1">
          <text:list>
            <text:list-item text:start-value="1">
              <text:list>
                <text:list-item text:start-value="1">
                  <text:p text:style-name="P209">package PCB PCBCorrente:</text:p>
                </text:list-item>
              </text:list>
            </text:list-item>
          </text:list>
        </text:list-item>
      </text:list>
      <text:p text:style-name="P33"><text:tab/><text:tab/><text:tab/>Il PCBCorrente rappresenta il PCB che, all'istante definito nella <text:tab/><text:tab/><text:tab/><text:tab/>variabile tempoCorrente, è nello stato di esecuzione. <text:s/></text:p>
      <text:p text:style-name="P33"/>
      <text:list text:style-name="L116">
        <text:list-item text:start-value="1">
          <text:list>
            <text:list-item text:start-value="1">
              <text:list>
                <text:list-item text:start-value="1">
                  <text:p text:style-name="P209">package PoliticaOrdinamentoProcessi politicaOrdinamento:</text:p>
                  <text:list>
                    <text:list-item>
                      <text:list>
                        <text:list-header>
                          <text:p text:style-name="P209">Questo campo dati specifica la politica di schedulazione che si intende utilizzare per lo scheduler. </text:p>
                          <text:p text:style-name="P209"/>
                        </text:list-header>
                      </text:list>
                    </text:list-item>
                  </text:list>
                </text:list-item>
                <text:list-item>
                  <text:p text:style-name="P209">package java.util.LinkedList processiInArrivo:</text:p>
                </text:list-item>
              </text:list>
            </text:list-item>
          </text:list>
        </text:list-item>
      </text:list>
      <text:p text:style-name="P33"><text:tab/><text:tab/><text:tab/>Contiene la lista dei processi da attivare, ordinata per tempo di arrivo.</text:p>
      <text:p text:style-name="P33"/>
      <text:list text:style-name="L116">
        <text:list-item text:start-value="1">
          <text:list>
            <text:list-item text:start-value="1">
              <text:list>
                <text:list-item text:start-value="1">
                  <text:p text:style-name="P209">package java.util.ArrayList processiTerminati:</text:p>
                </text:list-item>
              </text:list>
            </text:list-item>
          </text:list>
        </text:list-item>
      </text:list>
      <text:p text:style-name="P33"><text:tab/><text:tab/><text:tab/>Questo campo dati contiene la coda dei processi terminati in ordine di <text:tab/><text:tab/><text:tab/>terminazione. <text:s text:c="2"/></text:p>
      <text:p text:style-name="P33"/>
      <text:list text:style-name="L116">
        <text:list-item text:start-value="1">
          <text:list>
            <text:list-item text:start-value="1">
              <text:list>
                <text:list-item text:start-value="1">
                  <text:p text:style-name="P209">package PCB PCBCorrente:</text:p>
                </text:list-item>
              </text:list>
            </text:list-item>
          </text:list>
        </text:list-item>
      </text:list>
      <text:p text:style-name="P33"><text:tab/><text:tab/><text:tab/>Il PCBCorrente rappresenta il PCB che, all'istante definito nella <text:tab/><text:tab/><text:tab/><text:tab/>variabile tempoCorrente, è nello stato di esecuzione. <text:s/></text:p>
      <text:p text:style-name="P33"/>
      <text:list text:style-name="L116">
        <text:list-item text:start-value="1">
          <text:list>
            <text:list-item text:start-value="1">
              <text:list>
                <text:list-item text:start-value="1">
                  <text:p text:style-name="P209">package int tempoCorrente:</text:p>
                  <text:list>
                    <text:list-item>
                      <text:list>
                        <text:list-header>
                          <text:p text:style-name="P209">E' il contatore interno dello Scheduler.</text:p>
                          <text:p text:style-name="P209"/>
                        </text:list-header>
                      </text:list>
                    </text:list-item>
                  </text:list>
                </text:list-item>
              </text:list>
            </text:list-item>
          </text:list>
        </text:list-item>
      </text:list>
      <text:list text:style-name="L116">
        <text:list-item text:start-value="1">
          <text:list>
            <text:list-item text:start-value="1">
              <text:list>
                <text:list-item text:start-value="1">
                  <text:p text:style-name="P209">package int[] tempoEvento:</text:p>
                </text:list-item>
              </text:list>
            </text:list-item>
          </text:list>
        </text:list-item>
      </text:list>
      <text:p text:style-name="P33"><text:tab/><text:tab/><text:tab/>Questa struttura serve per memorizzare i tempi dei due eventi che <text:tab/><text:tab/><text:tab/>possono ricorrere in questa simulazione di schedulazione: l'arrivo e la <text:tab/><text:tab/><text:tab/>terminazione di un processo.</text:p>
      <text:p text:style-name="P33"/>
      <text:list text:style-name="L116">
        <text:list-item text:start-value="1">
          <text:list>
            <text:list-item text:start-value="1">
              <text:list>
                <text:list-item text:start-value="1">
                  <text:p text:style-name="P209">package int tempoProssimoEvento:</text:p>
                  <text:list>
                    <text:list-item>
                      <text:list>
                        <text:list-header>
                          <text:p text:style-name="P209">Salva il valore ritornato dal metodo tempoProssimoEvento().<text:tab/><text:tab/></text:p>
                        </text:list-header>
                      </text:list>
                    </text:list-item>
                  </text:list>
                </text:list-item>
              </text:list>
            </text:list-item>
          </text:list>
        </text:list-item>
      </text:list>
      <text:list text:style-name="L116">
        <text:list-item text:start-value="1">
          <text:list>
            <text:list-item text:start-value="1">
              <text:p text:style-name="P172">Costruttori:</text:p>
              <text:list>
                <text:list-item>
                  <text:p text:style-name="P413"><text:span text:style-name="T3">public Scheduler(PoliticaOrdinamentoProcessi <text:s/></text:span><text:span text:style-name="Source_20_Text"><text:span text:style-name="T2">politicaOrdinamento, <text:tab/><text:tab/>java.util.LinkedList processiInArrivo</text:span></text:span><text:span text:style-name="T3">):</text:span></text:p>
                </text:list-item>
              </text:list>
            </text:list-item>
          </text:list>
        </text:list-item>
      </text:list>
      <text:p text:style-name="P33"><text:soft-page-break/><text:tab/><text:tab/><text:tab/>L'unico costruttore della classe. </text:p>
      <text:p text:style-name="P33"/>
      <text:list text:style-name="L116">
        <text:list-item text:start-value="1">
          <text:list>
            <text:list-item text:start-value="1">
              <text:p text:style-name="P172">Metodi:</text:p>
            </text:list-item>
          </text:list>
        </text:list-item>
      </text:list>
      <text:list text:style-name="L139">
        <text:list-item>
          <text:list>
            <text:list-item>
              <text:list>
                <text:list-item>
                  <text:p text:style-name="P149">package void attivaProcesso()</text:p>
                  <text:list>
                    <text:list-item>
                      <text:list>
                        <text:list-header>
                          <text:p text:style-name="P225">Questo metodo si occupa di attivare un nuovo processo arrivato prendendo il primo della lista dei processi in arrivo, ne crea il PCB e lo inserisce nella lista dei pronti a seconda della politica di schedulazione scelta. </text:p>
                        </text:list-header>
                      </text:list>
                    </text:list-item>
                  </text:list>
                </text:list-item>
              </text:list>
            </text:list-item>
          </text:list>
        </text:list-item>
      </text:list>
      <text:list text:style-name="L140">
        <text:list-item>
          <text:list>
            <text:list-item>
              <text:list>
                <text:list-item>
                  <text:list>
                    <text:list-item>
                      <text:list>
                        <text:list-header>
                          <text:p text:style-name="P122"/>
                        </text:list-header>
                      </text:list>
                    </text:list-item>
                  </text:list>
                </text:list-item>
                <text:list-item>
                  <text:p text:style-name="P266">public boolean eseguiAttivazione()</text:p>
                  <text:list>
                    <text:list-item>
                      <text:list>
                        <text:list-header>
                          <text:p text:style-name="P266">Questo metodo invocato dal Processore si occupa di preparare il prossimo PCB in esecuzione. Ritorna true se alla fine della sua esecuzione non è disponibile un PCB in esecuzione, false altrimenti. </text:p>
                          <text:p text:style-name="P266"/>
                        </text:list-header>
                      </text:list>
                    </text:list-item>
                  </text:list>
                </text:list-item>
              </text:list>
            </text:list-item>
          </text:list>
        </text:list-item>
      </text:list>
      <text:list text:style-name="L116">
        <text:list-item text:start-value="1">
          <text:list>
            <text:list-item text:start-value="1">
              <text:list>
                <text:list-item text:start-value="1">
                  <text:p text:style-name="P209">public void eseguiIncremento():</text:p>
                </text:list-item>
              </text:list>
            </text:list-item>
          </text:list>
        </text:list-item>
      </text:list>
      <text:p text:style-name="P33"><text:tab/><text:tab/><text:tab/>Questo metodo viene invocato dallo scheduler solo nel caso ci sia un <text:tab/><text:tab/><text:tab/>PCB che può eseguire e fa progredire la simulazione. </text:p>
      <text:p text:style-name="P33"/>
      <text:list text:style-name="L116">
        <text:list-item text:start-value="1">
          <text:list>
            <text:list-item text:start-value="1">
              <text:list>
                <text:list-item text:start-value="1">
                  <text:p text:style-name="P209">public boolean fineSimulazione():</text:p>
                </text:list-item>
              </text:list>
            </text:list-item>
          </text:list>
        </text:list-item>
      </text:list>
      <text:p text:style-name="P33"><text:tab/><text:tab/><text:tab/>Questo metodo ritorna lo stato della simulazione.</text:p>
      <text:p text:style-name="P33"/>
      <text:list text:style-name="L116">
        <text:list-item text:start-value="1">
          <text:list>
            <text:list-item text:start-value="1">
              <text:list>
                <text:list-item text:start-value="1">
                  <text:p text:style-name="P209">public PCB getPCBCorrente:</text:p>
                </text:list-item>
              </text:list>
            </text:list-item>
          </text:list>
        </text:list-item>
      </text:list>
      <text:p text:style-name="P33"><text:tab/><text:tab/><text:tab/>Ritorna il PCB attualmente nello stato di esecuzione. </text:p>
      <text:p text:style-name="P33"/>
      <text:list text:style-name="L116">
        <text:list-item text:start-value="1">
          <text:list>
            <text:list-item text:start-value="1">
              <text:list>
                <text:list-item text:start-value="1">
                  <text:p text:style-name="P209">public PoliticaOrdinamentoProcessi getPoliticaOrdinamentoProcessi() :</text:p>
                  <text:list>
                    <text:list-item>
                      <text:list>
                        <text:list-header>
                          <text:p text:style-name="P209">Ritorna la politica di ordinamento scelta nel costruttore. </text:p>
                          <text:p text:style-name="P209"/>
                        </text:list-header>
                      </text:list>
                    </text:list-item>
                  </text:list>
                </text:list-item>
              </text:list>
            </text:list-item>
          </text:list>
        </text:list-item>
      </text:list>
      <text:list text:style-name="L116">
        <text:list-item text:start-value="1">
          <text:list>
            <text:list-item text:start-value="1">
              <text:list>
                <text:list-item text:start-value="1">
                  <text:p text:style-name="P209">package java.util.LinkedList getProcessiInArrivo():</text:p>
                </text:list-item>
              </text:list>
            </text:list-item>
          </text:list>
        </text:list-item>
      </text:list>
      <text:list text:style-name="L141">
        <text:list-item>
          <text:list>
            <text:list-item>
              <text:list>
                <text:list-item>
                  <text:list>
                    <text:list-item>
                      <text:list>
                        <text:list-header>
                          <text:p text:style-name="P226">Ritorna la lista dei processi che devono ancora essere attivati, ordinata per tempo di arrivo. </text:p>
                          <text:p text:style-name="P226"/>
                        </text:list-header>
                      </text:list>
                    </text:list-item>
                  </text:list>
                </text:list-item>
              </text:list>
            </text:list-item>
          </text:list>
        </text:list-item>
      </text:list>
      <text:list text:style-name="L140">
        <text:list-item text:start-value="1">
          <text:list>
            <text:list-item text:start-value="1">
              <text:list>
                <text:list-item text:start-value="1">
                  <text:p text:style-name="P266">public java.util.ArrayList getProcessiTerminati()</text:p>
                  <text:list>
                    <text:list-item>
                      <text:list>
                        <text:list-header>
                          <text:p text:style-name="P266">Ritorna la lista dei processi sono terminati in ordine di terminazione. <text:s/></text:p>
                          <text:p text:style-name="P266"/>
                        </text:list-header>
                      </text:list>
                    </text:list-item>
                  </text:list>
                </text:list-item>
              </text:list>
            </text:list-item>
          </text:list>
        </text:list-item>
      </text:list>
      <text:list text:style-name="L142">
        <text:list-item>
          <text:list>
            <text:list-item>
              <text:list>
                <text:list-item>
                  <text:p text:style-name="P227">public int getTempoCorrente():</text:p>
                </text:list-item>
              </text:list>
            </text:list-item>
          </text:list>
        </text:list-item>
      </text:list>
      <text:p text:style-name="P33"><text:tab/><text:tab/><text:tab/>Ritorna un intero che rappresenta il numero di istanti di simulazione <text:tab/><text:tab/><text:tab/>trascorsi.</text:p>
      <text:p text:style-name="P33"/>
      <text:list text:style-name="L142">
        <text:list-item text:start-value="1">
          <text:list>
            <text:list-item text:start-value="1">
              <text:list>
                <text:list-item text:start-value="1">
                  <text:p text:style-name="P227">package void incrementaTempo():</text:p>
                </text:list-item>
              </text:list>
            </text:list-item>
          </text:list>
        </text:list-item>
      </text:list>
      <text:p text:style-name="P33"><text:tab/><text:tab/><text:tab/>Incrementa di un'unità di tempo il contatore del tempo corrente.</text:p>
      <text:p text:style-name="P33"><text:soft-page-break/></text:p>
      <text:list text:style-name="L142">
        <text:list-item text:start-value="1">
          <text:list>
            <text:list-item text:start-value="1">
              <text:list>
                <text:list-item text:start-value="1">
                  <text:p text:style-name="P227">public void incrementaTempo():</text:p>
                </text:list-item>
              </text:list>
            </text:list-item>
          </text:list>
        </text:list-item>
      </text:list>
      <text:p text:style-name="P33"><text:tab/><text:tab/><text:tab/>Questo metodo incrementa il tempo corrente dello scheduler e <text:tab/><text:tab/><text:tab/><text:tab/>decrementa automaticamente i tempi dei prossimi eventi di una unità.</text:p>
      <text:p text:style-name="P33"/>
      <text:list text:style-name="L142">
        <text:list-item text:start-value="1">
          <text:list>
            <text:list-item text:start-value="1">
              <text:list>
                <text:list-item text:start-value="1">
                  <text:p text:style-name="P227">package void rimuoviPCBCorrente() :</text:p>
                  <text:list>
                    <text:list-item>
                      <text:list>
                        <text:list-header>
                          <text:p text:style-name="P227">Rimuove il PCBCorrente dalla posizione di esecuzione. <text:s/></text:p>
                          <text:p text:style-name="P227"/>
                        </text:list-header>
                      </text:list>
                    </text:list-item>
                  </text:list>
                </text:list-item>
              </text:list>
            </text:list-item>
          </text:list>
        </text:list-item>
      </text:list>
      <text:list text:style-name="L142">
        <text:list-item text:start-value="1">
          <text:list>
            <text:list-item text:start-value="1">
              <text:list>
                <text:list-item text:start-value="1">
                  <text:p text:style-name="P227">package int tempoProssimoEvento():</text:p>
                </text:list-item>
              </text:list>
            </text:list-item>
          </text:list>
        </text:list-item>
      </text:list>
      <text:list text:style-name="L143">
        <text:list-item>
          <text:list>
            <text:list-item>
              <text:list>
                <text:list-item>
                  <text:list>
                    <text:list-item>
                      <text:list>
                        <text:list-header>
                          <text:p text:style-name="P228">Questo metodo calcola l'intervallo tra il tempo attuale e il prossimo evento.</text:p>
                          <text:p text:style-name="P228"/>
                        </text:list-header>
                      </text:list>
                    </text:list-item>
                  </text:list>
                </text:list-item>
              </text:list>
            </text:list-item>
          </text:list>
        </text:list-item>
      </text:list>
      <text:list text:style-name="L142">
        <text:list-item text:start-value="1">
          <text:list>
            <text:list-item text:start-value="1">
              <text:list>
                <text:list-item text:start-value="1">
                  <text:p text:style-name="P227">package void terminaPCBCorrente() :</text:p>
                  <text:list>
                    <text:list-item>
                      <text:list>
                        <text:list-header>
                          <text:p text:style-name="P227">Metodo invocato quando un PCB ha completato la sua esecuzione. </text:p>
                        </text:list-header>
                      </text:list>
                    </text:list-item>
                  </text:list>
                </text:list-item>
              </text:list>
            </text:list-item>
          </text:list>
        </text:list-item>
      </text:list>
      <text:list text:style-name="L1" text:continue-numbering="true">
        <text:list-item>
          <text:h text:style-name="P160" text:outline-level="1">Appendice</text:h>
          <text:list>
            <text:list-item>
              <text:h text:style-name="P162" text:outline-level="2">Tracciamento della relazione componenti-requisiti</text:h>
            </text:list-item>
          </text:list>
        </text:list-item>
      </text:list>
      <table:table table:name="Tabella5" table:style-name="Tabella5">
        <table:table-column table:style-name="Tabella5.A"/>
        <table:table-column table:style-name="Tabella5.B"/>
        <table:table-row>
          <table:table-cell table:style-name="Tabella5.A1" office:value-type="string">
            <text:p text:style-name="Table_20_Contents">Classe</text:p>
          </table:table-cell>
          <table:table-cell table:style-name="Tabella5.B1" office:value-type="string">
            <text:p text:style-name="Table_20_Contents">Requisiti</text:p>
          </table:table-cell>
        </table:table-row>
        <table:table-row>
          <table:table-cell table:style-name="Tabella5.A2" office:value-type="string">
            <text:p text:style-name="Table_20_Contents">SiGeMv2View</text:p>
          </table:table-cell>
          <table:table-cell table:style-name="Tabella5.B2" office:value-type="string">
            <text:p text:style-name="Table_20_Contents">RFO11, RFO12, RFO13, RFO14, RFO16, RFO21, RFO23, RFO24, RNO05, RNO10, RNO11, RFP02</text:p>
          </table:table-cell>
        </table:table-row>
        <table:table-row>
          <table:table-cell table:style-name="Tabella5.A2" office:value-type="string">
            <text:p text:style-name="Table_20_Contents">ProcessiJDialog</text:p>
          </table:table-cell>
          <table:table-cell table:style-name="Tabella5.B2" office:value-type="string">
            <text:p text:style-name="Table_20_Contents">RFO05, RFO15, RFO17, RFO24, RFD02</text:p>
          </table:table-cell>
        </table:table-row>
        <table:table-row>
          <table:table-cell table:style-name="Tabella5.A2" office:value-type="string">
            <text:p text:style-name="Table_20_Contents">ConfigurazioneAmbienteJDialog</text:p>
          </table:table-cell>
          <table:table-cell table:style-name="Tabella5.B2" office:value-type="string">
            <text:p text:style-name="Table_20_Contents">RFO04, RFO06, RFO07, RFO15, RFO17, RFO24, RFD02</text:p>
          </table:table-cell>
        </table:table-row>
        <table:table-row>
          <table:table-cell table:style-name="Tabella5.A2" office:value-type="string">
            <text:p text:style-name="Table_20_Contents">AssociazioneProcessiJDialog</text:p>
          </table:table-cell>
          <table:table-cell table:style-name="Tabella5.B2" office:value-type="string">
            <text:p text:style-name="Table_20_Contents">RFO15, RFO17, RFO24, RFD02</text:p>
          </table:table-cell>
        </table:table-row>
        <table:table-row>
          <table:table-cell table:style-name="Tabella5.A2" office:value-type="string">
            <text:p text:style-name="Table_20_Contents">PoliticheJDialog</text:p>
          </table:table-cell>
          <table:table-cell table:style-name="Tabella5.B2" office:value-type="string">
            <text:p text:style-name="Table_20_Contents">RFO06, RFO07, RFO08, RFO09, RFO15, RFO17, RFO24, RFD02, <text:span text:style-name="T5">RFP01</text:span></text:p>
          </table:table-cell>
        </table:table-row>
        <table:table-row>
          <table:table-cell table:style-name="Tabella5.A2" office:value-type="string">
            <text:p text:style-name="Table_20_Contents">ViewFrameMemoria</text:p>
          </table:table-cell>
          <table:table-cell table:style-name="Tabella5.B2" office:value-type="string">
            <text:p text:style-name="Table_20_Contents">RFD03</text:p>
          </table:table-cell>
        </table:table-row>
        <table:table-row>
          <table:table-cell table:style-name="Tabella5.A2" office:value-type="string">
            <text:p text:style-name="Table_20_Contents">ViewStatistiche</text:p>
          </table:table-cell>
          <table:table-cell table:style-name="Tabella5.B2" office:value-type="string">
            <text:p text:style-name="P89">RFO13, RFO14</text:p>
          </table:table-cell>
        </table:table-row>
        <table:table-row>
          <table:table-cell table:style-name="Tabella5.A2" office:value-type="string">
            <text:p text:style-name="Table_20_Contents">ViewStatoAvanzamentoProcessi</text:p>
          </table:table-cell>
          <table:table-cell table:style-name="Tabella5.B2" office:value-type="string">
            <text:p text:style-name="Table_20_Contents">RFO11</text:p>
          </table:table-cell>
        </table:table-row>
        <table:table-row>
          <table:table-cell table:style-name="Tabella5.A2" office:value-type="string">
            <text:p text:style-name="Table_20_Contents">GestioneFile</text:p>
          </table:table-cell>
          <table:table-cell table:style-name="Tabella5.B2" office:value-type="string">
            <text:p text:style-name="Table_20_Contents">RFO16</text:p>
          </table:table-cell>
        </table:table-row>
        <table:table-row>
          <table:table-cell table:style-name="Tabella5.A2" office:value-type="string">
            <text:p text:style-name="Table_20_Contents">A</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AzionePagina</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AzioneSegmento</text:p>
          </table:table-cell>
          <table:table-cell table:style-name="Tabella5.B2" office:value-type="string">
            <text:p text:style-name="P89">RFO02, RFO10</text:p>
          </table:table-cell>
        </table:table-row>
        <text:soft-page-break/>
        <table:table-row>
          <table:table-cell table:style-name="Tabella5.A2" office:value-type="string">
            <text:p text:style-name="Table_20_Contents">BestFit</text:p>
          </table:table-cell>
          <table:table-cell table:style-name="Tabella5.B2" office:value-type="string">
            <text:p text:style-name="Table_20_Contents">RFO02, <text:span text:style-name="T5">RFO10</text:span></text:p>
          </table:table-cell>
        </table:table-row>
        <table:table-row>
          <table:table-cell table:style-name="Tabella5.A2" office:value-type="string">
            <text:p text:style-name="Table_20_Contents">C</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FIFO</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FirstFit</text:p>
          </table:table-cell>
          <table:table-cell table:style-name="Tabella5.B2" office:value-type="string">
            <text:p text:style-name="Table_20_Contents">RFO02, <text:span text:style-name="T5">RFO10</text:span></text:p>
          </table:table-cell>
        </table:table-row>
        <table:table-row>
          <table:table-cell table:style-name="Tabella5.A2" office:value-type="string">
            <text:p text:style-name="Table_20_Contents">GestoreMemoriaPaginata</text:p>
          </table:table-cell>
          <table:table-cell table:style-name="Tabella5.B2" office:value-type="string">
            <text:p text:style-name="Table_20_Contents">RFO01, <text:span text:style-name="T5">RFO08, RFO10</text:span></text:p>
          </table:table-cell>
        </table:table-row>
        <table:table-row>
          <table:table-cell table:style-name="Tabella5.A2" office:value-type="string">
            <text:p text:style-name="Table_20_Contents">GestoreMemoriaSegmentata</text:p>
          </table:table-cell>
          <table:table-cell table:style-name="Tabella5.B2" office:value-type="string">
            <text:p text:style-name="P89">RFO02, RFO09, RFO10</text:p>
          </table:table-cell>
        </table:table-row>
        <table:table-row>
          <table:table-cell table:style-name="Tabella5.A2" office:value-type="string">
            <text:p text:style-name="Table_20_Contents">LRU</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NextFit</text:p>
          </table:table-cell>
          <table:table-cell table:style-name="Tabella5.B2" office:value-type="string">
            <text:p text:style-name="Table_20_Contents">RFO02, <text:span text:style-name="T5">RFO10</text:span></text:p>
          </table:table-cell>
        </table:table-row>
        <table:table-row>
          <table:table-cell table:style-name="Tabella5.A2" office:value-type="string">
            <text:p text:style-name="Table_20_Contents">NFU</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NRU</text:p>
          </table:table-cell>
          <table:table-cell table:style-name="Tabella5.B2" office:value-type="string">
            <text:p text:style-name="P89">RFO01, RFO10</text:p>
          </table:table-cell>
        </table:table-row>
        <table:table-row>
          <table:table-cell table:style-name="Tabella5.A2" office:value-type="string">
            <text:p text:style-name="Table_20_Contents">Pagina</text:p>
          </table:table-cell>
          <table:table-cell table:style-name="Tabella5.B2" office:value-type="string">
            <text:p text:style-name="P89">RFO01</text:p>
          </table:table-cell>
        </table:table-row>
        <table:table-row>
          <table:table-cell table:style-name="Tabella5.A2" office:value-type="string">
            <text:p text:style-name="Table_20_Contents">QuickFit</text:p>
          </table:table-cell>
          <table:table-cell table:style-name="Tabella5.B2" office:value-type="string">
            <text:p text:style-name="Table_20_Contents">RFO02, <text:span text:style-name="T5">RFO10</text:span></text:p>
          </table:table-cell>
        </table:table-row>
        <table:table-row>
          <table:table-cell table:style-name="Tabella5.A2" office:value-type="string">
            <text:p text:style-name="Table_20_Contents">RAMPaginata</text:p>
          </table:table-cell>
          <table:table-cell table:style-name="Tabella5.B2" office:value-type="string">
            <text:p text:style-name="Table_20_Contents">RFO01, RFO13, RFO03, RFO22</text:p>
          </table:table-cell>
        </table:table-row>
        <table:table-row>
          <table:table-cell table:style-name="Tabella5.A2" office:value-type="string">
            <text:p text:style-name="Table_20_Contents">RAMSegmentata</text:p>
          </table:table-cell>
          <table:table-cell table:style-name="Tabella5.B2" office:value-type="string">
            <text:p text:style-name="Table_20_Contents">RFO02, RFO13, RFO03</text:p>
          </table:table-cell>
        </table:table-row>
        <table:table-row>
          <table:table-cell table:style-name="Tabella5.A2" office:value-type="string">
            <text:p text:style-name="Table_20_Contents">SC</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Segmento</text:p>
          </table:table-cell>
          <table:table-cell table:style-name="Tabella5.B2" office:value-type="string">
            <text:p text:style-name="Table_20_Contents">RFO02</text:p>
          </table:table-cell>
        </table:table-row>
        <table:table-row>
          <table:table-cell table:style-name="Tabella5.A2" office:value-type="string">
            <text:p text:style-name="Table_20_Contents">SwapPaginata</text:p>
          </table:table-cell>
          <table:table-cell table:style-name="Tabella5.B2" office:value-type="string">
            <text:p text:style-name="Table_20_Contents">RFO01, RFO13, RFO03, RF022</text:p>
          </table:table-cell>
        </table:table-row>
        <table:table-row>
          <table:table-cell table:style-name="Tabella5.A2" office:value-type="string">
            <text:p text:style-name="Table_20_Contents">SwapSegmentata</text:p>
          </table:table-cell>
          <table:table-cell table:style-name="Tabella5.B2" office:value-type="string">
            <text:p text:style-name="Table_20_Contents">RFO02, RFO13, RFO03</text:p>
          </table:table-cell>
        </table:table-row>
        <table:table-row>
          <table:table-cell table:style-name="Tabella5.A2" office:value-type="string">
            <text:p text:style-name="Table_20_Contents">WorstFit</text:p>
          </table:table-cell>
          <table:table-cell table:style-name="Tabella5.B2" office:value-type="string">
            <text:p text:style-name="Table_20_Contents">RFO02, <text:span text:style-name="T5">RFO10</text:span></text:p>
          </table:table-cell>
        </table:table-row>
        <table:table-row>
          <table:table-cell table:style-name="Tabella5.A2" office:value-type="string">
            <text:p text:style-name="Table_20_Contents">ConfigurazioneIniziale</text:p>
          </table:table-cell>
          <table:table-cell table:style-name="Tabella5.B2" office:value-type="string">
            <text:p text:style-name="P89">RFO03, RFO04, RFO05, RFO06, RFO07, RFO08, RFO09, RFO10, RFO22, RFP01</text:p>
          </table:table-cell>
        </table:table-row>
        <table:table-row>
          <table:table-cell table:style-name="Tabella5.A2" office:value-type="string">
            <text:p text:style-name="Table_20_Contents">Processo</text:p>
          </table:table-cell>
          <table:table-cell table:style-name="Tabella5.B2" office:value-type="string">
            <text:p text:style-name="P89">RFO05</text:p>
          </table:table-cell>
        </table:table-row>
        <table:table-row>
          <table:table-cell table:style-name="Tabella5.A2" office:value-type="string">
            <text:p text:style-name="Table_20_Contents">ProcessoConPriorita</text:p>
          </table:table-cell>
          <table:table-cell table:style-name="Tabella5.B2" office:value-type="string">
            <text:p text:style-name="P89">RFO05</text:p>
          </table:table-cell>
        </table:table-row>
        <table:table-row>
          <table:table-cell table:style-name="Tabella5.A2" office:value-type="string">
            <text:p text:style-name="Table_20_Contents">FCFS</text:p>
          </table:table-cell>
          <table:table-cell table:style-name="Tabella5.B2" office:value-type="string">
            <text:p text:style-name="P89">RFP01</text:p>
          </table:table-cell>
        </table:table-row>
        <table:table-row>
          <table:table-cell table:style-name="Tabella5.A2" office:value-type="string">
            <text:p text:style-name="Table_20_Contents">Priorita</text:p>
          </table:table-cell>
          <table:table-cell table:style-name="Tabella5.B2" office:value-type="string">
            <text:p text:style-name="P89">RFP01</text:p>
          </table:table-cell>
        </table:table-row>
        <table:table-row>
          <table:table-cell table:style-name="Tabella5.A2" office:value-type="string">
            <text:p text:style-name="Table_20_Contents">RR</text:p>
          </table:table-cell>
          <table:table-cell table:style-name="Tabella5.B2" office:value-type="string">
            <text:p text:style-name="P89">RFP01</text:p>
          </table:table-cell>
        </table:table-row>
        <table:table-row>
          <table:table-cell table:style-name="Tabella5.A2" office:value-type="string">
            <text:p text:style-name="Table_20_Contents">RRConPriorita</text:p>
          </table:table-cell>
          <table:table-cell table:style-name="Tabella5.B2" office:value-type="string">
            <text:p text:style-name="P89">RFP01</text:p>
          </table:table-cell>
        </table:table-row>
        <table:table-row>
          <table:table-cell table:style-name="Tabella5.A2" office:value-type="string">
            <text:p text:style-name="Table_20_Contents">RRConPrioritaConPrerilascio</text:p>
          </table:table-cell>
          <table:table-cell table:style-name="Tabella5.B2" office:value-type="string">
            <text:p text:style-name="P89">RFP01</text:p>
          </table:table-cell>
        </table:table-row>
        <table:table-row>
          <table:table-cell table:style-name="Tabella5.A2" office:value-type="string">
            <text:p text:style-name="Table_20_Contents">Scheduler</text:p>
          </table:table-cell>
          <table:table-cell table:style-name="Tabella5.B2" office:value-type="string">
            <text:p text:style-name="P89">RFP01</text:p>
          </table:table-cell>
        </table:table-row>
        <text:soft-page-break/>
        <table:table-row>
          <table:table-cell table:style-name="Tabella5.A2" office:value-type="string">
            <text:p text:style-name="Table_20_Contents">SJF</text:p>
          </table:table-cell>
          <table:table-cell table:style-name="Tabella5.B2" office:value-type="string">
            <text:p text:style-name="P89">RFP01</text:p>
          </table:table-cell>
        </table:table-row>
        <table:table-row>
          <table:table-cell table:style-name="Tabella5.A2" office:value-type="string">
            <text:p text:style-name="Table_20_Contents">SRTN</text:p>
          </table:table-cell>
          <table:table-cell table:style-name="Tabella5.B2" office:value-type="string">
            <text:p text:style-name="P89">RFP01</text:p>
          </table:table-cell>
        </table:table-row>
        <table:table-row>
          <table:table-cell table:style-name="Tabella5.A2" office:value-type="string">
            <text:p text:style-name="Table_20_Contents">Istante</text:p>
          </table:table-cell>
          <table:table-cell table:style-name="Tabella5.B2" office:value-type="string">
            <text:p text:style-name="P89">RFO14</text:p>
          </table:table-cell>
        </table:table-row>
        <table:table-row>
          <table:table-cell table:style-name="Tabella5.A2" office:value-type="string">
            <text:p text:style-name="Table_20_Contents">Player</text:p>
          </table:table-cell>
          <table:table-cell table:style-name="Tabella5.B2" office:value-type="string">
            <text:p text:style-name="P89">RFO13, RFO18, RFO19, RFD03</text:p>
          </table:table-cell>
        </table:table-row>
        <table:table-row>
          <table:table-cell table:style-name="Tabella5.A2" office:value-type="string">
            <text:p text:style-name="Table_20_Contents">Simulazione</text:p>
          </table:table-cell>
          <table:table-cell table:style-name="Tabella5.B2" office:value-type="string">
            <text:p text:style-name="P89">RFO13, RFO18, RFO19, RFD03</text:p>
          </table:table-cell>
        </table:table-row>
        <table:table-row>
          <table:table-cell table:style-name="Tabella5.A2" office:value-type="string">
            <text:p text:style-name="Table_20_Contents">Processore</text:p>
          </table:table-cell>
          <table:table-cell table:style-name="Tabella5.B2" office:value-type="string">
            <text:p text:style-name="P89">RFP01, RFO02, RFO01</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2" svg:font-family="Arial" style:font-family-generic="swiss"/>
    <style:font-face style:name="Nimbus Mono L" svg:font-family="'Nimbus Mono L'" style:font-family-generic="modern" style:font-pitch="fixed"/>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anklin Gothic Medium" svg:font-family="'Franklin Gothic Medium'"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ab-stops/>
      </style:paragraph-properties>
      <style:text-properties fo:color="#000000" style:font-name="Arial1" fo:font-size="12pt" style:font-name-asian="Arial1" style:font-size-asian="12pt" style:font-name-complex="Arial1" style:font-size-complex="12pt"/>
    </style:style>
    <style:style style:name="Text_20_body" style:display-name="Text body" style:family="paragraph" style:parent-style-name="Standard" style:class="text">
      <style:paragraph-properties fo:margin-left="0.3cm" fo:margin-right="0.3cm" fo:margin-top="0.199cm" fo:margin-bottom="0.199cm" fo:text-indent="1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2" style:display-name="Heading 2" style:family="paragraph" style:parent-style-name="Heading" style:next-style-name="Standard" style:class="text" style:default-outline-level="2">
      <style:paragraph-properties fo:margin-top="0.25cm" fo:margin-bottom="0.25cm"/>
      <style:text-properties fo:font-size="14pt" fo:font-style="normal" fo:font-weight="normal"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default-outline-level="1">
      <style:paragraph-properties fo:margin-top="0.25cm" fo:margin-bottom="0.25cm"/>
      <style:text-properties fo:font-size="15pt" fo:font-weight="normal"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paragraph-properties fo:margin-top="0.25cm" fo:margin-bottom="0.25cm"/>
      <style:text-properties fo:font-size="14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top="0.25cm" fo:margin-bottom="0.25cm"/>
      <style:text-properties fo:font-size="13pt" fo:font-style="normal" fo:font-weight="normal"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text-properties style:font-name="Arial" fo:font-size="15pt" style:font-size-asian="15pt" style:font-size-complex="15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parent-style-name="Index_20_Link"/>
    <style:style style:name="Source_20_Text" style:display-name="Source Text" style:family="text">
      <style:text-properties style:font-name="Nimbus Mono L" style:font-name-asian="Nimbus Mono L" style:font-name-complex="Nimbus Mono L"/>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112"><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1.1</text:p>
            </table:table-cell>
            <table:table-cell table:style-name="Tabella3.B1" office:value-type="string">
              <text:p text:style-name="P7">Creazione documento:</text:p>
              <text:p text:style-name="P7">01/03/2008</text:p>
            </table:table-cell>
            <table:table-cell table:style-name="Tabella3.B1" office:value-type="string">
              <text:p text:style-name="P7">Ultima modifica: </text:p>
              <text:p text:style-name="P7">29/03/2008</text:p>
            </table:table-cell>
            <table:table-cell table:style-name="Tabella3.B1" office:value-type="string">
              <text:p text:style-name="P8">Pagina <text:page-number text:select-page="current">113</text:page-number> di <text:page-count>113</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5-11-14T20:17:39</meta:creation-date>
    <dc:creator>Jordy</dc:creator>
    <dc:date>2008-03-30T11:31:37</dc:date>
    <meta:print-date>2005-11-30T16:25:56</meta:print-date>
    <meta:editing-cycles>414</meta:editing-cycles>
    <meta:editing-duration>P1DT23H8M7S</meta:editing-duration>
    <meta:user-defined meta:name="Info 1"/>
    <meta:user-defined meta:name="Info 2"/>
    <meta:user-defined meta:name="Info 3"/>
    <meta:user-defined meta:name="Info 4"/>
    <meta:document-statistic meta:table-count="5" meta:image-count="4" meta:object-count="0" meta:page-count="113" meta:paragraph-count="2474" meta:word-count="19909" meta:character-count="145869"/>
  </office:meta>
</office:document-meta>
</file>